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0783in"/>
    </style:style>
    <style:style style:name="co9" style:family="table-column">
      <style:table-column-properties fo:break-before="auto" style:column-width="2.719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5.2555in"/>
    </style:style>
    <style:style style:name="co15" style:family="table-column">
      <style:table-column-properties fo:break-before="auto" style:column-width="2.1839in"/>
    </style:style>
    <style:style style:name="co20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3" style:family="table-column">
      <style:table-column-properties fo:break-before="auto" style:column-width="0.4146in"/>
    </style:style>
    <style:style style:name="co24" style:family="table-column">
      <style:table-column-properties fo:break-before="auto" style:column-width="1.1138in"/>
    </style:style>
    <style:style style:name="co25" style:family="table-column">
      <style:table-column-properties fo:break-before="auto" style:column-width="0.852in"/>
    </style:style>
    <style:style style:name="co26" style:family="table-column">
      <style:table-column-properties fo:break-before="auto" style:column-width="2.1736in"/>
    </style:style>
    <style:style style:name="co27" style:family="table-column">
      <style:table-column-properties fo:break-before="auto" style:column-width="0.4583in"/>
    </style:style>
    <style:style style:name="co28" style:family="table-column">
      <style:table-column-properties fo:break-before="auto" style:column-width="0.4909in"/>
    </style:style>
    <style:style style:name="co29" style:family="table-column">
      <style:table-column-properties fo:break-before="auto" style:column-width="0.478in"/>
    </style:style>
    <style:style style:name="ro4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4673in" fo:break-before="auto" style:use-optimal-row-height="true"/>
    </style:style>
    <style:style style:name="ro9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4146in" fo:break-before="auto" style:use-optimal-row-height="true"/>
    </style:style>
    <style:style style:name="ro15" style:family="table-row">
      <style:table-row-properties style:row-height="0.2728in" fo:break-before="auto" style:use-optimal-row-height="true"/>
    </style:style>
    <style:style style:name="ro16" style:family="table-row">
      <style:table-row-properties style:row-height="0.8701in" fo:break-before="auto" style:use-optimal-row-height="true"/>
    </style:style>
    <style:style style:name="ro17" style:family="table-row">
      <style:table-row-properties style:row-height="1.4091in" fo:break-before="auto" style:use-optimal-row-height="true"/>
    </style:style>
    <style:style style:name="ro18" style:family="table-row">
      <style:table-row-properties style:row-height="1.7409in" fo:break-before="auto" style:use-optimal-row-height="true"/>
    </style:style>
    <style:style style:name="ro19" style:family="table-row">
      <style:table-row-properties style:row-height="0.9118in" fo:break-before="auto" style:use-optimal-row-height="true"/>
    </style:style>
    <style:style style:name="ro20" style:family="table-row">
      <style:table-row-properties style:row-height="0.1783in" fo:break-before="auto" style:use-optimal-row-height="false"/>
    </style:style>
    <style:style style:name="ta2" style:family="table" style:master-page-name="Cover_20_Page">
      <style:table-properties table:display="true" style:writing-mode="lr-tb"/>
    </style:style>
    <style:style style:name="ta4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2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33" style:family="table-cell" style:parent-style-name="Default">
      <style:table-cell-properties fo:padding="0.0417in" style:vertical-align="middle"/>
    </style:style>
    <style:style style:name="ce34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35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ext-properties fo:font-style="normal" style:font-style-asian="normal" style:font-style-complex="normal"/>
    </style:style>
    <style:style style:name="ce38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39" style:family="table-cell" style:parent-style-name="Result2">
      <style:table-cell-properties fo:padding="0.0417in" style:vertical-align="middle"/>
    </style:style>
    <style:style style:name="ce4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padding="0.0417in"/>
    </style:style>
    <style:style style:name="ce4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49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50" style:family="table-cell" style:parent-style-name="Default">
      <style:text-properties style:font-name="Arial" fo:font-size="9pt" style:font-size-asian="9pt" style:font-size-complex="9pt"/>
    </style:style>
    <style:style style:name="ce51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5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3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55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56" style:family="table-cell" style:parent-style-name="Document_20_Title">
      <style:text-properties style:font-name="Arial" fo:font-size="9pt" style:font-size-asian="9pt" style:font-size-complex="9pt"/>
    </style:style>
    <style:style style:name="ce57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58" style:family="table-cell" style:parent-style-name="Heading">
      <style:text-properties fo:color="#333366" fo:font-style="normal" style:font-style-asian="normal" style:font-style-complex="normal"/>
    </style:style>
    <style:style style:name="ce59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60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8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0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92" style:family="table-cell" style:parent-style-name="Default">
      <style:text-properties fo:font-size="10pt" style:font-size-asian="10pt" style:font-size-complex="10pt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10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63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8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101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03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0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11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112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1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115" style:family="table-cell" style:parent-style-name="Default">
      <style:table-cell-properties fo:wrap-option="wrap" fo:border="0.0008in solid #000000"/>
    </style:style>
    <style:style style:name="ce116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2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3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3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34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4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4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44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45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55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56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5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5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6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69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8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81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82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8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8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2" table:print="false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4">
          <table:table-cell table:style-name="ce32" office:value-type="string">
            <text:p>NUS Technology</text:p>
          </table:table-cell>
          <table:table-cell table:style-name="ce3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3" table:number-columns-repeated="1019"/>
          <table:table-cell table:number-columns-repeated="2"/>
        </table:table-row>
        <table:table-row table:style-name="ro2">
          <table:table-cell/>
          <table:table-cell table:style-name="ce33"/>
          <table:table-cell table:style-name="ce48"/>
          <table:table-cell table:style-name="ce33" table:number-columns-repeated="1019"/>
          <table:table-cell table:number-columns-repeated="2"/>
        </table:table-row>
        <table:table-row table:style-name="ro2">
          <table:table-cell/>
          <table:table-cell table:style-name="ce33" table:number-columns-repeated="1021"/>
          <table:table-cell table:number-columns-repeated="2"/>
        </table:table-row>
        <table:table-row table:style-name="ro2" table:number-rows-repeated="2">
          <table:table-cell table:style-name="ce33" table:number-columns-repeated="1022"/>
          <table:table-cell table:number-columns-repeated="2"/>
        </table:table-row>
        <table:table-row table:style-name="ro2">
          <table:table-cell table:style-name="ce33"/>
          <table:table-cell table:style-name="ce39" table:number-columns-repeated="2"/>
          <table:table-cell table:style-name="ce33" table:number-columns-repeated="1019"/>
          <table:table-cell table:number-columns-repeated="2"/>
        </table:table-row>
        <table:table-row table:style-name="ro2" table:number-rows-repeated="2">
          <table:table-cell table:style-name="ce33" table:number-columns-repeated="2"/>
          <table:table-cell/>
          <table:table-cell table:style-name="ce33" table:number-columns-repeated="1019"/>
          <table:table-cell table:number-columns-repeated="2"/>
        </table:table-row>
        <table:table-row table:style-name="ro5">
          <table:table-cell table:style-name="ce34" office:value-type="string">
            <text:p>Timekeeping Information 2015</text:p>
          </table:table-cell>
          <table:table-cell table:style-name="ce33" table:number-columns-repeated="1021"/>
          <table:table-cell table:number-columns-repeated="2"/>
        </table:table-row>
        <table:table-row table:style-name="ro6">
          <table:table-cell table:style-name="ce35" office:value-type="string">
            <text:p>Created by:</text:p>
          </table:table-cell>
          <table:table-cell table:style-name="ce40" office:value-type="string">
            <text:p>Tham Do-Thi</text:p>
          </table:table-cell>
          <table:table-cell table:style-name="ce37"/>
          <table:table-cell table:style-name="ce53" table:number-columns-repeated="1019"/>
          <table:table-cell table:style-name="ce50" table:number-columns-repeated="2"/>
        </table:table-row>
        <table:table-row table:style-name="ro2">
          <table:table-cell table:style-name="ce36" office:value-type="string">
            <text:p>Effective date:</text:p>
          </table:table-cell>
          <table:table-cell table:style-name="ce44" office:value-type="string">
            <text:p>N/A</text:p>
          </table:table-cell>
          <table:table-cell table:style-name="ce37"/>
          <table:table-cell table:style-name="ce53" table:number-columns-repeated="2"/>
          <table:table-cell table:style-name="ce50"/>
          <table:table-cell table:style-name="ce53" table:number-columns-repeated="1016"/>
          <table:table-cell table:style-name="ce50" table:number-columns-repeated="2"/>
        </table:table-row>
        <table:table-row table:style-name="ro2">
          <table:table-cell table:style-name="ce35" office:value-type="string">
            <text:p>Version:</text:p>
          </table:table-cell>
          <table:table-cell table:style-name="ce45" office:value-type="float" office:value="1.9">
            <text:p>1.9</text:p>
          </table:table-cell>
          <table:table-cell table:style-name="ce37"/>
          <table:table-cell table:style-name="ce53" table:number-columns-repeated="2"/>
          <table:table-cell table:style-name="ce56"/>
          <table:table-cell table:style-name="ce53" table:number-columns-repeated="1016"/>
          <table:table-cell table:style-name="ce50" table:number-columns-repeated="2"/>
        </table:table-row>
        <table:table-row table:style-name="ro2">
          <table:table-cell table:style-name="ce37" table:number-columns-repeated="3"/>
          <table:table-cell table:style-name="ce33" table:number-columns-repeated="1019"/>
          <table:table-cell table:number-columns-repeated="2"/>
        </table:table-row>
        <table:table-row table:style-name="ro2">
          <table:table-cell table:style-name="ce33"/>
          <table:table-cell table:style-name="ce46" table:number-columns-repeated="2"/>
          <table:table-cell table:style-name="ce33" table:number-columns-repeated="1019"/>
          <table:table-cell table:number-columns-repeated="2"/>
        </table:table-row>
        <table:table-row table:style-name="ro2" table:number-rows-repeated="2">
          <table:table-cell table:style-name="ce33"/>
          <table:table-cell table:style-name="ce46"/>
          <table:table-cell/>
          <table:table-cell table:style-name="ce33" table:number-columns-repeated="1019"/>
          <table:table-cell table:number-columns-repeated="2"/>
        </table:table-row>
        <table:table-row table:style-name="ro2">
          <table:table-cell table:style-name="ce33"/>
          <table:table-cell table:style-name="ce46" table:number-columns-repeated="2"/>
          <table:table-cell table:style-name="ce33" table:number-columns-repeated="2"/>
          <table:table-cell/>
          <table:table-cell table:style-name="ce33" table:number-columns-repeated="1016"/>
          <table:table-cell table:number-columns-repeated="2"/>
        </table:table-row>
        <table:table-row table:style-name="ro2" table:number-rows-repeated="2">
          <table:table-cell table:style-name="ce33"/>
          <table:table-cell table:style-name="ce46" table:number-columns-repeated="2"/>
          <table:table-cell table:style-name="ce33" table:number-columns-repeated="1019"/>
          <table:table-cell table:number-columns-repeated="2"/>
        </table:table-row>
        <table:table-row table:style-name="ro8">
          <table:table-cell table:style-name="ce33"/>
          <table:table-cell table:style-name="ce46" table:number-columns-repeated="2"/>
          <table:table-cell table:style-name="ce33"/>
          <table:table-cell/>
          <table:table-cell table:style-name="ce57" office:value-type="string">
            <text:p>Office Admin</text:p>
          </table:table-cell>
          <table:table-cell table:style-name="ce33" table:number-columns-repeated="1016"/>
          <table:table-cell table:number-columns-repeated="2"/>
        </table:table-row>
        <table:table-row table:style-name="ro2">
          <table:table-cell table:style-name="ce33"/>
          <table:table-cell table:style-name="ce46" table:number-columns-repeated="2"/>
          <table:table-cell table:style-name="ce3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49"/>
          <table:table-cell table:style-name="ce3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50"/>
          <table:table-cell table:style-name="ce55" table:number-columns-repeated="3"/>
          <table:table-cell table:style-name="ce33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46"/>
          <table:table-cell table:style-name="ce55" table:number-columns-repeated="3"/>
          <table:table-cell table:style-name="ce33" table:number-columns-repeated="1016"/>
          <table:table-cell table:number-columns-repeated="2"/>
        </table:table-row>
        <table:table-row table:style-name="ro2">
          <table:table-cell table:style-name="ce38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51"/>
          <table:table-cell table:style-name="ce55" table:number-columns-repeated="3"/>
          <table:table-cell table:style-name="ce33" table:number-columns-repeated="1016"/>
          <table:table-cell table:number-columns-repeated="2"/>
        </table:table-row>
        <table:table-row table:style-name="ro2">
          <table:table-cell table:style-name="ce33"/>
          <table:table-cell table:number-columns-repeated="2"/>
          <table:table-cell table:style-name="ce33" table:number-columns-repeated="1019"/>
          <table:table-cell table:number-columns-repeated="2"/>
        </table:table-row>
        <table:table-row table:style-name="ro2">
          <table:table-cell table:style-name="ce33"/>
          <table:table-cell table:style-name="ce47"/>
          <table:table-cell table:style-name="ce52"/>
          <table:table-cell table:style-name="ce33" table:number-columns-repeated="1019"/>
          <table:table-cell table:number-columns-repeated="2"/>
        </table:table-row>
        <table:table-row table:style-name="ro2" table:number-rows-repeated="5">
          <table:table-cell table:style-name="ce33"/>
          <table:table-cell table:style-name="ce46" table:number-columns-repeated="2"/>
          <table:table-cell table:style-name="ce33" table:number-columns-repeated="1019"/>
          <table:table-cell table:number-columns-repeated="2"/>
        </table:table-row>
        <table:table-row table:style-name="ro2" table:number-rows-repeated="6">
          <table:table-cell table:style-name="ce33"/>
          <table:table-cell table:number-columns-repeated="2"/>
          <table:table-cell table:style-name="ce33" table:number-columns-repeated="1019"/>
          <table:table-cell table:number-columns-repeated="2"/>
        </table:table-row>
        <table:table-row table:style-name="ro2" table:number-rows-repeated="65496">
          <table:table-cell table:style-name="ce33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4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7" table:number-columns-repeated="1018" table:default-cell-style-name="Default"/>
        <table:table-row table:style-name="ro2">
          <table:table-cell table:style-name="ce46" table:number-columns-repeated="1018"/>
          <table:table-cell table:number-columns-repeated="4"/>
        </table:table-row>
        <table:table-row table:style-name="ro9">
          <table:table-cell table:style-name="ce58" office:value-type="string">
            <text:p>Document Control</text:p>
          </table:table-cell>
          <table:table-cell table:style-name="ce46" table:number-columns-repeated="1017"/>
          <table:table-cell table:number-columns-repeated="4"/>
        </table:table-row>
        <table:table-row table:style-name="ro2">
          <table:table-cell table:style-name="ce59" office:value-type="string">
            <text:p>Version</text:p>
          </table:table-cell>
          <table:table-cell table:style-name="ce59" office:value-type="string">
            <text:p>Change description</text:p>
          </table:table-cell>
          <table:table-cell table:style-name="ce59" office:value-type="string">
            <text:p>Changed by</text:p>
          </table:table-cell>
          <table:table-cell table:style-name="ce59" office:value-type="string">
            <text:p>Date</text:p>
          </table:table-cell>
          <table:table-cell table:style-name="ce91" table:number-columns-repeated="1014"/>
          <table:table-cell table:style-name="ce92" table:number-columns-repeated="4"/>
        </table:table-row>
        <table:table-row table:style-name="ro7">
          <table:table-cell table:style-name="ce60" office:value-type="float" office:value="0.1">
            <text:p>0.1</text:p>
          </table:table-cell>
          <table:table-cell table:style-name="ce89" office:value-type="string">
            <text:p>Initiate and add content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1-01">
            <text:p>January 01, 2015</text:p>
          </table:table-cell>
          <table:table-cell table:style-name="ce46" table:number-columns-repeated="1014"/>
          <table:table-cell table:number-columns-repeated="4"/>
        </table:table-row>
        <table:table-row table:style-name="ro7">
          <table:table-cell table:style-name="ce60" office:value-type="float" office:value="0.2">
            <text:p>0.2</text:p>
          </table:table-cell>
          <table:table-cell table:style-name="ce89" office:value-type="string">
            <text:p>Remove TienH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6-02">
            <text:p>June 02, 2015</text:p>
          </table:table-cell>
          <table:table-cell table:style-name="ce46" table:number-columns-repeated="1014"/>
          <table:table-cell table:number-columns-repeated="4"/>
        </table:table-row>
        <table:table-row table:style-name="ro10">
          <table:table-cell table:style-name="ce60" office:value-type="float" office:value="0.3">
            <text:p>0.3</text:p>
          </table:table-cell>
          <table:table-cell table:style-name="ce89" office:value-type="string">
            <text:p>Update:</text:p>
            <text:p>- Remove HuongDT</text:p>
            <text:p>- Add rows to calculate no of off-work / working staffs</text:p>
          </table:table-cell>
          <table:table-cell table:style-name="ce89" office:value-type="string">
            <text:p>Thuy Le-Thi-Thanh</text:p>
          </table:table-cell>
          <table:table-cell table:style-name="ce90" office:value-type="date" office:date-value="2015-02-25">
            <text:p>February 25, 2015</text:p>
          </table:table-cell>
          <table:table-cell table:style-name="ce46" table:number-columns-repeated="1014"/>
          <table:table-cell table:number-columns-repeated="4"/>
        </table:table-row>
        <table:table-row table:style-name="ro11">
          <table:table-cell table:style-name="ce60" office:value-type="float" office:value="0.4">
            <text:p>0.4</text:p>
          </table:table-cell>
          <table:table-cell table:style-name="ce89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3-16">
            <text:p>March 16, 2015</text:p>
          </table:table-cell>
          <table:table-cell table:style-name="ce46" table:number-columns-repeated="1014"/>
          <table:table-cell table:number-columns-repeated="4"/>
        </table:table-row>
        <table:table-row table:style-name="ro12">
          <table:table-cell table:style-name="ce60" office:value-type="float" office:value="0.5">
            <text:p>0.5</text:p>
          </table:table-cell>
          <table:table-cell table:style-name="ce89" office:value-type="string">
            <text:p>Update:</text:p>
            <text:p>- Remove HuyNN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4-03">
            <text:p>April 03, 2015</text:p>
          </table:table-cell>
          <table:table-cell table:style-name="ce46" table:number-columns-repeated="1014"/>
          <table:table-cell table:number-columns-repeated="4"/>
        </table:table-row>
        <table:table-row table:style-name="ro12">
          <table:table-cell table:style-name="ce60" office:value-type="float" office:value="0.6">
            <text:p>0.6</text:p>
          </table:table-cell>
          <table:table-cell table:style-name="ce89" office:value-type="string">
            <text:p>Update:</text:p>
            <text:p>- Remove LocNPQ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4-14">
            <text:p>April 14, 2015</text:p>
          </table:table-cell>
          <table:table-cell table:style-name="ce46" table:number-columns-repeated="1014"/>
          <table:table-cell table:number-columns-repeated="4"/>
        </table:table-row>
        <table:table-row table:style-name="ro12">
          <table:table-cell table:style-name="ce60" office:value-type="float" office:value="0.7">
            <text:p>0.7</text:p>
          </table:table-cell>
          <table:table-cell table:style-name="ce89" office:value-type="string">
            <text:p>Update:</text:p>
            <text:p>- Remove PhongVT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4-24">
            <text:p>April 24, 2015</text:p>
          </table:table-cell>
          <table:table-cell table:style-name="ce46" table:number-columns-repeated="1014"/>
          <table:table-cell table:number-columns-repeated="4"/>
        </table:table-row>
        <table:table-row table:style-name="ro12">
          <table:table-cell table:style-name="ce60" office:value-type="float" office:value="0.8">
            <text:p>0.8</text:p>
          </table:table-cell>
          <table:table-cell table:style-name="ce89" office:value-type="string">
            <text:p>Update:</text:p>
            <text:p>- Remove VietTH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4-27">
            <text:p>April 27, 2015</text:p>
          </table:table-cell>
          <table:table-cell table:style-name="ce46" table:number-columns-repeated="1014"/>
          <table:table-cell table:number-columns-repeated="4"/>
        </table:table-row>
        <table:table-row table:style-name="ro10">
          <table:table-cell table:style-name="ce60" office:value-type="float" office:value="0.9">
            <text:p>0.9</text:p>
          </table:table-cell>
          <table:table-cell table:style-name="ce89" office:value-type="string">
            <text:p>Update:</text:p>
            <text:p>- Remove LocNP</text:p>
            <text:p>- Add ThoNX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5-29">
            <text:p>May 29, 2015</text:p>
          </table:table-cell>
          <table:table-cell table:style-name="ce46" table:number-columns-repeated="1014"/>
          <table:table-cell table:number-columns-repeated="4"/>
        </table:table-row>
        <table:table-row table:style-name="ro12">
          <table:table-cell table:style-name="ce60" office:value-type="float" office:value="1">
            <text:p>1.0</text:p>
          </table:table-cell>
          <table:table-cell table:style-name="ce89" office:value-type="string">
            <text:p>Update:</text:p>
            <text:p>- Remove MinhHA, HangHT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6-29">
            <text:p>June 29, 2015</text:p>
          </table:table-cell>
          <table:table-cell table:style-name="ce46" table:number-columns-repeated="1014"/>
          <table:table-cell table:number-columns-repeated="4"/>
        </table:table-row>
        <table:table-row table:style-name="ro12">
          <table:table-cell table:style-name="ce60" office:value-type="float" office:value="1.1">
            <text:p>1.1</text:p>
          </table:table-cell>
          <table:table-cell table:style-name="ce89" office:value-type="string">
            <text:p>Update:</text:p>
            <text:p>- Remove ThoNX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7-15">
            <text:p>July 15, 2015</text:p>
          </table:table-cell>
          <table:table-cell table:style-name="ce46" table:number-columns-repeated="1014"/>
          <table:table-cell table:number-columns-repeated="4"/>
        </table:table-row>
        <table:table-row table:style-name="ro10">
          <table:table-cell table:style-name="ce60" office:value-type="float" office:value="1.2">
            <text:p>1.2</text:p>
          </table:table-cell>
          <table:table-cell table:style-name="ce89" office:value-type="string">
            <text:p>Update:</text:p>
            <text:p>- Remove ChanhLH</text:p>
            <text:p>- Add ThangHM, MaiNTT, LoanNH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7-17">
            <text:p>July 17, 2015</text:p>
          </table:table-cell>
          <table:table-cell table:style-name="ce46" table:number-columns-repeated="1014"/>
          <table:table-cell table:number-columns-repeated="4"/>
        </table:table-row>
        <table:table-row table:style-name="ro12">
          <table:table-cell table:style-name="ce60" office:value-type="float" office:value="1.3">
            <text:p>1.3</text:p>
          </table:table-cell>
          <table:table-cell table:style-name="ce89" office:value-type="string">
            <text:p>Update:</text:p>
            <text:p>- Remove LoanNH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7-23">
            <text:p>July 23, 2015</text:p>
          </table:table-cell>
          <table:table-cell table:style-name="ce46" table:number-columns-repeated="1014"/>
          <table:table-cell table:number-columns-repeated="4"/>
        </table:table-row>
        <table:table-row table:style-name="ro12">
          <table:table-cell table:style-name="ce60" office:value-type="float" office:value="1.4">
            <text:p>1.4</text:p>
          </table:table-cell>
          <table:table-cell table:style-name="ce89" office:value-type="string">
            <text:p>Update:</text:p>
            <text:p>- Remove ThangHM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8-11">
            <text:p>August 11, 2015</text:p>
          </table:table-cell>
          <table:table-cell table:style-name="ce46" table:number-columns-repeated="1014"/>
          <table:table-cell table:number-columns-repeated="4"/>
        </table:table-row>
        <table:table-row table:style-name="ro10">
          <table:table-cell table:style-name="ce60" office:value-type="float" office:value="1.5">
            <text:p>1.5</text:p>
          </table:table-cell>
          <table:table-cell table:style-name="ce89" office:value-type="string">
            <text:p>Update:</text:p>
            <text:p>- Remove ThienTN</text:p>
            <text:p>- Add HuyenHT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9-03">
            <text:p>September 03, 2015</text:p>
          </table:table-cell>
          <table:table-cell table:style-name="ce46" table:number-columns-repeated="1014"/>
          <table:table-cell table:number-columns-repeated="4"/>
        </table:table-row>
        <table:table-row table:style-name="ro10">
          <table:table-cell table:style-name="ce60" office:value-type="float" office:value="1.6">
            <text:p>1.6</text:p>
          </table:table-cell>
          <table:table-cell table:style-name="ce89" office:value-type="string">
            <text:p>Update:</text:p>
            <text:p>- Remove NamTD, NhuDT</text:p>
            <text:p>- Add TruyenTVC, PhuongTH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09-28">
            <text:p>September 28, 2015</text:p>
          </table:table-cell>
          <table:table-cell table:style-name="ce46" table:number-columns-repeated="1014"/>
          <table:table-cell table:number-columns-repeated="4"/>
        </table:table-row>
        <table:table-row table:style-name="ro10">
          <table:table-cell table:style-name="ce60" office:value-type="float" office:value="1.7">
            <text:p>1.7</text:p>
          </table:table-cell>
          <table:table-cell table:style-name="ce89" office:value-type="string">
            <text:p>Update:</text:p>
            <text:p>- Remove LongNH</text:p>
            <text:p/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10-15">
            <text:p>October 15, 2015</text:p>
          </table:table-cell>
          <table:table-cell table:style-name="ce46" table:number-columns-repeated="1014"/>
          <table:table-cell table:number-columns-repeated="4"/>
        </table:table-row>
        <table:table-row table:style-name="ro11">
          <table:table-cell table:style-name="ce60" office:value-type="float" office:value="1.8">
            <text:p>1.8</text:p>
          </table:table-cell>
          <table:table-cell table:style-name="ce89" office:value-type="string">
            <text:p>Update:</text:p>
            <text:p>- Remove ThaoTP</text:p>
            <text:p>- Add KienPT, ThanhBTN, CuongNH</text:p>
            <text:p/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10-30">
            <text:p>October 30, 2015</text:p>
          </table:table-cell>
          <table:table-cell table:style-name="ce46" table:number-columns-repeated="1014"/>
          <table:table-cell table:number-columns-repeated="4"/>
        </table:table-row>
        <table:table-row table:style-name="ro13">
          <table:table-cell table:style-name="ce60" office:value-type="float" office:value="1.9">
            <text:p>1.9</text:p>
          </table:table-cell>
          <table:table-cell table:style-name="ce89" office:value-type="string">
            <text:p>Update:</text:p>
            <text:p>- Remove NhanNV</text:p>
          </table:table-cell>
          <table:table-cell table:style-name="ce89" office:value-type="string">
            <text:p>Tham Do-Thi</text:p>
          </table:table-cell>
          <table:table-cell table:style-name="ce90" office:value-type="date" office:date-value="2015-11-06">
            <text:p>November 06, 2015</text:p>
          </table:table-cell>
          <table:table-cell table:style-name="ce46" table:number-columns-repeated="1014"/>
          <table:table-cell table:number-columns-repeated="4"/>
        </table:table-row>
        <table:table-row table:style-name="ro2">
          <table:table-cell table:style-name="ce88"/>
          <table:table-cell table:style-name="ce46" table:number-columns-repeated="1017"/>
          <table:table-cell table:number-columns-repeated="4"/>
        </table:table-row>
        <table:table-row table:style-name="ro2">
          <table:table-cell/>
          <table:table-cell table:style-name="ce46" table:number-columns-repeated="1017"/>
          <table:table-cell table:number-columns-repeated="4"/>
        </table:table-row>
        <table:table-row table:style-name="ro2" table:number-rows-repeated="11">
          <table:table-cell table:style-name="ce46" table:number-columns-repeated="1018"/>
          <table:table-cell table:number-columns-repeated="4"/>
        </table:table-row>
        <table:table-row table:style-name="ro2">
          <table:table-cell/>
          <table:table-cell table:style-name="ce46" table:number-columns-repeated="1017"/>
          <table:table-cell table:number-columns-repeated="4"/>
        </table:table-row>
        <table:table-row table:style-name="ro2" table:number-rows-repeated="65505">
          <table:table-cell table:style-name="ce46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23" table:default-cell-style-name="Default"/>
        <table:table-column table:style-name="co7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visibility="collapse" table:default-cell-style-name="Default"/>
        <table:table-column table:style-name="co7" table:default-cell-style-name="ce37"/>
        <table:table-column table:style-name="co7" table:number-columns-repeated="3" table:default-cell-style-name="Default"/>
        <table:table-column table:style-name="co26" table:default-cell-style-name="Default"/>
        <table:table-row table:style-name="ro15">
          <table:table-cell table:style-name="ce98" office:value-type="string">
            <text:p>Tổng hợp ngày nghỉ 2015</text:p>
          </table:table-cell>
          <table:table-cell table:style-name="ce42" table:number-columns-repeated="6"/>
          <table:table-cell table:style-name="ce112"/>
          <table:table-cell table:style-name="ce42" table:number-columns-repeated="4"/>
        </table:table-row>
        <table:table-row table:style-name="ro15" table:number-rows-repeated="4">
          <table:table-cell table:style-name="ce98"/>
          <table:table-cell table:style-name="ce42" table:number-columns-repeated="6"/>
          <table:table-cell table:style-name="ce112"/>
          <table:table-cell table:style-name="ce42" table:number-columns-repeated="4"/>
        </table:table-row>
        <table:table-row table:style-name="ro16">
          <table:table-cell table:style-name="ce99" office:value-type="string">
            <text:p>No.</text:p>
          </table:table-cell>
          <table:table-cell table:style-name="ce99" office:value-type="string">
            <text:p>Name</text:p>
          </table:table-cell>
          <table:table-cell table:style-name="ce101" office:value-type="string">
            <office:annotation draw:style-name="gr10" draw:text-style-name="P1" svg:width="3.4126in" svg:height="1.3232in" svg:x="2.9559in" svg:y="0.1433in" draw:caption-point-x="-0.7689in" draw:caption-point-y="1.220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101" office:value-type="string">
            <office:annotation draw:style-name="gr2" draw:text-style-name="P1" svg:width="1.1413in" svg:height="0.5457in" svg:x="3.3161in" svg:y="0.7728in" draw:caption-point-x="-0.2402in" draw:caption-point-y="0.590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101" office:value-type="string">
            <text:p>Working To</text:p>
          </table:table-cell>
          <table:table-cell table:style-name="ce101" office:value-type="string">
            <office:annotation draw:style-name="gr3" draw:text-style-name="P1" svg:width="1.1413in" svg:height="0.7012in" svg:x="5.2969in" svg:y="0.7728in" draw:caption-point-x="-0.2622in" draw:caption-point-y="0.590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101" office:value-type="string">
            <office:annotation draw:style-name="gr2" draw:text-style-name="P1" svg:width="1.1413in" svg:height="0.5457in" svg:x="5.2748in" svg:y="0.7728in" draw:caption-point-x="-0.2402in" draw:caption-point-y="0.590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113" office:value-type="string">
            <office:annotation draw:style-name="gr4" draw:text-style-name="P1" svg:width="1.1413in" svg:height="0.3902in" svg:x="6.1638in" svg:y="0.7728in" draw:caption-point-x="-0.2402in" draw:caption-point-y="0.590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101" office:value-type="string">
            <text:p>Remaining Leave Days</text:p>
          </table:table-cell>
          <table:table-cell table:style-name="ce101" office:value-type="string">
            <text:p>Leave Days Already Subtracted From Salary</text:p>
          </table:table-cell>
          <table:table-cell table:style-name="ce101" office:value-type="string">
            <office:annotation office:display="true" draw:style-name="gr11" draw:text-style-name="P1" svg:width="1.9224in" svg:height="1.4787in" svg:x="10.039in" svg:y="0.6224in" draw:caption-point-x="-1.4484in" draw:caption-point-y="0.740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99" office:value-type="string">
            <text:p>Notes</text:p>
          </table:table-cell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02" office:value-type="float" office:value="2.5">
            <text:p>2.5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7]);DATE(YEAR([.D7]);12;31);NOW())" office:value-type="date" office:date-value="2015-11-16T09:58:48.64">
            <text:p>11/16/15</text:p>
          </table:table-cell>
          <table:table-cell table:style-name="ce104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1">
            <text:p>11</text:p>
          </table:table-cell>
          <table:table-cell table:style-name="ce111" table:formula="of:=SUMPRODUCT([Thong_Tin_Ngay_Nghi_201501.$B$3:.$B$21]=[.B7];[Thong_Tin_Ngay_Nghi_201501.$C$3:.$C$21]) + SUMPRODUCT([Thong_Tin_Ngay_Nghi_201502.$B$5:.$B$27]=[.B7];[Thong_Tin_Ngay_Nghi_201502.$C$5:.$C$27])  + SUMPRODUCT([Thong_Tin_Ngay_Nghi_201503.$B$5:.$B$26]=[.B7];[Thong_Tin_Ngay_Nghi_201503.$C$5:.$C$26])" office:value-type="float" office:value="5">
            <text:p>5</text:p>
          </table:table-cell>
          <table:table-cell table:style-name="ce114" table:formula="of:=SUMPRODUCT([Thong_Tin_Ngay_Nghi_201501.$B$3:.$B$21]=[.B7];[Thong_Tin_Ngay_Nghi_201501.$C$3:.$C$21]) + SUMPRODUCT([Thong_Tin_Ngay_Nghi_201502.$B$5:.$B$27]=[.B7];[Thong_Tin_Ngay_Nghi_201502.$C$5:.$C$27])  + SUMPRODUCT([Thong_Tin_Ngay_Nghi_201503.$B$5:.$B$26]=[.B7];[Thong_Tin_Ngay_Nghi_201503.$C$5:.$C$26]) +  SUMPRODUCT([Thong_Tin_Ngay_Nghi_201504.$B$5:.$B$32]=[.B7];[Thong_Tin_Ngay_Nghi_201504.$C$5:.$C$32]) + SUMPRODUCT([Thong_Tin_Ngay_Nghi_201505.$B$5:.$B$33]=[.B7];[Thong_Tin_Ngay_Nghi_201505.$C$5:.$C$33]) + SUMPRODUCT([Thong_Tin_Ngay_Nghi_201506.$B$4:.$B$34]=[.B7];[Thong_Tin_Ngay_Nghi_201506.$C$4:.$C$34])  + SUMPRODUCT([Thong_Tin_Ngay_Nghi_201507.$B$4:.$B$39]=[.B7];[Thong_Tin_Ngay_Nghi_201507.$C$4:.$C$39]) + SUMPRODUCT([Thong_Tin_Ngay_Nghi_201508.$B$4:.$B$39]=[.B7];[Thong_Tin_Ngay_Nghi_201508.$C$4:.$C$39]) +  SUMPRODUCT([Thong_Tin_Ngay_Nghi_201509.$B$4:.$B$44]=[.B7];[Thong_Tin_Ngay_Nghi_201509.$C$4:.$C$44]) + SUMPRODUCT([Thong_Tin_Ngay_Nghi_201510.$B$4:.$B$44]=[.B7];[Thong_Tin_Ngay_Nghi_201510.$C$4:.$C$44]) + SUMPRODUCT([Thong_Tin_Ngay_Nghi_201511.$B$4:.$B$50]=[.B7];[Thong_Tin_Ngay_Nghi_201511.$C$4:.$C$50])" office:value-type="float" office:value="11">
            <text:p>11</text:p>
          </table:table-cell>
          <table:table-cell table:style-name="ce102" table:formula="of:=IF(DATE(YEAR([.E7]);MONTH([.E7]);DAY([.E7]))&lt;=DATE(YEAR([.E7]);3;31); [.C7]-[.G7] + [.F7]; IF([.G7]-[.C7]&lt;0;[.G7] + [.F7] -[.H7];[.F7]+[.C7]-[.H7]))" office:value-type="float" office:value="2.5">
            <text:p>2.5</text:p>
          </table:table-cell>
          <table:table-cell table:style-name="ce102"/>
          <table:table-cell table:style-name="ce102" table:formula="of:=[.I7]+[.J7]" office:value-type="float" office:value="2.5">
            <text:p>2.5</text:p>
          </table:table-cell>
          <table:table-cell table:style-name="ce115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7-06">
            <text:p>07/06/15</text:p>
          </table:table-cell>
          <table:table-cell table:style-name="ce103" table:formula="of:=IF(YEAR(NOW())&gt;YEAR([.D8]);DATE(YEAR([.D8]);12;31);NOW())" office:value-type="date" office:date-value="2015-11-16T09:58:48.64">
            <text:p>11/16/15</text:p>
          </table:table-cell>
          <table:table-cell table:style-name="ce104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5">
            <text:p>5</text:p>
          </table:table-cell>
          <table:table-cell table:style-name="ce111"/>
          <table:table-cell table:style-name="ce114" table:formula="of:=SUMPRODUCT([Thong_Tin_Ngay_Nghi_201501.$B$3:.$B$21]=[.B8];[Thong_Tin_Ngay_Nghi_201501.$C$3:.$C$21]) + SUMPRODUCT([Thong_Tin_Ngay_Nghi_201502.$B$5:.$B$27]=[.B8];[Thong_Tin_Ngay_Nghi_201502.$C$5:.$C$27])  + SUMPRODUCT([Thong_Tin_Ngay_Nghi_201503.$B$5:.$B$26]=[.B8];[Thong_Tin_Ngay_Nghi_201503.$C$5:.$C$26]) +  SUMPRODUCT([Thong_Tin_Ngay_Nghi_201504.$B$5:.$B$32]=[.B8];[Thong_Tin_Ngay_Nghi_201504.$C$5:.$C$32]) + SUMPRODUCT([Thong_Tin_Ngay_Nghi_201505.$B$5:.$B$33]=[.B8];[Thong_Tin_Ngay_Nghi_201505.$C$5:.$C$33]) + SUMPRODUCT([Thong_Tin_Ngay_Nghi_201506.$B$4:.$B$34]=[.B8];[Thong_Tin_Ngay_Nghi_201506.$C$4:.$C$34])  + SUMPRODUCT([Thong_Tin_Ngay_Nghi_201507.$B$4:.$B$39]=[.B8];[Thong_Tin_Ngay_Nghi_201507.$C$4:.$C$39]) + SUMPRODUCT([Thong_Tin_Ngay_Nghi_201508.$B$4:.$B$39]=[.B8];[Thong_Tin_Ngay_Nghi_201508.$C$4:.$C$39]) +  SUMPRODUCT([Thong_Tin_Ngay_Nghi_201509.$B$4:.$B$44]=[.B8];[Thong_Tin_Ngay_Nghi_201509.$C$4:.$C$44]) + SUMPRODUCT([Thong_Tin_Ngay_Nghi_201510.$B$4:.$B$44]=[.B8];[Thong_Tin_Ngay_Nghi_201510.$C$4:.$C$44]) + SUMPRODUCT([Thong_Tin_Ngay_Nghi_201511.$B$4:.$B$50]=[.B8];[Thong_Tin_Ngay_Nghi_201511.$C$4:.$C$50])" office:value-type="float" office:value="5">
            <text:p>5</text:p>
          </table:table-cell>
          <table:table-cell table:style-name="ce102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style-name="ce102"/>
          <table:table-cell table:style-name="ce102" table:formula="of:=[.I8]+[.J8]" office:value-type="float" office:value="0">
            <text:p>0</text:p>
          </table:table-cell>
          <table:table-cell table:style-name="ce115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02" office:value-type="float" office:value="8">
            <text:p>8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9]);DATE(YEAR([.D9]);12;31);NOW())" office:value-type="date" office:date-value="2015-11-16T09:58:48.64">
            <text:p>11/16/15</text:p>
          </table:table-cell>
          <table:table-cell table:style-name="ce104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1">
            <text:p>11</text:p>
          </table:table-cell>
          <table:table-cell table:style-name="ce111" table:formula="of:=SUMPRODUCT([Thong_Tin_Ngay_Nghi_201501.$B$3:.$B$21]=[.B9];[Thong_Tin_Ngay_Nghi_201501.$C$3:.$C$21]) + SUMPRODUCT([Thong_Tin_Ngay_Nghi_201502.$B$5:.$B$27]=[.B9];[Thong_Tin_Ngay_Nghi_201502.$C$5:.$C$27])  + SUMPRODUCT([Thong_Tin_Ngay_Nghi_201503.$B$5:.$B$26]=[.B9];[Thong_Tin_Ngay_Nghi_201503.$C$5:.$C$26])" office:value-type="float" office:value="2.5">
            <text:p>2.5</text:p>
          </table:table-cell>
          <table:table-cell table:style-name="ce114" table:formula="of:=SUMPRODUCT([Thong_Tin_Ngay_Nghi_201501.$B$3:.$B$21]=[.B9];[Thong_Tin_Ngay_Nghi_201501.$C$3:.$C$21]) + SUMPRODUCT([Thong_Tin_Ngay_Nghi_201502.$B$5:.$B$27]=[.B9];[Thong_Tin_Ngay_Nghi_201502.$C$5:.$C$27])  + SUMPRODUCT([Thong_Tin_Ngay_Nghi_201503.$B$5:.$B$26]=[.B9];[Thong_Tin_Ngay_Nghi_201503.$C$5:.$C$26]) +  SUMPRODUCT([Thong_Tin_Ngay_Nghi_201504.$B$5:.$B$32]=[.B9];[Thong_Tin_Ngay_Nghi_201504.$C$5:.$C$32]) + SUMPRODUCT([Thong_Tin_Ngay_Nghi_201505.$B$5:.$B$33]=[.B9];[Thong_Tin_Ngay_Nghi_201505.$C$5:.$C$33]) + SUMPRODUCT([Thong_Tin_Ngay_Nghi_201506.$B$4:.$B$34]=[.B9];[Thong_Tin_Ngay_Nghi_201506.$C$4:.$C$34])  + SUMPRODUCT([Thong_Tin_Ngay_Nghi_201507.$B$4:.$B$39]=[.B9];[Thong_Tin_Ngay_Nghi_201507.$C$4:.$C$39]) + SUMPRODUCT([Thong_Tin_Ngay_Nghi_201508.$B$4:.$B$39]=[.B9];[Thong_Tin_Ngay_Nghi_201508.$C$4:.$C$39]) +  SUMPRODUCT([Thong_Tin_Ngay_Nghi_201509.$B$4:.$B$44]=[.B9];[Thong_Tin_Ngay_Nghi_201509.$C$4:.$C$44]) + SUMPRODUCT([Thong_Tin_Ngay_Nghi_201510.$B$4:.$B$44]=[.B9];[Thong_Tin_Ngay_Nghi_201510.$C$4:.$C$44]) + SUMPRODUCT([Thong_Tin_Ngay_Nghi_201511.$B$4:.$B$50]=[.B9];[Thong_Tin_Ngay_Nghi_201511.$C$4:.$C$50])" office:value-type="float" office:value="7">
            <text:p>7</text:p>
          </table:table-cell>
          <table:table-cell table:style-name="ce102" table:formula="of:=IF(DATE(YEAR([.E9]);MONTH([.E9]);DAY([.E9]))&lt;=DATE(YEAR([.E9]);3;31); [.C9]-[.G9] + [.F9]; IF([.G9]-[.C9]&lt;0;[.G9] + [.F9] -[.H9];[.F9]+[.C9]-[.H9]))" office:value-type="float" office:value="6.5">
            <text:p>6.5</text:p>
          </table:table-cell>
          <table:table-cell table:style-name="ce102"/>
          <table:table-cell table:style-name="ce102" table:formula="of:=[.I9]+[.J9]" office:value-type="float" office:value="6.5">
            <text:p>6.5</text:p>
          </table:table-cell>
          <table:table-cell table:style-name="ce115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11-02">
            <text:p>11/02/15</text:p>
          </table:table-cell>
          <table:table-cell table:style-name="ce103" table:formula="of:=IF(YEAR(NOW())&gt;YEAR([.D10]);DATE(YEAR([.D10]);12;31);NOW())" office:value-type="date" office:date-value="2015-11-16T09:58:48.65">
            <text:p>11/16/15</text:p>
          </table:table-cell>
          <table:table-cell table:style-name="ce104"/>
          <table:table-cell table:style-name="ce111"/>
          <table:table-cell table:style-name="ce114" table:formula="of:=SUMPRODUCT([Thong_Tin_Ngay_Nghi_201501.$B$3:.$B$21]=[.B10];[Thong_Tin_Ngay_Nghi_201501.$C$3:.$C$21]) + SUMPRODUCT([Thong_Tin_Ngay_Nghi_201502.$B$5:.$B$27]=[.B10];[Thong_Tin_Ngay_Nghi_201502.$C$5:.$C$27])  + SUMPRODUCT([Thong_Tin_Ngay_Nghi_201503.$B$5:.$B$26]=[.B10];[Thong_Tin_Ngay_Nghi_201503.$C$5:.$C$26]) +  SUMPRODUCT([Thong_Tin_Ngay_Nghi_201504.$B$5:.$B$32]=[.B10];[Thong_Tin_Ngay_Nghi_201504.$C$5:.$C$32]) + SUMPRODUCT([Thong_Tin_Ngay_Nghi_201505.$B$5:.$B$33]=[.B10];[Thong_Tin_Ngay_Nghi_201505.$C$5:.$C$33]) + SUMPRODUCT([Thong_Tin_Ngay_Nghi_201506.$B$4:.$B$34]=[.B10];[Thong_Tin_Ngay_Nghi_201506.$C$4:.$C$34])  + SUMPRODUCT([Thong_Tin_Ngay_Nghi_201507.$B$4:.$B$39]=[.B10];[Thong_Tin_Ngay_Nghi_201507.$C$4:.$C$39]) + SUMPRODUCT([Thong_Tin_Ngay_Nghi_201508.$B$4:.$B$39]=[.B10];[Thong_Tin_Ngay_Nghi_201508.$C$4:.$C$39]) +  SUMPRODUCT([Thong_Tin_Ngay_Nghi_201509.$B$4:.$B$44]=[.B10];[Thong_Tin_Ngay_Nghi_201509.$C$4:.$C$44]) + SUMPRODUCT([Thong_Tin_Ngay_Nghi_201510.$B$4:.$B$44]=[.B10];[Thong_Tin_Ngay_Nghi_201510.$C$4:.$C$44]) + SUMPRODUCT([Thong_Tin_Ngay_Nghi_201511.$B$4:.$B$50]=[.B10];[Thong_Tin_Ngay_Nghi_201511.$C$4:.$C$50])" office:value-type="float" office:value="0">
            <text:p>0</text:p>
          </table:table-cell>
          <table:table-cell table:style-name="ce102" table:formula="of:=IF(DATE(YEAR([.E10]);MONTH([.E10]);DAY([.E10]))&lt;=DATE(YEAR([.E10]);3;31); [.C10]-[.G10] + [.F10]; IF([.G10]-[.C10]&lt;0;[.G10] + [.F10] -[.H10];[.F10]+[.C10]-[.H10]))" office:value-type="float" office:value="0">
            <text:p>0</text:p>
          </table:table-cell>
          <table:table-cell table:style-name="ce102"/>
          <table:table-cell table:style-name="ce102" table:formula="of:=[.I10]+[.J10]" office:value-type="float" office:value="0">
            <text:p>0</text:p>
          </table:table-cell>
          <table:table-cell table:style-name="ce115"/>
        </table:table-row>
        <table:table-row table:style-name="ro17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2" office:value-type="float" office:value="2">
            <text:p>2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11]);DATE(YEAR([.D11]);12;31);NOW())" office:value-type="date" office:date-value="2015-11-16T09:58:48.65">
            <text:p>11/16/15</text:p>
          </table:table-cell>
          <table:table-cell table:style-name="ce104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1">
            <text:p>11</text:p>
          </table:table-cell>
          <table:table-cell table:style-name="ce111" table:formula="of:=SUMPRODUCT([Thong_Tin_Ngay_Nghi_201501.$B$3:.$B$21]=[.B11];[Thong_Tin_Ngay_Nghi_201501.$C$3:.$C$21]) + SUMPRODUCT([Thong_Tin_Ngay_Nghi_201502.$B$5:.$B$27]=[.B11];[Thong_Tin_Ngay_Nghi_201502.$C$5:.$C$27])  + SUMPRODUCT([Thong_Tin_Ngay_Nghi_201503.$B$5:.$B$26]=[.B11];[Thong_Tin_Ngay_Nghi_201503.$C$5:.$C$26])" office:value-type="float" office:value="8.5">
            <text:p>8.5</text:p>
          </table:table-cell>
          <table:table-cell table:style-name="ce114" table:formula="of:=SUMPRODUCT([Thong_Tin_Ngay_Nghi_201501.$B$3:.$B$21]=[.B11];[Thong_Tin_Ngay_Nghi_201501.$C$3:.$C$21]) + SUMPRODUCT([Thong_Tin_Ngay_Nghi_201502.$B$5:.$B$27]=[.B11];[Thong_Tin_Ngay_Nghi_201502.$C$5:.$C$27])  + SUMPRODUCT([Thong_Tin_Ngay_Nghi_201503.$B$5:.$B$26]=[.B11];[Thong_Tin_Ngay_Nghi_201503.$C$5:.$C$26]) +  SUMPRODUCT([Thong_Tin_Ngay_Nghi_201504.$B$5:.$B$32]=[.B11];[Thong_Tin_Ngay_Nghi_201504.$C$5:.$C$32]) + SUMPRODUCT([Thong_Tin_Ngay_Nghi_201505.$B$5:.$B$33]=[.B11];[Thong_Tin_Ngay_Nghi_201505.$C$5:.$C$33]) + SUMPRODUCT([Thong_Tin_Ngay_Nghi_201506.$B$4:.$B$34]=[.B11];[Thong_Tin_Ngay_Nghi_201506.$C$4:.$C$34])  + SUMPRODUCT([Thong_Tin_Ngay_Nghi_201507.$B$4:.$B$39]=[.B11];[Thong_Tin_Ngay_Nghi_201507.$C$4:.$C$39]) + SUMPRODUCT([Thong_Tin_Ngay_Nghi_201508.$B$4:.$B$39]=[.B11];[Thong_Tin_Ngay_Nghi_201508.$C$4:.$C$39]) +  SUMPRODUCT([Thong_Tin_Ngay_Nghi_201509.$B$4:.$B$44]=[.B11];[Thong_Tin_Ngay_Nghi_201509.$C$4:.$C$44]) + SUMPRODUCT([Thong_Tin_Ngay_Nghi_201510.$B$4:.$B$44]=[.B11];[Thong_Tin_Ngay_Nghi_201510.$C$4:.$C$44]) + SUMPRODUCT([Thong_Tin_Ngay_Nghi_201511.$B$4:.$B$50]=[.B11];[Thong_Tin_Ngay_Nghi_201511.$C$4:.$C$50])" office:value-type="float" office:value="25.5">
            <text:p>25.5</text:p>
          </table:table-cell>
          <table:table-cell table:style-name="ce102" table:formula="of:=IF(DATE(YEAR([.E11]);MONTH([.E11]);DAY([.E11]))&lt;=DATE(YEAR([.E11]);3;31); [.C11]-[.G11] + [.F11]; IF([.G11]-[.C11]&lt;0;[.G11] + [.F11] -[.H11];[.F11]+[.C11]-[.H11]))" office:value-type="float" office:value="-12.5">
            <text:p>-12.5</text:p>
          </table:table-cell>
          <table:table-cell table:style-name="ce102" table:formula="of:=3.5+3.5" office:value-type="float" office:value="7">
            <text:p>7</text:p>
          </table:table-cell>
          <table:table-cell table:style-name="ce102" table:formula="of:=[.I11]+[.J11]" office:value-type="float" office:value="-5.5">
            <text:p>-5.5</text:p>
          </table:table-cell>
          <table:table-cell table:style-name="ce115" office:value-type="string">
            <text:p>- Đã trừ 3.5 ngày nghỉ vào lương T3</text:p>
            <text:p>- Đã trừ 3.5 ngày nghỉ vào lương T9</text:p>
            <text:p/>
            <text:p/>
            <text:p>=&gt; ko trừ ngày này vào phép nữa</text:p>
          </table:table-cell>
        </table:table-row>
        <table:table-row table:style-name="ro18">
          <table:table-cell table:style-name="ce41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5-13">
            <text:p>05/13/15</text:p>
          </table:table-cell>
          <table:table-cell table:style-name="ce103" table:formula="of:=IF(YEAR(NOW())&gt;YEAR([.D12]);DATE(YEAR([.D12]);12;31);NOW())" office:value-type="date" office:date-value="2015-11-16T09:58:48.65">
            <text:p>11/16/15</text:p>
          </table:table-cell>
          <table:table-cell table:style-name="ce104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111"/>
          <table:table-cell table:style-name="ce114" table:formula="of:=SUMPRODUCT([Thong_Tin_Ngay_Nghi_201501.$B$3:.$B$21]=[.B12];[Thong_Tin_Ngay_Nghi_201501.$C$3:.$C$21]) + SUMPRODUCT([Thong_Tin_Ngay_Nghi_201502.$B$5:.$B$27]=[.B12];[Thong_Tin_Ngay_Nghi_201502.$C$5:.$C$27])  + SUMPRODUCT([Thong_Tin_Ngay_Nghi_201503.$B$5:.$B$26]=[.B12];[Thong_Tin_Ngay_Nghi_201503.$C$5:.$C$26]) +  SUMPRODUCT([Thong_Tin_Ngay_Nghi_201504.$B$5:.$B$32]=[.B12];[Thong_Tin_Ngay_Nghi_201504.$C$5:.$C$32]) + SUMPRODUCT([Thong_Tin_Ngay_Nghi_201505.$B$5:.$B$33]=[.B12];[Thong_Tin_Ngay_Nghi_201505.$C$5:.$C$33]) + SUMPRODUCT([Thong_Tin_Ngay_Nghi_201506.$B$4:.$B$34]=[.B12];[Thong_Tin_Ngay_Nghi_201506.$C$4:.$C$34])  + SUMPRODUCT([Thong_Tin_Ngay_Nghi_201507.$B$4:.$B$39]=[.B12];[Thong_Tin_Ngay_Nghi_201507.$C$4:.$C$39]) + SUMPRODUCT([Thong_Tin_Ngay_Nghi_201508.$B$4:.$B$39]=[.B12];[Thong_Tin_Ngay_Nghi_201508.$C$4:.$C$39]) +  SUMPRODUCT([Thong_Tin_Ngay_Nghi_201509.$B$4:.$B$44]=[.B12];[Thong_Tin_Ngay_Nghi_201509.$C$4:.$C$44]) + SUMPRODUCT([Thong_Tin_Ngay_Nghi_201510.$B$4:.$B$44]=[.B12];[Thong_Tin_Ngay_Nghi_201510.$C$4:.$C$44]) + SUMPRODUCT([Thong_Tin_Ngay_Nghi_201511.$B$4:.$B$50]=[.B12];[Thong_Tin_Ngay_Nghi_201511.$C$4:.$C$50])" office:value-type="float" office:value="4">
            <text:p>4</text:p>
          </table:table-cell>
          <table:table-cell table:style-name="ce102" table:formula="of:=IF(DATE(YEAR([.E12]);MONTH([.E12]);DAY([.E12]))&lt;=DATE(YEAR([.E12]);3;31); [.C12]-[.G12] + [.F12]; IF([.G12]-[.C12]&lt;0;[.G12] + [.F12] -[.H12];[.F12]+[.C12]-[.H12]))" office:value-type="float" office:value="3">
            <text:p>3</text:p>
          </table:table-cell>
          <table:table-cell table:style-name="ce102" table:formula="of:=1+1.5+1" office:value-type="float" office:value="3.5">
            <text:p>3.5</text:p>
          </table:table-cell>
          <table:table-cell table:style-name="ce102" table:formula="of:=[.I12]+[.J12]" office:value-type="float" office:value="6.5">
            <text:p>6.5</text:p>
          </table:table-cell>
          <table:table-cell table:style-name="ce115" office:value-type="string">
            <text:p>- Đã trừ 1 ngày nghỉ vào lương T5</text:p>
            <text:p>- Đã trừ 1.5 ngày nghỉ vào lương T6</text:p>
            <text:p>- Đã trừ 1 ngày nghỉ vào lương T7</text:p>
            <text:p/>
            <text:p/>
            <text:p>=&gt; ko trừ ngày này vào phép nữa</text:p>
          </table:table-cell>
        </table:table-row>
        <table:table-row table:style-name="ro19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4-20">
            <text:p>04/20/15</text:p>
          </table:table-cell>
          <table:table-cell table:style-name="ce103" table:formula="of:=IF(YEAR(NOW())&gt;YEAR([.D13]);DATE(YEAR([.D13]);12;31);NOW())" office:value-type="date" office:date-value="2015-11-16T09:58:48.65">
            <text:p>11/16/15</text:p>
          </table:table-cell>
          <table:table-cell table:style-name="ce104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111"/>
          <table:table-cell table:style-name="ce114" table:formula="of:=SUMPRODUCT([Thong_Tin_Ngay_Nghi_201501.$B$3:.$B$21]=[.B13];[Thong_Tin_Ngay_Nghi_201501.$C$3:.$C$21]) + SUMPRODUCT([Thong_Tin_Ngay_Nghi_201502.$B$5:.$B$27]=[.B13];[Thong_Tin_Ngay_Nghi_201502.$C$5:.$C$27])  + SUMPRODUCT([Thong_Tin_Ngay_Nghi_201503.$B$5:.$B$26]=[.B13];[Thong_Tin_Ngay_Nghi_201503.$C$5:.$C$26]) +  SUMPRODUCT([Thong_Tin_Ngay_Nghi_201504.$B$5:.$B$32]=[.B13];[Thong_Tin_Ngay_Nghi_201504.$C$5:.$C$32]) + SUMPRODUCT([Thong_Tin_Ngay_Nghi_201505.$B$5:.$B$33]=[.B13];[Thong_Tin_Ngay_Nghi_201505.$C$5:.$C$33]) + SUMPRODUCT([Thong_Tin_Ngay_Nghi_201506.$B$4:.$B$34]=[.B13];[Thong_Tin_Ngay_Nghi_201506.$C$4:.$C$34])  + SUMPRODUCT([Thong_Tin_Ngay_Nghi_201507.$B$4:.$B$39]=[.B13];[Thong_Tin_Ngay_Nghi_201507.$C$4:.$C$39]) + SUMPRODUCT([Thong_Tin_Ngay_Nghi_201508.$B$4:.$B$39]=[.B13];[Thong_Tin_Ngay_Nghi_201508.$C$4:.$C$39]) +  SUMPRODUCT([Thong_Tin_Ngay_Nghi_201509.$B$4:.$B$44]=[.B13];[Thong_Tin_Ngay_Nghi_201509.$C$4:.$C$44]) + SUMPRODUCT([Thong_Tin_Ngay_Nghi_201510.$B$4:.$B$44]=[.B13];[Thong_Tin_Ngay_Nghi_201510.$C$4:.$C$44]) + SUMPRODUCT([Thong_Tin_Ngay_Nghi_201511.$B$4:.$B$50]=[.B13];[Thong_Tin_Ngay_Nghi_201511.$C$4:.$C$50])" office:value-type="float" office:value="4">
            <text:p>4</text:p>
          </table:table-cell>
          <table:table-cell table:style-name="ce102" table:formula="of:=IF(DATE(YEAR([.E13]);MONTH([.E13]);DAY([.E13]))&lt;=DATE(YEAR([.E13]);3;31); [.C13]-[.G13] + [.F13]; IF([.G13]-[.C13]&lt;0;[.G13] + [.F13] -[.H13];[.F13]+[.C13]-[.H13]))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table:formula="of:=[.I13]+[.J13]" office:value-type="float" office:value="4">
            <text:p>4</text:p>
          </table:table-cell>
          <table:table-cell table:style-name="ce115" office:value-type="string">
            <text:p>- Đã trừ 1 ngày nghỉ vào lương T6</text:p>
            <text:p/>
            <text:p>=&gt; ko trừ ngày này vào phép nữa</text:p>
          </table:table-cell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102" office:value-type="float" office:value="1">
            <text:p>1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14]);DATE(YEAR([.D14]);12;31);NOW())" office:value-type="date" office:date-value="2015-11-16T09:58:48.65">
            <text:p>11/16/15</text:p>
          </table:table-cell>
          <table:table-cell table:style-name="ce104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1">
            <text:p>11</text:p>
          </table:table-cell>
          <table:table-cell table:style-name="ce111" table:formula="of:=SUMPRODUCT([Thong_Tin_Ngay_Nghi_201501.$B$3:.$B$21]=[.B14];[Thong_Tin_Ngay_Nghi_201501.$C$3:.$C$21]) + SUMPRODUCT([Thong_Tin_Ngay_Nghi_201502.$B$5:.$B$27]=[.B14];[Thong_Tin_Ngay_Nghi_201502.$C$5:.$C$27])  + SUMPRODUCT([Thong_Tin_Ngay_Nghi_201503.$B$5:.$B$26]=[.B14];[Thong_Tin_Ngay_Nghi_201503.$C$5:.$C$26])" office:value-type="float" office:value="3">
            <text:p>3</text:p>
          </table:table-cell>
          <table:table-cell table:style-name="ce114" table:formula="of:=SUMPRODUCT([Thong_Tin_Ngay_Nghi_201501.$B$3:.$B$21]=[.B14];[Thong_Tin_Ngay_Nghi_201501.$C$3:.$C$21]) + SUMPRODUCT([Thong_Tin_Ngay_Nghi_201502.$B$5:.$B$27]=[.B14];[Thong_Tin_Ngay_Nghi_201502.$C$5:.$C$27])  + SUMPRODUCT([Thong_Tin_Ngay_Nghi_201503.$B$5:.$B$26]=[.B14];[Thong_Tin_Ngay_Nghi_201503.$C$5:.$C$26]) +  SUMPRODUCT([Thong_Tin_Ngay_Nghi_201504.$B$5:.$B$32]=[.B14];[Thong_Tin_Ngay_Nghi_201504.$C$5:.$C$32]) + SUMPRODUCT([Thong_Tin_Ngay_Nghi_201505.$B$5:.$B$33]=[.B14];[Thong_Tin_Ngay_Nghi_201505.$C$5:.$C$33]) + SUMPRODUCT([Thong_Tin_Ngay_Nghi_201506.$B$4:.$B$34]=[.B14];[Thong_Tin_Ngay_Nghi_201506.$C$4:.$C$34])  + SUMPRODUCT([Thong_Tin_Ngay_Nghi_201507.$B$4:.$B$39]=[.B14];[Thong_Tin_Ngay_Nghi_201507.$C$4:.$C$39]) + SUMPRODUCT([Thong_Tin_Ngay_Nghi_201508.$B$4:.$B$39]=[.B14];[Thong_Tin_Ngay_Nghi_201508.$C$4:.$C$39]) +  SUMPRODUCT([Thong_Tin_Ngay_Nghi_201509.$B$4:.$B$44]=[.B14];[Thong_Tin_Ngay_Nghi_201509.$C$4:.$C$44]) + SUMPRODUCT([Thong_Tin_Ngay_Nghi_201510.$B$4:.$B$44]=[.B14];[Thong_Tin_Ngay_Nghi_201510.$C$4:.$C$44]) + SUMPRODUCT([Thong_Tin_Ngay_Nghi_201511.$B$4:.$B$50]=[.B14];[Thong_Tin_Ngay_Nghi_201511.$C$4:.$C$50])" office:value-type="float" office:value="6.5">
            <text:p>6.5</text:p>
          </table:table-cell>
          <table:table-cell table:style-name="ce102" table:formula="of:=IF(DATE(YEAR([.E14]);MONTH([.E14]);DAY([.E14]))&lt;=DATE(YEAR([.E14]);3;31); [.C14]-[.G14] + [.F14]; IF([.G14]-[.C14]&lt;0;[.G14] + [.F14] -[.H14];[.F14]+[.C14]-[.H14]))" office:value-type="float" office:value="5.5">
            <text:p>5.5</text:p>
          </table:table-cell>
          <table:table-cell table:style-name="ce102"/>
          <table:table-cell table:style-name="ce102" table:formula="of:=[.I14]+[.J14]" office:value-type="float" office:value="5.5">
            <text:p>5.5</text:p>
          </table:table-cell>
          <table:table-cell table:style-name="ce115"/>
        </table:table-row>
        <table:table-row table:style-name="ro17">
          <table:table-cell table:style-name="ce41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4-01">
            <text:p>04/01/15</text:p>
          </table:table-cell>
          <table:table-cell table:style-name="ce103" table:formula="of:=IF(YEAR(NOW())&gt;YEAR([.D15]);DATE(YEAR([.D15]);12;31);NOW())" office:value-type="date" office:date-value="2015-11-16T09:58:48.65">
            <text:p>11/16/15</text:p>
          </table:table-cell>
          <table:table-cell table:style-name="ce104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111" table:formula="of:=SUMPRODUCT([Thong_Tin_Ngay_Nghi_201501.$B$3:.$B$21]=[.B15];[Thong_Tin_Ngay_Nghi_201501.$C$3:.$C$21]) + SUMPRODUCT([Thong_Tin_Ngay_Nghi_201502.$B$5:.$B$27]=[.B15];[Thong_Tin_Ngay_Nghi_201502.$C$5:.$C$27])  + SUMPRODUCT([Thong_Tin_Ngay_Nghi_201503.$B$5:.$B$26]=[.B15];[Thong_Tin_Ngay_Nghi_201503.$C$5:.$C$26])" office:value-type="float" office:value="0">
            <text:p>0</text:p>
          </table:table-cell>
          <table:table-cell table:style-name="ce114" table:formula="of:=SUMPRODUCT([Thong_Tin_Ngay_Nghi_201501.$B$3:.$B$21]=[.B15];[Thong_Tin_Ngay_Nghi_201501.$C$3:.$C$21]) + SUMPRODUCT([Thong_Tin_Ngay_Nghi_201502.$B$5:.$B$27]=[.B15];[Thong_Tin_Ngay_Nghi_201502.$C$5:.$C$27])  + SUMPRODUCT([Thong_Tin_Ngay_Nghi_201503.$B$5:.$B$26]=[.B15];[Thong_Tin_Ngay_Nghi_201503.$C$5:.$C$26]) +  SUMPRODUCT([Thong_Tin_Ngay_Nghi_201504.$B$5:.$B$32]=[.B15];[Thong_Tin_Ngay_Nghi_201504.$C$5:.$C$32]) + SUMPRODUCT([Thong_Tin_Ngay_Nghi_201505.$B$5:.$B$33]=[.B15];[Thong_Tin_Ngay_Nghi_201505.$C$5:.$C$33]) + SUMPRODUCT([Thong_Tin_Ngay_Nghi_201506.$B$4:.$B$34]=[.B15];[Thong_Tin_Ngay_Nghi_201506.$C$4:.$C$34])  + SUMPRODUCT([Thong_Tin_Ngay_Nghi_201507.$B$4:.$B$39]=[.B15];[Thong_Tin_Ngay_Nghi_201507.$C$4:.$C$39]) + SUMPRODUCT([Thong_Tin_Ngay_Nghi_201508.$B$4:.$B$39]=[.B15];[Thong_Tin_Ngay_Nghi_201508.$C$4:.$C$39]) +  SUMPRODUCT([Thong_Tin_Ngay_Nghi_201509.$B$4:.$B$44]=[.B15];[Thong_Tin_Ngay_Nghi_201509.$C$4:.$C$44]) + SUMPRODUCT([Thong_Tin_Ngay_Nghi_201510.$B$4:.$B$44]=[.B15];[Thong_Tin_Ngay_Nghi_201510.$C$4:.$C$44]) + SUMPRODUCT([Thong_Tin_Ngay_Nghi_201511.$B$4:.$B$50]=[.B15];[Thong_Tin_Ngay_Nghi_201511.$C$4:.$C$50])" office:value-type="float" office:value="17">
            <text:p>17</text:p>
          </table:table-cell>
          <table:table-cell table:style-name="ce102" table:formula="of:=IF(DATE(YEAR([.E15]);MONTH([.E15]);DAY([.E15]))&lt;=DATE(YEAR([.E15]);3;31); [.C15]-[.G15] + [.F15]; IF([.G15]-[.C15]&lt;0;[.G15] + [.F15] -[.H15];[.F15]+[.C15]-[.H15]))" office:value-type="float" office:value="-9">
            <text:p>-9</text:p>
          </table:table-cell>
          <table:table-cell table:style-name="ce102" table:formula="of:=3.5+3" office:value-type="float" office:value="6.5">
            <text:p>6.5</text:p>
          </table:table-cell>
          <table:table-cell table:style-name="ce102" table:formula="of:=[.I15]+[.J15]" office:value-type="float" office:value="-2.5">
            <text:p>-2.5</text:p>
          </table:table-cell>
          <table:table-cell table:style-name="ce115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16]);DATE(YEAR([.D16]);12;31);NOW())" office:value-type="date" office:date-value="2015-11-16T09:58:48.65">
            <text:p>11/16/15</text:p>
          </table:table-cell>
          <table:table-cell table:style-name="ce104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1">
            <text:p>11</text:p>
          </table:table-cell>
          <table:table-cell table:style-name="ce111" table:formula="of:=SUMPRODUCT([Thong_Tin_Ngay_Nghi_201501.$B$3:.$B$21]=[.B16];[Thong_Tin_Ngay_Nghi_201501.$C$3:.$C$21]) + SUMPRODUCT([Thong_Tin_Ngay_Nghi_201502.$B$5:.$B$27]=[.B16];[Thong_Tin_Ngay_Nghi_201502.$C$5:.$C$27])  + SUMPRODUCT([Thong_Tin_Ngay_Nghi_201503.$B$5:.$B$26]=[.B16];[Thong_Tin_Ngay_Nghi_201503.$C$5:.$C$26])" office:value-type="float" office:value="7">
            <text:p>7</text:p>
          </table:table-cell>
          <table:table-cell table:style-name="ce114" table:formula="of:=SUMPRODUCT([Thong_Tin_Ngay_Nghi_201501.$B$3:.$B$21]=[.B16];[Thong_Tin_Ngay_Nghi_201501.$C$3:.$C$21]) + SUMPRODUCT([Thong_Tin_Ngay_Nghi_201502.$B$5:.$B$27]=[.B16];[Thong_Tin_Ngay_Nghi_201502.$C$5:.$C$27])  + SUMPRODUCT([Thong_Tin_Ngay_Nghi_201503.$B$5:.$B$26]=[.B16];[Thong_Tin_Ngay_Nghi_201503.$C$5:.$C$26]) +  SUMPRODUCT([Thong_Tin_Ngay_Nghi_201504.$B$5:.$B$32]=[.B16];[Thong_Tin_Ngay_Nghi_201504.$C$5:.$C$32]) + SUMPRODUCT([Thong_Tin_Ngay_Nghi_201505.$B$5:.$B$33]=[.B16];[Thong_Tin_Ngay_Nghi_201505.$C$5:.$C$33]) + SUMPRODUCT([Thong_Tin_Ngay_Nghi_201506.$B$4:.$B$34]=[.B16];[Thong_Tin_Ngay_Nghi_201506.$C$4:.$C$34])  + SUMPRODUCT([Thong_Tin_Ngay_Nghi_201507.$B$4:.$B$39]=[.B16];[Thong_Tin_Ngay_Nghi_201507.$C$4:.$C$39]) + SUMPRODUCT([Thong_Tin_Ngay_Nghi_201508.$B$4:.$B$39]=[.B16];[Thong_Tin_Ngay_Nghi_201508.$C$4:.$C$39]) +  SUMPRODUCT([Thong_Tin_Ngay_Nghi_201509.$B$4:.$B$44]=[.B16];[Thong_Tin_Ngay_Nghi_201509.$C$4:.$C$44]) + SUMPRODUCT([Thong_Tin_Ngay_Nghi_201510.$B$4:.$B$44]=[.B16];[Thong_Tin_Ngay_Nghi_201510.$C$4:.$C$44]) + SUMPRODUCT([Thong_Tin_Ngay_Nghi_201511.$B$4:.$B$50]=[.B16];[Thong_Tin_Ngay_Nghi_201511.$C$4:.$C$50])" office:value-type="float" office:value="18.5">
            <text:p>18.5</text:p>
          </table:table-cell>
          <table:table-cell table:style-name="ce102" table:formula="of:=IF(DATE(YEAR([.E16]);MONTH([.E16]);DAY([.E16]))&lt;=DATE(YEAR([.E16]);3;31); [.C16]-[.G16] + [.F16]; IF([.G16]-[.C16]&lt;0;[.G16] + [.F16] -[.H16];[.F16]+[.C16]-[.H16]))" office:value-type="float" office:value="-7.5">
            <text:p>-7.5</text:p>
          </table:table-cell>
          <table:table-cell table:style-name="ce102"/>
          <table:table-cell table:style-name="ce102" table:formula="of:=[.I16]+[.J16]" office:value-type="float" office:value="-7.5">
            <text:p>-7.5</text:p>
          </table:table-cell>
          <table:table-cell table:style-name="ce115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HieuHT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9-16">
            <text:p>09/16/15</text:p>
          </table:table-cell>
          <table:table-cell table:style-name="ce103" table:formula="of:=IF(YEAR(NOW())&gt;YEAR([.D17]);DATE(YEAR([.D17]);12;31);NOW())" office:value-type="date" office:date-value="2015-11-16T09:58:48.65">
            <text:p>11/16/15</text:p>
          </table:table-cell>
          <table:table-cell table:style-name="ce104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3">
            <text:p>3</text:p>
          </table:table-cell>
          <table:table-cell table:style-name="ce111"/>
          <table:table-cell table:style-name="ce114" table:formula="of:=SUMPRODUCT([Thong_Tin_Ngay_Nghi_201501.$B$3:.$B$21]=[.B17];[Thong_Tin_Ngay_Nghi_201501.$C$3:.$C$21]) + SUMPRODUCT([Thong_Tin_Ngay_Nghi_201502.$B$5:.$B$27]=[.B17];[Thong_Tin_Ngay_Nghi_201502.$C$5:.$C$27])  + SUMPRODUCT([Thong_Tin_Ngay_Nghi_201503.$B$5:.$B$26]=[.B17];[Thong_Tin_Ngay_Nghi_201503.$C$5:.$C$26]) +  SUMPRODUCT([Thong_Tin_Ngay_Nghi_201504.$B$5:.$B$32]=[.B17];[Thong_Tin_Ngay_Nghi_201504.$C$5:.$C$32]) + SUMPRODUCT([Thong_Tin_Ngay_Nghi_201505.$B$5:.$B$33]=[.B17];[Thong_Tin_Ngay_Nghi_201505.$C$5:.$C$33]) + SUMPRODUCT([Thong_Tin_Ngay_Nghi_201506.$B$4:.$B$34]=[.B17];[Thong_Tin_Ngay_Nghi_201506.$C$4:.$C$34])  + SUMPRODUCT([Thong_Tin_Ngay_Nghi_201507.$B$4:.$B$39]=[.B17];[Thong_Tin_Ngay_Nghi_201507.$C$4:.$C$39]) + SUMPRODUCT([Thong_Tin_Ngay_Nghi_201508.$B$4:.$B$39]=[.B17];[Thong_Tin_Ngay_Nghi_201508.$C$4:.$C$39]) +  SUMPRODUCT([Thong_Tin_Ngay_Nghi_201509.$B$4:.$B$44]=[.B17];[Thong_Tin_Ngay_Nghi_201509.$C$4:.$C$44]) + SUMPRODUCT([Thong_Tin_Ngay_Nghi_201510.$B$4:.$B$44]=[.B17];[Thong_Tin_Ngay_Nghi_201510.$C$4:.$C$44]) + SUMPRODUCT([Thong_Tin_Ngay_Nghi_201511.$B$4:.$B$50]=[.B17];[Thong_Tin_Ngay_Nghi_201511.$C$4:.$C$50])" office:value-type="float" office:value="2">
            <text:p>2</text:p>
          </table:table-cell>
          <table:table-cell table:style-name="ce102" table:formula="of:=IF(DATE(YEAR([.E17]);MONTH([.E17]);DAY([.E17]))&lt;=DATE(YEAR([.E17]);3;31); [.C17]-[.G17] + [.F17]; IF([.G17]-[.C17]&lt;0;[.G17] + [.F17] -[.H17];[.F17]+[.C17]-[.H17]))" office:value-type="float" office:value="1">
            <text:p>1</text:p>
          </table:table-cell>
          <table:table-cell table:style-name="ce102"/>
          <table:table-cell table:style-name="ce102" table:formula="of:=[.I17]+[.J17]" office:value-type="float" office:value="1">
            <text:p>1</text:p>
          </table:table-cell>
          <table:table-cell table:style-name="ce115"/>
        </table:table-row>
        <table:table-row table:style-name="ro19">
          <table:table-cell table:style-name="ce41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4-01">
            <text:p>04/01/15</text:p>
          </table:table-cell>
          <table:table-cell table:style-name="ce103" table:formula="of:=IF(YEAR(NOW())&gt;YEAR([.D18]);DATE(YEAR([.D18]);12;31);NOW())" office:value-type="date" office:date-value="2015-11-16T09:58:48.66">
            <text:p>11/16/15</text:p>
          </table:table-cell>
          <table:table-cell table:style-name="ce104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111" table:formula="of:=SUMPRODUCT([Thong_Tin_Ngay_Nghi_201501.$B$3:.$B$21]=[.B18];[Thong_Tin_Ngay_Nghi_201501.$C$3:.$C$21]) + SUMPRODUCT([Thong_Tin_Ngay_Nghi_201502.$B$5:.$B$27]=[.B18];[Thong_Tin_Ngay_Nghi_201502.$C$5:.$C$27])  + SUMPRODUCT([Thong_Tin_Ngay_Nghi_201503.$B$5:.$B$26]=[.B18];[Thong_Tin_Ngay_Nghi_201503.$C$5:.$C$26])" office:value-type="float" office:value="0">
            <text:p>0</text:p>
          </table:table-cell>
          <table:table-cell table:style-name="ce114" table:formula="of:=SUMPRODUCT([Thong_Tin_Ngay_Nghi_201501.$B$3:.$B$21]=[.B18];[Thong_Tin_Ngay_Nghi_201501.$C$3:.$C$21]) + SUMPRODUCT([Thong_Tin_Ngay_Nghi_201502.$B$5:.$B$27]=[.B18];[Thong_Tin_Ngay_Nghi_201502.$C$5:.$C$27])  + SUMPRODUCT([Thong_Tin_Ngay_Nghi_201503.$B$5:.$B$26]=[.B18];[Thong_Tin_Ngay_Nghi_201503.$C$5:.$C$26]) +  SUMPRODUCT([Thong_Tin_Ngay_Nghi_201504.$B$5:.$B$32]=[.B18];[Thong_Tin_Ngay_Nghi_201504.$C$5:.$C$32]) + SUMPRODUCT([Thong_Tin_Ngay_Nghi_201505.$B$5:.$B$33]=[.B18];[Thong_Tin_Ngay_Nghi_201505.$C$5:.$C$33]) + SUMPRODUCT([Thong_Tin_Ngay_Nghi_201506.$B$4:.$B$34]=[.B18];[Thong_Tin_Ngay_Nghi_201506.$C$4:.$C$34])  + SUMPRODUCT([Thong_Tin_Ngay_Nghi_201507.$B$4:.$B$39]=[.B18];[Thong_Tin_Ngay_Nghi_201507.$C$4:.$C$39]) + SUMPRODUCT([Thong_Tin_Ngay_Nghi_201508.$B$4:.$B$39]=[.B18];[Thong_Tin_Ngay_Nghi_201508.$C$4:.$C$39]) +  SUMPRODUCT([Thong_Tin_Ngay_Nghi_201509.$B$4:.$B$44]=[.B18];[Thong_Tin_Ngay_Nghi_201509.$C$4:.$C$44]) + SUMPRODUCT([Thong_Tin_Ngay_Nghi_201510.$B$4:.$B$44]=[.B18];[Thong_Tin_Ngay_Nghi_201510.$C$4:.$C$44]) + SUMPRODUCT([Thong_Tin_Ngay_Nghi_201511.$B$4:.$B$50]=[.B18];[Thong_Tin_Ngay_Nghi_201511.$C$4:.$C$50])" office:value-type="float" office:value="3.5">
            <text:p>3.5</text:p>
          </table:table-cell>
          <table:table-cell table:style-name="ce102" table:formula="of:=IF(DATE(YEAR([.E18]);MONTH([.E18]);DAY([.E18]))&lt;=DATE(YEAR([.E18]);3;31); [.C18]-[.G18] + [.F18]; IF([.G18]-[.C18]&lt;0;[.G18] + [.F18] -[.H18];[.F18]+[.C18]-[.H18]))" office:value-type="float" office:value="4.5">
            <text:p>4.5</text:p>
          </table:table-cell>
          <table:table-cell table:style-name="ce102" office:value-type="float" office:value="1">
            <text:p>1</text:p>
          </table:table-cell>
          <table:table-cell table:style-name="ce102" table:formula="of:=[.I18]+[.J18]" office:value-type="float" office:value="5.5">
            <text:p>5.5</text:p>
          </table:table-cell>
          <table:table-cell table:style-name="ce115" office:value-type="string">
            <text:p>- Đã trừ 1 ngày nghỉ vào lương T4</text:p>
            <text:p/>
            <text:p>=&gt; ko trừ ngày này vào phép nữa</text:p>
          </table:table-cell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102" office:value-type="float" office:value="8">
            <text:p>8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19]);DATE(YEAR([.D19]);12;31);NOW())" office:value-type="date" office:date-value="2015-11-16T09:58:48.66">
            <text:p>11/16/15</text:p>
          </table:table-cell>
          <table:table-cell table:style-name="ce104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1">
            <text:p>11</text:p>
          </table:table-cell>
          <table:table-cell table:style-name="ce111" table:formula="of:=SUMPRODUCT([Thong_Tin_Ngay_Nghi_201501.$B$3:.$B$21]=[.B19];[Thong_Tin_Ngay_Nghi_201501.$C$3:.$C$21]) + SUMPRODUCT([Thong_Tin_Ngay_Nghi_201502.$B$5:.$B$27]=[.B19];[Thong_Tin_Ngay_Nghi_201502.$C$5:.$C$27])  + SUMPRODUCT([Thong_Tin_Ngay_Nghi_201503.$B$5:.$B$26]=[.B19];[Thong_Tin_Ngay_Nghi_201503.$C$5:.$C$26])" office:value-type="float" office:value="6">
            <text:p>6</text:p>
          </table:table-cell>
          <table:table-cell table:style-name="ce114" table:formula="of:=SUMPRODUCT([Thong_Tin_Ngay_Nghi_201501.$B$3:.$B$21]=[.B19];[Thong_Tin_Ngay_Nghi_201501.$C$3:.$C$21]) + SUMPRODUCT([Thong_Tin_Ngay_Nghi_201502.$B$5:.$B$27]=[.B19];[Thong_Tin_Ngay_Nghi_201502.$C$5:.$C$27])  + SUMPRODUCT([Thong_Tin_Ngay_Nghi_201503.$B$5:.$B$26]=[.B19];[Thong_Tin_Ngay_Nghi_201503.$C$5:.$C$26]) +  SUMPRODUCT([Thong_Tin_Ngay_Nghi_201504.$B$5:.$B$32]=[.B19];[Thong_Tin_Ngay_Nghi_201504.$C$5:.$C$32]) + SUMPRODUCT([Thong_Tin_Ngay_Nghi_201505.$B$5:.$B$33]=[.B19];[Thong_Tin_Ngay_Nghi_201505.$C$5:.$C$33]) + SUMPRODUCT([Thong_Tin_Ngay_Nghi_201506.$B$4:.$B$34]=[.B19];[Thong_Tin_Ngay_Nghi_201506.$C$4:.$C$34])  + SUMPRODUCT([Thong_Tin_Ngay_Nghi_201507.$B$4:.$B$39]=[.B19];[Thong_Tin_Ngay_Nghi_201507.$C$4:.$C$39]) + SUMPRODUCT([Thong_Tin_Ngay_Nghi_201508.$B$4:.$B$39]=[.B19];[Thong_Tin_Ngay_Nghi_201508.$C$4:.$C$39]) +  SUMPRODUCT([Thong_Tin_Ngay_Nghi_201509.$B$4:.$B$44]=[.B19];[Thong_Tin_Ngay_Nghi_201509.$C$4:.$C$44]) + SUMPRODUCT([Thong_Tin_Ngay_Nghi_201510.$B$4:.$B$44]=[.B19];[Thong_Tin_Ngay_Nghi_201510.$C$4:.$C$44]) + SUMPRODUCT([Thong_Tin_Ngay_Nghi_201511.$B$4:.$B$50]=[.B19];[Thong_Tin_Ngay_Nghi_201511.$C$4:.$C$50])" office:value-type="float" office:value="15">
            <text:p>15</text:p>
          </table:table-cell>
          <table:table-cell table:style-name="ce102" table:formula="of:=IF(DATE(YEAR([.E19]);MONTH([.E19]);DAY([.E19]))&lt;=DATE(YEAR([.E19]);3;31); [.C19]-[.G19] + [.F19]; IF([.G19]-[.C19]&lt;0;[.G19] + [.F19] -[.H19];[.F19]+[.C19]-[.H19]))" office:value-type="float" office:value="2">
            <text:p>2</text:p>
          </table:table-cell>
          <table:table-cell table:style-name="ce102"/>
          <table:table-cell table:style-name="ce102" table:formula="of:=[.I19]+[.J19]" office:value-type="float" office:value="2">
            <text:p>2</text:p>
          </table:table-cell>
          <table:table-cell table:style-name="ce115"/>
        </table:table-row>
        <table:table-row table:style-name="ro11">
          <table:table-cell table:style-name="ce41" office:value-type="float" office:value="14">
            <text:p>14</text:p>
          </table:table-cell>
          <table:table-cell table:style-name="ce43" office:value-type="string">
            <text:p>HungPN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7-01">
            <text:p>07/01/15</text:p>
          </table:table-cell>
          <table:table-cell table:style-name="ce103" table:formula="of:=IF(YEAR(NOW())&gt;YEAR([.D20]);DATE(YEAR([.D20]);12;31);NOW())" office:value-type="date" office:date-value="2015-11-16T09:58:48.66">
            <text:p>11/16/15</text:p>
          </table:table-cell>
          <table:table-cell table:style-name="ce104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5">
            <text:p>5</text:p>
          </table:table-cell>
          <table:table-cell table:style-name="ce111"/>
          <table:table-cell table:style-name="ce114" table:formula="of:=SUMPRODUCT([Thong_Tin_Ngay_Nghi_201501.$B$3:.$B$21]=[.B20];[Thong_Tin_Ngay_Nghi_201501.$C$3:.$C$21]) + SUMPRODUCT([Thong_Tin_Ngay_Nghi_201502.$B$5:.$B$27]=[.B20];[Thong_Tin_Ngay_Nghi_201502.$C$5:.$C$27])  + SUMPRODUCT([Thong_Tin_Ngay_Nghi_201503.$B$5:.$B$26]=[.B20];[Thong_Tin_Ngay_Nghi_201503.$C$5:.$C$26]) +  SUMPRODUCT([Thong_Tin_Ngay_Nghi_201504.$B$5:.$B$32]=[.B20];[Thong_Tin_Ngay_Nghi_201504.$C$5:.$C$32]) + SUMPRODUCT([Thong_Tin_Ngay_Nghi_201505.$B$5:.$B$33]=[.B20];[Thong_Tin_Ngay_Nghi_201505.$C$5:.$C$33]) + SUMPRODUCT([Thong_Tin_Ngay_Nghi_201506.$B$4:.$B$34]=[.B20];[Thong_Tin_Ngay_Nghi_201506.$C$4:.$C$34])  + SUMPRODUCT([Thong_Tin_Ngay_Nghi_201507.$B$4:.$B$39]=[.B20];[Thong_Tin_Ngay_Nghi_201507.$C$4:.$C$39]) + SUMPRODUCT([Thong_Tin_Ngay_Nghi_201508.$B$4:.$B$39]=[.B20];[Thong_Tin_Ngay_Nghi_201508.$C$4:.$C$39]) +  SUMPRODUCT([Thong_Tin_Ngay_Nghi_201509.$B$4:.$B$44]=[.B20];[Thong_Tin_Ngay_Nghi_201509.$C$4:.$C$44]) + SUMPRODUCT([Thong_Tin_Ngay_Nghi_201510.$B$4:.$B$44]=[.B20];[Thong_Tin_Ngay_Nghi_201510.$C$4:.$C$44]) + SUMPRODUCT([Thong_Tin_Ngay_Nghi_201511.$B$4:.$B$50]=[.B20];[Thong_Tin_Ngay_Nghi_201511.$C$4:.$C$50])" office:value-type="float" office:value="4.5">
            <text:p>4.5</text:p>
          </table:table-cell>
          <table:table-cell table:style-name="ce102" table:formula="of:=IF(DATE(YEAR([.E20]);MONTH([.E20]);DAY([.E20]))&lt;=DATE(YEAR([.E20]);3;31); [.C20]-[.G20] + [.F20]; IF([.G20]-[.C20]&lt;0;[.G20] + [.F20] -[.H20];[.F20]+[.C20]-[.H20]))" office:value-type="float" office:value="0.5">
            <text:p>0.5</text:p>
          </table:table-cell>
          <table:table-cell table:style-name="ce102" office:value-type="float" office:value="1.5">
            <text:p>1.5</text:p>
          </table:table-cell>
          <table:table-cell table:style-name="ce102" table:formula="of:=[.I20]+[.J20]" office:value-type="float" office:value="2">
            <text:p>2</text:p>
          </table:table-cell>
          <table:table-cell table:style-name="ce115" office:value-type="string">
            <text:p>- Đã trừ 1.5 ngày nghỉ vào lương T8</text:p>
            <text:p>=&gt; ko trừ ngày này vào phép nữa</text:p>
          </table:table-cell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HuyenHT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9-07">
            <text:p>09/07/15</text:p>
          </table:table-cell>
          <table:table-cell table:style-name="ce103" table:formula="of:=IF(YEAR(NOW())&gt;YEAR([.D21]);DATE(YEAR([.D21]);12;31);NOW())" office:value-type="date" office:date-value="2015-11-16T09:58:48.66">
            <text:p>11/16/15</text:p>
          </table:table-cell>
          <table:table-cell table:style-name="ce104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3">
            <text:p>3</text:p>
          </table:table-cell>
          <table:table-cell table:style-name="ce111"/>
          <table:table-cell table:style-name="ce114" table:formula="of:=SUMPRODUCT([Thong_Tin_Ngay_Nghi_201501.$B$3:.$B$21]=[.B21];[Thong_Tin_Ngay_Nghi_201501.$C$3:.$C$21]) + SUMPRODUCT([Thong_Tin_Ngay_Nghi_201502.$B$5:.$B$27]=[.B21];[Thong_Tin_Ngay_Nghi_201502.$C$5:.$C$27])  + SUMPRODUCT([Thong_Tin_Ngay_Nghi_201503.$B$5:.$B$26]=[.B21];[Thong_Tin_Ngay_Nghi_201503.$C$5:.$C$26]) +  SUMPRODUCT([Thong_Tin_Ngay_Nghi_201504.$B$5:.$B$32]=[.B21];[Thong_Tin_Ngay_Nghi_201504.$C$5:.$C$32]) + SUMPRODUCT([Thong_Tin_Ngay_Nghi_201505.$B$5:.$B$33]=[.B21];[Thong_Tin_Ngay_Nghi_201505.$C$5:.$C$33]) + SUMPRODUCT([Thong_Tin_Ngay_Nghi_201506.$B$4:.$B$34]=[.B21];[Thong_Tin_Ngay_Nghi_201506.$C$4:.$C$34])  + SUMPRODUCT([Thong_Tin_Ngay_Nghi_201507.$B$4:.$B$39]=[.B21];[Thong_Tin_Ngay_Nghi_201507.$C$4:.$C$39]) + SUMPRODUCT([Thong_Tin_Ngay_Nghi_201508.$B$4:.$B$39]=[.B21];[Thong_Tin_Ngay_Nghi_201508.$C$4:.$C$39]) +  SUMPRODUCT([Thong_Tin_Ngay_Nghi_201509.$B$4:.$B$44]=[.B21];[Thong_Tin_Ngay_Nghi_201509.$C$4:.$C$44]) + SUMPRODUCT([Thong_Tin_Ngay_Nghi_201510.$B$4:.$B$44]=[.B21];[Thong_Tin_Ngay_Nghi_201510.$C$4:.$C$44]) + SUMPRODUCT([Thong_Tin_Ngay_Nghi_201511.$B$4:.$B$50]=[.B21];[Thong_Tin_Ngay_Nghi_201511.$C$4:.$C$50])" office:value-type="float" office:value="1">
            <text:p>1</text:p>
          </table:table-cell>
          <table:table-cell table:style-name="ce102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style-name="ce102" office:value-type="float" office:value="0">
            <text:p>0</text:p>
          </table:table-cell>
          <table:table-cell table:style-name="ce102" table:formula="of:=[.I21]+[.J21]" office:value-type="float" office:value="2">
            <text:p>2</text:p>
          </table:table-cell>
          <table:table-cell table:style-name="ce115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KhoiNLD</text:p>
          </table:table-cell>
          <table:table-cell table:style-name="ce102" office:value-type="float" office:value="2">
            <text:p>2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22]);DATE(YEAR([.D22]);12;31);NOW())" office:value-type="date" office:date-value="2015-11-16T09:58:48.66">
            <text:p>11/16/15</text:p>
          </table:table-cell>
          <table:table-cell table:style-name="ce104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1">
            <text:p>11</text:p>
          </table:table-cell>
          <table:table-cell table:style-name="ce111" table:formula="of:=SUMPRODUCT([Thong_Tin_Ngay_Nghi_201501.$B$3:.$B$21]=[.B22];[Thong_Tin_Ngay_Nghi_201501.$C$3:.$C$21]) + SUMPRODUCT([Thong_Tin_Ngay_Nghi_201502.$B$5:.$B$27]=[.B22];[Thong_Tin_Ngay_Nghi_201502.$C$5:.$C$27])  + SUMPRODUCT([Thong_Tin_Ngay_Nghi_201503.$B$5:.$B$26]=[.B22];[Thong_Tin_Ngay_Nghi_201503.$C$5:.$C$26])" office:value-type="float" office:value="3.5">
            <text:p>3.5</text:p>
          </table:table-cell>
          <table:table-cell table:style-name="ce114" table:formula="of:=SUMPRODUCT([Thong_Tin_Ngay_Nghi_201501.$B$3:.$B$21]=[.B22];[Thong_Tin_Ngay_Nghi_201501.$C$3:.$C$21]) + SUMPRODUCT([Thong_Tin_Ngay_Nghi_201502.$B$5:.$B$27]=[.B22];[Thong_Tin_Ngay_Nghi_201502.$C$5:.$C$27])  + SUMPRODUCT([Thong_Tin_Ngay_Nghi_201503.$B$5:.$B$26]=[.B22];[Thong_Tin_Ngay_Nghi_201503.$C$5:.$C$26]) +  SUMPRODUCT([Thong_Tin_Ngay_Nghi_201504.$B$5:.$B$32]=[.B22];[Thong_Tin_Ngay_Nghi_201504.$C$5:.$C$32]) + SUMPRODUCT([Thong_Tin_Ngay_Nghi_201505.$B$5:.$B$33]=[.B22];[Thong_Tin_Ngay_Nghi_201505.$C$5:.$C$33]) + SUMPRODUCT([Thong_Tin_Ngay_Nghi_201506.$B$4:.$B$34]=[.B22];[Thong_Tin_Ngay_Nghi_201506.$C$4:.$C$34])  + SUMPRODUCT([Thong_Tin_Ngay_Nghi_201507.$B$4:.$B$39]=[.B22];[Thong_Tin_Ngay_Nghi_201507.$C$4:.$C$39]) + SUMPRODUCT([Thong_Tin_Ngay_Nghi_201508.$B$4:.$B$39]=[.B22];[Thong_Tin_Ngay_Nghi_201508.$C$4:.$C$39]) +  SUMPRODUCT([Thong_Tin_Ngay_Nghi_201509.$B$4:.$B$44]=[.B22];[Thong_Tin_Ngay_Nghi_201509.$C$4:.$C$44]) + SUMPRODUCT([Thong_Tin_Ngay_Nghi_201510.$B$4:.$B$44]=[.B22];[Thong_Tin_Ngay_Nghi_201510.$C$4:.$C$44]) + SUMPRODUCT([Thong_Tin_Ngay_Nghi_201511.$B$4:.$B$50]=[.B22];[Thong_Tin_Ngay_Nghi_201511.$C$4:.$C$50])" office:value-type="float" office:value="11.5">
            <text:p>11.5</text:p>
          </table:table-cell>
          <table:table-cell table:style-name="ce102" table:formula="of:=IF(DATE(YEAR([.E22]);MONTH([.E22]);DAY([.E22]))&lt;=DATE(YEAR([.E22]);3;31); [.C22]-[.G22] + [.F22]; IF([.G22]-[.C22]&lt;0;[.G22] + [.F22] -[.H22];[.F22]+[.C22]-[.H22]))" office:value-type="float" office:value="1.5">
            <text:p>1.5</text:p>
          </table:table-cell>
          <table:table-cell table:style-name="ce102"/>
          <table:table-cell table:style-name="ce102" table:formula="of:=[.I22]+[.J22]" office:value-type="float" office:value="1.5">
            <text:p>1.5</text:p>
          </table:table-cell>
          <table:table-cell table:style-name="ce115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KienPT</text:p>
          </table:table-cell>
          <table:table-cell table:style-name="ce102"/>
          <table:table-cell table:style-name="ce103" office:value-type="date" office:date-value="2015-11-02">
            <text:p>11/02/15</text:p>
          </table:table-cell>
          <table:table-cell table:style-name="ce103" table:formula="of:=IF(YEAR(NOW())&gt;YEAR([.D23]);DATE(YEAR([.D23]);12;31);NOW())" office:value-type="date" office:date-value="2015-11-16T09:58:48.66">
            <text:p>11/16/15</text:p>
          </table:table-cell>
          <table:table-cell table:style-name="ce104"/>
          <table:table-cell table:style-name="ce111"/>
          <table:table-cell table:style-name="ce114" table:formula="of:=SUMPRODUCT([Thong_Tin_Ngay_Nghi_201501.$B$3:.$B$21]=[.B23];[Thong_Tin_Ngay_Nghi_201501.$C$3:.$C$21]) + SUMPRODUCT([Thong_Tin_Ngay_Nghi_201502.$B$5:.$B$27]=[.B23];[Thong_Tin_Ngay_Nghi_201502.$C$5:.$C$27])  + SUMPRODUCT([Thong_Tin_Ngay_Nghi_201503.$B$5:.$B$26]=[.B23];[Thong_Tin_Ngay_Nghi_201503.$C$5:.$C$26]) +  SUMPRODUCT([Thong_Tin_Ngay_Nghi_201504.$B$5:.$B$32]=[.B23];[Thong_Tin_Ngay_Nghi_201504.$C$5:.$C$32]) + SUMPRODUCT([Thong_Tin_Ngay_Nghi_201505.$B$5:.$B$33]=[.B23];[Thong_Tin_Ngay_Nghi_201505.$C$5:.$C$33]) + SUMPRODUCT([Thong_Tin_Ngay_Nghi_201506.$B$4:.$B$34]=[.B23];[Thong_Tin_Ngay_Nghi_201506.$C$4:.$C$34])  + SUMPRODUCT([Thong_Tin_Ngay_Nghi_201507.$B$4:.$B$39]=[.B23];[Thong_Tin_Ngay_Nghi_201507.$C$4:.$C$39]) + SUMPRODUCT([Thong_Tin_Ngay_Nghi_201508.$B$4:.$B$39]=[.B23];[Thong_Tin_Ngay_Nghi_201508.$C$4:.$C$39]) +  SUMPRODUCT([Thong_Tin_Ngay_Nghi_201509.$B$4:.$B$44]=[.B23];[Thong_Tin_Ngay_Nghi_201509.$C$4:.$C$44]) + SUMPRODUCT([Thong_Tin_Ngay_Nghi_201510.$B$4:.$B$44]=[.B23];[Thong_Tin_Ngay_Nghi_201510.$C$4:.$C$44]) + SUMPRODUCT([Thong_Tin_Ngay_Nghi_201511.$B$4:.$B$50]=[.B23];[Thong_Tin_Ngay_Nghi_201511.$C$4:.$C$50])" office:value-type="float" office:value="0">
            <text:p>0</text:p>
          </table:table-cell>
          <table:table-cell table:style-name="ce102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style-name="ce102"/>
          <table:table-cell table:style-name="ce102" table:formula="of:=[.I23]+[.J23]" office:value-type="float" office:value="0">
            <text:p>0</text:p>
          </table:table-cell>
          <table:table-cell table:style-name="ce115"/>
        </table:table-row>
        <table:table-row table:style-name="ro11">
          <table:table-cell table:style-name="ce41" office:value-type="float" office:value="18">
            <text:p>18</text:p>
          </table:table-cell>
          <table:table-cell table:style-name="ce43" office:value-type="string">
            <text:p>LuanNN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6-08">
            <text:p>06/08/15</text:p>
          </table:table-cell>
          <table:table-cell table:style-name="ce103" table:formula="of:=IF(YEAR(NOW())&gt;YEAR([.D24]);DATE(YEAR([.D24]);12;31);NOW())" office:value-type="date" office:date-value="2015-11-16T09:58:44.15">
            <text:p>11/16/15</text:p>
          </table:table-cell>
          <table:table-cell table:style-name="ce104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6">
            <text:p>6</text:p>
          </table:table-cell>
          <table:table-cell table:style-name="ce111"/>
          <table:table-cell table:style-name="ce114" table:formula="of:=SUMPRODUCT([Thong_Tin_Ngay_Nghi_201501.$B$3:.$B$21]=[.B24];[Thong_Tin_Ngay_Nghi_201501.$C$3:.$C$21]) + SUMPRODUCT([Thong_Tin_Ngay_Nghi_201502.$B$5:.$B$27]=[.B24];[Thong_Tin_Ngay_Nghi_201502.$C$5:.$C$27])  + SUMPRODUCT([Thong_Tin_Ngay_Nghi_201503.$B$5:.$B$26]=[.B24];[Thong_Tin_Ngay_Nghi_201503.$C$5:.$C$26]) +  SUMPRODUCT([Thong_Tin_Ngay_Nghi_201504.$B$5:.$B$32]=[.B24];[Thong_Tin_Ngay_Nghi_201504.$C$5:.$C$32]) + SUMPRODUCT([Thong_Tin_Ngay_Nghi_201505.$B$5:.$B$33]=[.B24];[Thong_Tin_Ngay_Nghi_201505.$C$5:.$C$33]) + SUMPRODUCT([Thong_Tin_Ngay_Nghi_201506.$B$4:.$B$34]=[.B24];[Thong_Tin_Ngay_Nghi_201506.$C$4:.$C$34])  + SUMPRODUCT([Thong_Tin_Ngay_Nghi_201507.$B$4:.$B$39]=[.B24];[Thong_Tin_Ngay_Nghi_201507.$C$4:.$C$39]) + SUMPRODUCT([Thong_Tin_Ngay_Nghi_201508.$B$4:.$B$39]=[.B24];[Thong_Tin_Ngay_Nghi_201508.$C$4:.$C$39]) +  SUMPRODUCT([Thong_Tin_Ngay_Nghi_201509.$B$4:.$B$44]=[.B24];[Thong_Tin_Ngay_Nghi_201509.$C$4:.$C$44]) + SUMPRODUCT([Thong_Tin_Ngay_Nghi_201510.$B$4:.$B$44]=[.B24];[Thong_Tin_Ngay_Nghi_201510.$C$4:.$C$44]) + SUMPRODUCT([Thong_Tin_Ngay_Nghi_201511.$B$4:.$B$50]=[.B24];[Thong_Tin_Ngay_Nghi_201511.$C$4:.$C$50])" office:value-type="float" office:value="1">
            <text:p>1</text:p>
          </table:table-cell>
          <table:table-cell table:style-name="ce102" table:formula="of:=IF(DATE(YEAR([.E24]);MONTH([.E24]);DAY([.E24]))&lt;=DATE(YEAR([.E24]);3;31); [.C24]-[.G24] + [.F24]; IF([.G24]-[.C24]&lt;0;[.G24] + [.F24] -[.H24];[.F24]+[.C24]-[.H24]))" office:value-type="float" office:value="5">
            <text:p>5</text:p>
          </table:table-cell>
          <table:table-cell table:style-name="ce102"/>
          <table:table-cell table:style-name="ce102" table:formula="of:=[.I24]+[.J24]" office:value-type="float" office:value="5">
            <text:p>5</text:p>
          </table:table-cell>
          <table:table-cell table:style-name="ce115" office:value-type="string">
            <text:p>- Đã trừ 1 ngày nghỉ vào lương T8</text:p>
            <text:p>=&gt; ko trừ ngày này vào phép nữa</text:p>
          </table:table-cell>
        </table:table-row>
        <table:table-row table:style-name="ro19">
          <table:table-cell table:style-name="ce41" office:value-type="float" office:value="19">
            <text:p>19</text:p>
          </table:table-cell>
          <table:table-cell table:style-name="ce43" office:value-type="string">
            <text:p>MaiDTP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25]);DATE(YEAR([.D25]);12;31);NOW())" office:value-type="date" office:date-value="2015-11-16T09:58:44.16">
            <text:p>11/16/15</text:p>
          </table:table-cell>
          <table:table-cell table:style-name="ce104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1">
            <text:p>11</text:p>
          </table:table-cell>
          <table:table-cell table:style-name="ce111" table:formula="of:=SUMPRODUCT([Thong_Tin_Ngay_Nghi_201501.$B$3:.$B$21]=[.B25];[Thong_Tin_Ngay_Nghi_201501.$C$3:.$C$21]) + SUMPRODUCT([Thong_Tin_Ngay_Nghi_201502.$B$5:.$B$27]=[.B25];[Thong_Tin_Ngay_Nghi_201502.$C$5:.$C$27])  + SUMPRODUCT([Thong_Tin_Ngay_Nghi_201503.$B$5:.$B$26]=[.B25];[Thong_Tin_Ngay_Nghi_201503.$C$5:.$C$26])" office:value-type="float" office:value="9">
            <text:p>9</text:p>
          </table:table-cell>
          <table:table-cell table:style-name="ce114" table:formula="of:=SUMPRODUCT([Thong_Tin_Ngay_Nghi_201501.$B$3:.$B$21]=[.B25];[Thong_Tin_Ngay_Nghi_201501.$C$3:.$C$21]) + SUMPRODUCT([Thong_Tin_Ngay_Nghi_201502.$B$5:.$B$27]=[.B25];[Thong_Tin_Ngay_Nghi_201502.$C$5:.$C$27])  + SUMPRODUCT([Thong_Tin_Ngay_Nghi_201503.$B$5:.$B$26]=[.B25];[Thong_Tin_Ngay_Nghi_201503.$C$5:.$C$26]) +  SUMPRODUCT([Thong_Tin_Ngay_Nghi_201504.$B$5:.$B$32]=[.B25];[Thong_Tin_Ngay_Nghi_201504.$C$5:.$C$32]) + SUMPRODUCT([Thong_Tin_Ngay_Nghi_201505.$B$5:.$B$33]=[.B25];[Thong_Tin_Ngay_Nghi_201505.$C$5:.$C$33]) + SUMPRODUCT([Thong_Tin_Ngay_Nghi_201506.$B$4:.$B$34]=[.B25];[Thong_Tin_Ngay_Nghi_201506.$C$4:.$C$34])  + SUMPRODUCT([Thong_Tin_Ngay_Nghi_201507.$B$4:.$B$39]=[.B25];[Thong_Tin_Ngay_Nghi_201507.$C$4:.$C$39]) + SUMPRODUCT([Thong_Tin_Ngay_Nghi_201508.$B$4:.$B$39]=[.B25];[Thong_Tin_Ngay_Nghi_201508.$C$4:.$C$39]) +  SUMPRODUCT([Thong_Tin_Ngay_Nghi_201509.$B$4:.$B$44]=[.B25];[Thong_Tin_Ngay_Nghi_201509.$C$4:.$C$44]) + SUMPRODUCT([Thong_Tin_Ngay_Nghi_201510.$B$4:.$B$44]=[.B25];[Thong_Tin_Ngay_Nghi_201510.$C$4:.$C$44]) + SUMPRODUCT([Thong_Tin_Ngay_Nghi_201511.$B$4:.$B$50]=[.B25];[Thong_Tin_Ngay_Nghi_201511.$C$4:.$C$50])" office:value-type="float" office:value="19.5">
            <text:p>19.5</text:p>
          </table:table-cell>
          <table:table-cell table:style-name="ce102" table:formula="of:=IF(DATE(YEAR([.E25]);MONTH([.E25]);DAY([.E25]))&lt;=DATE(YEAR([.E25]);3;31); [.C25]-[.G25] + [.F25]; IF([.G25]-[.C25]&lt;0;[.G25] + [.F25] -[.H25];[.F25]+[.C25]-[.H25]))" office:value-type="float" office:value="-8.5">
            <text:p>-8.5</text:p>
          </table:table-cell>
          <table:table-cell table:style-name="ce102" office:value-type="float" office:value="7">
            <text:p>7</text:p>
          </table:table-cell>
          <table:table-cell table:style-name="ce102" table:formula="of:=[.I25]+[.J25]" office:value-type="float" office:value="-1.5">
            <text:p>-1.5</text:p>
          </table:table-cell>
          <table:table-cell table:style-name="ce115" office:value-type="string">
            <text:p>- Đã trừ 7 ngày nghỉ vào lương T1 </text:p>
            <text:p/>
            <text:p>=&gt; ko trừ ngày này vào phép nữa</text:p>
          </table:table-cell>
        </table:table-row>
        <table:table-row table:style-name="ro11">
          <table:table-cell table:style-name="ce41" office:value-type="float" office:value="20">
            <text:p>20</text:p>
          </table:table-cell>
          <table:table-cell table:style-name="ce43" office:value-type="string">
            <text:p>MaiNTT</text:p>
          </table:table-cell>
          <table:table-cell table:style-name="ce102"/>
          <table:table-cell table:style-name="ce103" office:value-type="date" office:date-value="2015-07-20">
            <text:p>07/20/15</text:p>
          </table:table-cell>
          <table:table-cell table:style-name="ce103" table:formula="of:=IF(YEAR(NOW())&gt;YEAR([.D26]);DATE(YEAR([.D26]);12;31);NOW())" office:value-type="date" office:date-value="2015-11-16T09:58:44.16">
            <text:p>11/16/15</text:p>
          </table:table-cell>
          <table:table-cell table:style-name="ce104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4">
            <text:p>4</text:p>
          </table:table-cell>
          <table:table-cell table:style-name="ce111"/>
          <table:table-cell table:style-name="ce114" table:formula="of:=SUMPRODUCT([Thong_Tin_Ngay_Nghi_201501.$B$3:.$B$21]=[.B26];[Thong_Tin_Ngay_Nghi_201501.$C$3:.$C$21]) + SUMPRODUCT([Thong_Tin_Ngay_Nghi_201502.$B$5:.$B$27]=[.B26];[Thong_Tin_Ngay_Nghi_201502.$C$5:.$C$27])  + SUMPRODUCT([Thong_Tin_Ngay_Nghi_201503.$B$5:.$B$26]=[.B26];[Thong_Tin_Ngay_Nghi_201503.$C$5:.$C$26]) +  SUMPRODUCT([Thong_Tin_Ngay_Nghi_201504.$B$5:.$B$32]=[.B26];[Thong_Tin_Ngay_Nghi_201504.$C$5:.$C$32]) + SUMPRODUCT([Thong_Tin_Ngay_Nghi_201505.$B$5:.$B$33]=[.B26];[Thong_Tin_Ngay_Nghi_201505.$C$5:.$C$33]) + SUMPRODUCT([Thong_Tin_Ngay_Nghi_201506.$B$4:.$B$34]=[.B26];[Thong_Tin_Ngay_Nghi_201506.$C$4:.$C$34])  + SUMPRODUCT([Thong_Tin_Ngay_Nghi_201507.$B$4:.$B$39]=[.B26];[Thong_Tin_Ngay_Nghi_201507.$C$4:.$C$39]) + SUMPRODUCT([Thong_Tin_Ngay_Nghi_201508.$B$4:.$B$39]=[.B26];[Thong_Tin_Ngay_Nghi_201508.$C$4:.$C$39]) +  SUMPRODUCT([Thong_Tin_Ngay_Nghi_201509.$B$4:.$B$44]=[.B26];[Thong_Tin_Ngay_Nghi_201509.$C$4:.$C$44]) + SUMPRODUCT([Thong_Tin_Ngay_Nghi_201510.$B$4:.$B$44]=[.B26];[Thong_Tin_Ngay_Nghi_201510.$C$4:.$C$44]) + SUMPRODUCT([Thong_Tin_Ngay_Nghi_201511.$B$4:.$B$50]=[.B26];[Thong_Tin_Ngay_Nghi_201511.$C$4:.$C$50])" office:value-type="float" office:value="3">
            <text:p>3</text:p>
          </table:table-cell>
          <table:table-cell table:style-name="ce102" table:formula="of:=IF(DATE(YEAR([.E26]);MONTH([.E26]);DAY([.E26]))&lt;=DATE(YEAR([.E26]);3;31); [.C26]-[.G26] + [.F26]; IF([.G26]-[.C26]&lt;0;[.G26] + [.F26] -[.H26];[.F26]+[.C26]-[.H26]))" office:value-type="float" office:value="1">
            <text:p>1</text:p>
          </table:table-cell>
          <table:table-cell table:style-name="ce102"/>
          <table:table-cell table:style-name="ce102" table:formula="of:=[.I26]+[.J26]" office:value-type="float" office:value="1">
            <text:p>1</text:p>
          </table:table-cell>
          <table:table-cell table:style-name="ce115" office:value-type="string">
            <text:p>- Đã trừ 1 ngày nghỉ vào lương T8</text:p>
            <text:p>=&gt; ko trừ ngày này vào phép nữa</text:p>
          </table:table-cell>
        </table:table-row>
        <table:table-row table:style-name="ro7">
          <table:table-cell table:style-name="ce41" office:value-type="float" office:value="21">
            <text:p>21</text:p>
          </table:table-cell>
          <table:table-cell table:style-name="ce43" office:value-type="string">
            <text:p>MinhTD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6-17">
            <text:p>06/17/15</text:p>
          </table:table-cell>
          <table:table-cell table:style-name="ce103" table:formula="of:=IF(YEAR(NOW())&gt;YEAR([.D27]);DATE(YEAR([.D27]);12;31);NOW())" office:value-type="date" office:date-value="2015-11-16T09:58:44.16">
            <text:p>11/16/15</text:p>
          </table:table-cell>
          <table:table-cell table:style-name="ce104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5">
            <text:p>5</text:p>
          </table:table-cell>
          <table:table-cell table:style-name="ce111"/>
          <table:table-cell table:style-name="ce114" table:formula="of:=SUMPRODUCT([Thong_Tin_Ngay_Nghi_201501.$B$3:.$B$21]=[.B27];[Thong_Tin_Ngay_Nghi_201501.$C$3:.$C$21]) + SUMPRODUCT([Thong_Tin_Ngay_Nghi_201502.$B$5:.$B$27]=[.B27];[Thong_Tin_Ngay_Nghi_201502.$C$5:.$C$27])  + SUMPRODUCT([Thong_Tin_Ngay_Nghi_201503.$B$5:.$B$26]=[.B27];[Thong_Tin_Ngay_Nghi_201503.$C$5:.$C$26]) +  SUMPRODUCT([Thong_Tin_Ngay_Nghi_201504.$B$5:.$B$32]=[.B27];[Thong_Tin_Ngay_Nghi_201504.$C$5:.$C$32]) + SUMPRODUCT([Thong_Tin_Ngay_Nghi_201505.$B$5:.$B$33]=[.B27];[Thong_Tin_Ngay_Nghi_201505.$C$5:.$C$33]) + SUMPRODUCT([Thong_Tin_Ngay_Nghi_201506.$B$4:.$B$34]=[.B27];[Thong_Tin_Ngay_Nghi_201506.$C$4:.$C$34])  + SUMPRODUCT([Thong_Tin_Ngay_Nghi_201507.$B$4:.$B$39]=[.B27];[Thong_Tin_Ngay_Nghi_201507.$C$4:.$C$39]) + SUMPRODUCT([Thong_Tin_Ngay_Nghi_201508.$B$4:.$B$39]=[.B27];[Thong_Tin_Ngay_Nghi_201508.$C$4:.$C$39]) +  SUMPRODUCT([Thong_Tin_Ngay_Nghi_201509.$B$4:.$B$44]=[.B27];[Thong_Tin_Ngay_Nghi_201509.$C$4:.$C$44]) + SUMPRODUCT([Thong_Tin_Ngay_Nghi_201510.$B$4:.$B$44]=[.B27];[Thong_Tin_Ngay_Nghi_201510.$C$4:.$C$44]) + SUMPRODUCT([Thong_Tin_Ngay_Nghi_201511.$B$4:.$B$50]=[.B27];[Thong_Tin_Ngay_Nghi_201511.$C$4:.$C$50])" office:value-type="float" office:value="0">
            <text:p>0</text:p>
          </table:table-cell>
          <table:table-cell table:style-name="ce102" table:formula="of:=IF(DATE(YEAR([.E27]);MONTH([.E27]);DAY([.E27]))&lt;=DATE(YEAR([.E27]);3;31); [.C27]-[.G27] + [.F27]; IF([.G27]-[.C27]&lt;0;[.G27] + [.F27] -[.H27];[.F27]+[.C27]-[.H27]))" office:value-type="float" office:value="5">
            <text:p>5</text:p>
          </table:table-cell>
          <table:table-cell table:style-name="ce102"/>
          <table:table-cell table:style-name="ce102" table:formula="of:=[.I27]+[.J27]" office:value-type="float" office:value="5">
            <text:p>5</text:p>
          </table:table-cell>
          <table:table-cell table:style-name="ce115"/>
        </table:table-row>
        <table:table-row table:style-name="ro7">
          <table:table-cell table:style-name="ce41" office:value-type="float" office:value="22">
            <text:p>22</text:p>
          </table:table-cell>
          <table:table-cell table:style-name="ce43" office:value-type="string">
            <text:p>NamTV</text:p>
          </table:table-cell>
          <table:table-cell table:style-name="ce102" office:value-type="float" office:value="2">
            <text:p>2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28]);DATE(YEAR([.D28]);12;31);NOW())" office:value-type="date" office:date-value="2015-11-16T09:58:44.16">
            <text:p>11/16/15</text:p>
          </table:table-cell>
          <table:table-cell table:style-name="ce104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1">
            <text:p>11</text:p>
          </table:table-cell>
          <table:table-cell table:style-name="ce111" table:formula="of:=SUMPRODUCT([Thong_Tin_Ngay_Nghi_201501.$B$3:.$B$21]=[.B28];[Thong_Tin_Ngay_Nghi_201501.$C$3:.$C$21]) + SUMPRODUCT([Thong_Tin_Ngay_Nghi_201502.$B$5:.$B$27]=[.B28];[Thong_Tin_Ngay_Nghi_201502.$C$5:.$C$27])  + SUMPRODUCT([Thong_Tin_Ngay_Nghi_201503.$B$5:.$B$26]=[.B28];[Thong_Tin_Ngay_Nghi_201503.$C$5:.$C$26])" office:value-type="float" office:value="4.5">
            <text:p>4.5</text:p>
          </table:table-cell>
          <table:table-cell table:style-name="ce114" table:formula="of:=SUMPRODUCT([Thong_Tin_Ngay_Nghi_201501.$B$3:.$B$21]=[.B28];[Thong_Tin_Ngay_Nghi_201501.$C$3:.$C$21]) + SUMPRODUCT([Thong_Tin_Ngay_Nghi_201502.$B$5:.$B$27]=[.B28];[Thong_Tin_Ngay_Nghi_201502.$C$5:.$C$27])  + SUMPRODUCT([Thong_Tin_Ngay_Nghi_201503.$B$5:.$B$26]=[.B28];[Thong_Tin_Ngay_Nghi_201503.$C$5:.$C$26]) +  SUMPRODUCT([Thong_Tin_Ngay_Nghi_201504.$B$5:.$B$32]=[.B28];[Thong_Tin_Ngay_Nghi_201504.$C$5:.$C$32]) + SUMPRODUCT([Thong_Tin_Ngay_Nghi_201505.$B$5:.$B$33]=[.B28];[Thong_Tin_Ngay_Nghi_201505.$C$5:.$C$33]) + SUMPRODUCT([Thong_Tin_Ngay_Nghi_201506.$B$4:.$B$34]=[.B28];[Thong_Tin_Ngay_Nghi_201506.$C$4:.$C$34])  + SUMPRODUCT([Thong_Tin_Ngay_Nghi_201507.$B$4:.$B$39]=[.B28];[Thong_Tin_Ngay_Nghi_201507.$C$4:.$C$39]) + SUMPRODUCT([Thong_Tin_Ngay_Nghi_201508.$B$4:.$B$39]=[.B28];[Thong_Tin_Ngay_Nghi_201508.$C$4:.$C$39]) +  SUMPRODUCT([Thong_Tin_Ngay_Nghi_201509.$B$4:.$B$44]=[.B28];[Thong_Tin_Ngay_Nghi_201509.$C$4:.$C$44]) + SUMPRODUCT([Thong_Tin_Ngay_Nghi_201510.$B$4:.$B$44]=[.B28];[Thong_Tin_Ngay_Nghi_201510.$C$4:.$C$44]) + SUMPRODUCT([Thong_Tin_Ngay_Nghi_201511.$B$4:.$B$50]=[.B28];[Thong_Tin_Ngay_Nghi_201511.$C$4:.$C$50])" office:value-type="float" office:value="8.5">
            <text:p>8.5</text:p>
          </table:table-cell>
          <table:table-cell table:style-name="ce102" table:formula="of:=IF(DATE(YEAR([.E28]);MONTH([.E28]);DAY([.E28]))&lt;=DATE(YEAR([.E28]);3;31); [.C28]-[.G28] + [.F28]; IF([.G28]-[.C28]&lt;0;[.G28] + [.F28] -[.H28];[.F28]+[.C28]-[.H28]))" office:value-type="float" office:value="4.5">
            <text:p>4.5</text:p>
          </table:table-cell>
          <table:table-cell table:style-name="ce102"/>
          <table:table-cell table:style-name="ce102" table:formula="of:=[.I28]+[.J28]" office:value-type="float" office:value="4.5">
            <text:p>4.5</text:p>
          </table:table-cell>
          <table:table-cell table:style-name="ce115"/>
        </table:table-row>
        <table:table-row table:style-name="ro7">
          <table:table-cell table:style-name="ce41" office:value-type="float" office:value="23">
            <text:p>23</text:p>
          </table:table-cell>
          <table:table-cell table:style-name="ce43" office:value-type="string">
            <text:p>NguyenHTT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29]);DATE(YEAR([.D29]);12;31);NOW())" office:value-type="date" office:date-value="2015-11-16T09:58:44.16">
            <text:p>11/16/15</text:p>
          </table:table-cell>
          <table:table-cell table:style-name="ce104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1">
            <text:p>11</text:p>
          </table:table-cell>
          <table:table-cell table:style-name="ce111" table:formula="of:=SUMPRODUCT([Thong_Tin_Ngay_Nghi_201501.$B$3:.$B$21]=[.B29];[Thong_Tin_Ngay_Nghi_201501.$C$3:.$C$21]) + SUMPRODUCT([Thong_Tin_Ngay_Nghi_201502.$B$5:.$B$27]=[.B29];[Thong_Tin_Ngay_Nghi_201502.$C$5:.$C$27])  + SUMPRODUCT([Thong_Tin_Ngay_Nghi_201503.$B$5:.$B$26]=[.B29];[Thong_Tin_Ngay_Nghi_201503.$C$5:.$C$26])" office:value-type="float" office:value="2.5">
            <text:p>2.5</text:p>
          </table:table-cell>
          <table:table-cell table:style-name="ce114" table:formula="of:=SUMPRODUCT([Thong_Tin_Ngay_Nghi_201501.$B$3:.$B$21]=[.B29];[Thong_Tin_Ngay_Nghi_201501.$C$3:.$C$21]) + SUMPRODUCT([Thong_Tin_Ngay_Nghi_201502.$B$5:.$B$27]=[.B29];[Thong_Tin_Ngay_Nghi_201502.$C$5:.$C$27])  + SUMPRODUCT([Thong_Tin_Ngay_Nghi_201503.$B$5:.$B$26]=[.B29];[Thong_Tin_Ngay_Nghi_201503.$C$5:.$C$26]) +  SUMPRODUCT([Thong_Tin_Ngay_Nghi_201504.$B$5:.$B$32]=[.B29];[Thong_Tin_Ngay_Nghi_201504.$C$5:.$C$32]) + SUMPRODUCT([Thong_Tin_Ngay_Nghi_201505.$B$5:.$B$33]=[.B29];[Thong_Tin_Ngay_Nghi_201505.$C$5:.$C$33]) + SUMPRODUCT([Thong_Tin_Ngay_Nghi_201506.$B$4:.$B$34]=[.B29];[Thong_Tin_Ngay_Nghi_201506.$C$4:.$C$34])  + SUMPRODUCT([Thong_Tin_Ngay_Nghi_201507.$B$4:.$B$39]=[.B29];[Thong_Tin_Ngay_Nghi_201507.$C$4:.$C$39]) + SUMPRODUCT([Thong_Tin_Ngay_Nghi_201508.$B$4:.$B$39]=[.B29];[Thong_Tin_Ngay_Nghi_201508.$C$4:.$C$39]) +  SUMPRODUCT([Thong_Tin_Ngay_Nghi_201509.$B$4:.$B$44]=[.B29];[Thong_Tin_Ngay_Nghi_201509.$C$4:.$C$44]) + SUMPRODUCT([Thong_Tin_Ngay_Nghi_201510.$B$4:.$B$44]=[.B29];[Thong_Tin_Ngay_Nghi_201510.$C$4:.$C$44]) + SUMPRODUCT([Thong_Tin_Ngay_Nghi_201511.$B$4:.$B$50]=[.B29];[Thong_Tin_Ngay_Nghi_201511.$C$4:.$C$50])" office:value-type="float" office:value="4.5">
            <text:p>4.5</text:p>
          </table:table-cell>
          <table:table-cell table:style-name="ce102" table:formula="of:=IF(DATE(YEAR([.E29]);MONTH([.E29]);DAY([.E29]))&lt;=DATE(YEAR([.E29]);3;31); [.C29]-[.G29] + [.F29]; IF([.G29]-[.C29]&lt;0;[.G29] + [.F29] -[.H29];[.F29]+[.C29]-[.H29]))" office:value-type="float" office:value="6.5">
            <text:p>6.5</text:p>
          </table:table-cell>
          <table:table-cell table:style-name="ce102"/>
          <table:table-cell table:style-name="ce102" table:formula="of:=[.I29]+[.J29]" office:value-type="float" office:value="6.5">
            <text:p>6.5</text:p>
          </table:table-cell>
          <table:table-cell table:style-name="ce115"/>
        </table:table-row>
        <table:table-row table:style-name="ro7">
          <table:table-cell table:style-name="ce41" office:value-type="float" office:value="24">
            <text:p>24</text:p>
          </table:table-cell>
          <table:table-cell table:style-name="ce43" office:value-type="string">
            <text:p>NhanNM</text:p>
          </table:table-cell>
          <table:table-cell table:style-name="ce102" office:value-type="float" office:value="3">
            <text:p>3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30]);DATE(YEAR([.D30]);12;31);NOW())" office:value-type="date" office:date-value="2015-11-16T09:58:44.16">
            <text:p>11/16/15</text:p>
          </table:table-cell>
          <table:table-cell table:style-name="ce104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1">
            <text:p>11</text:p>
          </table:table-cell>
          <table:table-cell table:style-name="ce111" table:formula="of:=SUMPRODUCT([Thong_Tin_Ngay_Nghi_201501.$B$3:.$B$21]=[.B30];[Thong_Tin_Ngay_Nghi_201501.$C$3:.$C$21]) + SUMPRODUCT([Thong_Tin_Ngay_Nghi_201502.$B$5:.$B$27]=[.B30];[Thong_Tin_Ngay_Nghi_201502.$C$5:.$C$27])  + SUMPRODUCT([Thong_Tin_Ngay_Nghi_201503.$B$5:.$B$26]=[.B30];[Thong_Tin_Ngay_Nghi_201503.$C$5:.$C$26])" office:value-type="float" office:value="5">
            <text:p>5</text:p>
          </table:table-cell>
          <table:table-cell table:style-name="ce114" table:formula="of:=SUMPRODUCT([Thong_Tin_Ngay_Nghi_201501.$B$3:.$B$21]=[.B30];[Thong_Tin_Ngay_Nghi_201501.$C$3:.$C$21]) + SUMPRODUCT([Thong_Tin_Ngay_Nghi_201502.$B$5:.$B$27]=[.B30];[Thong_Tin_Ngay_Nghi_201502.$C$5:.$C$27])  + SUMPRODUCT([Thong_Tin_Ngay_Nghi_201503.$B$5:.$B$26]=[.B30];[Thong_Tin_Ngay_Nghi_201503.$C$5:.$C$26]) +  SUMPRODUCT([Thong_Tin_Ngay_Nghi_201504.$B$5:.$B$32]=[.B30];[Thong_Tin_Ngay_Nghi_201504.$C$5:.$C$32]) + SUMPRODUCT([Thong_Tin_Ngay_Nghi_201505.$B$5:.$B$33]=[.B30];[Thong_Tin_Ngay_Nghi_201505.$C$5:.$C$33]) + SUMPRODUCT([Thong_Tin_Ngay_Nghi_201506.$B$4:.$B$34]=[.B30];[Thong_Tin_Ngay_Nghi_201506.$C$4:.$C$34])  + SUMPRODUCT([Thong_Tin_Ngay_Nghi_201507.$B$4:.$B$39]=[.B30];[Thong_Tin_Ngay_Nghi_201507.$C$4:.$C$39]) + SUMPRODUCT([Thong_Tin_Ngay_Nghi_201508.$B$4:.$B$39]=[.B30];[Thong_Tin_Ngay_Nghi_201508.$C$4:.$C$39]) +  SUMPRODUCT([Thong_Tin_Ngay_Nghi_201509.$B$4:.$B$44]=[.B30];[Thong_Tin_Ngay_Nghi_201509.$C$4:.$C$44]) + SUMPRODUCT([Thong_Tin_Ngay_Nghi_201510.$B$4:.$B$44]=[.B30];[Thong_Tin_Ngay_Nghi_201510.$C$4:.$C$44]) + SUMPRODUCT([Thong_Tin_Ngay_Nghi_201511.$B$4:.$B$50]=[.B30];[Thong_Tin_Ngay_Nghi_201511.$C$4:.$C$50])" office:value-type="float" office:value="8">
            <text:p>8</text:p>
          </table:table-cell>
          <table:table-cell table:style-name="ce102" table:formula="of:=IF(DATE(YEAR([.E30]);MONTH([.E30]);DAY([.E30]))&lt;=DATE(YEAR([.E30]);3;31); [.C30]-[.G30] + [.F30]; IF([.G30]-[.C30]&lt;0;[.G30] + [.F30] -[.H30];[.F30]+[.C30]-[.H30]))" office:value-type="float" office:value="6">
            <text:p>6</text:p>
          </table:table-cell>
          <table:table-cell table:style-name="ce102"/>
          <table:table-cell table:style-name="ce102" table:formula="of:=[.I30]+[.J30]" office:value-type="float" office:value="6">
            <text:p>6</text:p>
          </table:table-cell>
          <table:table-cell table:style-name="ce115"/>
        </table:table-row>
        <table:table-row table:style-name="ro7">
          <table:table-cell table:style-name="ce41" office:value-type="float" office:value="25">
            <text:p>25</text:p>
          </table:table-cell>
          <table:table-cell table:style-name="ce43" office:value-type="string">
            <text:p>PhuongTH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9-28">
            <text:p>09/28/15</text:p>
          </table:table-cell>
          <table:table-cell table:style-name="ce103" table:formula="of:=IF(YEAR(NOW())&gt;YEAR([.D31]);DATE(YEAR([.D31]);12;31);NOW())" office:value-type="date" office:date-value="2015-11-16T09:58:44.16">
            <text:p>11/16/15</text:p>
          </table:table-cell>
          <table:table-cell table:style-name="ce104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2">
            <text:p>2</text:p>
          </table:table-cell>
          <table:table-cell table:style-name="ce111"/>
          <table:table-cell table:style-name="ce114" table:formula="of:=SUMPRODUCT([Thong_Tin_Ngay_Nghi_201501.$B$3:.$B$21]=[.B31];[Thong_Tin_Ngay_Nghi_201501.$C$3:.$C$21]) + SUMPRODUCT([Thong_Tin_Ngay_Nghi_201502.$B$5:.$B$27]=[.B31];[Thong_Tin_Ngay_Nghi_201502.$C$5:.$C$27])  + SUMPRODUCT([Thong_Tin_Ngay_Nghi_201503.$B$5:.$B$26]=[.B31];[Thong_Tin_Ngay_Nghi_201503.$C$5:.$C$26]) +  SUMPRODUCT([Thong_Tin_Ngay_Nghi_201504.$B$5:.$B$32]=[.B31];[Thong_Tin_Ngay_Nghi_201504.$C$5:.$C$32]) + SUMPRODUCT([Thong_Tin_Ngay_Nghi_201505.$B$5:.$B$33]=[.B31];[Thong_Tin_Ngay_Nghi_201505.$C$5:.$C$33]) + SUMPRODUCT([Thong_Tin_Ngay_Nghi_201506.$B$4:.$B$34]=[.B31];[Thong_Tin_Ngay_Nghi_201506.$C$4:.$C$34])  + SUMPRODUCT([Thong_Tin_Ngay_Nghi_201507.$B$4:.$B$39]=[.B31];[Thong_Tin_Ngay_Nghi_201507.$C$4:.$C$39]) + SUMPRODUCT([Thong_Tin_Ngay_Nghi_201508.$B$4:.$B$39]=[.B31];[Thong_Tin_Ngay_Nghi_201508.$C$4:.$C$39]) +  SUMPRODUCT([Thong_Tin_Ngay_Nghi_201509.$B$4:.$B$44]=[.B31];[Thong_Tin_Ngay_Nghi_201509.$C$4:.$C$44]) + SUMPRODUCT([Thong_Tin_Ngay_Nghi_201510.$B$4:.$B$44]=[.B31];[Thong_Tin_Ngay_Nghi_201510.$C$4:.$C$44]) + SUMPRODUCT([Thong_Tin_Ngay_Nghi_201511.$B$4:.$B$50]=[.B31];[Thong_Tin_Ngay_Nghi_201511.$C$4:.$C$50])" office:value-type="float" office:value="0">
            <text:p>0</text:p>
          </table:table-cell>
          <table:table-cell table:style-name="ce102" table:formula="of:=IF(DATE(YEAR([.E31]);MONTH([.E31]);DAY([.E31]))&lt;=DATE(YEAR([.E31]);3;31); [.C31]-[.G31] + [.F31]; IF([.G31]-[.C31]&lt;0;[.G31] + [.F31] -[.H31];[.F31]+[.C31]-[.H31]))" office:value-type="float" office:value="2">
            <text:p>2</text:p>
          </table:table-cell>
          <table:table-cell table:style-name="ce102"/>
          <table:table-cell table:style-name="ce102" table:formula="of:=[.I31]+[.J31]" office:value-type="float" office:value="2">
            <text:p>2</text:p>
          </table:table-cell>
          <table:table-cell table:style-name="ce115"/>
        </table:table-row>
        <table:table-row table:style-name="ro7">
          <table:table-cell table:style-name="ce41" office:value-type="float" office:value="26">
            <text:p>26</text:p>
          </table:table-cell>
          <table:table-cell table:style-name="ce43" office:value-type="string">
            <text:p>SonPX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9-15">
            <text:p>09/15/15</text:p>
          </table:table-cell>
          <table:table-cell table:style-name="ce103" table:formula="of:=IF(YEAR(NOW())&gt;YEAR([.D32]);DATE(YEAR([.D32]);12;31);NOW())" office:value-type="date" office:date-value="2015-11-16T09:58:44.16">
            <text:p>11/16/15</text:p>
          </table:table-cell>
          <table:table-cell table:style-name="ce104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3">
            <text:p>3</text:p>
          </table:table-cell>
          <table:table-cell table:style-name="ce111"/>
          <table:table-cell table:style-name="ce114" table:formula="of:=SUMPRODUCT([Thong_Tin_Ngay_Nghi_201501.$B$3:.$B$21]=[.B32];[Thong_Tin_Ngay_Nghi_201501.$C$3:.$C$21]) + SUMPRODUCT([Thong_Tin_Ngay_Nghi_201502.$B$5:.$B$27]=[.B32];[Thong_Tin_Ngay_Nghi_201502.$C$5:.$C$27])  + SUMPRODUCT([Thong_Tin_Ngay_Nghi_201503.$B$5:.$B$26]=[.B32];[Thong_Tin_Ngay_Nghi_201503.$C$5:.$C$26]) +  SUMPRODUCT([Thong_Tin_Ngay_Nghi_201504.$B$5:.$B$32]=[.B32];[Thong_Tin_Ngay_Nghi_201504.$C$5:.$C$32]) + SUMPRODUCT([Thong_Tin_Ngay_Nghi_201505.$B$5:.$B$33]=[.B32];[Thong_Tin_Ngay_Nghi_201505.$C$5:.$C$33]) + SUMPRODUCT([Thong_Tin_Ngay_Nghi_201506.$B$4:.$B$34]=[.B32];[Thong_Tin_Ngay_Nghi_201506.$C$4:.$C$34])  + SUMPRODUCT([Thong_Tin_Ngay_Nghi_201507.$B$4:.$B$39]=[.B32];[Thong_Tin_Ngay_Nghi_201507.$C$4:.$C$39]) + SUMPRODUCT([Thong_Tin_Ngay_Nghi_201508.$B$4:.$B$39]=[.B32];[Thong_Tin_Ngay_Nghi_201508.$C$4:.$C$39]) +  SUMPRODUCT([Thong_Tin_Ngay_Nghi_201509.$B$4:.$B$44]=[.B32];[Thong_Tin_Ngay_Nghi_201509.$C$4:.$C$44]) + SUMPRODUCT([Thong_Tin_Ngay_Nghi_201510.$B$4:.$B$44]=[.B32];[Thong_Tin_Ngay_Nghi_201510.$C$4:.$C$44]) + SUMPRODUCT([Thong_Tin_Ngay_Nghi_201511.$B$4:.$B$50]=[.B32];[Thong_Tin_Ngay_Nghi_201511.$C$4:.$C$50])" office:value-type="float" office:value="0.5">
            <text:p>0.5</text:p>
          </table:table-cell>
          <table:table-cell table:style-name="ce102" table:formula="of:=IF(DATE(YEAR([.E32]);MONTH([.E32]);DAY([.E32]))&lt;=DATE(YEAR([.E32]);3;31); [.C32]-[.G32] + [.F32]; IF([.G32]-[.C32]&lt;0;[.G32] + [.F32] -[.H32];[.F32]+[.C32]-[.H32]))" office:value-type="float" office:value="2.5">
            <text:p>2.5</text:p>
          </table:table-cell>
          <table:table-cell table:style-name="ce102"/>
          <table:table-cell table:style-name="ce102" table:formula="of:=[.I32]+[.J32]" office:value-type="float" office:value="2.5">
            <text:p>2.5</text:p>
          </table:table-cell>
          <table:table-cell table:style-name="ce115"/>
        </table:table-row>
        <table:table-row table:style-name="ro19">
          <table:table-cell table:style-name="ce41" office:value-type="float" office:value="27">
            <text:p>27</text:p>
          </table:table-cell>
          <table:table-cell table:style-name="ce43" office:value-type="string">
            <text:p>ThachBK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33]);DATE(YEAR([.D33]);12;31);NOW())" office:value-type="date" office:date-value="2015-11-16T09:58:44.16">
            <text:p>11/16/15</text:p>
          </table:table-cell>
          <table:table-cell table:style-name="ce104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1">
            <text:p>11</text:p>
          </table:table-cell>
          <table:table-cell table:style-name="ce111" table:formula="of:=SUMPRODUCT([Thong_Tin_Ngay_Nghi_201501.$B$3:.$B$21]=[.B33];[Thong_Tin_Ngay_Nghi_201501.$C$3:.$C$21]) + SUMPRODUCT([Thong_Tin_Ngay_Nghi_201502.$B$5:.$B$27]=[.B33];[Thong_Tin_Ngay_Nghi_201502.$C$5:.$C$27])  + SUMPRODUCT([Thong_Tin_Ngay_Nghi_201503.$B$5:.$B$26]=[.B33];[Thong_Tin_Ngay_Nghi_201503.$C$5:.$C$26])" office:value-type="float" office:value="11">
            <text:p>11</text:p>
          </table:table-cell>
          <table:table-cell table:style-name="ce114" table:formula="of:=SUMPRODUCT([Thong_Tin_Ngay_Nghi_201501.$B$3:.$B$21]=[.B33];[Thong_Tin_Ngay_Nghi_201501.$C$3:.$C$21]) + SUMPRODUCT([Thong_Tin_Ngay_Nghi_201502.$B$5:.$B$27]=[.B33];[Thong_Tin_Ngay_Nghi_201502.$C$5:.$C$27])  + SUMPRODUCT([Thong_Tin_Ngay_Nghi_201503.$B$5:.$B$26]=[.B33];[Thong_Tin_Ngay_Nghi_201503.$C$5:.$C$26]) +  SUMPRODUCT([Thong_Tin_Ngay_Nghi_201504.$B$5:.$B$32]=[.B33];[Thong_Tin_Ngay_Nghi_201504.$C$5:.$C$32]) + SUMPRODUCT([Thong_Tin_Ngay_Nghi_201505.$B$5:.$B$33]=[.B33];[Thong_Tin_Ngay_Nghi_201505.$C$5:.$C$33]) + SUMPRODUCT([Thong_Tin_Ngay_Nghi_201506.$B$4:.$B$34]=[.B33];[Thong_Tin_Ngay_Nghi_201506.$C$4:.$C$34])  + SUMPRODUCT([Thong_Tin_Ngay_Nghi_201507.$B$4:.$B$39]=[.B33];[Thong_Tin_Ngay_Nghi_201507.$C$4:.$C$39]) + SUMPRODUCT([Thong_Tin_Ngay_Nghi_201508.$B$4:.$B$39]=[.B33];[Thong_Tin_Ngay_Nghi_201508.$C$4:.$C$39]) +  SUMPRODUCT([Thong_Tin_Ngay_Nghi_201509.$B$4:.$B$44]=[.B33];[Thong_Tin_Ngay_Nghi_201509.$C$4:.$C$44]) + SUMPRODUCT([Thong_Tin_Ngay_Nghi_201510.$B$4:.$B$44]=[.B33];[Thong_Tin_Ngay_Nghi_201510.$C$4:.$C$44]) + SUMPRODUCT([Thong_Tin_Ngay_Nghi_201511.$B$4:.$B$50]=[.B33];[Thong_Tin_Ngay_Nghi_201511.$C$4:.$C$50])" office:value-type="float" office:value="36">
            <text:p>36</text:p>
          </table:table-cell>
          <table:table-cell table:style-name="ce102" table:formula="of:=IF(DATE(YEAR([.E33]);MONTH([.E33]);DAY([.E33]))&lt;=DATE(YEAR([.E33]);3;31); [.C33]-[.G33] + [.F33]; IF([.G33]-[.C33]&lt;0;[.G33] + [.F33] -[.H33];[.F33]+[.C33]-[.H33]))" office:value-type="float" office:value="-25">
            <text:p>-25</text:p>
          </table:table-cell>
          <table:table-cell table:style-name="ce102" office:value-type="float" office:value="5">
            <text:p>5</text:p>
          </table:table-cell>
          <table:table-cell table:style-name="ce102" table:formula="of:=[.I33]+[.J33]" office:value-type="float" office:value="-20">
            <text:p>-20</text:p>
          </table:table-cell>
          <table:table-cell table:style-name="ce115" office:value-type="string">
            <text:p>- Đã trừ 5 ngày nghỉ vào lương T9</text:p>
            <text:p/>
            <text:p>=&gt; ko trừ ngày này vào phép nữa</text:p>
          </table:table-cell>
        </table:table-row>
        <table:table-row table:style-name="ro7">
          <table:table-cell table:style-name="ce41" office:value-type="float" office:value="28">
            <text:p>28</text:p>
          </table:table-cell>
          <table:table-cell table:style-name="ce43" office:value-type="string">
            <text:p>ThanhBTN</text:p>
          </table:table-cell>
          <table:table-cell table:style-name="ce102"/>
          <table:table-cell table:style-name="ce103" office:value-type="date" office:date-value="2015-11-02">
            <text:p>11/02/15</text:p>
          </table:table-cell>
          <table:table-cell table:style-name="ce103" table:formula="of:=IF(YEAR(NOW())&gt;YEAR([.D34]);DATE(YEAR([.D34]);12;31);NOW())" office:value-type="date" office:date-value="2015-11-16T09:58:44.17">
            <text:p>11/16/15</text:p>
          </table:table-cell>
          <table:table-cell table:style-name="ce104"/>
          <table:table-cell table:style-name="ce111"/>
          <table:table-cell table:style-name="ce114" table:formula="of:=SUMPRODUCT([Thong_Tin_Ngay_Nghi_201501.$B$3:.$B$21]=[.B34];[Thong_Tin_Ngay_Nghi_201501.$C$3:.$C$21]) + SUMPRODUCT([Thong_Tin_Ngay_Nghi_201502.$B$5:.$B$27]=[.B34];[Thong_Tin_Ngay_Nghi_201502.$C$5:.$C$27])  + SUMPRODUCT([Thong_Tin_Ngay_Nghi_201503.$B$5:.$B$26]=[.B34];[Thong_Tin_Ngay_Nghi_201503.$C$5:.$C$26]) +  SUMPRODUCT([Thong_Tin_Ngay_Nghi_201504.$B$5:.$B$32]=[.B34];[Thong_Tin_Ngay_Nghi_201504.$C$5:.$C$32]) + SUMPRODUCT([Thong_Tin_Ngay_Nghi_201505.$B$5:.$B$33]=[.B34];[Thong_Tin_Ngay_Nghi_201505.$C$5:.$C$33]) + SUMPRODUCT([Thong_Tin_Ngay_Nghi_201506.$B$4:.$B$34]=[.B34];[Thong_Tin_Ngay_Nghi_201506.$C$4:.$C$34])  + SUMPRODUCT([Thong_Tin_Ngay_Nghi_201507.$B$4:.$B$39]=[.B34];[Thong_Tin_Ngay_Nghi_201507.$C$4:.$C$39]) + SUMPRODUCT([Thong_Tin_Ngay_Nghi_201508.$B$4:.$B$39]=[.B34];[Thong_Tin_Ngay_Nghi_201508.$C$4:.$C$39]) +  SUMPRODUCT([Thong_Tin_Ngay_Nghi_201509.$B$4:.$B$44]=[.B34];[Thong_Tin_Ngay_Nghi_201509.$C$4:.$C$44]) + SUMPRODUCT([Thong_Tin_Ngay_Nghi_201510.$B$4:.$B$44]=[.B34];[Thong_Tin_Ngay_Nghi_201510.$C$4:.$C$44]) + SUMPRODUCT([Thong_Tin_Ngay_Nghi_201511.$B$4:.$B$50]=[.B34];[Thong_Tin_Ngay_Nghi_201511.$C$4:.$C$50])" office:value-type="float" office:value="0">
            <text:p>0</text:p>
          </table:table-cell>
          <table:table-cell table:style-name="ce102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style-name="ce102"/>
          <table:table-cell table:style-name="ce102" table:formula="of:=[.I34]+[.J34]" office:value-type="float" office:value="0">
            <text:p>0</text:p>
          </table:table-cell>
          <table:table-cell table:style-name="ce115"/>
        </table:table-row>
        <table:table-row table:style-name="ro7">
          <table:table-cell table:style-name="ce41" office:value-type="float" office:value="29">
            <text:p>29</text:p>
          </table:table-cell>
          <table:table-cell table:style-name="ce43" office:value-type="string">
            <text:p>ThaoDTH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2-02">
            <text:p>02/02/15</text:p>
          </table:table-cell>
          <table:table-cell table:style-name="ce103" table:formula="of:=IF(YEAR(NOW())&gt;YEAR([.D35]);DATE(YEAR([.D35]);12;31);NOW())" office:value-type="date" office:date-value="2015-11-16T09:58:44.17">
            <text:p>11/16/15</text:p>
          </table:table-cell>
          <table:table-cell table:style-name="ce104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0">
            <text:p>10</text:p>
          </table:table-cell>
          <table:table-cell table:style-name="ce111" table:formula="of:=SUMPRODUCT([Thong_Tin_Ngay_Nghi_201501.$B$3:.$B$21]=[.B35];[Thong_Tin_Ngay_Nghi_201501.$C$3:.$C$21]) + SUMPRODUCT([Thong_Tin_Ngay_Nghi_201502.$B$5:.$B$27]=[.B35];[Thong_Tin_Ngay_Nghi_201502.$C$5:.$C$27])  + SUMPRODUCT([Thong_Tin_Ngay_Nghi_201503.$B$5:.$B$26]=[.B35];[Thong_Tin_Ngay_Nghi_201503.$C$5:.$C$26])" office:value-type="float" office:value="2.5">
            <text:p>2.5</text:p>
          </table:table-cell>
          <table:table-cell table:style-name="ce114" table:formula="of:=SUMPRODUCT([Thong_Tin_Ngay_Nghi_201501.$B$3:.$B$21]=[.B35];[Thong_Tin_Ngay_Nghi_201501.$C$3:.$C$21]) + SUMPRODUCT([Thong_Tin_Ngay_Nghi_201502.$B$5:.$B$27]=[.B35];[Thong_Tin_Ngay_Nghi_201502.$C$5:.$C$27])  + SUMPRODUCT([Thong_Tin_Ngay_Nghi_201503.$B$5:.$B$26]=[.B35];[Thong_Tin_Ngay_Nghi_201503.$C$5:.$C$26]) +  SUMPRODUCT([Thong_Tin_Ngay_Nghi_201504.$B$5:.$B$32]=[.B35];[Thong_Tin_Ngay_Nghi_201504.$C$5:.$C$32]) + SUMPRODUCT([Thong_Tin_Ngay_Nghi_201505.$B$5:.$B$33]=[.B35];[Thong_Tin_Ngay_Nghi_201505.$C$5:.$C$33]) + SUMPRODUCT([Thong_Tin_Ngay_Nghi_201506.$B$4:.$B$34]=[.B35];[Thong_Tin_Ngay_Nghi_201506.$C$4:.$C$34])  + SUMPRODUCT([Thong_Tin_Ngay_Nghi_201507.$B$4:.$B$39]=[.B35];[Thong_Tin_Ngay_Nghi_201507.$C$4:.$C$39]) + SUMPRODUCT([Thong_Tin_Ngay_Nghi_201508.$B$4:.$B$39]=[.B35];[Thong_Tin_Ngay_Nghi_201508.$C$4:.$C$39]) +  SUMPRODUCT([Thong_Tin_Ngay_Nghi_201509.$B$4:.$B$44]=[.B35];[Thong_Tin_Ngay_Nghi_201509.$C$4:.$C$44]) + SUMPRODUCT([Thong_Tin_Ngay_Nghi_201510.$B$4:.$B$44]=[.B35];[Thong_Tin_Ngay_Nghi_201510.$C$4:.$C$44]) + SUMPRODUCT([Thong_Tin_Ngay_Nghi_201511.$B$4:.$B$50]=[.B35];[Thong_Tin_Ngay_Nghi_201511.$C$4:.$C$50])" office:value-type="float" office:value="9">
            <text:p>9</text:p>
          </table:table-cell>
          <table:table-cell table:style-name="ce102" table:formula="of:=IF(DATE(YEAR([.E35]);MONTH([.E35]);DAY([.E35]))&lt;=DATE(YEAR([.E35]);3;31); [.C35]-[.G35] + [.F35]; IF([.G35]-[.C35]&lt;0;[.G35] + [.F35] -[.H35];[.F35]+[.C35]-[.H35]))" office:value-type="float" office:value="1">
            <text:p>1</text:p>
          </table:table-cell>
          <table:table-cell table:style-name="ce102"/>
          <table:table-cell table:style-name="ce102" table:formula="of:=[.I35]+[.J35]" office:value-type="float" office:value="1">
            <text:p>1</text:p>
          </table:table-cell>
          <table:table-cell table:style-name="ce115"/>
        </table:table-row>
        <table:table-row table:style-name="ro7">
          <table:table-cell table:style-name="ce41" office:value-type="float" office:value="30">
            <text:p>30</text:p>
          </table:table-cell>
          <table:table-cell table:style-name="ce43" office:value-type="string">
            <text:p>ThamDT</text:p>
          </table:table-cell>
          <table:table-cell table:style-name="ce102" office:value-type="float" office:value="6">
            <text:p>6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36]);DATE(YEAR([.D36]);12;31);NOW())" office:value-type="date" office:date-value="2015-11-16T09:58:44.17">
            <text:p>11/16/15</text:p>
          </table:table-cell>
          <table:table-cell table:style-name="ce104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1">
            <text:p>11</text:p>
          </table:table-cell>
          <table:table-cell table:style-name="ce111" table:formula="of:=SUMPRODUCT([Thong_Tin_Ngay_Nghi_201501.$B$3:.$B$21]=[.B36];[Thong_Tin_Ngay_Nghi_201501.$C$3:.$C$21]) + SUMPRODUCT([Thong_Tin_Ngay_Nghi_201502.$B$5:.$B$27]=[.B36];[Thong_Tin_Ngay_Nghi_201502.$C$5:.$C$27])  + SUMPRODUCT([Thong_Tin_Ngay_Nghi_201503.$B$5:.$B$26]=[.B36];[Thong_Tin_Ngay_Nghi_201503.$C$5:.$C$26])" office:value-type="float" office:value="10">
            <text:p>10</text:p>
          </table:table-cell>
          <table:table-cell table:style-name="ce114" table:formula="of:=SUMPRODUCT([Thong_Tin_Ngay_Nghi_201501.$B$3:.$B$21]=[.B36];[Thong_Tin_Ngay_Nghi_201501.$C$3:.$C$21]) + SUMPRODUCT([Thong_Tin_Ngay_Nghi_201502.$B$5:.$B$27]=[.B36];[Thong_Tin_Ngay_Nghi_201502.$C$5:.$C$27])  + SUMPRODUCT([Thong_Tin_Ngay_Nghi_201503.$B$5:.$B$26]=[.B36];[Thong_Tin_Ngay_Nghi_201503.$C$5:.$C$26]) +  SUMPRODUCT([Thong_Tin_Ngay_Nghi_201504.$B$5:.$B$32]=[.B36];[Thong_Tin_Ngay_Nghi_201504.$C$5:.$C$32]) + SUMPRODUCT([Thong_Tin_Ngay_Nghi_201505.$B$5:.$B$33]=[.B36];[Thong_Tin_Ngay_Nghi_201505.$C$5:.$C$33]) + SUMPRODUCT([Thong_Tin_Ngay_Nghi_201506.$B$4:.$B$34]=[.B36];[Thong_Tin_Ngay_Nghi_201506.$C$4:.$C$34])  + SUMPRODUCT([Thong_Tin_Ngay_Nghi_201507.$B$4:.$B$39]=[.B36];[Thong_Tin_Ngay_Nghi_201507.$C$4:.$C$39]) + SUMPRODUCT([Thong_Tin_Ngay_Nghi_201508.$B$4:.$B$39]=[.B36];[Thong_Tin_Ngay_Nghi_201508.$C$4:.$C$39]) +  SUMPRODUCT([Thong_Tin_Ngay_Nghi_201509.$B$4:.$B$44]=[.B36];[Thong_Tin_Ngay_Nghi_201509.$C$4:.$C$44]) + SUMPRODUCT([Thong_Tin_Ngay_Nghi_201510.$B$4:.$B$44]=[.B36];[Thong_Tin_Ngay_Nghi_201510.$C$4:.$C$44]) + SUMPRODUCT([Thong_Tin_Ngay_Nghi_201511.$B$4:.$B$50]=[.B36];[Thong_Tin_Ngay_Nghi_201511.$C$4:.$C$50])" office:value-type="float" office:value="14.5">
            <text:p>14.5</text:p>
          </table:table-cell>
          <table:table-cell table:style-name="ce102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style-name="ce102"/>
          <table:table-cell table:style-name="ce102" table:formula="of:=[.I36]+[.J36]" office:value-type="float" office:value="2.5">
            <text:p>2.5</text:p>
          </table:table-cell>
          <table:table-cell table:style-name="ce115"/>
        </table:table-row>
        <table:table-row table:style-name="ro7">
          <table:table-cell table:style-name="ce41" office:value-type="float" office:value="31">
            <text:p>31</text:p>
          </table:table-cell>
          <table:table-cell table:style-name="ce43" office:value-type="string">
            <text:p>ThieuNV</text:p>
          </table:table-cell>
          <table:table-cell table:style-name="ce102" office:value-type="float" office:value="5">
            <text:p>5</text:p>
          </table:table-cell>
          <table:table-cell table:style-name="ce103" office:value-type="date" office:date-value="2015-01-01">
            <text:p>01/01/15</text:p>
          </table:table-cell>
          <table:table-cell table:style-name="ce103" office:value-type="date" office:date-value="2015-11-13">
            <text:p>11/13/15</text:p>
          </table:table-cell>
          <table:table-cell table:style-name="ce104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0">
            <text:p>10</text:p>
          </table:table-cell>
          <table:table-cell table:style-name="ce111" table:formula="of:=SUMPRODUCT([Thong_Tin_Ngay_Nghi_201501.$B$3:.$B$21]=[.B37];[Thong_Tin_Ngay_Nghi_201501.$C$3:.$C$21]) + SUMPRODUCT([Thong_Tin_Ngay_Nghi_201502.$B$5:.$B$27]=[.B37];[Thong_Tin_Ngay_Nghi_201502.$C$5:.$C$27])  + SUMPRODUCT([Thong_Tin_Ngay_Nghi_201503.$B$5:.$B$26]=[.B37];[Thong_Tin_Ngay_Nghi_201503.$C$5:.$C$26])" office:value-type="float" office:value="5.5">
            <text:p>5.5</text:p>
          </table:table-cell>
          <table:table-cell table:style-name="ce114" table:formula="of:=SUMPRODUCT([Thong_Tin_Ngay_Nghi_201501.$B$3:.$B$21]=[.B37];[Thong_Tin_Ngay_Nghi_201501.$C$3:.$C$21]) + SUMPRODUCT([Thong_Tin_Ngay_Nghi_201502.$B$5:.$B$27]=[.B37];[Thong_Tin_Ngay_Nghi_201502.$C$5:.$C$27])  + SUMPRODUCT([Thong_Tin_Ngay_Nghi_201503.$B$5:.$B$26]=[.B37];[Thong_Tin_Ngay_Nghi_201503.$C$5:.$C$26]) +  SUMPRODUCT([Thong_Tin_Ngay_Nghi_201504.$B$5:.$B$32]=[.B37];[Thong_Tin_Ngay_Nghi_201504.$C$5:.$C$32]) + SUMPRODUCT([Thong_Tin_Ngay_Nghi_201505.$B$5:.$B$33]=[.B37];[Thong_Tin_Ngay_Nghi_201505.$C$5:.$C$33]) + SUMPRODUCT([Thong_Tin_Ngay_Nghi_201506.$B$4:.$B$34]=[.B37];[Thong_Tin_Ngay_Nghi_201506.$C$4:.$C$34])  + SUMPRODUCT([Thong_Tin_Ngay_Nghi_201507.$B$4:.$B$39]=[.B37];[Thong_Tin_Ngay_Nghi_201507.$C$4:.$C$39]) + SUMPRODUCT([Thong_Tin_Ngay_Nghi_201508.$B$4:.$B$39]=[.B37];[Thong_Tin_Ngay_Nghi_201508.$C$4:.$C$39]) +  SUMPRODUCT([Thong_Tin_Ngay_Nghi_201509.$B$4:.$B$44]=[.B37];[Thong_Tin_Ngay_Nghi_201509.$C$4:.$C$44]) + SUMPRODUCT([Thong_Tin_Ngay_Nghi_201510.$B$4:.$B$44]=[.B37];[Thong_Tin_Ngay_Nghi_201510.$C$4:.$C$44]) + SUMPRODUCT([Thong_Tin_Ngay_Nghi_201511.$B$4:.$B$50]=[.B37];[Thong_Tin_Ngay_Nghi_201511.$C$4:.$C$50])" office:value-type="float" office:value="13.5">
            <text:p>13.5</text:p>
          </table:table-cell>
          <table:table-cell table:style-name="ce102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style-name="ce102"/>
          <table:table-cell table:style-name="ce102" table:formula="of:=[.I37]+[.J37]" office:value-type="float" office:value="1.5">
            <text:p>1.5</text:p>
          </table:table-cell>
          <table:table-cell table:style-name="ce115"/>
        </table:table-row>
        <table:table-row table:style-name="ro19">
          <table:table-cell table:style-name="ce41" office:value-type="float" office:value="32">
            <text:p>32</text:p>
          </table:table-cell>
          <table:table-cell table:style-name="ce43" office:value-type="string">
            <text:p>ThinhT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4-13">
            <text:p>04/13/15</text:p>
          </table:table-cell>
          <table:table-cell table:style-name="ce103" table:formula="of:=IF(YEAR(NOW())&gt;YEAR([.D38]);DATE(YEAR([.D38]);12;31);NOW())" office:value-type="date" office:date-value="2015-11-16T09:58:44.17">
            <text:p>11/16/15</text:p>
          </table:table-cell>
          <table:table-cell table:style-name="ce104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111" table:formula="of:=SUMPRODUCT([Thong_Tin_Ngay_Nghi_201501.$B$3:.$B$21]=[.B38];[Thong_Tin_Ngay_Nghi_201501.$C$3:.$C$21]) + SUMPRODUCT([Thong_Tin_Ngay_Nghi_201502.$B$5:.$B$27]=[.B38];[Thong_Tin_Ngay_Nghi_201502.$C$5:.$C$27])  + SUMPRODUCT([Thong_Tin_Ngay_Nghi_201503.$B$5:.$B$26]=[.B38];[Thong_Tin_Ngay_Nghi_201503.$C$5:.$C$26])" office:value-type="float" office:value="0">
            <text:p>0</text:p>
          </table:table-cell>
          <table:table-cell table:style-name="ce114" table:formula="of:=SUMPRODUCT([Thong_Tin_Ngay_Nghi_201501.$B$3:.$B$21]=[.B38];[Thong_Tin_Ngay_Nghi_201501.$C$3:.$C$21]) + SUMPRODUCT([Thong_Tin_Ngay_Nghi_201502.$B$5:.$B$27]=[.B38];[Thong_Tin_Ngay_Nghi_201502.$C$5:.$C$27])  + SUMPRODUCT([Thong_Tin_Ngay_Nghi_201503.$B$5:.$B$26]=[.B38];[Thong_Tin_Ngay_Nghi_201503.$C$5:.$C$26]) +  SUMPRODUCT([Thong_Tin_Ngay_Nghi_201504.$B$5:.$B$32]=[.B38];[Thong_Tin_Ngay_Nghi_201504.$C$5:.$C$32]) + SUMPRODUCT([Thong_Tin_Ngay_Nghi_201505.$B$5:.$B$33]=[.B38];[Thong_Tin_Ngay_Nghi_201505.$C$5:.$C$33]) + SUMPRODUCT([Thong_Tin_Ngay_Nghi_201506.$B$4:.$B$34]=[.B38];[Thong_Tin_Ngay_Nghi_201506.$C$4:.$C$34])  + SUMPRODUCT([Thong_Tin_Ngay_Nghi_201507.$B$4:.$B$39]=[.B38];[Thong_Tin_Ngay_Nghi_201507.$C$4:.$C$39]) + SUMPRODUCT([Thong_Tin_Ngay_Nghi_201508.$B$4:.$B$39]=[.B38];[Thong_Tin_Ngay_Nghi_201508.$C$4:.$C$39]) +  SUMPRODUCT([Thong_Tin_Ngay_Nghi_201509.$B$4:.$B$44]=[.B38];[Thong_Tin_Ngay_Nghi_201509.$C$4:.$C$44]) + SUMPRODUCT([Thong_Tin_Ngay_Nghi_201510.$B$4:.$B$44]=[.B38];[Thong_Tin_Ngay_Nghi_201510.$C$4:.$C$44]) + SUMPRODUCT([Thong_Tin_Ngay_Nghi_201511.$B$4:.$B$50]=[.B38];[Thong_Tin_Ngay_Nghi_201511.$C$4:.$C$50])" office:value-type="float" office:value="4.5">
            <text:p>4.5</text:p>
          </table:table-cell>
          <table:table-cell table:style-name="ce102" table:formula="of:=IF(DATE(YEAR([.E38]);MONTH([.E38]);DAY([.E38]))&lt;=DATE(YEAR([.E38]);3;31); [.C38]-[.G38] + [.F38]; IF([.G38]-[.C38]&lt;0;[.G38] + [.F38] -[.H38];[.F38]+[.C38]-[.H38]))" office:value-type="float" office:value="3.5">
            <text:p>3.5</text:p>
          </table:table-cell>
          <table:table-cell table:style-name="ce102" office:value-type="float" office:value="1.5">
            <text:p>1.5</text:p>
          </table:table-cell>
          <table:table-cell table:style-name="ce102" table:formula="of:=[.I38]+[.J38]" office:value-type="float" office:value="5">
            <text:p>5</text:p>
          </table:table-cell>
          <table:table-cell table:style-name="ce115" office:value-type="string">
            <text:p>- Đã trừ 1.5 ngày nghỉ vào lương T6</text:p>
            <text:p/>
            <text:p>=&gt; ko trừ ngày này vào phép nữa</text:p>
          </table:table-cell>
        </table:table-row>
        <table:table-row table:style-name="ro7">
          <table:table-cell table:style-name="ce41" office:value-type="float" office:value="33">
            <text:p>33</text:p>
          </table:table-cell>
          <table:table-cell table:style-name="ce43" office:value-type="string">
            <text:p>ThongDN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7-06">
            <text:p>07/06/15</text:p>
          </table:table-cell>
          <table:table-cell table:style-name="ce103" table:formula="of:=IF(YEAR(NOW())&gt;YEAR([.D39]);DATE(YEAR([.D39]);12;31);NOW())" office:value-type="date" office:date-value="2015-11-16T09:58:44.17">
            <text:p>11/16/15</text:p>
          </table:table-cell>
          <table:table-cell table:style-name="ce104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5">
            <text:p>5</text:p>
          </table:table-cell>
          <table:table-cell table:style-name="ce111"/>
          <table:table-cell table:style-name="ce114" table:formula="of:=SUMPRODUCT([Thong_Tin_Ngay_Nghi_201501.$B$3:.$B$21]=[.B39];[Thong_Tin_Ngay_Nghi_201501.$C$3:.$C$21]) + SUMPRODUCT([Thong_Tin_Ngay_Nghi_201502.$B$5:.$B$27]=[.B39];[Thong_Tin_Ngay_Nghi_201502.$C$5:.$C$27])  + SUMPRODUCT([Thong_Tin_Ngay_Nghi_201503.$B$5:.$B$26]=[.B39];[Thong_Tin_Ngay_Nghi_201503.$C$5:.$C$26]) +  SUMPRODUCT([Thong_Tin_Ngay_Nghi_201504.$B$5:.$B$32]=[.B39];[Thong_Tin_Ngay_Nghi_201504.$C$5:.$C$32]) + SUMPRODUCT([Thong_Tin_Ngay_Nghi_201505.$B$5:.$B$33]=[.B39];[Thong_Tin_Ngay_Nghi_201505.$C$5:.$C$33]) + SUMPRODUCT([Thong_Tin_Ngay_Nghi_201506.$B$4:.$B$34]=[.B39];[Thong_Tin_Ngay_Nghi_201506.$C$4:.$C$34])  + SUMPRODUCT([Thong_Tin_Ngay_Nghi_201507.$B$4:.$B$39]=[.B39];[Thong_Tin_Ngay_Nghi_201507.$C$4:.$C$39]) + SUMPRODUCT([Thong_Tin_Ngay_Nghi_201508.$B$4:.$B$39]=[.B39];[Thong_Tin_Ngay_Nghi_201508.$C$4:.$C$39]) +  SUMPRODUCT([Thong_Tin_Ngay_Nghi_201509.$B$4:.$B$44]=[.B39];[Thong_Tin_Ngay_Nghi_201509.$C$4:.$C$44]) + SUMPRODUCT([Thong_Tin_Ngay_Nghi_201510.$B$4:.$B$44]=[.B39];[Thong_Tin_Ngay_Nghi_201510.$C$4:.$C$44]) + SUMPRODUCT([Thong_Tin_Ngay_Nghi_201511.$B$4:.$B$50]=[.B39];[Thong_Tin_Ngay_Nghi_201511.$C$4:.$C$50])" office:value-type="float" office:value="4.5">
            <text:p>4.5</text:p>
          </table:table-cell>
          <table:table-cell table:style-name="ce102" table:formula="of:=IF(DATE(YEAR([.E39]);MONTH([.E39]);DAY([.E39]))&lt;=DATE(YEAR([.E39]);3;31); [.C39]-[.G39] + [.F39]; IF([.G39]-[.C39]&lt;0;[.G39] + [.F39] -[.H39];[.F39]+[.C39]-[.H39]))" office:value-type="float" office:value="0.5">
            <text:p>0.5</text:p>
          </table:table-cell>
          <table:table-cell table:style-name="ce102"/>
          <table:table-cell table:style-name="ce102" table:formula="of:=[.I39]+[.J39]" office:value-type="float" office:value="0.5">
            <text:p>0.5</text:p>
          </table:table-cell>
          <table:table-cell table:style-name="ce115"/>
        </table:table-row>
        <table:table-row table:style-name="ro7">
          <table:table-cell table:style-name="ce41" office:value-type="float" office:value="34">
            <text:p>34</text:p>
          </table:table-cell>
          <table:table-cell table:style-name="ce43" office:value-type="string">
            <text:p>ThuyLTT</text:p>
          </table:table-cell>
          <table:table-cell table:style-name="ce102" office:value-type="float" office:value="1">
            <text:p>1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40]);DATE(YEAR([.D40]);12;31);NOW())" office:value-type="date" office:date-value="2015-11-16T09:58:44.17">
            <text:p>11/16/15</text:p>
          </table:table-cell>
          <table:table-cell table:style-name="ce104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1">
            <text:p>11</text:p>
          </table:table-cell>
          <table:table-cell table:style-name="ce111" table:formula="of:=SUMPRODUCT([Thong_Tin_Ngay_Nghi_201501.$B$3:.$B$21]=[.B40];[Thong_Tin_Ngay_Nghi_201501.$C$3:.$C$21]) + SUMPRODUCT([Thong_Tin_Ngay_Nghi_201502.$B$5:.$B$27]=[.B40];[Thong_Tin_Ngay_Nghi_201502.$C$5:.$C$27])  + SUMPRODUCT([Thong_Tin_Ngay_Nghi_201503.$B$5:.$B$26]=[.B40];[Thong_Tin_Ngay_Nghi_201503.$C$5:.$C$26])" office:value-type="float" office:value="7.5">
            <text:p>7.5</text:p>
          </table:table-cell>
          <table:table-cell table:style-name="ce114" table:formula="of:=SUMPRODUCT([Thong_Tin_Ngay_Nghi_201501.$B$3:.$B$21]=[.B40];[Thong_Tin_Ngay_Nghi_201501.$C$3:.$C$21]) + SUMPRODUCT([Thong_Tin_Ngay_Nghi_201502.$B$5:.$B$27]=[.B40];[Thong_Tin_Ngay_Nghi_201502.$C$5:.$C$27])  + SUMPRODUCT([Thong_Tin_Ngay_Nghi_201503.$B$5:.$B$26]=[.B40];[Thong_Tin_Ngay_Nghi_201503.$C$5:.$C$26]) +  SUMPRODUCT([Thong_Tin_Ngay_Nghi_201504.$B$5:.$B$32]=[.B40];[Thong_Tin_Ngay_Nghi_201504.$C$5:.$C$32]) + SUMPRODUCT([Thong_Tin_Ngay_Nghi_201505.$B$5:.$B$33]=[.B40];[Thong_Tin_Ngay_Nghi_201505.$C$5:.$C$33]) + SUMPRODUCT([Thong_Tin_Ngay_Nghi_201506.$B$4:.$B$34]=[.B40];[Thong_Tin_Ngay_Nghi_201506.$C$4:.$C$34])  + SUMPRODUCT([Thong_Tin_Ngay_Nghi_201507.$B$4:.$B$39]=[.B40];[Thong_Tin_Ngay_Nghi_201507.$C$4:.$C$39]) + SUMPRODUCT([Thong_Tin_Ngay_Nghi_201508.$B$4:.$B$39]=[.B40];[Thong_Tin_Ngay_Nghi_201508.$C$4:.$C$39]) +  SUMPRODUCT([Thong_Tin_Ngay_Nghi_201509.$B$4:.$B$44]=[.B40];[Thong_Tin_Ngay_Nghi_201509.$C$4:.$C$44]) + SUMPRODUCT([Thong_Tin_Ngay_Nghi_201510.$B$4:.$B$44]=[.B40];[Thong_Tin_Ngay_Nghi_201510.$C$4:.$C$44]) + SUMPRODUCT([Thong_Tin_Ngay_Nghi_201511.$B$4:.$B$50]=[.B40];[Thong_Tin_Ngay_Nghi_201511.$C$4:.$C$50])" office:value-type="float" office:value="23.5">
            <text:p>23.5</text:p>
          </table:table-cell>
          <table:table-cell table:style-name="ce102" table:formula="of:=IF(DATE(YEAR([.E40]);MONTH([.E40]);DAY([.E40]))&lt;=DATE(YEAR([.E40]);3;31); [.C40]-[.G40] + [.F40]; IF([.G40]-[.C40]&lt;0;[.G40] + [.F40] -[.H40];[.F40]+[.C40]-[.H40]))" office:value-type="float" office:value="-11.5">
            <text:p>-11.5</text:p>
          </table:table-cell>
          <table:table-cell table:style-name="ce102"/>
          <table:table-cell table:style-name="ce102" table:formula="of:=[.I40]+[.J40]" office:value-type="float" office:value="-11.5">
            <text:p>-11.5</text:p>
          </table:table-cell>
          <table:table-cell table:style-name="ce115"/>
        </table:table-row>
        <table:table-row table:style-name="ro19">
          <table:table-cell table:style-name="ce41" office:value-type="float" office:value="35">
            <text:p>35</text:p>
          </table:table-cell>
          <table:table-cell table:style-name="ce43" office:value-type="string">
            <text:p>ToiDB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7-21">
            <text:p>07/21/15</text:p>
          </table:table-cell>
          <table:table-cell table:style-name="ce103" table:formula="of:=IF(YEAR(NOW())&gt;YEAR([.D41]);DATE(YEAR([.D41]);12;31);NOW())" office:value-type="date" office:date-value="2015-11-16T09:58:44.17">
            <text:p>11/16/15</text:p>
          </table:table-cell>
          <table:table-cell table:style-name="ce104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4">
            <text:p>4</text:p>
          </table:table-cell>
          <table:table-cell table:style-name="ce111"/>
          <table:table-cell table:style-name="ce114" table:formula="of:=SUMPRODUCT([Thong_Tin_Ngay_Nghi_201501.$B$3:.$B$21]=[.B41];[Thong_Tin_Ngay_Nghi_201501.$C$3:.$C$21]) + SUMPRODUCT([Thong_Tin_Ngay_Nghi_201502.$B$5:.$B$27]=[.B41];[Thong_Tin_Ngay_Nghi_201502.$C$5:.$C$27])  + SUMPRODUCT([Thong_Tin_Ngay_Nghi_201503.$B$5:.$B$26]=[.B41];[Thong_Tin_Ngay_Nghi_201503.$C$5:.$C$26]) +  SUMPRODUCT([Thong_Tin_Ngay_Nghi_201504.$B$5:.$B$32]=[.B41];[Thong_Tin_Ngay_Nghi_201504.$C$5:.$C$32]) + SUMPRODUCT([Thong_Tin_Ngay_Nghi_201505.$B$5:.$B$33]=[.B41];[Thong_Tin_Ngay_Nghi_201505.$C$5:.$C$33]) + SUMPRODUCT([Thong_Tin_Ngay_Nghi_201506.$B$4:.$B$34]=[.B41];[Thong_Tin_Ngay_Nghi_201506.$C$4:.$C$34])  + SUMPRODUCT([Thong_Tin_Ngay_Nghi_201507.$B$4:.$B$39]=[.B41];[Thong_Tin_Ngay_Nghi_201507.$C$4:.$C$39]) + SUMPRODUCT([Thong_Tin_Ngay_Nghi_201508.$B$4:.$B$39]=[.B41];[Thong_Tin_Ngay_Nghi_201508.$C$4:.$C$39]) +  SUMPRODUCT([Thong_Tin_Ngay_Nghi_201509.$B$4:.$B$44]=[.B41];[Thong_Tin_Ngay_Nghi_201509.$C$4:.$C$44]) + SUMPRODUCT([Thong_Tin_Ngay_Nghi_201510.$B$4:.$B$44]=[.B41];[Thong_Tin_Ngay_Nghi_201510.$C$4:.$C$44]) + SUMPRODUCT([Thong_Tin_Ngay_Nghi_201511.$B$4:.$B$50]=[.B41];[Thong_Tin_Ngay_Nghi_201511.$C$4:.$C$50])" office:value-type="float" office:value="1.5">
            <text:p>1.5</text:p>
          </table:table-cell>
          <table:table-cell table:style-name="ce102" table:formula="of:=IF(DATE(YEAR([.E41]);MONTH([.E41]);DAY([.E41]))&lt;=DATE(YEAR([.E41]);3;31); [.C41]-[.G41] + [.F41]; IF([.G41]-[.C41]&lt;0;[.G41] + [.F41] -[.H41];[.F41]+[.C41]-[.H41]))" office:value-type="float" office:value="2.5">
            <text:p>2.5</text:p>
          </table:table-cell>
          <table:table-cell table:style-name="ce102" office:value-type="float" office:value="0.5">
            <text:p>0.5</text:p>
          </table:table-cell>
          <table:table-cell table:style-name="ce102" table:formula="of:=[.I41]+[.J41]" office:value-type="float" office:value="3">
            <text:p>3</text:p>
          </table:table-cell>
          <table:table-cell table:style-name="ce115" office:value-type="string">
            <text:p>- Đã trừ 0.5 ngày nghỉ vào lương T9</text:p>
            <text:p/>
            <text:p>=&gt; ko trừ ngày này vào phép nữa</text:p>
          </table:table-cell>
        </table:table-row>
        <table:table-row table:style-name="ro7">
          <table:table-cell table:style-name="ce41" office:value-type="float" office:value="36">
            <text:p>36</text:p>
          </table:table-cell>
          <table:table-cell table:style-name="ce43" office:value-type="string">
            <text:p>TruyenLVC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9-28">
            <text:p>09/28/15</text:p>
          </table:table-cell>
          <table:table-cell table:style-name="ce103" table:formula="of:=IF(YEAR(NOW())&gt;YEAR([.D42]);DATE(YEAR([.D42]);12;31);NOW())" office:value-type="date" office:date-value="2015-11-16T09:58:44.17">
            <text:p>11/16/15</text:p>
          </table:table-cell>
          <table:table-cell table:style-name="ce104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2">
            <text:p>2</text:p>
          </table:table-cell>
          <table:table-cell table:style-name="ce111"/>
          <table:table-cell table:style-name="ce114" table:formula="of:=SUMPRODUCT([Thong_Tin_Ngay_Nghi_201501.$B$3:.$B$21]=[.B42];[Thong_Tin_Ngay_Nghi_201501.$C$3:.$C$21]) + SUMPRODUCT([Thong_Tin_Ngay_Nghi_201502.$B$5:.$B$27]=[.B42];[Thong_Tin_Ngay_Nghi_201502.$C$5:.$C$27])  + SUMPRODUCT([Thong_Tin_Ngay_Nghi_201503.$B$5:.$B$26]=[.B42];[Thong_Tin_Ngay_Nghi_201503.$C$5:.$C$26]) +  SUMPRODUCT([Thong_Tin_Ngay_Nghi_201504.$B$5:.$B$32]=[.B42];[Thong_Tin_Ngay_Nghi_201504.$C$5:.$C$32]) + SUMPRODUCT([Thong_Tin_Ngay_Nghi_201505.$B$5:.$B$33]=[.B42];[Thong_Tin_Ngay_Nghi_201505.$C$5:.$C$33]) + SUMPRODUCT([Thong_Tin_Ngay_Nghi_201506.$B$4:.$B$34]=[.B42];[Thong_Tin_Ngay_Nghi_201506.$C$4:.$C$34])  + SUMPRODUCT([Thong_Tin_Ngay_Nghi_201507.$B$4:.$B$39]=[.B42];[Thong_Tin_Ngay_Nghi_201507.$C$4:.$C$39]) + SUMPRODUCT([Thong_Tin_Ngay_Nghi_201508.$B$4:.$B$39]=[.B42];[Thong_Tin_Ngay_Nghi_201508.$C$4:.$C$39]) +  SUMPRODUCT([Thong_Tin_Ngay_Nghi_201509.$B$4:.$B$44]=[.B42];[Thong_Tin_Ngay_Nghi_201509.$C$4:.$C$44]) + SUMPRODUCT([Thong_Tin_Ngay_Nghi_201510.$B$4:.$B$44]=[.B42];[Thong_Tin_Ngay_Nghi_201510.$C$4:.$C$44]) + SUMPRODUCT([Thong_Tin_Ngay_Nghi_201511.$B$4:.$B$50]=[.B42];[Thong_Tin_Ngay_Nghi_201511.$C$4:.$C$50])" office:value-type="float" office:value="1">
            <text:p>1</text:p>
          </table:table-cell>
          <table:table-cell table:style-name="ce102" table:formula="of:=IF(DATE(YEAR([.E42]);MONTH([.E42]);DAY([.E42]))&lt;=DATE(YEAR([.E42]);3;31); [.C42]-[.G42] + [.F42]; IF([.G42]-[.C42]&lt;0;[.G42] + [.F42] -[.H42];[.F42]+[.C42]-[.H42]))" office:value-type="float" office:value="1">
            <text:p>1</text:p>
          </table:table-cell>
          <table:table-cell table:style-name="ce102"/>
          <table:table-cell table:style-name="ce102" table:formula="of:=[.I42]+[.J42]" office:value-type="float" office:value="1">
            <text:p>1</text:p>
          </table:table-cell>
          <table:table-cell table:style-name="ce115"/>
        </table:table-row>
        <table:table-row table:style-name="ro7">
          <table:table-cell table:style-name="ce41" office:value-type="float" office:value="37">
            <text:p>37</text:p>
          </table:table-cell>
          <table:table-cell table:style-name="ce43" office:value-type="string">
            <text:p>TuanDV</text:p>
          </table:table-cell>
          <table:table-cell table:style-name="ce102" office:value-type="float" office:value="0">
            <text:p>0</text:p>
          </table:table-cell>
          <table:table-cell table:style-name="ce103"/>
          <table:table-cell table:style-name="ce103" table:formula="of:=IF(YEAR(NOW())&gt;YEAR([.D43]);DATE(YEAR([.D43]);12;31);NOW())" office:value-type="date" office:date-value="1899-12-31">
            <text:p>12/31/99</text:p>
          </table:table-cell>
          <table:table-cell table:style-name="ce104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0">
            <text:p>0</text:p>
          </table:table-cell>
          <table:table-cell table:style-name="ce111"/>
          <table:table-cell table:style-name="ce114" table:formula="of:=SUMPRODUCT([Thong_Tin_Ngay_Nghi_201501.$B$3:.$B$21]=[.B43];[Thong_Tin_Ngay_Nghi_201501.$C$3:.$C$21]) + SUMPRODUCT([Thong_Tin_Ngay_Nghi_201502.$B$5:.$B$27]=[.B43];[Thong_Tin_Ngay_Nghi_201502.$C$5:.$C$27])  + SUMPRODUCT([Thong_Tin_Ngay_Nghi_201503.$B$5:.$B$26]=[.B43];[Thong_Tin_Ngay_Nghi_201503.$C$5:.$C$26]) +  SUMPRODUCT([Thong_Tin_Ngay_Nghi_201504.$B$5:.$B$32]=[.B43];[Thong_Tin_Ngay_Nghi_201504.$C$5:.$C$32]) + SUMPRODUCT([Thong_Tin_Ngay_Nghi_201505.$B$5:.$B$33]=[.B43];[Thong_Tin_Ngay_Nghi_201505.$C$5:.$C$33]) + SUMPRODUCT([Thong_Tin_Ngay_Nghi_201506.$B$4:.$B$34]=[.B43];[Thong_Tin_Ngay_Nghi_201506.$C$4:.$C$34])  + SUMPRODUCT([Thong_Tin_Ngay_Nghi_201507.$B$4:.$B$39]=[.B43];[Thong_Tin_Ngay_Nghi_201507.$C$4:.$C$39]) + SUMPRODUCT([Thong_Tin_Ngay_Nghi_201508.$B$4:.$B$39]=[.B43];[Thong_Tin_Ngay_Nghi_201508.$C$4:.$C$39]) +  SUMPRODUCT([Thong_Tin_Ngay_Nghi_201509.$B$4:.$B$44]=[.B43];[Thong_Tin_Ngay_Nghi_201509.$C$4:.$C$44]) + SUMPRODUCT([Thong_Tin_Ngay_Nghi_201510.$B$4:.$B$44]=[.B43];[Thong_Tin_Ngay_Nghi_201510.$C$4:.$C$44]) + SUMPRODUCT([Thong_Tin_Ngay_Nghi_201511.$B$4:.$B$50]=[.B43];[Thong_Tin_Ngay_Nghi_201511.$C$4:.$C$50])" office:value-type="float" office:value="0">
            <text:p>0</text:p>
          </table:table-cell>
          <table:table-cell table:style-name="ce102" table:formula="of:=IF(DATE(YEAR([.E43]);MONTH([.E43]);DAY([.E43]))&lt;=DATE(YEAR([.E43]);3;31); [.C43]-[.G43] + [.F43]; IF([.G43]-[.C43]&lt;0;[.G43] + [.F43] -[.H43];[.F43]+[.C43]-[.H43]))" office:value-type="float" office:value="0">
            <text:p>0</text:p>
          </table:table-cell>
          <table:table-cell table:style-name="ce102"/>
          <table:table-cell table:style-name="ce102" table:formula="of:=[.I43]+[.J43]" office:value-type="float" office:value="0">
            <text:p>0</text:p>
          </table:table-cell>
          <table:table-cell table:style-name="ce115"/>
        </table:table-row>
        <table:table-row table:style-name="ro7">
          <table:table-cell table:style-name="ce41" office:value-type="float" office:value="38">
            <text:p>38</text:p>
          </table:table-cell>
          <table:table-cell table:style-name="ce43" office:value-type="string">
            <text:p>TuanND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4-01">
            <text:p>04/01/15</text:p>
          </table:table-cell>
          <table:table-cell table:style-name="ce103" table:formula="of:=IF(YEAR(NOW())&gt;YEAR([.D44]);DATE(YEAR([.D44]);12;31);NOW())" office:value-type="date" office:date-value="2015-11-16T09:58:44.17">
            <text:p>11/16/15</text:p>
          </table:table-cell>
          <table:table-cell table:style-name="ce104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8">
            <text:p>8</text:p>
          </table:table-cell>
          <table:table-cell table:style-name="ce111" table:formula="of:=SUMPRODUCT([Thong_Tin_Ngay_Nghi_201501.$B$3:.$B$21]=[.B44];[Thong_Tin_Ngay_Nghi_201501.$C$3:.$C$21]) + SUMPRODUCT([Thong_Tin_Ngay_Nghi_201502.$B$5:.$B$27]=[.B44];[Thong_Tin_Ngay_Nghi_201502.$C$5:.$C$27])  + SUMPRODUCT([Thong_Tin_Ngay_Nghi_201503.$B$5:.$B$26]=[.B44];[Thong_Tin_Ngay_Nghi_201503.$C$5:.$C$26])" office:value-type="float" office:value="0">
            <text:p>0</text:p>
          </table:table-cell>
          <table:table-cell table:style-name="ce114" table:formula="of:=SUMPRODUCT([Thong_Tin_Ngay_Nghi_201501.$B$3:.$B$21]=[.B44];[Thong_Tin_Ngay_Nghi_201501.$C$3:.$C$21]) + SUMPRODUCT([Thong_Tin_Ngay_Nghi_201502.$B$5:.$B$27]=[.B44];[Thong_Tin_Ngay_Nghi_201502.$C$5:.$C$27])  + SUMPRODUCT([Thong_Tin_Ngay_Nghi_201503.$B$5:.$B$26]=[.B44];[Thong_Tin_Ngay_Nghi_201503.$C$5:.$C$26]) +  SUMPRODUCT([Thong_Tin_Ngay_Nghi_201504.$B$5:.$B$32]=[.B44];[Thong_Tin_Ngay_Nghi_201504.$C$5:.$C$32]) + SUMPRODUCT([Thong_Tin_Ngay_Nghi_201505.$B$5:.$B$33]=[.B44];[Thong_Tin_Ngay_Nghi_201505.$C$5:.$C$33]) + SUMPRODUCT([Thong_Tin_Ngay_Nghi_201506.$B$4:.$B$34]=[.B44];[Thong_Tin_Ngay_Nghi_201506.$C$4:.$C$34])  + SUMPRODUCT([Thong_Tin_Ngay_Nghi_201507.$B$4:.$B$39]=[.B44];[Thong_Tin_Ngay_Nghi_201507.$C$4:.$C$39]) + SUMPRODUCT([Thong_Tin_Ngay_Nghi_201508.$B$4:.$B$39]=[.B44];[Thong_Tin_Ngay_Nghi_201508.$C$4:.$C$39]) +  SUMPRODUCT([Thong_Tin_Ngay_Nghi_201509.$B$4:.$B$44]=[.B44];[Thong_Tin_Ngay_Nghi_201509.$C$4:.$C$44]) + SUMPRODUCT([Thong_Tin_Ngay_Nghi_201510.$B$4:.$B$44]=[.B44];[Thong_Tin_Ngay_Nghi_201510.$C$4:.$C$44]) + SUMPRODUCT([Thong_Tin_Ngay_Nghi_201511.$B$4:.$B$50]=[.B44];[Thong_Tin_Ngay_Nghi_201511.$C$4:.$C$50])" office:value-type="float" office:value="3.5">
            <text:p>3.5</text:p>
          </table:table-cell>
          <table:table-cell table:style-name="ce102" table:formula="of:=IF(DATE(YEAR([.E44]);MONTH([.E44]);DAY([.E44]))&lt;=DATE(YEAR([.E44]);3;31); [.C44]-[.G44] + [.F44]; IF([.G44]-[.C44]&lt;0;[.G44] + [.F44] -[.H44];[.F44]+[.C44]-[.H44]))" office:value-type="float" office:value="4.5">
            <text:p>4.5</text:p>
          </table:table-cell>
          <table:table-cell table:style-name="ce102"/>
          <table:table-cell table:style-name="ce102" table:formula="of:=[.I44]+[.J44]" office:value-type="float" office:value="4.5">
            <text:p>4.5</text:p>
          </table:table-cell>
          <table:table-cell table:style-name="ce115"/>
        </table:table-row>
        <table:table-row table:style-name="ro7">
          <table:table-cell table:style-name="ce41" office:value-type="float" office:value="39">
            <text:p>39</text:p>
          </table:table-cell>
          <table:table-cell table:style-name="ce43" office:value-type="string">
            <text:p>VietBA</text:p>
          </table:table-cell>
          <table:table-cell table:style-name="ce102" office:value-type="float" office:value="1">
            <text:p>1</text:p>
          </table:table-cell>
          <table:table-cell table:style-name="ce103" office:value-type="date" office:date-value="2015-01-01">
            <text:p>01/01/15</text:p>
          </table:table-cell>
          <table:table-cell table:style-name="ce103" table:formula="of:=IF(YEAR(NOW())&gt;YEAR([.D45]);DATE(YEAR([.D45]);12;31);NOW())" office:value-type="date" office:date-value="2015-11-16T09:58:44.17">
            <text:p>11/16/15</text:p>
          </table:table-cell>
          <table:table-cell table:style-name="ce104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1">
            <text:p>11</text:p>
          </table:table-cell>
          <table:table-cell table:style-name="ce111" table:formula="of:=SUMPRODUCT([Thong_Tin_Ngay_Nghi_201501.$B$3:.$B$21]=[.B45];[Thong_Tin_Ngay_Nghi_201501.$C$3:.$C$21]) + SUMPRODUCT([Thong_Tin_Ngay_Nghi_201502.$B$5:.$B$27]=[.B45];[Thong_Tin_Ngay_Nghi_201502.$C$5:.$C$27])  + SUMPRODUCT([Thong_Tin_Ngay_Nghi_201503.$B$5:.$B$26]=[.B45];[Thong_Tin_Ngay_Nghi_201503.$C$5:.$C$26])" office:value-type="float" office:value="1.5">
            <text:p>1.5</text:p>
          </table:table-cell>
          <table:table-cell table:style-name="ce114" table:formula="of:=SUMPRODUCT([Thong_Tin_Ngay_Nghi_201501.$B$3:.$B$21]=[.B45];[Thong_Tin_Ngay_Nghi_201501.$C$3:.$C$21]) + SUMPRODUCT([Thong_Tin_Ngay_Nghi_201502.$B$5:.$B$27]=[.B45];[Thong_Tin_Ngay_Nghi_201502.$C$5:.$C$27])  + SUMPRODUCT([Thong_Tin_Ngay_Nghi_201503.$B$5:.$B$26]=[.B45];[Thong_Tin_Ngay_Nghi_201503.$C$5:.$C$26]) +  SUMPRODUCT([Thong_Tin_Ngay_Nghi_201504.$B$5:.$B$32]=[.B45];[Thong_Tin_Ngay_Nghi_201504.$C$5:.$C$32]) + SUMPRODUCT([Thong_Tin_Ngay_Nghi_201505.$B$5:.$B$33]=[.B45];[Thong_Tin_Ngay_Nghi_201505.$C$5:.$C$33]) + SUMPRODUCT([Thong_Tin_Ngay_Nghi_201506.$B$4:.$B$34]=[.B45];[Thong_Tin_Ngay_Nghi_201506.$C$4:.$C$34])  + SUMPRODUCT([Thong_Tin_Ngay_Nghi_201507.$B$4:.$B$39]=[.B45];[Thong_Tin_Ngay_Nghi_201507.$C$4:.$C$39]) + SUMPRODUCT([Thong_Tin_Ngay_Nghi_201508.$B$4:.$B$39]=[.B45];[Thong_Tin_Ngay_Nghi_201508.$C$4:.$C$39]) +  SUMPRODUCT([Thong_Tin_Ngay_Nghi_201509.$B$4:.$B$44]=[.B45];[Thong_Tin_Ngay_Nghi_201509.$C$4:.$C$44]) + SUMPRODUCT([Thong_Tin_Ngay_Nghi_201510.$B$4:.$B$44]=[.B45];[Thong_Tin_Ngay_Nghi_201510.$C$4:.$C$44]) + SUMPRODUCT([Thong_Tin_Ngay_Nghi_201511.$B$4:.$B$50]=[.B45];[Thong_Tin_Ngay_Nghi_201511.$C$4:.$C$50])" office:value-type="float" office:value="11.5">
            <text:p>11.5</text:p>
          </table:table-cell>
          <table:table-cell table:style-name="ce102" table:formula="of:=IF(DATE(YEAR([.E45]);MONTH([.E45]);DAY([.E45]))&lt;=DATE(YEAR([.E45]);3;31); [.C45]-[.G45] + [.F45]; IF([.G45]-[.C45]&lt;0;[.G45] + [.F45] -[.H45];[.F45]+[.C45]-[.H45]))" office:value-type="float" office:value="0.5">
            <text:p>0.5</text:p>
          </table:table-cell>
          <table:table-cell table:style-name="ce102"/>
          <table:table-cell table:style-name="ce102" table:formula="of:=[.I45]+[.J45]" office:value-type="float" office:value="0.5">
            <text:p>0.5</text:p>
          </table:table-cell>
          <table:table-cell table:style-name="ce115"/>
        </table:table-row>
        <table:table-row table:style-name="ro7">
          <table:table-cell table:style-name="ce41" office:value-type="float" office:value="40">
            <text:p>40</text:p>
          </table:table-cell>
          <table:table-cell table:style-name="ce100" office:value-type="string">
            <text:p>VinhP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7-07">
            <text:p>07/07/15</text:p>
          </table:table-cell>
          <table:table-cell table:style-name="ce103" table:formula="of:=IF(YEAR(NOW())&gt;YEAR([.D46]);DATE(YEAR([.D46]);12;31);NOW())" office:value-type="date" office:date-value="2015-11-16T09:58:44.17">
            <text:p>11/16/15</text:p>
          </table:table-cell>
          <table:table-cell table:style-name="ce104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5">
            <text:p>5</text:p>
          </table:table-cell>
          <table:table-cell table:style-name="ce111"/>
          <table:table-cell table:style-name="ce114" table:formula="of:=SUMPRODUCT([Thong_Tin_Ngay_Nghi_201501.$B$3:.$B$21]=[.B46];[Thong_Tin_Ngay_Nghi_201501.$C$3:.$C$21]) + SUMPRODUCT([Thong_Tin_Ngay_Nghi_201502.$B$5:.$B$27]=[.B46];[Thong_Tin_Ngay_Nghi_201502.$C$5:.$C$27])  + SUMPRODUCT([Thong_Tin_Ngay_Nghi_201503.$B$5:.$B$26]=[.B46];[Thong_Tin_Ngay_Nghi_201503.$C$5:.$C$26]) +  SUMPRODUCT([Thong_Tin_Ngay_Nghi_201504.$B$5:.$B$32]=[.B46];[Thong_Tin_Ngay_Nghi_201504.$C$5:.$C$32]) + SUMPRODUCT([Thong_Tin_Ngay_Nghi_201505.$B$5:.$B$33]=[.B46];[Thong_Tin_Ngay_Nghi_201505.$C$5:.$C$33]) + SUMPRODUCT([Thong_Tin_Ngay_Nghi_201506.$B$4:.$B$34]=[.B46];[Thong_Tin_Ngay_Nghi_201506.$C$4:.$C$34])  + SUMPRODUCT([Thong_Tin_Ngay_Nghi_201507.$B$4:.$B$39]=[.B46];[Thong_Tin_Ngay_Nghi_201507.$C$4:.$C$39]) + SUMPRODUCT([Thong_Tin_Ngay_Nghi_201508.$B$4:.$B$39]=[.B46];[Thong_Tin_Ngay_Nghi_201508.$C$4:.$C$39]) +  SUMPRODUCT([Thong_Tin_Ngay_Nghi_201509.$B$4:.$B$44]=[.B46];[Thong_Tin_Ngay_Nghi_201509.$C$4:.$C$44]) + SUMPRODUCT([Thong_Tin_Ngay_Nghi_201510.$B$4:.$B$44]=[.B46];[Thong_Tin_Ngay_Nghi_201510.$C$4:.$C$44]) + SUMPRODUCT([Thong_Tin_Ngay_Nghi_201511.$B$4:.$B$50]=[.B46];[Thong_Tin_Ngay_Nghi_201511.$C$4:.$C$50])" office:value-type="float" office:value="1">
            <text:p>1</text:p>
          </table:table-cell>
          <table:table-cell table:style-name="ce102" table:formula="of:=IF(DATE(YEAR([.E46]);MONTH([.E46]);DAY([.E46]))&lt;=DATE(YEAR([.E46]);3;31); [.C46]-[.G46] + [.F46]; IF([.G46]-[.C46]&lt;0;[.G46] + [.F46] -[.H46];[.F46]+[.C46]-[.H46]))" office:value-type="float" office:value="4">
            <text:p>4</text:p>
          </table:table-cell>
          <table:table-cell table:style-name="ce102"/>
          <table:table-cell table:style-name="ce102" table:formula="of:=[.I46]+[.J46]" office:value-type="float" office:value="4">
            <text:p>4</text:p>
          </table:table-cell>
          <table:table-cell table:style-name="ce115"/>
        </table:table-row>
        <table:table-row table:style-name="ro7">
          <table:table-cell table:style-name="ce41" office:value-type="float" office:value="41">
            <text:p>41</text:p>
          </table:table-cell>
          <table:table-cell table:style-name="ce43" office:value-type="string">
            <text:p>VuNA</text:p>
          </table:table-cell>
          <table:table-cell table:style-name="ce102" office:value-type="float" office:value="0">
            <text:p>0</text:p>
          </table:table-cell>
          <table:table-cell table:style-name="ce103" office:value-type="date" office:date-value="2015-04-01">
            <text:p>04/01/15</text:p>
          </table:table-cell>
          <table:table-cell table:style-name="ce103" table:formula="of:=IF(YEAR(NOW())&gt;YEAR([.D47]);DATE(YEAR([.D47]);12;31);NOW())" office:value-type="date" office:date-value="2015-11-16T09:58:44.17">
            <text:p>11/16/15</text:p>
          </table:table-cell>
          <table:table-cell table:style-name="ce104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8">
            <text:p>8</text:p>
          </table:table-cell>
          <table:table-cell table:style-name="ce111" table:formula="of:=SUMPRODUCT([Thong_Tin_Ngay_Nghi_201501.$B$3:.$B$21]=[.B47];[Thong_Tin_Ngay_Nghi_201501.$C$3:.$C$21]) + SUMPRODUCT([Thong_Tin_Ngay_Nghi_201502.$B$5:.$B$27]=[.B47];[Thong_Tin_Ngay_Nghi_201502.$C$5:.$C$27])  + SUMPRODUCT([Thong_Tin_Ngay_Nghi_201503.$B$5:.$B$26]=[.B47];[Thong_Tin_Ngay_Nghi_201503.$C$5:.$C$26])" office:value-type="float" office:value="0">
            <text:p>0</text:p>
          </table:table-cell>
          <table:table-cell table:style-name="ce114" table:formula="of:=SUMPRODUCT([Thong_Tin_Ngay_Nghi_201501.$B$3:.$B$21]=[.B47];[Thong_Tin_Ngay_Nghi_201501.$C$3:.$C$21]) + SUMPRODUCT([Thong_Tin_Ngay_Nghi_201502.$B$5:.$B$27]=[.B47];[Thong_Tin_Ngay_Nghi_201502.$C$5:.$C$27])  + SUMPRODUCT([Thong_Tin_Ngay_Nghi_201503.$B$5:.$B$26]=[.B47];[Thong_Tin_Ngay_Nghi_201503.$C$5:.$C$26]) +  SUMPRODUCT([Thong_Tin_Ngay_Nghi_201504.$B$5:.$B$32]=[.B47];[Thong_Tin_Ngay_Nghi_201504.$C$5:.$C$32]) + SUMPRODUCT([Thong_Tin_Ngay_Nghi_201505.$B$5:.$B$33]=[.B47];[Thong_Tin_Ngay_Nghi_201505.$C$5:.$C$33]) + SUMPRODUCT([Thong_Tin_Ngay_Nghi_201506.$B$4:.$B$34]=[.B47];[Thong_Tin_Ngay_Nghi_201506.$C$4:.$C$34])  + SUMPRODUCT([Thong_Tin_Ngay_Nghi_201507.$B$4:.$B$39]=[.B47];[Thong_Tin_Ngay_Nghi_201507.$C$4:.$C$39]) + SUMPRODUCT([Thong_Tin_Ngay_Nghi_201508.$B$4:.$B$39]=[.B47];[Thong_Tin_Ngay_Nghi_201508.$C$4:.$C$39]) +  SUMPRODUCT([Thong_Tin_Ngay_Nghi_201509.$B$4:.$B$44]=[.B47];[Thong_Tin_Ngay_Nghi_201509.$C$4:.$C$44]) + SUMPRODUCT([Thong_Tin_Ngay_Nghi_201510.$B$4:.$B$44]=[.B47];[Thong_Tin_Ngay_Nghi_201510.$C$4:.$C$44]) + SUMPRODUCT([Thong_Tin_Ngay_Nghi_201511.$B$4:.$B$50]=[.B47];[Thong_Tin_Ngay_Nghi_201511.$C$4:.$C$50])" office:value-type="float" office:value="3">
            <text:p>3</text:p>
          </table:table-cell>
          <table:table-cell table:style-name="ce102" table:formula="of:=IF(DATE(YEAR([.E47]);MONTH([.E47]);DAY([.E47]))&lt;=DATE(YEAR([.E47]);3;31); [.C47]-[.G47] + [.F47]; IF([.G47]-[.C47]&lt;0;[.G47] + [.F47] -[.H47];[.F47]+[.C47]-[.H47]))" office:value-type="float" office:value="5">
            <text:p>5</text:p>
          </table:table-cell>
          <table:table-cell table:style-name="ce102"/>
          <table:table-cell table:style-name="ce102" table:formula="of:=[.I47]+[.J47]" office:value-type="float" office:value="5">
            <text:p>5</text:p>
          </table:table-cell>
          <table:table-cell table:style-name="ce115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7"/>
        </table:table-row>
        <table:table-row table:style-name="ro2" table:number-rows-repeated="10">
          <table:table-cell table:number-columns-repeated="12"/>
        </table:table-row>
        <table:table-row table:style-name="ro20">
          <table:table-cell table:number-columns-repeated="12"/>
        </table:table-row>
        <table:table-row table:style-name="ro2" table:number-rows-repeated="104851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4"/>
          <table:table-cell table:style-name="ce42" table:number-columns-repeated="2"/>
          <table:table-cell table:style-name="ce106" office:value-type="string" table:number-columns-spanned="31" table:number-rows-spanned="1">
            <text:p>January</text:p>
          </table:table-cell>
          <table:covered-table-cell table:number-columns-repeated="30" table:style-name="ce109"/>
          <table:table-cell table:style-name="ce61" table:number-columns-repeated="975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7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107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107" office:value-type="float" office:value="-3">
            <text:p>-3</text:p>
          </table:table-cell>
          <table:table-cell table:style-name="ce107" office:value-type="float" office:value="-4">
            <text:p>-4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6">
            <text:p>6</text:p>
          </table:table-cell>
          <table:table-cell table:style-name="ce107" office:value-type="float" office:value="7">
            <text:p>7</text:p>
          </table:table-cell>
          <table:table-cell table:style-name="ce107" office:value-type="float" office:value="8">
            <text:p>8</text:p>
          </table:table-cell>
          <table:table-cell table:style-name="ce107" office:value-type="float" office:value="9">
            <text:p>9</text:p>
          </table:table-cell>
          <table:table-cell table:style-name="ce107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107" office:value-type="float" office:value="-11">
            <text:p>-11</text:p>
          </table:table-cell>
          <table:table-cell table:style-name="ce107" office:value-type="float" office:value="12">
            <text:p>12</text:p>
          </table:table-cell>
          <table:table-cell table:style-name="ce107" office:value-type="float" office:value="13">
            <text:p>13</text:p>
          </table:table-cell>
          <table:table-cell table:style-name="ce107" office:value-type="float" office:value="14">
            <text:p>14</text:p>
          </table:table-cell>
          <table:table-cell table:style-name="ce107" office:value-type="float" office:value="15">
            <text:p>15</text:p>
          </table:table-cell>
          <table:table-cell table:style-name="ce107" office:value-type="float" office:value="16">
            <text:p>16</text:p>
          </table:table-cell>
          <table:table-cell table:style-name="ce110" office:value-type="float" office:value="-17">
            <text:p>-17</text:p>
          </table:table-cell>
          <table:table-cell table:style-name="ce107" office:value-type="float" office:value="-18">
            <text:p>-18</text:p>
          </table:table-cell>
          <table:table-cell table:style-name="ce107" office:value-type="float" office:value="19">
            <text:p>19</text:p>
          </table:table-cell>
          <table:table-cell table:style-name="ce107" office:value-type="float" office:value="20">
            <text:p>20</text:p>
          </table:table-cell>
          <table:table-cell table:style-name="ce107" office:value-type="float" office:value="21">
            <text:p>21</text:p>
          </table:table-cell>
          <table:table-cell table:style-name="ce107" office:value-type="float" office:value="22">
            <text:p>22</text:p>
          </table:table-cell>
          <table:table-cell table:style-name="ce107" office:value-type="float" office:value="23">
            <text:p>23</text:p>
          </table:table-cell>
          <table:table-cell table:style-name="ce107" office:value-type="float" office:value="-24">
            <text:p>-24</text:p>
          </table:table-cell>
          <table:table-cell table:style-name="ce107" office:value-type="float" office:value="-25">
            <text:p>-25</text:p>
          </table:table-cell>
          <table:table-cell table:style-name="ce107" office:value-type="float" office:value="26">
            <text:p>26</text:p>
          </table:table-cell>
          <table:table-cell table:style-name="ce107" office:value-type="float" office:value="27">
            <text:p>27</text:p>
          </table:table-cell>
          <table:table-cell table:style-name="ce107" office:value-type="float" office:value="28">
            <text:p>28</text:p>
          </table:table-cell>
          <table:table-cell table:style-name="ce107" office:value-type="float" office:value="29">
            <text:p>29</text:p>
          </table:table-cell>
          <table:table-cell table:style-name="ce107" office:value-type="float" office:value="30">
            <text:p>30</text:p>
          </table:table-cell>
          <table:table-cell table:style-name="ce107" office:value-type="float" office:value="-31">
            <text:p>-31</text:p>
          </table:table-cell>
          <table:table-cell table:style-name="ce61" table:number-columns-repeated="955"/>
          <table:table-cell table:number-columns-repeated="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05" table:formula="of:=SUM([.D3:.AH3])" office:value-type="float" office:value="3">
            <text:p>3</text:p>
          </table:table-cell>
          <table:table-cell table:style-name="ce108" table:number-columns-repeated="11"/>
          <table:table-cell table:style-name="ce108" office:value-type="float" office:value="0">
            <office:annotation draw:style-name="gr3" draw:text-style-name="P1" svg:width="1.1413in" svg:height="0.7012in" svg:x="6.6224in" svg:y="0.0087in" draw:caption-point-x="-0.2402in" draw:caption-point-y="0.476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9.578in" svg:y="0.0087in" draw:caption-point-x="-0.2402in" draw:caption-point-y="0.476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number-columns-repeated="2" table:style-name="ce108" office:value-type="float" office:value="1">
            <text:p>1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05" table:formula="of:=SUM([.D4:.AH4])" office:value-type="float" office:value="2.5">
            <text:p>2.5</text:p>
          </table:table-cell>
          <table:table-cell table:style-name="ce108" table:number-columns-repeated="4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/>
          <table:table-cell table:style-name="ce108" office:value-type="float" office:value="1"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105" table:formula="of:=SUM([.D5:.AH5])" office:value-type="float" office:value="0">
            <text:p>0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05" table:formula="of:=SUM([.D6:.AH6])" office:value-type="float" office:value="0">
            <text:p>0</text:p>
          </table:table-cell>
          <table:table-cell table:style-name="ce108" table:number-columns-repeated="4"/>
          <table:table-cell table:number-columns-repeated="5" table:style-name="ce108" office:value-type="float" office:value="0">
            <text:p>0</text:p>
          </table:table-cell>
          <table:table-cell table:style-name="ce108" office:value-type="float" office:value="0">
            <office:annotation draw:style-name="gr6" draw:text-style-name="P1" svg:width="1.1413in" svg:height="0.2346in" svg:x="5.8835in" svg:y="0.7193in" draw:caption-point-x="-0.2402in" draw:caption-point-y="0.5083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108"/>
          <table:table-cell table:style-name="ce108" office:value-type="float" office:value="0">
            <office:annotation draw:style-name="gr2" draw:text-style-name="P1" svg:width="1.1413in" svg:height="0.5457in" svg:x="6.6224in" svg:y="0.726in" draw:caption-point-x="-0.2402in" draw:caption-point-y="0.5016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4" draw:text-style-name="P1" svg:width="1.1413in" svg:height="0.3902in" svg:x="9.2087in" svg:y="0.726in" draw:caption-point-x="-0.2402in" draw:caption-point-y="0.5016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4" draw:text-style-name="P1" svg:width="1.1413in" svg:height="0.3902in" svg:x="11.7949in" svg:y="0.726in" draw:caption-point-x="-0.2402in" draw:caption-point-y="0.5016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105" table:formula="of:=SUM([.D7:.AH7])" office:value-type="float" office:value="0">
            <text:p>0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HienNV</text:p>
          </table:table-cell>
          <table:table-cell table:style-name="ce105" table:formula="of:=SUM([.D8:.AH8])" office:value-type="float" office:value="2">
            <text:p>2</text:p>
          </table:table-cell>
          <table:table-cell table:style-name="ce108" table:number-columns-repeated="4"/>
          <table:table-cell table:number-columns-repeated="5"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iepNH</text:p>
          </table:table-cell>
          <table:table-cell table:style-name="ce105" table:formula="of:=SUM([.D9:.AH9])" office:value-type="float" office:value="0">
            <text:p>0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KhoiNLD</text:p>
          </table:table-cell>
          <table:table-cell table:style-name="ce105" table:formula="of:=SUM([.D10:.AH10])" office:value-type="float" office:value="0">
            <text:p>0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MaiDTP</text:p>
          </table:table-cell>
          <table:table-cell table:style-name="ce105" table:formula="of:=SUM([.D11:.AH11])" office:value-type="float" office:value="7">
            <text:p>7</text:p>
          </table:table-cell>
          <table:table-cell table:style-name="ce108" table:number-columns-repeated="4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4.4059in" svg:y="2.1213in" draw:caption-point-x="-0.2402in" draw:caption-point-y="0.3449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5.1449in" svg:y="2.1228in" draw:caption-point-x="-0.2402in" draw:caption-point-y="0.3433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6.9921in" svg:y="2.126in" draw:caption-point-x="-0.2402in" draw:caption-point-y="0.3402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7.7307in" svg:y="2.1276in" draw:caption-point-x="-0.2402in" draw:caption-point-y="0.3386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9.578in" svg:y="2.1299in" draw:caption-point-x="-0.2402in" draw:caption-point-y="0.3362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10.3169in" svg:y="2.1346in" draw:caption-point-x="-0.2402in" draw:caption-point-y="0.3315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12.1642in" svg:y="2.1346in" draw:caption-point-x="-0.2402in" draw:caption-point-y="0.3315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6" draw:text-style-name="P1" svg:width="1.1413in" svg:height="0.2346in" svg:x="12.9031in" svg:y="2.1346in" draw:caption-point-x="-0.2402in" draw:caption-point-y="0.3315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NamTV</text:p>
          </table:table-cell>
          <table:table-cell table:style-name="ce105" table:formula="of:=SUM([.D12:.AH12])" office:value-type="float" office:value="1">
            <text:p>1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NguyenHTT</text:p>
          </table:table-cell>
          <table:table-cell table:style-name="ce105" table:formula="of:=SUM([.D13:.AH13])" office:value-type="float" office:value="0">
            <text:p>0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NhanNM</text:p>
          </table:table-cell>
          <table:table-cell table:style-name="ce105" table:formula="of:=SUM([.D14:.AH14])" office:value-type="float" office:value="0">
            <text:p>0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ThachBK</text:p>
          </table:table-cell>
          <table:table-cell table:style-name="ce105" table:formula="of:=SUM([.D15:.AH15])" office:value-type="float" office:value="3">
            <text:p>3</text:p>
          </table:table-cell>
          <table:table-cell table:style-name="ce108" table:number-columns-repeated="4"/>
          <table:table-cell table:number-columns-repeated="5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/>
          <table:table-cell table:style-name="ce108" office:value-type="float" office:value="1">
            <office:annotation draw:style-name="gr6" draw:text-style-name="P1" svg:width="1.1413in" svg:height="0.2346in" svg:x="6.6224in" svg:y="3.2028in" draw:caption-point-x="-0.2402in" draw:caption-point-y="0.2539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ThamDT</text:p>
          </table:table-cell>
          <table:table-cell table:style-name="ce105" table:formula="of:=SUM([.D16:.AH16])" office:value-type="float" office:value="1">
            <text:p>1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7" draw:text-style-name="P1" svg:width="1.1413in" svg:height="0.2634in" svg:x="12.1642in" svg:y="3.487in" draw:caption-point-x="-0.2402in" draw:caption-point-y="0.2173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ThieuNV</text:p>
          </table:table-cell>
          <table:table-cell table:style-name="ce105" table:formula="of:=SUM([.D17:.AH17])" office:value-type="float" office:value="0">
            <text:p>0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ThuyLTT</text:p>
          </table:table-cell>
          <table:table-cell table:style-name="ce105" table:formula="of:=SUM([.D18:.AH18])" office:value-type="float" office:value="4">
            <text:p>4</text:p>
          </table:table-cell>
          <table:table-cell table:style-name="ce108" table:number-columns-repeated="4"/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6" draw:text-style-name="P1" svg:width="1.1413in" svg:height="0.2346in" svg:x="4.4059in" svg:y="4.0008in" draw:caption-point-x="-0.2402in" draw:caption-point-y="0.1992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108" office:value-type="float" office:value="1">
            <office:annotation draw:style-name="gr6" draw:text-style-name="P1" svg:width="1.1413in" svg:height="0.2346in" svg:x="4.7752in" svg:y="4.0008in" draw:caption-point-x="-0.2402in" draw:caption-point-y="0.1992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VietBA</text:p>
          </table:table-cell>
          <table:table-cell table:style-name="ce105" table:formula="of:=SUM([.D19:.AH19])" office:value-type="float" office:value="0">
            <text:p>0</text:p>
          </table:table-cell>
          <table:table-cell table:style-name="ce108" table:number-columns-repeated="4"/>
          <table:table-cell table:number-columns-repeated="6" table:style-name="ce108" office:value-type="float" office:value="0">
            <text:p>0</text:p>
          </table:table-cell>
          <table:table-cell table:style-name="ce108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9"/>
          <table:table-cell table:number-columns-repeated="20"/>
        </table:table-row>
        <table:table-row table:style-name="ro2" table:number-rows-repeated="98315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4"/>
          <table:table-cell table:style-name="ce42" table:number-columns-repeated="2"/>
          <table:table-cell table:style-name="ce65" office:value-type="string" table:number-columns-spanned="28" table:number-rows-spanned="1">
            <text:p>Febuary</text:p>
          </table:table-cell>
          <table:covered-table-cell table:number-columns-repeated="27" table:style-name="ce69"/>
          <table:table-cell table:style-name="ce61" table:number-columns-repeated="975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66" office:value-type="float" office:value="-1">
            <text:p>-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4">
            <text:p>4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-7">
            <text:p>-7</text:p>
          </table:table-cell>
          <table:table-cell table:style-name="ce66" office:value-type="float" office:value="-8">
            <text:p>-8</text:p>
          </table:table-cell>
          <table:table-cell table:style-name="ce66" office:value-type="float" office:value="9">
            <text:p>9</text:p>
          </table:table-cell>
          <table:table-cell table:style-name="ce66" office:value-type="float" office:value="10">
            <text:p>10</text:p>
          </table:table-cell>
          <table:table-cell table:style-name="ce66" office:value-type="float" office:value="11">
            <text:p>11</text:p>
          </table:table-cell>
          <table:table-cell table:style-name="ce66" office:value-type="float" office:value="12">
            <text:p>12</text:p>
          </table:table-cell>
          <table:table-cell table:style-name="ce66" office:value-type="float" office:value="13">
            <text:p>13</text:p>
          </table:table-cell>
          <table:table-cell table:style-name="ce66" office:value-type="float" office:value="-14">
            <text:p>-14</text:p>
          </table:table-cell>
          <table:table-cell table:style-name="ce66" office:value-type="float" office:value="-15">
            <text:p>-15</text:p>
          </table:table-cell>
          <table:table-cell table:style-name="ce66" office:value-type="float" office:value="16">
            <text:p>16</text:p>
          </table:table-cell>
          <table:table-cell table:style-name="ce66" office:value-type="float" office:value="17">
            <text:p>17</text:p>
          </table:table-cell>
          <table:table-cell table:style-name="ce66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6" office:value-type="float" office:value="19">
            <office:annotation draw:style-name="gr6" draw:text-style-name="P1" svg:width="1.1413in" svg:height="0.2346in" svg:x="9.2087in" svg:y="0.0484in" draw:caption-point-x="-0.2402in" draw:caption-point-y="0.1886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6" office:value-type="float" office:value="20">
            <office:annotation draw:style-name="gr6" draw:text-style-name="P1" svg:width="1.1413in" svg:height="0.2346in" svg:x="9.578in" svg:y="0.0484in" draw:caption-point-x="-0.2402in" draw:caption-point-y="0.1886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6" office:value-type="float" office:value="-21">
            <text:p>-21</text:p>
          </table:table-cell>
          <table:table-cell table:style-name="ce66" office:value-type="float" office:value="-22">
            <text:p>-22</text:p>
          </table:table-cell>
          <table:table-cell table:style-name="ce66" office:value-type="float" office:value="23">
            <office:annotation draw:style-name="gr6" draw:text-style-name="P1" svg:width="1.1413in" svg:height="0.2346in" svg:x="10.6866in" svg:y="0.0484in" draw:caption-point-x="-0.2402in" draw:caption-point-y="0.1886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6" office:value-type="float" office:value="24">
            <office:annotation draw:style-name="gr6" draw:text-style-name="P1" svg:width="1.1413in" svg:height="0.2346in" svg:x="11.0559in" svg:y="0.0484in" draw:caption-point-x="-0.2402in" draw:caption-point-y="0.1886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6" office:value-type="float" office:value="25">
            <text:p>25</text:p>
          </table:table-cell>
          <table:table-cell table:style-name="ce66" office:value-type="float" office:value="26">
            <text:p>26</text:p>
          </table:table-cell>
          <table:table-cell table:style-name="ce66" office:value-type="float" office:value="27">
            <text:p>27</text:p>
          </table:table-cell>
          <table:table-cell table:style-name="ce66" office:value-type="float" office:value="-28">
            <text:p>-28</text:p>
          </table:table-cell>
          <table:table-cell table:style-name="ce61" table:number-columns-repeated="955"/>
          <table:table-cell table:number-columns-repeated="20"/>
        </table:table-row>
        <table:table-row table:style-name="ro2">
          <table:table-cell table:style-name="ce62" office:value-type="string" table:number-columns-spanned="3" table:number-rows-spanned="1">
            <text:p>No. of off-work staffs</text:p>
          </table:table-cell>
          <table:covered-table-cell table:number-columns-repeated="2" table:style-name="ce63"/>
          <table:table-cell table:style-name="ce67" table:formula="of:=SUM([.D5:.D22])" office:value-type="float" office:value="0">
            <text:p>0</text:p>
          </table:table-cell>
          <table:table-cell table:style-name="ce67" table:formula="of:=SUM([.E5:.E22])" office:value-type="float" office:value="0">
            <text:p>0</text:p>
          </table:table-cell>
          <table:table-cell table:style-name="ce67" table:formula="of:=SUM([.F5:.F22])" office:value-type="float" office:value="0">
            <text:p>0</text:p>
          </table:table-cell>
          <table:table-cell table:style-name="ce67" table:formula="of:=SUM([.G5:.G22])" office:value-type="float" office:value="0">
            <text:p>0</text:p>
          </table:table-cell>
          <table:table-cell table:style-name="ce67" table:formula="of:=SUM([.H5:.H22])" office:value-type="float" office:value="0.5">
            <text:p>0.5</text:p>
          </table:table-cell>
          <table:table-cell table:style-name="ce67" table:formula="of:=SUM([.I5:.I22])" office:value-type="float" office:value="1">
            <text:p>1</text:p>
          </table:table-cell>
          <table:table-cell table:style-name="ce67" table:formula="of:=SUM([.J5:.J22])" office:value-type="float" office:value="0">
            <text:p>0</text:p>
          </table:table-cell>
          <table:table-cell table:style-name="ce67" table:formula="of:=SUM([.K5:.K22])" office:value-type="float" office:value="0">
            <text:p>0</text:p>
          </table:table-cell>
          <table:table-cell table:style-name="ce67" table:formula="of:=SUM([.L5:.L22])" office:value-type="float" office:value="1.5">
            <text:p>1.5</text:p>
          </table:table-cell>
          <table:table-cell table:style-name="ce67" table:formula="of:=SUM([.M5:.M22])" office:value-type="float" office:value="0">
            <text:p>0</text:p>
          </table:table-cell>
          <table:table-cell table:style-name="ce67" table:formula="of:=SUM([.N5:.N22])" office:value-type="float" office:value="0">
            <text:p>0</text:p>
          </table:table-cell>
          <table:table-cell table:style-name="ce67" table:formula="of:=SUM([.O5:.O22])" office:value-type="float" office:value="0">
            <text:p>0</text:p>
          </table:table-cell>
          <table:table-cell table:style-name="ce67" table:formula="of:=SUM([.P5:.P22])" office:value-type="float" office:value="3">
            <text:p>3</text:p>
          </table:table-cell>
          <table:table-cell table:style-name="ce67" table:formula="of:=SUM([.Q5:.Q22])" office:value-type="float" office:value="0">
            <text:p>0</text:p>
          </table:table-cell>
          <table:table-cell table:style-name="ce67" table:formula="of:=SUM([.R5:.R22])" office:value-type="float" office:value="0">
            <text:p>0</text:p>
          </table:table-cell>
          <table:table-cell table:style-name="ce67" table:formula="of:=SUM([.S5:.S22])" office:value-type="float" office:value="15">
            <text:p>15</text:p>
          </table:table-cell>
          <table:table-cell table:style-name="ce67" table:formula="of:=SUM([.T5:.T22])" office:value-type="float" office:value="16">
            <text:p>16</text:p>
          </table:table-cell>
          <table:table-cell table:style-name="ce67" table:formula="of:=SUM([.U5:.U22])" office:value-type="float" office:value="0">
            <text:p>0</text:p>
          </table:table-cell>
          <table:table-cell table:style-name="ce67" table:formula="of:=SUM([.V5:.V22])" office:value-type="float" office:value="0">
            <text:p>0</text:p>
          </table:table-cell>
          <table:table-cell table:style-name="ce67" table:formula="of:=SUM([.W5:.W22])" office:value-type="float" office:value="0">
            <text:p>0</text:p>
          </table:table-cell>
          <table:table-cell table:style-name="ce67" table:formula="of:=SUM([.X5:.X22])" office:value-type="float" office:value="0">
            <text:p>0</text:p>
          </table:table-cell>
          <table:table-cell table:style-name="ce67" table:formula="of:=SUM([.Y5:.Y22])" office:value-type="float" office:value="0">
            <text:p>0</text:p>
          </table:table-cell>
          <table:table-cell table:style-name="ce67" table:formula="of:=SUM([.Z5:.Z22])" office:value-type="float" office:value="0">
            <text:p>0</text:p>
          </table:table-cell>
          <table:table-cell table:style-name="ce67" table:formula="of:=SUM([.AA5:.AA22])" office:value-type="float" office:value="0">
            <text:p>0</text:p>
          </table:table-cell>
          <table:table-cell table:style-name="ce67" table:formula="of:=SUM([.AB5:.AB22])" office:value-type="float" office:value="9">
            <text:p>9</text:p>
          </table:table-cell>
          <table:table-cell table:style-name="ce67" table:formula="of:=SUM([.AC5:.AC22])" office:value-type="float" office:value="8">
            <text:p>8</text:p>
          </table:table-cell>
          <table:table-cell table:style-name="ce67" table:formula="of:=SUM([.AD5:.AD22])" office:value-type="float" office:value="8">
            <text:p>8</text:p>
          </table:table-cell>
          <table:table-cell table:style-name="ce67" table:formula="of:=SUM([.AE5:.AE22])" office:value-type="float" office:value="0">
            <text:p>0</text:p>
          </table:table-cell>
          <table:table-cell table:style-name="ce61" table:number-columns-repeated="955"/>
          <table:table-cell table:number-columns-repeated="20"/>
        </table:table-row>
        <table:table-row table:style-name="ro2">
          <table:table-cell table:style-name="ce62" office:value-type="string" table:number-columns-spanned="3" table:number-rows-spanned="1">
            <text:p>No. of working staffs</text:p>
          </table:table-cell>
          <table:covered-table-cell table:number-columns-repeated="2" table:style-name="ce63"/>
          <table:table-cell table:style-name="ce67" table:formula="of:=ROWS([.D5:.D22])-[.D3]" office:value-type="float" office:value="18">
            <text:p>18</text:p>
          </table:table-cell>
          <table:table-cell table:style-name="ce67" table:formula="of:=ROWS([.E5:.E22])-[.E3]" office:value-type="float" office:value="18">
            <text:p>18</text:p>
          </table:table-cell>
          <table:table-cell table:style-name="ce67" table:formula="of:=ROWS([.F5:.F22])-[.F3]" office:value-type="float" office:value="18">
            <text:p>18</text:p>
          </table:table-cell>
          <table:table-cell table:style-name="ce67" table:formula="of:=ROWS([.G5:.G22])-[.G3]" office:value-type="float" office:value="18">
            <text:p>18</text:p>
          </table:table-cell>
          <table:table-cell table:style-name="ce67" table:formula="of:=ROWS([.H5:.H22])-[.H3]" office:value-type="float" office:value="17.5">
            <text:p>17.5</text:p>
          </table:table-cell>
          <table:table-cell table:style-name="ce67" table:formula="of:=ROWS([.I5:.I22])-[.I3]" office:value-type="float" office:value="17">
            <text:p>17</text:p>
          </table:table-cell>
          <table:table-cell table:style-name="ce67" table:formula="of:=ROWS([.J5:.J22])-[.J3]" office:value-type="float" office:value="18">
            <text:p>18</text:p>
          </table:table-cell>
          <table:table-cell table:style-name="ce67" table:formula="of:=ROWS([.K5:.K22])-[.K3]" office:value-type="float" office:value="18">
            <text:p>18</text:p>
          </table:table-cell>
          <table:table-cell table:style-name="ce67" table:formula="of:=ROWS([.L5:.L22])-[.L3]" office:value-type="float" office:value="16.5">
            <text:p>16.5</text:p>
          </table:table-cell>
          <table:table-cell table:style-name="ce67" table:formula="of:=ROWS([.M5:.M22])-[.M3]" office:value-type="float" office:value="18">
            <text:p>18</text:p>
          </table:table-cell>
          <table:table-cell table:style-name="ce67" table:formula="of:=ROWS([.N5:.N22])-[.N3]" office:value-type="float" office:value="18">
            <text:p>18</text:p>
          </table:table-cell>
          <table:table-cell table:style-name="ce67" table:formula="of:=ROWS([.O5:.O22])-[.O3]" office:value-type="float" office:value="18">
            <text:p>18</text:p>
          </table:table-cell>
          <table:table-cell table:style-name="ce67" table:formula="of:=ROWS([.P5:.P22])-[.P3]" office:value-type="float" office:value="15">
            <text:p>15</text:p>
          </table:table-cell>
          <table:table-cell table:style-name="ce67" table:formula="of:=ROWS([.Q5:.Q22])-[.Q3]" office:value-type="float" office:value="18">
            <text:p>18</text:p>
          </table:table-cell>
          <table:table-cell table:style-name="ce67" table:formula="of:=ROWS([.R5:.R22])-[.R3]" office:value-type="float" office:value="18">
            <text:p>18</text:p>
          </table:table-cell>
          <table:table-cell table:style-name="ce67" table:formula="of:=ROWS([.S5:.S22])-[.S3]" office:value-type="float" office:value="3">
            <text:p>3</text:p>
          </table:table-cell>
          <table:table-cell table:style-name="ce67" table:formula="of:=ROWS([.T5:.T22])-[.T3]" office:value-type="float" office:value="2">
            <text:p>2</text:p>
          </table:table-cell>
          <table:table-cell table:style-name="ce67" table:formula="of:=ROWS([.U5:.U22])-[.U3]" office:value-type="float" office:value="18">
            <text:p>18</text:p>
          </table:table-cell>
          <table:table-cell table:style-name="ce67" table:formula="of:=ROWS([.V5:.V22])-[.V3]" office:value-type="float" office:value="18">
            <text:p>18</text:p>
          </table:table-cell>
          <table:table-cell table:style-name="ce67" table:formula="of:=ROWS([.W5:.W22])-[.W3]" office:value-type="float" office:value="18">
            <text:p>18</text:p>
          </table:table-cell>
          <table:table-cell table:style-name="ce67" table:formula="of:=ROWS([.X5:.X22])-[.X3]" office:value-type="float" office:value="18">
            <text:p>18</text:p>
          </table:table-cell>
          <table:table-cell table:style-name="ce67" table:formula="of:=ROWS([.Y5:.Y22])-[.Y3]" office:value-type="float" office:value="18">
            <text:p>18</text:p>
          </table:table-cell>
          <table:table-cell table:style-name="ce67" table:formula="of:=ROWS([.Z5:.Z22])-[.Z3]" office:value-type="float" office:value="18">
            <text:p>18</text:p>
          </table:table-cell>
          <table:table-cell table:style-name="ce67" table:formula="of:=ROWS([.AA5:.AA22])-[.AA3]" office:value-type="float" office:value="18">
            <text:p>18</text:p>
          </table:table-cell>
          <table:table-cell table:style-name="ce67" table:formula="of:=ROWS([.AB5:.AB22])-[.AB3]" office:value-type="float" office:value="9">
            <text:p>9</text:p>
          </table:table-cell>
          <table:table-cell table:style-name="ce67" table:formula="of:=ROWS([.AC5:.AC22])-[.AC3]" office:value-type="float" office:value="10">
            <text:p>10</text:p>
          </table:table-cell>
          <table:table-cell table:style-name="ce67" table:formula="of:=ROWS([.AD5:.AD22])-[.AD3]" office:value-type="float" office:value="10">
            <text:p>10</text:p>
          </table:table-cell>
          <table:table-cell table:style-name="ce67" table:formula="of:=ROWS([.AE5:.AE22])-[.AE3]" office:value-type="float" office:value="18">
            <text:p>18</text:p>
          </table:table-cell>
          <table:table-cell table:style-name="ce61" table:number-columns-repeated="955"/>
          <table:table-cell table:number-columns-repeated="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64" table:formula="of:=SUM([.D5:.AE5])" office:value-type="float" office:value="2">
            <text:p>2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4" table:formula="of:=SUM([.D6:.AE6])" office:value-type="float" office:value="0">
            <text:p>0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table:number-columns-repeated="7"/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64" table:formula="of:=SUM([.D7:.AE7])" office:value-type="float" office:value="5">
            <text:p>5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1">
            <text:p>1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64" table:formula="of:=SUM([.D8:.AE8])" office:value-type="float" office:value="6">
            <text:p>6</text:p>
          </table:table-cell>
          <table:table-cell table:style-name="ce68"/>
          <table:table-cell table:style-name="ce68" office:value-type="float" office:value="0">
            <office:annotation draw:style-name="gr4" draw:text-style-name="P1" svg:width="1.1413in" svg:height="0.3902in" svg:x="2.928in" svg:y="1.087in" draw:caption-point-x="-0.2402in" draw:caption-point-y="0.6071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1">
            <office:annotation draw:style-name="gr4" draw:text-style-name="P1" svg:width="1.1413in" svg:height="0.3902in" svg:x="4.4059in" svg:y="1.089in" draw:caption-point-x="-0.2402in" draw:caption-point-y="0.6051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1">
            <text:p>1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64" table:formula="of:=SUM([.D9:.AE9])" office:value-type="float" office:value="3">
            <text:p>3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style-name="ce68" office:value-type="float" office:value="1">
            <text:p>1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HienNV</text:p>
          </table:table-cell>
          <table:table-cell table:style-name="ce64" table:formula="of:=SUM([.D10:.AE10])" office:value-type="float" office:value="3.5">
            <text:p>3.5</text:p>
          </table:table-cell>
          <table:table-cell table:style-name="ce68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.5">
            <office:annotation draw:style-name="gr6" draw:text-style-name="P1" svg:width="1.1413in" svg:height="0.2346in" svg:x="4.0362in" svg:y="1.5929in" draw:caption-point-x="-0.2402in" draw:caption-point-y="0.5965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table:number-columns-repeated="7"/>
          <table:table-cell table:number-columns-repeated="3" table:style-name="ce68" office:value-type="float" office:value="1">
            <text:p>1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iepNH</text:p>
          </table:table-cell>
          <table:table-cell table:style-name="ce64" table:formula="of:=SUM([.D11:.AE11])" office:value-type="float" office:value="5">
            <text:p>5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1">
            <text:p>1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KhoiNLD</text:p>
          </table:table-cell>
          <table:table-cell table:style-name="ce64" table:formula="of:=SUM([.D12:.AE12])" office:value-type="float" office:value="2.5">
            <text:p>2.5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0.5">
            <office:annotation draw:style-name="gr6" draw:text-style-name="P1" svg:width="1.1413in" svg:height="0.2346in" svg:x="6.9921in" svg:y="2.0929in" draw:caption-point-x="-0.2402in" draw:caption-point-y="0.5917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MaiDTP</text:p>
          </table:table-cell>
          <table:table-cell table:style-name="ce64" table:formula="of:=SUM([.D13:.AE13])" office:value-type="float" office:value="2">
            <text:p>2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NamTV</text:p>
          </table:table-cell>
          <table:table-cell table:style-name="ce64" table:formula="of:=SUM([.D14:.AE14])" office:value-type="float" office:value="3">
            <text:p>3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office:annotation draw:style-name="gr6" draw:text-style-name="P1" svg:width="1.1413in" svg:height="0.2346in" svg:x="5.5142in" svg:y="2.5866in" draw:caption-point-x="-0.2402in" draw:caption-point-y="0.5933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NguyenHTT</text:p>
          </table:table-cell>
          <table:table-cell table:style-name="ce64" table:formula="of:=SUM([.D15:.AE15])" office:value-type="float" office:value="2.5">
            <text:p>2.5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0.5">
            <office:annotation draw:style-name="gr6" draw:text-style-name="P1" svg:width="1.1413in" svg:height="0.2346in" svg:x="6.9921in" svg:y="2.8362in" draw:caption-point-x="-0.2402in" draw:caption-point-y="0.5913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NhanNM</text:p>
          </table:table-cell>
          <table:table-cell table:style-name="ce64" table:formula="of:=SUM([.D16:.AE16])" office:value-type="float" office:value="5">
            <text:p>5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1">
            <text:p>1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ThachBK</text:p>
          </table:table-cell>
          <table:table-cell table:style-name="ce64" table:formula="of:=SUM([.D17:.AE17])" office:value-type="float" office:value="6.5">
            <text:p>6.5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.5">
            <office:annotation draw:style-name="gr4" draw:text-style-name="P1" svg:width="1.1413in" svg:height="0.3902in" svg:x="5.5142in" svg:y="3.3291in" draw:caption-point-x="-0.2402in" draw:caption-point-y="0.5941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1">
            <text:p>1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ThaoDTH</text:p>
          </table:table-cell>
          <table:table-cell table:style-name="ce64" table:formula="of:=SUM([.D18:.AE18])" office:value-type="float" office:value="2">
            <text:p>2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ThamDT</text:p>
          </table:table-cell>
          <table:table-cell table:style-name="ce64" table:formula="of:=SUM([.D19:.AE19])" office:value-type="float" office:value="6">
            <text:p>6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1">
            <text:p>1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ThieuNV</text:p>
          </table:table-cell>
          <table:table-cell table:style-name="ce64" table:formula="of:=SUM([.D20:.AE20])" office:value-type="float" office:value="5">
            <text:p>5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1">
            <text:p>1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ThuyLTT</text:p>
          </table:table-cell>
          <table:table-cell table:style-name="ce64" table:formula="of:=SUM([.D21:.AE21])" office:value-type="float" office:value="2">
            <text:p>2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VietBA</text:p>
          </table:table-cell>
          <table:table-cell table:style-name="ce64" table:formula="of:=SUM([.D22:.AE22])" office:value-type="float" office:value="1">
            <text:p>1</text:p>
          </table:table-cell>
          <table:table-cell table:style-name="ce68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7"/>
          <table:table-cell table:number-columns-repeated="3" table:style-name="ce68" office:value-type="float" office:value="0">
            <text:p>0</text:p>
          </table:table-cell>
          <table:table-cell table:style-name="ce68"/>
          <table:table-cell table:style-name="ce42" table:number-columns-repeated="955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6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4"/>
          <table:table-cell table:style-name="ce42" table:number-columns-repeated="2"/>
          <table:table-cell table:style-name="ce71" office:value-type="string" table:number-columns-spanned="31" table:number-rows-spanned="1">
            <text:p>March</text:p>
          </table:table-cell>
          <table:covered-table-cell table:number-columns-repeated="10" table:style-name="ce75"/>
          <table:covered-table-cell table:style-name="ce75" office:value-type="string">
            <text:p>x</text:p>
          </table:covered-table-cell>
          <table:covered-table-cell table:number-columns-repeated="19" table:style-name="ce75"/>
          <table:table-cell table:style-name="ce61" table:number-columns-repeated="97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2" office:value-type="float" office:value="-1">
            <text:p>-1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-7">
            <text:p>-7</text:p>
          </table:table-cell>
          <table:table-cell table:style-name="ce72" office:value-type="float" office:value="-8">
            <text:p>-8</text:p>
          </table:table-cell>
          <table:table-cell table:style-name="ce72" office:value-type="float" office:value="9">
            <text:p>9</text:p>
          </table:table-cell>
          <table:table-cell table:style-name="ce72" office:value-type="float" office:value="10">
            <text:p>10</text:p>
          </table:table-cell>
          <table:table-cell table:style-name="ce72" office:value-type="float" office:value="11">
            <text:p>11</text:p>
          </table:table-cell>
          <table:table-cell table:style-name="ce72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72" office:value-type="float" office:value="-14">
            <text:p>-14</text:p>
          </table:table-cell>
          <table:table-cell table:style-name="ce72" office:value-type="float" office:value="-15">
            <text:p>-15</text:p>
          </table:table-cell>
          <table:table-cell table:style-name="ce72" office:value-type="float" office:value="16">
            <text:p>16</text:p>
          </table:table-cell>
          <table:table-cell table:style-name="ce72" office:value-type="float" office:value="17">
            <text:p>17</text:p>
          </table:table-cell>
          <table:table-cell table:style-name="ce72" office:value-type="float" office:value="18">
            <text:p>18</text:p>
          </table:table-cell>
          <table:table-cell table:style-name="ce72" office:value-type="float" office:value="19">
            <text:p>19</text:p>
          </table:table-cell>
          <table:table-cell table:style-name="ce72" office:value-type="float" office:value="20">
            <text:p>20</text:p>
          </table:table-cell>
          <table:table-cell table:style-name="ce72" office:value-type="float" office:value="-21">
            <text:p>-21</text:p>
          </table:table-cell>
          <table:table-cell table:style-name="ce72" office:value-type="float" office:value="-22">
            <text:p>-22</text:p>
          </table:table-cell>
          <table:table-cell table:style-name="ce72" office:value-type="float" office:value="23">
            <text:p>23</text:p>
          </table:table-cell>
          <table:table-cell table:style-name="ce72" office:value-type="float" office:value="24">
            <text:p>24</text:p>
          </table:table-cell>
          <table:table-cell table:style-name="ce72" office:value-type="float" office:value="25">
            <text:p>25</text:p>
          </table:table-cell>
          <table:table-cell table:style-name="ce72" office:value-type="float" office:value="26">
            <text:p>26</text:p>
          </table:table-cell>
          <table:table-cell table:style-name="ce72" office:value-type="float" office:value="27">
            <text:p>27</text:p>
          </table:table-cell>
          <table:table-cell table:style-name="ce72" office:value-type="float" office:value="-28">
            <text:p>-28</text:p>
          </table:table-cell>
          <table:table-cell table:style-name="ce72" office:value-type="float" office:value="-29">
            <text:p>-29</text:p>
          </table:table-cell>
          <table:table-cell table:style-name="ce72" office:value-type="float" office:value="30">
            <text:p>30</text:p>
          </table:table-cell>
          <table:table-cell table:style-name="ce72" office:value-type="float" office:value="31">
            <text:p>31</text:p>
          </table:table-cell>
          <table:table-cell table:style-name="ce61" table:number-columns-repeated="952"/>
          <table:table-cell table:number-columns-repeated="20"/>
        </table:table-row>
        <table:table-row table:style-name="ro2">
          <table:table-cell table:style-name="ce62" office:value-type="string" table:number-columns-spanned="3" table:number-rows-spanned="1">
            <text:p>No. of off-work staffs</text:p>
          </table:table-cell>
          <table:covered-table-cell table:number-columns-repeated="2" table:style-name="ce63"/>
          <table:table-cell table:style-name="ce73" table:formula="of:=SUM([.D5:.D22])" office:value-type="float" office:value="0">
            <text:p>0</text:p>
          </table:table-cell>
          <table:table-cell table:style-name="ce73" table:formula="of:=SUM([.E5:.E22])" office:value-type="float" office:value="1">
            <text:p>1</text:p>
          </table:table-cell>
          <table:table-cell table:style-name="ce73" table:formula="of:=SUM([.F5:.F22])" office:value-type="float" office:value="0">
            <text:p>0</text:p>
          </table:table-cell>
          <table:table-cell table:style-name="ce73" table:formula="of:=SUM([.G5:.G22])" office:value-type="float" office:value="0.5">
            <text:p>0.5</text:p>
          </table:table-cell>
          <table:table-cell table:style-name="ce73" table:formula="of:=SUM([.H5:.H22])" office:value-type="float" office:value="0">
            <text:p>0</text:p>
          </table:table-cell>
          <table:table-cell table:style-name="ce73" table:formula="of:=SUM([.I5:.I22])" office:value-type="float" office:value="1">
            <text:p>1</text:p>
          </table:table-cell>
          <table:table-cell table:style-name="ce73" table:formula="of:=SUM([.J5:.J22])" office:value-type="float" office:value="0">
            <text:p>0</text:p>
          </table:table-cell>
          <table:table-cell table:style-name="ce73" table:formula="of:=SUM([.K5:.K22])" office:value-type="float" office:value="0">
            <text:p>0</text:p>
          </table:table-cell>
          <table:table-cell table:style-name="ce73" table:formula="of:=SUM([.L5:.L22])" office:value-type="float" office:value="0.5">
            <text:p>0.5</text:p>
          </table:table-cell>
          <table:table-cell table:style-name="ce73" table:formula="of:=SUM([.M5:.M22])" office:value-type="float" office:value="0.5">
            <text:p>0.5</text:p>
          </table:table-cell>
          <table:table-cell table:style-name="ce73" table:formula="of:=SUM([.N5:.N22])" office:value-type="float" office:value="0">
            <text:p>0</text:p>
          </table:table-cell>
          <table:table-cell table:style-name="ce73" table:formula="of:=SUM([.O5:.O22])" office:value-type="float" office:value="1.5">
            <text:p>1.5</text:p>
          </table:table-cell>
          <table:table-cell table:style-name="ce73" table:formula="of:=SUM([.P5:.P22])" office:value-type="float" office:value="1.5">
            <text:p>1.5</text:p>
          </table:table-cell>
          <table:table-cell table:style-name="ce73" table:formula="of:=SUM([.Q5:.Q22])" office:value-type="float" office:value="0">
            <text:p>0</text:p>
          </table:table-cell>
          <table:table-cell table:style-name="ce73" table:formula="of:=SUM([.R5:.R22])" office:value-type="float" office:value="0">
            <text:p>0</text:p>
          </table:table-cell>
          <table:table-cell table:style-name="ce73" table:formula="of:=SUM([.S5:.S22])" office:value-type="float" office:value="0.5">
            <text:p>0.5</text:p>
          </table:table-cell>
          <table:table-cell table:style-name="ce73" table:formula="of:=SUM([.T5:.T22])" office:value-type="float" office:value="0">
            <text:p>0</text:p>
          </table:table-cell>
          <table:table-cell table:style-name="ce73" table:formula="of:=SUM([.U5:.U22])" office:value-type="float" office:value="1">
            <text:p>1</text:p>
          </table:table-cell>
          <table:table-cell table:style-name="ce73" table:formula="of:=SUM([.V5:.V22])" office:value-type="float" office:value="0.5">
            <text:p>0.5</text:p>
          </table:table-cell>
          <table:table-cell table:style-name="ce73" table:formula="of:=SUM([.W5:.W22])" office:value-type="float" office:value="0">
            <text:p>0</text:p>
          </table:table-cell>
          <table:table-cell table:style-name="ce73" table:formula="of:=SUM([.X5:.X22])" office:value-type="float" office:value="0">
            <text:p>0</text:p>
          </table:table-cell>
          <table:table-cell table:style-name="ce73" table:formula="of:=SUM([.Y5:.Y22])" office:value-type="float" office:value="0">
            <text:p>0</text:p>
          </table:table-cell>
          <table:table-cell table:style-name="ce73" table:formula="of:=SUM([.Z5:.Z22])" office:value-type="float" office:value="0.5">
            <text:p>0.5</text:p>
          </table:table-cell>
          <table:table-cell table:style-name="ce73" table:formula="of:=SUM([.AA5:.AA22])" office:value-type="float" office:value="2">
            <text:p>2</text:p>
          </table:table-cell>
          <table:table-cell table:style-name="ce73" table:formula="of:=SUM([.AB5:.AB22])" office:value-type="float" office:value="0">
            <text:p>0</text:p>
          </table:table-cell>
          <table:table-cell table:style-name="ce73" table:formula="of:=SUM([.AC5:.AC22])" office:value-type="float" office:value="1">
            <text:p>1</text:p>
          </table:table-cell>
          <table:table-cell table:style-name="ce73" table:formula="of:=SUM([.AD5:.AD22])" office:value-type="float" office:value="1">
            <text:p>1</text:p>
          </table:table-cell>
          <table:table-cell table:style-name="ce73" table:formula="of:=SUM([.AE5:.AE22])" office:value-type="float" office:value="0">
            <text:p>0</text:p>
          </table:table-cell>
          <table:table-cell table:style-name="ce73" table:formula="of:=SUM([.AF5:.AF22])" office:value-type="float" office:value="0">
            <text:p>0</text:p>
          </table:table-cell>
          <table:table-cell table:style-name="ce73" table:formula="of:=SUM([.AG5:.AG22])" office:value-type="float" office:value="1">
            <text:p>1</text:p>
          </table:table-cell>
          <table:table-cell table:style-name="ce73" table:formula="of:=SUM([.AH5:.AH22])" office:value-type="float" office:value="1">
            <text:p>1</text:p>
          </table:table-cell>
          <table:table-cell table:style-name="ce61" table:number-columns-repeated="952"/>
          <table:table-cell table:number-columns-repeated="20"/>
        </table:table-row>
        <table:table-row table:style-name="ro2">
          <table:table-cell table:style-name="ce62" office:value-type="string" table:number-columns-spanned="3" table:number-rows-spanned="1">
            <text:p>No. of working staffs</text:p>
          </table:table-cell>
          <table:covered-table-cell table:number-columns-repeated="2" table:style-name="ce63"/>
          <table:table-cell table:style-name="ce73" table:formula="of:=ROWS([.D5:.D22])-[.D3]" office:value-type="float" office:value="18">
            <text:p>18</text:p>
          </table:table-cell>
          <table:table-cell table:style-name="ce73" table:formula="of:=ROWS([.E5:.E22])-[.E3]" office:value-type="float" office:value="17">
            <text:p>17</text:p>
          </table:table-cell>
          <table:table-cell table:style-name="ce73" table:formula="of:=ROWS([.F5:.F22])-[.F3]" office:value-type="float" office:value="18">
            <text:p>18</text:p>
          </table:table-cell>
          <table:table-cell table:style-name="ce73" table:formula="of:=ROWS([.G5:.G22])-[.G3]" office:value-type="float" office:value="17.5">
            <text:p>17.5</text:p>
          </table:table-cell>
          <table:table-cell table:style-name="ce73" table:formula="of:=ROWS([.H5:.H22])-[.H3]" office:value-type="float" office:value="18">
            <text:p>18</text:p>
          </table:table-cell>
          <table:table-cell table:style-name="ce73" table:formula="of:=ROWS([.I5:.I22])-[.I3]" office:value-type="float" office:value="17">
            <text:p>17</text:p>
          </table:table-cell>
          <table:table-cell table:style-name="ce73" table:formula="of:=ROWS([.J5:.J22])-[.J3]" office:value-type="float" office:value="18">
            <text:p>18</text:p>
          </table:table-cell>
          <table:table-cell table:style-name="ce73" table:formula="of:=ROWS([.K5:.K22])-[.K3]" office:value-type="float" office:value="18">
            <text:p>18</text:p>
          </table:table-cell>
          <table:table-cell table:style-name="ce73" table:formula="of:=ROWS([.L5:.L22])-[.L3]" office:value-type="float" office:value="17.5">
            <text:p>17.5</text:p>
          </table:table-cell>
          <table:table-cell table:style-name="ce73" table:formula="of:=ROWS([.M5:.M22])-[.M3]" office:value-type="float" office:value="17.5">
            <text:p>17.5</text:p>
          </table:table-cell>
          <table:table-cell table:style-name="ce73" table:formula="of:=ROWS([.N5:.N22])-[.N3]" office:value-type="float" office:value="18">
            <text:p>18</text:p>
          </table:table-cell>
          <table:table-cell table:style-name="ce73" table:formula="of:=ROWS([.O5:.O22])-[.O3]" office:value-type="float" office:value="16.5">
            <text:p>16.5</text:p>
          </table:table-cell>
          <table:table-cell table:style-name="ce73" table:formula="of:=ROWS([.P5:.P22])-[.P3]" office:value-type="float" office:value="16.5">
            <text:p>16.5</text:p>
          </table:table-cell>
          <table:table-cell table:style-name="ce73" table:formula="of:=ROWS([.Q5:.Q22])-[.Q3]" office:value-type="float" office:value="18">
            <text:p>18</text:p>
          </table:table-cell>
          <table:table-cell table:style-name="ce73" table:formula="of:=ROWS([.R5:.R22])-[.R3]" office:value-type="float" office:value="18">
            <text:p>18</text:p>
          </table:table-cell>
          <table:table-cell table:style-name="ce73" table:formula="of:=ROWS([.S5:.S22])-[.S3]" office:value-type="float" office:value="17.5">
            <text:p>17.5</text:p>
          </table:table-cell>
          <table:table-cell table:style-name="ce73" table:formula="of:=ROWS([.T5:.T22])-[.T3]" office:value-type="float" office:value="18">
            <text:p>18</text:p>
          </table:table-cell>
          <table:table-cell table:style-name="ce73" table:formula="of:=ROWS([.U5:.U22])-[.U3]" office:value-type="float" office:value="17">
            <text:p>17</text:p>
          </table:table-cell>
          <table:table-cell table:style-name="ce73" table:formula="of:=ROWS([.V5:.V22])-[.V3]" office:value-type="float" office:value="17.5">
            <text:p>17.5</text:p>
          </table:table-cell>
          <table:table-cell table:style-name="ce73" table:formula="of:=ROWS([.W5:.W22])-[.W3]" office:value-type="float" office:value="18">
            <text:p>18</text:p>
          </table:table-cell>
          <table:table-cell table:style-name="ce73" table:formula="of:=ROWS([.X5:.X22])-[.X3]" office:value-type="float" office:value="18">
            <text:p>18</text:p>
          </table:table-cell>
          <table:table-cell table:style-name="ce73" table:formula="of:=ROWS([.Y5:.Y22])-[.Y3]" office:value-type="float" office:value="18">
            <text:p>18</text:p>
          </table:table-cell>
          <table:table-cell table:style-name="ce73" table:formula="of:=ROWS([.Z5:.Z22])-[.Z3]" office:value-type="float" office:value="17.5">
            <text:p>17.5</text:p>
          </table:table-cell>
          <table:table-cell table:style-name="ce73" table:formula="of:=ROWS([.AA5:.AA22])-[.AA3]" office:value-type="float" office:value="16">
            <text:p>16</text:p>
          </table:table-cell>
          <table:table-cell table:style-name="ce73" table:formula="of:=ROWS([.AB5:.AB22])-[.AB3]" office:value-type="float" office:value="18">
            <text:p>18</text:p>
          </table:table-cell>
          <table:table-cell table:style-name="ce73" table:formula="of:=ROWS([.AC5:.AC22])-[.AC3]" office:value-type="float" office:value="17">
            <text:p>17</text:p>
          </table:table-cell>
          <table:table-cell table:style-name="ce73" table:formula="of:=ROWS([.AD5:.AD22])-[.AD3]" office:value-type="float" office:value="17">
            <text:p>17</text:p>
          </table:table-cell>
          <table:table-cell table:style-name="ce73" table:formula="of:=ROWS([.AE5:.AE22])-[.AE3]" office:value-type="float" office:value="18">
            <text:p>18</text:p>
          </table:table-cell>
          <table:table-cell table:style-name="ce73" table:formula="of:=ROWS([.AF5:.AF22])-[.AF3]" office:value-type="float" office:value="18">
            <text:p>18</text:p>
          </table:table-cell>
          <table:table-cell table:style-name="ce73" table:formula="of:=ROWS([.AG5:.AG22])-[.AG3]" office:value-type="float" office:value="17">
            <text:p>17</text:p>
          </table:table-cell>
          <table:table-cell table:style-name="ce73" table:formula="of:=ROWS([.AH5:.AH22])-[.AH3]" office:value-type="float" office:value="17">
            <text:p>17</text:p>
          </table:table-cell>
          <table:table-cell table:style-name="ce61" table:number-columns-repeated="952"/>
          <table:table-cell table:number-columns-repeated="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0" table:formula="of:=SUM([.D5:.AH5])" office:value-type="float" office:value="0">
            <text:p>0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0" table:formula="of:=SUM([.D6:.AH6])" office:value-type="float" office:value="0">
            <text:p>0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70" table:formula="of:=SUM([.D7:.AH7])" office:value-type="float" office:value="1">
            <text:p>1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6.2531in" svg:y="0.8339in" draw:caption-point-x="-0.2402in" draw:caption-point-y="0.6122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0" table:formula="of:=SUM([.D8:.AH8])" office:value-type="float" office:value="2.5">
            <text:p>2.5</text:p>
          </table:table-cell>
          <table:table-cell table:style-name="ce74"/>
          <table:table-cell table:style-name="ce74" office:value-type="float" office:value="0.5">
            <office:annotation draw:style-name="gr7" draw:text-style-name="P1" svg:width="1.1413in" svg:height="0.2634in" svg:x="2.928in" svg:y="1.0799in" draw:caption-point-x="-0.2402in" draw:caption-point-y="0.614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.5">
            <office:annotation draw:style-name="gr7" draw:text-style-name="P1" svg:width="1.1413in" svg:height="0.2634in" svg:x="5.5142in" svg:y="1.0799in" draw:caption-point-x="-0.2402in" draw:caption-point-y="0.6142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.5">
            <office:annotation draw:style-name="gr6" draw:text-style-name="P1" svg:width="1.1413in" svg:height="0.2346in" svg:x="8.1004in" svg:y="1.085in" draw:caption-point-x="-0.2402in" draw:caption-point-y="0.6091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.5">
            <office:annotation draw:style-name="gr6" draw:text-style-name="P1" svg:width="1.1413in" svg:height="0.2346in" svg:x="10.6866in" svg:y="1.0925in" draw:caption-point-x="-0.2402in" draw:caption-point-y="0.601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.5">
            <office:annotation draw:style-name="gr6" draw:text-style-name="P1" svg:width="1.1413in" svg:height="0.2346in" svg:x="13.2724in" svg:y="1.0925in" draw:caption-point-x="-0.2402in" draw:caption-point-y="0.601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70" table:formula="of:=SUM([.D9:.AH9])" office:value-type="float" office:value="0">
            <text:p>0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HienNV</text:p>
          </table:table-cell>
          <table:table-cell table:style-name="ce70" table:formula="of:=SUM([.D10:.AH10])" office:value-type="float" office:value="1.5">
            <text:p>1.5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iepNH</text:p>
          </table:table-cell>
          <table:table-cell table:style-name="ce70" table:formula="of:=SUM([.D11:.AH11])" office:value-type="float" office:value="1">
            <text:p>1</text:p>
          </table:table-cell>
          <table:table-cell table:style-name="ce74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3.6669in" svg:y="1.8339in" draw:caption-point-x="-0.2402in" draw:caption-point-y="0.6031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5.8835in" svg:y="1.8346in" draw:caption-point-x="-0.2402in" draw:caption-point-y="0.6024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7" draw:text-style-name="P1" svg:width="1.1413in" svg:height="0.2634in" svg:x="6.6224in" svg:y="1.8354in" draw:caption-point-x="-0.2402in" draw:caption-point-y="0.6016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KhoiNLD</text:p>
          </table:table-cell>
          <table:table-cell table:style-name="ce70" table:formula="of:=SUM([.D12:.AH12])" office:value-type="float" office:value="1">
            <text:p>1</text:p>
          </table:table-cell>
          <table:table-cell table:style-name="ce74"/>
          <table:table-cell table:style-name="ce74" office:value-type="float" office:value="0.5">
            <office:annotation draw:style-name="gr4" draw:text-style-name="P1" svg:width="1.1413in" svg:height="0.3902in" svg:x="2.928in" svg:y="2.0807in" draw:caption-point-x="-0.2402in" draw:caption-point-y="0.6039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4" office:value-type="float" office:value="0">
            <office:annotation draw:style-name="gr2" draw:text-style-name="P1" svg:width="1.1413in" svg:height="0.5457in" svg:x="3.2976in" svg:y="2.0815in" draw:caption-point-x="-0.2402in" draw:caption-point-y="0.6031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.5">
            <office:annotation draw:style-name="gr6" draw:text-style-name="P1" svg:width="1.1413in" svg:height="0.2346in" svg:x="13.2724in" svg:y="2.0909in" draw:caption-point-x="-0.2402in" draw:caption-point-y="0.5937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MaiDTP</text:p>
          </table:table-cell>
          <table:table-cell table:style-name="ce70" table:formula="of:=SUM([.D13:.AH13])" office:value-type="float" office:value="0">
            <text:p>0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5.8835in" svg:y="2.3299in" draw:caption-point-x="-0.2402in" draw:caption-point-y="0.6024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NamTV</text:p>
          </table:table-cell>
          <table:table-cell table:style-name="ce70" table:formula="of:=SUM([.D14:.AH14])" office:value-type="float" office:value="0.5">
            <text:p>0.5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text:p>0.5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NguyenHTT</text:p>
          </table:table-cell>
          <table:table-cell table:style-name="ce70" table:formula="of:=SUM([.D15:.AH15])" office:value-type="float" office:value="0">
            <text:p>0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">
            <office:annotation draw:style-name="gr2" draw:text-style-name="P1" svg:width="1.1413in" svg:height="0.5457in" svg:x="8.8394in" svg:y="2.8299in" draw:caption-point-x="-0.2402in" draw:caption-point-y="0.5976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NhanNM</text:p>
          </table:table-cell>
          <table:table-cell table:style-name="ce70" table:formula="of:=SUM([.D16:.AH16])" office:value-type="float" office:value="0">
            <text:p>0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ThachBK</text:p>
          </table:table-cell>
          <table:table-cell table:style-name="ce70" table:formula="of:=SUM([.D17:.AH17])" office:value-type="float" office:value="1.5">
            <text:p>1.5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346in" svg:x="11.7949in" svg:y="3.3287in" draw:caption-point-x="-0.2402in" draw:caption-point-y="0.5945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ThaoDTH</text:p>
          </table:table-cell>
          <table:table-cell table:style-name="ce70" table:formula="of:=SUM([.D18:.AH18])" office:value-type="float" office:value="0.5">
            <text:p>0.5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office:annotation draw:style-name="gr7" draw:text-style-name="P1" svg:width="1.1413in" svg:height="0.2634in" svg:x="6.6224in" svg:y="3.5697in" draw:caption-point-x="-0.2402in" draw:caption-point-y="0.6012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ThamDT</text:p>
          </table:table-cell>
          <table:table-cell table:style-name="ce70" table:formula="of:=SUM([.D19:.AH19])" office:value-type="float" office:value="3">
            <text:p>3</text:p>
          </table:table-cell>
          <table:table-cell table:style-name="ce74"/>
          <table:table-cell table:style-name="ce74" office:value-type="float" office:value="0">
            <office:annotation draw:style-name="gr4" draw:text-style-name="P1" svg:width="1.1413in" svg:height="0.3902in" svg:x="2.928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3.2976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3.6669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4.0362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4" office:value-type="float" office:value="1">
            <office:annotation draw:style-name="gr4" draw:text-style-name="P1" svg:width="1.1413in" svg:height="0.3902in" svg:x="4.4059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4" table:number-columns-repeated="2"/>
          <table:table-cell table:style-name="ce74" office:value-type="float" office:value="0">
            <office:annotation draw:style-name="gr4" draw:text-style-name="P1" svg:width="1.1413in" svg:height="0.3902in" svg:x="5.5142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5.8835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4" office:value-type="float" office:value="0">
            <office:annotation draw:style-name="gr4" draw:text-style-name="P1" svg:width="1.1413in" svg:height="0.3902in" svg:x="6.2531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6.6224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74" office:value-type="float" office:value="1">
            <office:annotation draw:style-name="gr4" draw:text-style-name="P1" svg:width="1.1413in" svg:height="0.3902in" svg:x="6.9921in" svg:y="3.815in" draw:caption-point-x="-0.2402in" draw:caption-point-y="0.6035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office:annotation draw:style-name="gr6" draw:text-style-name="P1" svg:width="1.1413in" svg:height="0.2346in" svg:x="11.0559in" svg:y="3.8236in" draw:caption-point-x="-0.2402in" draw:caption-point-y="0.5949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ThieuNV</text:p>
          </table:table-cell>
          <table:table-cell table:style-name="ce70" table:formula="of:=SUM([.D20:.AH20])" office:value-type="float" office:value="0.5">
            <text:p>0.5</text:p>
          </table:table-cell>
          <table:table-cell table:style-name="ce74"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3.6669in" svg:y="4.0567in" draw:caption-point-x="-0.2402in" draw:caption-point-y="0.6094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ThuyLTT</text:p>
          </table:table-cell>
          <table:table-cell table:style-name="ce70" table:formula="of:=SUM([.D21:.AH21])" office:value-type="float" office:value="1.5">
            <text:p>1.5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office:annotation draw:style-name="gr4" draw:text-style-name="P1" svg:width="1.1413in" svg:height="0.3902in" svg:x="6.9921in" svg:y="4.3071in" draw:caption-point-x="-0.2402in" draw:caption-point-y="0.6067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4" table:number-columns-repeated="2"/>
          <table:table-cell table:number-columns-repeated="3" table:style-name="ce74" office:value-type="float" office:value="0">
            <text:p>0</text:p>
          </table:table-cell>
          <table:table-cell table:style-name="ce74" office:value-type="float" office:value="0.5">
            <text:p>0.5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"/>
          <table:table-cell table:number-columns-repeated="4" table:style-name="ce74" office:value-type="float" office:value="0">
            <text:p>0</text:p>
          </table:table-cell>
          <table:table-cell table:style-name="ce74" office:value-type="float" office:value="0.5">
            <text:p>0.5</text:p>
          </table:table-cell>
          <table:table-cell table:style-name="ce74" table:number-columns-repeated="2"/>
          <table:table-cell table:number-columns-repeated="2"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VietBA</text:p>
          </table:table-cell>
          <table:table-cell table:style-name="ce70" table:formula="of:=SUM([.D22:.AH22])" office:value-type="float" office:value="0.5">
            <text:p>0.5</text:p>
          </table:table-cell>
          <table:table-cell table:style-name="ce74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number-columns-repeated="5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text:p>0</text:p>
          </table:table-cell>
          <table:table-cell table:style-name="ce74" office:value-type="float" office:value="0.5">
            <text:p>0.5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4" table:number-columns-repeated="2"/>
          <table:table-cell table:style-name="ce74" office:value-type="float" office:value="0">
            <office:annotation draw:style-name="gr6" draw:text-style-name="P1" svg:width="1.1413in" svg:height="0.2346in" svg:x="13.2724in" svg:y="4.561in" draw:caption-point-x="-0.2402in" draw:caption-point-y="0.6004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4" office:value-type="float" office:value="0">
            <text:p>0</text:p>
          </table:table-cell>
          <table:table-cell table:style-name="ce42" table:number-columns-repeated="952"/>
          <table:table-cell table:number-columns-repeated="20"/>
        </table:table-row>
        <table:table-row table:style-name="ro2" table:number-rows-repeated="65406">
          <table:table-cell table:style-name="ce42" table:number-columns-repeated="986"/>
          <table:table-cell table:number-columns-repeated="20"/>
        </table:table-row>
        <table:table-row table:style-name="ro2" table:number-rows-repeated="983146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4"/>
          <table:table-cell table:style-name="ce42" table:number-columns-repeated="2"/>
          <table:table-cell table:style-name="ce77" office:value-type="string" table:number-columns-spanned="30" table:number-rows-spanned="1">
            <text:p>April</text:p>
          </table:table-cell>
          <table:covered-table-cell table:number-columns-repeated="10" table:style-name="ce81"/>
          <table:covered-table-cell table:style-name="ce81" office:value-type="string">
            <text:p>x</text:p>
          </table:covered-table-cell>
          <table:covered-table-cell table:number-columns-repeated="18" table:style-name="ce81"/>
          <table:table-cell table:style-name="ce61" table:number-columns-repeated="97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-4">
            <text:p>-4</text:p>
          </table:table-cell>
          <table:table-cell table:style-name="ce78" office:value-type="float" office:value="-5">
            <text:p>-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-11">
            <text:p>-11</text:p>
          </table:table-cell>
          <table:table-cell table:style-name="ce78" office:value-type="float" office:value="-12">
            <text:p>-12</text:p>
          </table:table-cell>
          <table:table-cell table:style-name="ce78" office:value-type="float" office:value="13">
            <text:p>13</text:p>
          </table:table-cell>
          <table:table-cell table:style-name="ce78" office:value-type="float" office:value="14">
            <text:p>14</text:p>
          </table:table-cell>
          <table:table-cell table:style-name="ce78" office:value-type="float" office:value="15">
            <text:p>15</text:p>
          </table:table-cell>
          <table:table-cell table:style-name="ce78" office:value-type="float" office:value="16">
            <text:p>1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-18">
            <text:p>-18</text:p>
          </table:table-cell>
          <table:table-cell table:style-name="ce78" office:value-type="float" office:value="-19">
            <text:p>-19</text:p>
          </table:table-cell>
          <table:table-cell table:style-name="ce78" office:value-type="float" office:value="20">
            <text:p>20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78" office:value-type="float" office:value="-26">
            <text:p>-26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78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78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61" table:number-columns-repeated="952"/>
          <table:table-cell table:number-columns-repeated="20"/>
        </table:table-row>
        <table:table-row table:style-name="ro2">
          <table:table-cell table:style-name="ce62" office:value-type="string" table:number-columns-spanned="3" table:number-rows-spanned="1">
            <text:p>No. of off-work staffs</text:p>
          </table:table-cell>
          <table:covered-table-cell table:number-columns-repeated="2" table:style-name="ce63"/>
          <table:table-cell table:style-name="ce79" table:formula="of:=SUM([.D5:.D26])" office:value-type="float" office:value="0">
            <text:p>0</text:p>
          </table:table-cell>
          <table:table-cell table:style-name="ce79" table:formula="of:=SUM([.E5:.E26])" office:value-type="float" office:value="0.5">
            <text:p>0.5</text:p>
          </table:table-cell>
          <table:table-cell table:style-name="ce79" table:formula="of:=SUM([.F5:.F26])" office:value-type="float" office:value="1">
            <text:p>1</text:p>
          </table:table-cell>
          <table:table-cell table:style-name="ce79" table:formula="of:=SUM([.G5:.G26])" office:value-type="float" office:value="0">
            <text:p>0</text:p>
          </table:table-cell>
          <table:table-cell table:style-name="ce79" table:formula="of:=SUM([.H5:.H26])" office:value-type="float" office:value="0">
            <text:p>0</text:p>
          </table:table-cell>
          <table:table-cell table:style-name="ce79" table:formula="of:=SUM([.I5:.I26])" office:value-type="float" office:value="0">
            <text:p>0</text:p>
          </table:table-cell>
          <table:table-cell table:style-name="ce79" table:formula="of:=SUM([.J5:.J26])" office:value-type="float" office:value="0.5">
            <text:p>0.5</text:p>
          </table:table-cell>
          <table:table-cell table:style-name="ce79" table:formula="of:=SUM([.K5:.K26])" office:value-type="float" office:value="0.5">
            <text:p>0.5</text:p>
          </table:table-cell>
          <table:table-cell table:style-name="ce79" table:formula="of:=SUM([.L5:.L26])" office:value-type="float" office:value="2">
            <text:p>2</text:p>
          </table:table-cell>
          <table:table-cell table:style-name="ce79" table:formula="of:=SUM([.M5:.M26])" office:value-type="float" office:value="1">
            <text:p>1</text:p>
          </table:table-cell>
          <table:table-cell table:style-name="ce79" table:formula="of:=SUM([.N5:.N26])" office:value-type="float" office:value="0">
            <text:p>0</text:p>
          </table:table-cell>
          <table:table-cell table:style-name="ce79" table:formula="of:=SUM([.O5:.O26])" office:value-type="float" office:value="0">
            <text:p>0</text:p>
          </table:table-cell>
          <table:table-cell table:style-name="ce79" table:formula="of:=SUM([.P5:.P26])" office:value-type="float" office:value="3.5">
            <text:p>3.5</text:p>
          </table:table-cell>
          <table:table-cell table:style-name="ce79" table:formula="of:=SUM([.Q5:.Q26])" office:value-type="float" office:value="1.5">
            <text:p>1.5</text:p>
          </table:table-cell>
          <table:table-cell table:style-name="ce79" table:formula="of:=SUM([.R5:.R26])" office:value-type="float" office:value="0">
            <text:p>0</text:p>
          </table:table-cell>
          <table:table-cell table:style-name="ce79" table:formula="of:=SUM([.S5:.S26])" office:value-type="float" office:value="1">
            <text:p>1</text:p>
          </table:table-cell>
          <table:table-cell table:style-name="ce79" table:formula="of:=SUM([.T5:.T26])" office:value-type="float" office:value="0">
            <text:p>0</text:p>
          </table:table-cell>
          <table:table-cell table:style-name="ce79" table:formula="of:=SUM([.U5:.U26])" office:value-type="float" office:value="0">
            <text:p>0</text:p>
          </table:table-cell>
          <table:table-cell table:style-name="ce79" table:formula="of:=SUM([.V5:.V26])" office:value-type="float" office:value="0">
            <text:p>0</text:p>
          </table:table-cell>
          <table:table-cell table:style-name="ce79" table:formula="of:=SUM([.W5:.W26])" office:value-type="float" office:value="0.5">
            <text:p>0.5</text:p>
          </table:table-cell>
          <table:table-cell table:style-name="ce79" table:formula="of:=SUM([.X5:.X26])" office:value-type="float" office:value="1.5">
            <text:p>1.5</text:p>
          </table:table-cell>
          <table:table-cell table:style-name="ce79" table:formula="of:=SUM([.Y5:.Y26])" office:value-type="float" office:value="0.5">
            <text:p>0.5</text:p>
          </table:table-cell>
          <table:table-cell table:style-name="ce79" table:formula="of:=SUM([.Z5:.Z26])" office:value-type="float" office:value="2">
            <text:p>2</text:p>
          </table:table-cell>
          <table:table-cell table:style-name="ce79" table:formula="of:=SUM([.AA5:.AA26])" office:value-type="float" office:value="1.5">
            <text:p>1.5</text:p>
          </table:table-cell>
          <table:table-cell table:style-name="ce79" table:formula="of:=SUM([.AB5:.AB26])" office:value-type="float" office:value="1">
            <text:p>1</text:p>
          </table:table-cell>
          <table:table-cell table:style-name="ce79" table:formula="of:=SUM([.AC5:.AC26])" office:value-type="float" office:value="0">
            <text:p>0</text:p>
          </table:table-cell>
          <table:table-cell table:style-name="ce79" table:formula="of:=SUM([.AD5:.AD26])" office:value-type="float" office:value="2.5">
            <text:p>2.5</text:p>
          </table:table-cell>
          <table:table-cell table:style-name="ce79" table:formula="of:=SUM([.AE5:.AE26])" office:value-type="float" office:value="0">
            <text:p>0</text:p>
          </table:table-cell>
          <table:table-cell table:style-name="ce79" table:formula="of:=SUM([.AF5:.AF26])" office:value-type="float" office:value="0">
            <text:p>0</text:p>
          </table:table-cell>
          <table:table-cell table:style-name="ce79" table:formula="of:=SUM([.AG5:.AG26])" office:value-type="float" office:value="0">
            <text:p>0</text:p>
          </table:table-cell>
          <table:table-cell table:style-name="ce61" table:number-columns-repeated="952"/>
          <table:table-cell table:number-columns-repeated="20"/>
        </table:table-row>
        <table:table-row table:style-name="ro2">
          <table:table-cell table:style-name="ce62" office:value-type="string" table:number-columns-spanned="3" table:number-rows-spanned="1">
            <text:p>No. of working staffs</text:p>
          </table:table-cell>
          <table:covered-table-cell table:number-columns-repeated="2" table:style-name="ce63"/>
          <table:table-cell table:style-name="ce79" table:formula="of:=ROWS([.D5:.D27])-[.D3]" office:value-type="float" office:value="23">
            <text:p>23</text:p>
          </table:table-cell>
          <table:table-cell table:style-name="ce79" table:formula="of:=ROWS([.E5:.E27])-[.E3]" office:value-type="float" office:value="22.5">
            <text:p>22.5</text:p>
          </table:table-cell>
          <table:table-cell table:style-name="ce79" table:formula="of:=ROWS([.F5:.F27])-[.F3]" office:value-type="float" office:value="22">
            <text:p>22</text:p>
          </table:table-cell>
          <table:table-cell table:style-name="ce79" table:formula="of:=ROWS([.G5:.G27])-[.G3]" office:value-type="float" office:value="23">
            <text:p>23</text:p>
          </table:table-cell>
          <table:table-cell table:style-name="ce79" table:formula="of:=ROWS([.H5:.H27])-[.H3]" office:value-type="float" office:value="23">
            <text:p>23</text:p>
          </table:table-cell>
          <table:table-cell table:style-name="ce79" table:formula="of:=ROWS([.I5:.I27])-[.I3]" office:value-type="float" office:value="23">
            <text:p>23</text:p>
          </table:table-cell>
          <table:table-cell table:style-name="ce79" table:formula="of:=ROWS([.J5:.J27])-[.J3]" office:value-type="float" office:value="22.5">
            <text:p>22.5</text:p>
          </table:table-cell>
          <table:table-cell table:style-name="ce79" table:formula="of:=ROWS([.K5:.K27])-[.K3]" office:value-type="float" office:value="22.5">
            <text:p>22.5</text:p>
          </table:table-cell>
          <table:table-cell table:style-name="ce79" table:formula="of:=ROWS([.L5:.L27])-[.L3]" office:value-type="float" office:value="21">
            <text:p>21</text:p>
          </table:table-cell>
          <table:table-cell table:style-name="ce79" table:formula="of:=ROWS([.M5:.M27])-[.M3]" office:value-type="float" office:value="22">
            <text:p>22</text:p>
          </table:table-cell>
          <table:table-cell table:style-name="ce79" table:formula="of:=ROWS([.N5:.N27])-[.N3]" office:value-type="float" office:value="23">
            <text:p>23</text:p>
          </table:table-cell>
          <table:table-cell table:style-name="ce79" table:formula="of:=ROWS([.O5:.O27])-[.O3]" office:value-type="float" office:value="23">
            <text:p>23</text:p>
          </table:table-cell>
          <table:table-cell table:style-name="ce79" table:formula="of:=ROWS([.P5:.P27])-[.P3]" office:value-type="float" office:value="19.5">
            <text:p>19.5</text:p>
          </table:table-cell>
          <table:table-cell table:style-name="ce79" table:formula="of:=ROWS([.Q5:.Q27])-[.Q3]" office:value-type="float" office:value="21.5">
            <text:p>21.5</text:p>
          </table:table-cell>
          <table:table-cell table:style-name="ce79" table:formula="of:=ROWS([.R5:.R27])-[.R3]" office:value-type="float" office:value="23">
            <text:p>23</text:p>
          </table:table-cell>
          <table:table-cell table:style-name="ce79" table:formula="of:=ROWS([.S5:.S27])-[.S3]" office:value-type="float" office:value="22">
            <text:p>22</text:p>
          </table:table-cell>
          <table:table-cell table:style-name="ce79" table:formula="of:=ROWS([.T5:.T27])-[.T3]" office:value-type="float" office:value="23">
            <text:p>23</text:p>
          </table:table-cell>
          <table:table-cell table:style-name="ce79" table:formula="of:=ROWS([.U5:.U27])-[.U3]" office:value-type="float" office:value="23">
            <text:p>23</text:p>
          </table:table-cell>
          <table:table-cell table:style-name="ce79" table:formula="of:=ROWS([.V5:.V27])-[.V3]" office:value-type="float" office:value="23">
            <text:p>23</text:p>
          </table:table-cell>
          <table:table-cell table:style-name="ce79" table:formula="of:=ROWS([.W5:.W27])-[.W3]" office:value-type="float" office:value="22.5">
            <text:p>22.5</text:p>
          </table:table-cell>
          <table:table-cell table:style-name="ce79" table:formula="of:=ROWS([.X5:.X27])-[.X3]" office:value-type="float" office:value="21.5">
            <text:p>21.5</text:p>
          </table:table-cell>
          <table:table-cell table:style-name="ce79" table:formula="of:=ROWS([.Y5:.Y27])-[.Y3]" office:value-type="float" office:value="22.5">
            <text:p>22.5</text:p>
          </table:table-cell>
          <table:table-cell table:style-name="ce79" table:formula="of:=ROWS([.Z5:.Z27])-[.Z3]" office:value-type="float" office:value="21">
            <text:p>21</text:p>
          </table:table-cell>
          <table:table-cell table:style-name="ce79" table:formula="of:=ROWS([.AA5:.AA27])-[.AA3]" office:value-type="float" office:value="21.5">
            <text:p>21.5</text:p>
          </table:table-cell>
          <table:table-cell table:style-name="ce79" table:formula="of:=ROWS([.AB5:.AB27])-[.AB3]" office:value-type="float" office:value="22">
            <text:p>22</text:p>
          </table:table-cell>
          <table:table-cell table:style-name="ce79" table:formula="of:=ROWS([.AC5:.AC27])-[.AC3]" office:value-type="float" office:value="23">
            <text:p>23</text:p>
          </table:table-cell>
          <table:table-cell table:style-name="ce79" table:formula="of:=ROWS([.AD5:.AD27])-[.AD3]" office:value-type="float" office:value="20.5">
            <text:p>20.5</text:p>
          </table:table-cell>
          <table:table-cell table:style-name="ce79" table:formula="of:=ROWS([.AE5:.AE27])-[.AE3]" office:value-type="float" office:value="23">
            <text:p>23</text:p>
          </table:table-cell>
          <table:table-cell table:style-name="ce79" table:formula="of:=ROWS([.AF5:.AF27])-[.AF3]" office:value-type="float" office:value="23">
            <text:p>23</text:p>
          </table:table-cell>
          <table:table-cell table:style-name="ce79" table:formula="of:=ROWS([.AG5:.AG27])-[.AG3]" office:value-type="float" office:value="23">
            <text:p>23</text:p>
          </table:table-cell>
          <table:table-cell table:style-name="ce61" table:number-columns-repeated="952"/>
          <table:table-cell table:number-columns-repeated="20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76" table:formula="of:=SUM([.D5:.AG5])" office:value-type="float" office:value="1"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4.7752in" svg:y="0.3445in" draw:caption-point-x="-0.2402in" draw:caption-point-y="0.6063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0.6866in" svg:y="0.3508in" draw:caption-point-x="-0.2402in" draw:caption-point-y="0.6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6" table:formula="of:=SUM([.D6:.AG6])" office:value-type="float" office:value="0"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DuongDN</text:p>
          </table:table-cell>
          <table:table-cell table:style-name="ce76" table:formula="of:=SUM([.D7:.AG7])" office:value-type="float" office:value="1"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2976in" svg:y="0.8307in" draw:caption-point-x="-0.2402in" draw:caption-point-y="0.6154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GiauNV</text:p>
          </table:table-cell>
          <table:table-cell table:style-name="ce76" table:formula="of:=SUM([.D8:.AG8])" office:value-type="float" office:value="0">
            <text:p>0</text:p>
          </table:table-cell>
          <table:table-cell table:style-name="ce80" table:number-columns-repeated="19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HaTH</text:p>
          </table:table-cell>
          <table:table-cell table:style-name="ce76" table:formula="of:=SUM([.D9:.AG9])" office:value-type="float" office:value="0"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HaiNM</text:p>
          </table:table-cell>
          <table:table-cell table:style-name="ce76" table:formula="of:=SUM([.D10:.AG10])" office:value-type="float" office:value="4">
            <text:p>4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5.1449in" svg:y="1.5874in" draw:caption-point-x="-0.2402in" draw:caption-point-y="0.602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5.8835in" svg:y="1.5937in" draw:caption-point-x="-0.2402in" draw:caption-point-y="0.5957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6.9921in" svg:y="1.5909in" draw:caption-point-x="-0.2402in" draw:caption-point-y="0.5984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80" office:value-type="float" office:value="1">
            <office:annotation draw:style-name="gr4" draw:text-style-name="P1" svg:width="1.1413in" svg:height="0.3902in" svg:x="7.3614in" svg:y="1.5898in" draw:caption-point-x="-0.2402in" draw:caption-point-y="0.5996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578in" svg:y="1.5937in" draw:caption-point-x="-0.2402in" draw:caption-point-y="0.5957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80" office:value-type="float" office:value="0.5">
            <office:annotation draw:style-name="gr4" draw:text-style-name="P1" svg:width="1.1413in" svg:height="0.3902in" svg:x="9.9476in" svg:y="1.5937in" draw:caption-point-x="-0.2402in" draw:caption-point-y="0.5957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1.4252in" svg:y="1.5984in" draw:caption-point-x="-0.2402in" draw:caption-point-y="0.5909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ienNV</text:p>
          </table:table-cell>
          <table:table-cell table:style-name="ce76" table:formula="of:=SUM([.D11:.AG11])" office:value-type="float" office:value="2">
            <text:p>2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HiepNH</text:p>
          </table:table-cell>
          <table:table-cell table:style-name="ce76" table:formula="of:=SUM([.D12:.AG12])" office:value-type="float" office:value="0"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HieuPT</text:p>
          </table:table-cell>
          <table:table-cell table:style-name="ce76" table:formula="of:=SUM([.D13:.AG13])" office:value-type="float" office:value="1"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office:annotation draw:style-name="gr8" draw:text-style-name="P1" svg:width="1.1413in" svg:height="0.8567in" svg:x="10.6866in" svg:y="2.3429in" draw:caption-point-x="-0.2402in" draw:caption-point-y="0.5894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KhoiNLD</text:p>
          </table:table-cell>
          <table:table-cell table:style-name="ce76" table:formula="of:=SUM([.D14:.AG14])" office:value-type="float" office:value="0.5"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3614in" svg:y="2.5807in" draw:caption-point-x="-0.2402in" draw:caption-point-y="0.5992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office:annotation draw:style-name="gr4" draw:text-style-name="P1" svg:width="1.1413in" svg:height="0.3902in" svg:x="12.1642in" svg:y="2.5913in" draw:caption-point-x="-0.2402in" draw:caption-point-y="0.5886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MaiDTP</text:p>
          </table:table-cell>
          <table:table-cell table:style-name="ce76" table:formula="of:=SUM([.D15:.AG15])" office:value-type="float" office:value="2">
            <text:p>2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5.5142in" svg:y="2.8252in" draw:caption-point-x="-0.2402in" draw:caption-point-y="0.6024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9.9476in" svg:y="2.8327in" draw:caption-point-x="-0.2402in" draw:caption-point-y="0.5949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NamTV</text:p>
          </table:table-cell>
          <table:table-cell table:style-name="ce76" table:formula="of:=SUM([.D16:.AG16])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1.0559in" svg:y="3.0827in" draw:caption-point-x="-0.2402in" draw:caption-point-y="0.5925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NguyenHTT</text:p>
          </table:table-cell>
          <table:table-cell table:style-name="ce76" table:formula="of:=SUM([.D17:.AG17])" office:value-type="float" office:value="0"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5.5142in" svg:y="3.3205in" draw:caption-point-x="-0.2402in" draw:caption-point-y="0.6028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NhanNM</text:p>
          </table:table-cell>
          <table:table-cell table:style-name="ce76" table:formula="of:=SUM([.D18:.AG18])" office:value-type="float" office:value="0"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4.4059in" svg:y="3.5669in" draw:caption-point-x="-0.2402in" draw:caption-point-y="0.6039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ThachBK</text:p>
          </table:table-cell>
          <table:table-cell table:style-name="ce76" table:formula="of:=SUM([.D19:.AG19])" office:value-type="float" office:value="3.5">
            <text:p>3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5.5142in" svg:y="3.8173in" draw:caption-point-x="-0.2402in" draw:caption-point-y="0.6012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6.9921in" svg:y="3.8189in" draw:caption-point-x="-0.2402in" draw:caption-point-y="0.5996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8.1004in" svg:y="3.8213in" draw:caption-point-x="-0.2402in" draw:caption-point-y="0.5972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0.3169in" svg:y="3.8248in" draw:caption-point-x="-0.2402in" draw:caption-point-y="0.5937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/>
          <table:table-cell table:style-name="ce80" office:value-type="float" office:value="1">
            <office:annotation draw:style-name="gr4" draw:text-style-name="P1" svg:width="1.1413in" svg:height="0.3902in" svg:x="12.1642in" svg:y="3.8276in" draw:caption-point-x="-0.2402in" draw:caption-point-y="0.5909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ThaoDTH</text:p>
          </table:table-cell>
          <table:table-cell table:style-name="ce76" table:formula="of:=SUM([.D20:.AG20])" office:value-type="float" office:value="0.5"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4.4059in" svg:y="4.0634in" draw:caption-point-x="-0.2402in" draw:caption-point-y="0.602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7752in" svg:y="4.0634in" draw:caption-point-x="-0.2402in" draw:caption-point-y="0.602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5.1449in" svg:y="4.0634in" draw:caption-point-x="-0.2402in" draw:caption-point-y="0.602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5.5142in" svg:y="4.0634in" draw:caption-point-x="-0.2402in" draw:caption-point-y="0.602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5.8835in" svg:y="4.0634in" draw:caption-point-x="-0.2402in" draw:caption-point-y="0.6028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6.9921in" svg:y="4.0669in" draw:caption-point-x="-0.2402in" draw:caption-point-y="0.5992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ThamDT</text:p>
          </table:table-cell>
          <table:table-cell table:style-name="ce76" table:formula="of:=SUM([.D21:.AG21])" office:value-type="float" office:value="2">
            <text:p>2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5.8835in" svg:y="4.3126in" draw:caption-point-x="-0.2402in" draw:caption-point-y="0.6012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6.9921in" svg:y="4.3126in" draw:caption-point-x="-0.2402in" draw:caption-point-y="0.6012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6866in" svg:y="4.3213in" draw:caption-point-x="-0.2402in" draw:caption-point-y="0.5925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ThieuNV</text:p>
          </table:table-cell>
          <table:table-cell table:style-name="ce76" table:formula="of:=SUM([.D22:.AG22])" office:value-type="float" office:value="0.5"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.5">
            <office:annotation draw:style-name="gr4" draw:text-style-name="P1" svg:width="1.1413in" svg:height="0.3902in" svg:x="12.1642in" svg:y="4.5724in" draw:caption-point-x="-0.2402in" draw:caption-point-y="0.589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19">
            <text:p>19</text:p>
          </table:table-cell>
          <table:table-cell table:style-name="ce43" office:value-type="string">
            <text:p>ThinhT</text:p>
          </table:table-cell>
          <table:table-cell table:style-name="ce76" table:formula="of:=SUM([.D23:.AG23])" office:value-type="float" office:value="0">
            <text:p>0</text:p>
          </table:table-cell>
          <table:table-cell table:style-name="ce80" table:number-columns-repeated="1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office:annotation draw:style-name="gr4" draw:text-style-name="P1" svg:width="1.1413in" svg:height="0.3902in" svg:x="12.1642in" svg:y="4.8197in" draw:caption-point-x="-0.2402in" draw:caption-point-y="0.5894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20">
            <text:p>20</text:p>
          </table:table-cell>
          <table:table-cell table:style-name="ce43" office:value-type="string">
            <text:p>ThuyLTT</text:p>
          </table:table-cell>
          <table:table-cell table:style-name="ce76" table:formula="of:=SUM([.D24:.AG24])" office:value-type="float" office:value="2">
            <text:p>2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1.4252in" svg:y="5.0654in" draw:caption-point-x="-0.2402in" draw:caption-point-y="0.5913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80"/>
          <table:table-cell table:style-name="ce80" office:value-type="float" office:value="1">
            <office:annotation draw:style-name="gr4" draw:text-style-name="P1" svg:width="1.1413in" svg:height="0.3902in" svg:x="12.1642in" svg:y="5.0657in" draw:caption-point-x="-0.2402in" draw:caption-point-y="0.5909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21">
            <text:p>21</text:p>
          </table:table-cell>
          <table:table-cell table:style-name="ce43" office:value-type="string">
            <text:p>TuanND</text:p>
          </table:table-cell>
          <table:table-cell table:style-name="ce76" table:formula="of:=SUM([.D25:.AG25])" office:value-type="float" office:value="0"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22">
            <text:p>22</text:p>
          </table:table-cell>
          <table:table-cell table:style-name="ce43" office:value-type="string">
            <text:p>VietBA</text:p>
          </table:table-cell>
          <table:table-cell table:style-name="ce76" table:formula="of:=SUM([.D26:.AG26])" office:value-type="float" office:value="0"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7">
          <table:table-cell table:style-name="ce41" office:value-type="float" office:value="23">
            <text:p>23</text:p>
          </table:table-cell>
          <table:table-cell table:style-name="ce43" office:value-type="string">
            <text:p>VuNA</text:p>
          </table:table-cell>
          <table:table-cell table:style-name="ce76" table:formula="of:=SUM([.D27:.AG27])" office:value-type="float" office:value="0"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6" table:style-name="ce80" office:value-type="float" office:value="0">
            <text:p>0</text:p>
          </table:table-cell>
          <table:table-cell table:style-name="ce80"/>
          <table:table-cell table:style-name="ce80" office:value-type="float" office:value="0">
            <text:p>0</text:p>
          </table:table-cell>
          <table:table-cell table:style-name="ce80" table:number-columns-repeated="3"/>
          <table:table-cell table:style-name="ce42" table:number-columns-repeated="952"/>
          <table:table-cell table:number-columns-repeated="20"/>
        </table:table-row>
        <table:table-row table:style-name="ro2" table:number-rows-repeated="65404">
          <table:table-cell table:style-name="ce42" table:number-columns-repeated="985"/>
          <table:table-cell table:number-columns-repeated="20"/>
        </table:table-row>
        <table:table-row table:style-name="ro2" table:number-rows-repeated="983143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4"/>
          <table:table-cell table:style-name="ce42" table:number-columns-repeated="2"/>
          <table:table-cell table:style-name="ce83" office:value-type="string" table:number-columns-spanned="31" table:number-rows-spanned="1">
            <text:p>May</text:p>
          </table:table-cell>
          <table:covered-table-cell table:number-columns-repeated="10" table:style-name="ce87"/>
          <table:covered-table-cell table:style-name="ce87" office:value-type="string">
            <text:p>x</text:p>
          </table:covered-table-cell>
          <table:covered-table-cell table:number-columns-repeated="19" table:style-name="ce87"/>
          <table:table-cell table:style-name="ce61" table:number-columns-repeated="960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4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4" office:value-type="float" office:value="-2">
            <text:p>-2</text:p>
          </table:table-cell>
          <table:table-cell table:style-name="ce84" office:value-type="float" office:value="-3">
            <text:p>-3</text:p>
          </table:table-cell>
          <table:table-cell table:style-name="ce84" office:value-type="float" office:value="4">
            <text:p>4</text:p>
          </table:table-cell>
          <table:table-cell table:style-name="ce84" office:value-type="float" office:value="5">
            <text:p>5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7">
            <text:p>7</text:p>
          </table:table-cell>
          <table:table-cell table:style-name="ce84" office:value-type="float" office:value="8">
            <text:p>8</text:p>
          </table:table-cell>
          <table:table-cell table:style-name="ce84" office:value-type="float" office:value="-9">
            <text:p>-9</text:p>
          </table:table-cell>
          <table:table-cell table:style-name="ce84" office:value-type="float" office:value="-10">
            <text:p>-10</text:p>
          </table:table-cell>
          <table:table-cell table:style-name="ce84" office:value-type="float" office:value="11">
            <text:p>11</text:p>
          </table:table-cell>
          <table:table-cell table:style-name="ce84" office:value-type="float" office:value="12">
            <text:p>12</text:p>
          </table:table-cell>
          <table:table-cell table:style-name="ce84" office:value-type="float" office:value="13">
            <text:p>13</text:p>
          </table:table-cell>
          <table:table-cell table:style-name="ce84" office:value-type="float" office:value="14">
            <text:p>14</text:p>
          </table:table-cell>
          <table:table-cell table:style-name="ce84" office:value-type="float" office:value="15">
            <text:p>15</text:p>
          </table:table-cell>
          <table:table-cell table:style-name="ce84" office:value-type="float" office:value="-16">
            <text:p>-16</text:p>
          </table:table-cell>
          <table:table-cell table:style-name="ce84" office:value-type="float" office:value="-17">
            <text:p>-17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19">
            <text:p>19</text:p>
          </table:table-cell>
          <table:table-cell table:style-name="ce84" office:value-type="float" office:value="20">
            <text:p>20</text:p>
          </table:table-cell>
          <table:table-cell table:style-name="ce84" office:value-type="float" office:value="21">
            <text:p>21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-23">
            <text:p>-23</text:p>
          </table:table-cell>
          <table:table-cell table:style-name="ce84" office:value-type="float" office:value="-24">
            <text:p>-24</text:p>
          </table:table-cell>
          <table:table-cell table:style-name="ce84" office:value-type="float" office:value="25">
            <text:p>25</text:p>
          </table:table-cell>
          <table:table-cell table:style-name="ce84" office:value-type="float" office:value="26">
            <text:p>26</text:p>
          </table:table-cell>
          <table:table-cell table:style-name="ce84" office:value-type="float" office:value="27">
            <text:p>27</text:p>
          </table:table-cell>
          <table:table-cell table:style-name="ce84" office:value-type="float" office:value="28">
            <text:p>28</text:p>
          </table:table-cell>
          <table:table-cell table:style-name="ce84" office:value-type="float" office:value="29">
            <text:p>29</text:p>
          </table:table-cell>
          <table:table-cell table:style-name="ce84" office:value-type="float" office:value="-30">
            <text:p>-30</text:p>
          </table:table-cell>
          <table:table-cell table:style-name="ce84" office:value-type="float" office:value="-31">
            <text:p>-31</text:p>
          </table:table-cell>
          <table:table-cell table:style-name="ce61" table:number-columns-repeated="952"/>
          <table:table-cell table:number-columns-repeated="8"/>
        </table:table-row>
        <table:table-row table:style-name="ro2">
          <table:table-cell table:style-name="ce62" office:value-type="string" table:number-columns-spanned="3" table:number-rows-spanned="1">
            <text:p>No. of off-work staffs</text:p>
          </table:table-cell>
          <table:covered-table-cell table:number-columns-repeated="2" table:style-name="ce63"/>
          <table:table-cell table:style-name="ce85" table:formula="of:=SUM([.D5:.D27])" office:value-type="float" office:value="0">
            <text:p>0</text:p>
          </table:table-cell>
          <table:table-cell table:style-name="ce85" table:formula="of:=SUM([.E5:.E27])" office:value-type="float" office:value="0">
            <text:p>0</text:p>
          </table:table-cell>
          <table:table-cell table:style-name="ce85" table:formula="of:=SUM([.F5:.F27])" office:value-type="float" office:value="0">
            <text:p>0</text:p>
          </table:table-cell>
          <table:table-cell table:style-name="ce85" table:formula="of:=SUM([.G5:.G27])" office:value-type="float" office:value="4">
            <text:p>4</text:p>
          </table:table-cell>
          <table:table-cell table:style-name="ce85" table:formula="of:=SUM([.H5:.H27])" office:value-type="float" office:value="0">
            <text:p>0</text:p>
          </table:table-cell>
          <table:table-cell table:style-name="ce85" table:formula="of:=SUM([.I5:.I27])" office:value-type="float" office:value="0">
            <text:p>0</text:p>
          </table:table-cell>
          <table:table-cell table:style-name="ce85" table:formula="of:=SUM([.J5:.J27])" office:value-type="float" office:value="1.5">
            <text:p>1.5</text:p>
          </table:table-cell>
          <table:table-cell table:style-name="ce85" table:formula="of:=SUM([.K5:.K27])" office:value-type="float" office:value="0">
            <text:p>0</text:p>
          </table:table-cell>
          <table:table-cell table:style-name="ce85" table:formula="of:=SUM([.L5:.L27])" office:value-type="float" office:value="0">
            <text:p>0</text:p>
          </table:table-cell>
          <table:table-cell table:style-name="ce85" table:formula="of:=SUM([.M5:.M27])" office:value-type="float" office:value="0">
            <text:p>0</text:p>
          </table:table-cell>
          <table:table-cell table:style-name="ce85" table:formula="of:=SUM([.N5:.N27])" office:value-type="float" office:value="2">
            <text:p>2</text:p>
          </table:table-cell>
          <table:table-cell table:style-name="ce85" table:formula="of:=SUM([.O5:.O27])" office:value-type="float" office:value="1.5">
            <text:p>1.5</text:p>
          </table:table-cell>
          <table:table-cell table:style-name="ce85" table:formula="of:=SUM([.P5:.P27])" office:value-type="float" office:value="0">
            <text:p>0</text:p>
          </table:table-cell>
          <table:table-cell table:style-name="ce85" table:formula="of:=SUM([.Q5:.Q27])" office:value-type="float" office:value="0">
            <text:p>0</text:p>
          </table:table-cell>
          <table:table-cell table:style-name="ce85" table:formula="of:=SUM([.R5:.R27])" office:value-type="float" office:value="1">
            <text:p>1</text:p>
          </table:table-cell>
          <table:table-cell table:style-name="ce85" table:formula="of:=SUM([.S5:.S27])" office:value-type="float" office:value="0">
            <text:p>0</text:p>
          </table:table-cell>
          <table:table-cell table:style-name="ce85" table:formula="of:=SUM([.T5:.T27])" office:value-type="float" office:value="0">
            <text:p>0</text:p>
          </table:table-cell>
          <table:table-cell table:style-name="ce85" table:formula="of:=SUM([.U5:.U27])" office:value-type="float" office:value="3.5">
            <text:p>3.5</text:p>
          </table:table-cell>
          <table:table-cell table:style-name="ce85" table:formula="of:=SUM([.V5:.V27])" office:value-type="float" office:value="0">
            <text:p>0</text:p>
          </table:table-cell>
          <table:table-cell table:style-name="ce85" table:formula="of:=SUM([.W5:.W27])" office:value-type="float" office:value="0">
            <text:p>0</text:p>
          </table:table-cell>
          <table:table-cell table:style-name="ce85" table:formula="of:=SUM([.X5:.X27])" office:value-type="float" office:value="0.5">
            <text:p>0.5</text:p>
          </table:table-cell>
          <table:table-cell table:style-name="ce85" table:formula="of:=SUM([.Y5:.Y27])" office:value-type="float" office:value="1">
            <text:p>1</text:p>
          </table:table-cell>
          <table:table-cell table:style-name="ce85" table:formula="of:=SUM([.Z5:.Z27])" office:value-type="float" office:value="0">
            <text:p>0</text:p>
          </table:table-cell>
          <table:table-cell table:style-name="ce85" table:formula="of:=SUM([.AA5:.AA27])" office:value-type="float" office:value="0">
            <text:p>0</text:p>
          </table:table-cell>
          <table:table-cell table:style-name="ce85" table:formula="of:=SUM([.AB5:.AB27])" office:value-type="float" office:value="2.5">
            <text:p>2.5</text:p>
          </table:table-cell>
          <table:table-cell table:style-name="ce85" table:formula="of:=SUM([.AC5:.AC27])" office:value-type="float" office:value="0">
            <text:p>0</text:p>
          </table:table-cell>
          <table:table-cell table:style-name="ce85" table:formula="of:=SUM([.AD5:.AD27])" office:value-type="float" office:value="0">
            <text:p>0</text:p>
          </table:table-cell>
          <table:table-cell table:style-name="ce85" table:formula="of:=SUM([.AE5:.AE27])" office:value-type="float" office:value="0.5">
            <text:p>0.5</text:p>
          </table:table-cell>
          <table:table-cell table:style-name="ce85" table:formula="of:=SUM([.AF5:.AF27])" office:value-type="float" office:value="0.5">
            <text:p>0.5</text:p>
          </table:table-cell>
          <table:table-cell table:style-name="ce85" table:formula="of:=SUM([.AG5:.AG27])" office:value-type="float" office:value="0">
            <text:p>0</text:p>
          </table:table-cell>
          <table:table-cell table:style-name="ce85" table:formula="of:=SUM([.AH5:.AH27])" office:value-type="float" office:value="0">
            <text:p>0</text:p>
          </table:table-cell>
          <table:table-cell table:style-name="ce61" table:number-columns-repeated="952"/>
          <table:table-cell table:number-columns-repeated="8"/>
        </table:table-row>
        <table:table-row table:style-name="ro2">
          <table:table-cell table:style-name="ce62" office:value-type="string" table:number-columns-spanned="3" table:number-rows-spanned="1">
            <text:p>No. of working staffs</text:p>
          </table:table-cell>
          <table:covered-table-cell table:number-columns-repeated="2" table:style-name="ce63"/>
          <table:table-cell table:style-name="ce85" table:formula="of:=ROWS([.D5:.D28])-[.D3]" office:value-type="float" office:value="24">
            <text:p>24</text:p>
          </table:table-cell>
          <table:table-cell table:style-name="ce85" table:formula="of:=ROWS([.E5:.E28])-[.E3]" office:value-type="float" office:value="24">
            <text:p>24</text:p>
          </table:table-cell>
          <table:table-cell table:style-name="ce85" table:formula="of:=ROWS([.F5:.F28])-[.F3]" office:value-type="float" office:value="24">
            <text:p>24</text:p>
          </table:table-cell>
          <table:table-cell table:style-name="ce85" table:formula="of:=ROWS([.G5:.G28])-[.G3]" office:value-type="float" office:value="20">
            <text:p>20</text:p>
          </table:table-cell>
          <table:table-cell table:style-name="ce85" table:formula="of:=ROWS([.H5:.H28])-[.H3]" office:value-type="float" office:value="24">
            <text:p>24</text:p>
          </table:table-cell>
          <table:table-cell table:style-name="ce85" table:formula="of:=ROWS([.I5:.I28])-[.I3]" office:value-type="float" office:value="24">
            <text:p>24</text:p>
          </table:table-cell>
          <table:table-cell table:style-name="ce85" table:formula="of:=ROWS([.J5:.J28])-[.J3]" office:value-type="float" office:value="22.5">
            <text:p>22.5</text:p>
          </table:table-cell>
          <table:table-cell table:style-name="ce85" table:formula="of:=ROWS([.K5:.K28])-[.K3]" office:value-type="float" office:value="24">
            <text:p>24</text:p>
          </table:table-cell>
          <table:table-cell table:style-name="ce85" table:formula="of:=ROWS([.L5:.L28])-[.L3]" office:value-type="float" office:value="24">
            <text:p>24</text:p>
          </table:table-cell>
          <table:table-cell table:style-name="ce85" table:formula="of:=ROWS([.M5:.M28])-[.M3]" office:value-type="float" office:value="24">
            <text:p>24</text:p>
          </table:table-cell>
          <table:table-cell table:style-name="ce85" table:formula="of:=ROWS([.N5:.N28])-[.N3]" office:value-type="float" office:value="22">
            <text:p>22</text:p>
          </table:table-cell>
          <table:table-cell table:style-name="ce85" table:formula="of:=ROWS([.O5:.O28])-[.O3]" office:value-type="float" office:value="22.5">
            <text:p>22.5</text:p>
          </table:table-cell>
          <table:table-cell table:style-name="ce85" table:formula="of:=ROWS([.P5:.P28])-[.P3]" office:value-type="float" office:value="24">
            <text:p>24</text:p>
          </table:table-cell>
          <table:table-cell table:style-name="ce85" table:formula="of:=ROWS([.Q5:.Q28])-[.Q3]" office:value-type="float" office:value="24">
            <text:p>24</text:p>
          </table:table-cell>
          <table:table-cell table:style-name="ce85" table:formula="of:=ROWS([.R5:.R28])-[.R3]" office:value-type="float" office:value="23">
            <text:p>23</text:p>
          </table:table-cell>
          <table:table-cell table:style-name="ce85" table:formula="of:=ROWS([.S5:.S28])-[.S3]" office:value-type="float" office:value="24">
            <text:p>24</text:p>
          </table:table-cell>
          <table:table-cell table:style-name="ce85" table:formula="of:=ROWS([.T5:.T28])-[.T3]" office:value-type="float" office:value="24">
            <text:p>24</text:p>
          </table:table-cell>
          <table:table-cell table:style-name="ce85" table:formula="of:=ROWS([.U5:.U28])-[.U3]" office:value-type="float" office:value="20.5">
            <text:p>20.5</text:p>
          </table:table-cell>
          <table:table-cell table:style-name="ce85" table:formula="of:=ROWS([.V5:.V28])-[.V3]" office:value-type="float" office:value="24">
            <text:p>24</text:p>
          </table:table-cell>
          <table:table-cell table:style-name="ce85" table:formula="of:=ROWS([.W5:.W28])-[.W3]" office:value-type="float" office:value="24">
            <text:p>24</text:p>
          </table:table-cell>
          <table:table-cell table:style-name="ce85" table:formula="of:=ROWS([.X5:.X28])-[.X3]" office:value-type="float" office:value="23.5">
            <text:p>23.5</text:p>
          </table:table-cell>
          <table:table-cell table:style-name="ce85" table:formula="of:=ROWS([.Y5:.Y28])-[.Y3]" office:value-type="float" office:value="23">
            <text:p>23</text:p>
          </table:table-cell>
          <table:table-cell table:style-name="ce85" table:formula="of:=ROWS([.Z5:.Z28])-[.Z3]" office:value-type="float" office:value="24">
            <text:p>24</text:p>
          </table:table-cell>
          <table:table-cell table:style-name="ce85" table:formula="of:=ROWS([.AA5:.AA28])-[.AA3]" office:value-type="float" office:value="24">
            <text:p>24</text:p>
          </table:table-cell>
          <table:table-cell table:style-name="ce85" table:formula="of:=ROWS([.AB5:.AB28])-[.AB3]" office:value-type="float" office:value="21.5">
            <text:p>21.5</text:p>
          </table:table-cell>
          <table:table-cell table:style-name="ce85" table:formula="of:=ROWS([.AC5:.AC28])-[.AC3]" office:value-type="float" office:value="24">
            <text:p>24</text:p>
          </table:table-cell>
          <table:table-cell table:style-name="ce85" table:formula="of:=ROWS([.AD5:.AD28])-[.AD3]" office:value-type="float" office:value="24">
            <text:p>24</text:p>
          </table:table-cell>
          <table:table-cell table:style-name="ce85" table:formula="of:=ROWS([.AE5:.AE28])-[.AE3]" office:value-type="float" office:value="23.5">
            <text:p>23.5</text:p>
          </table:table-cell>
          <table:table-cell table:style-name="ce85" table:formula="of:=ROWS([.AF5:.AF28])-[.AF3]" office:value-type="float" office:value="23.5">
            <text:p>23.5</text:p>
          </table:table-cell>
          <table:table-cell table:style-name="ce85" table:formula="of:=ROWS([.AG5:.AG28])-[.AG3]" office:value-type="float" office:value="24">
            <text:p>24</text:p>
          </table:table-cell>
          <table:table-cell table:style-name="ce85" table:formula="of:=ROWS([.AH5:.AH28])-[.AH3]" office:value-type="float" office:value="24">
            <text:p>24</text:p>
          </table:table-cell>
          <table:table-cell table:style-name="ce61" table:number-columns-repeated="952"/>
          <table:table-cell table:number-columns-repeated="8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82" table:formula="of:=SUM([.D5:.AH5])" office:value-type="float" office:value="0">
            <text:p>0</text:p>
          </table:table-cell>
          <table:table-cell table:style-name="ce86" table:number-columns-repeated="3"/>
          <table:table-cell table:style-name="ce82" table:formula="of:=SUM([.H5:.AL5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2" table:formula="of:=SUM([.D6:.AH6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DuongDN</text:p>
          </table:table-cell>
          <table:table-cell table:style-name="ce82" table:formula="of:=SUM([.D7:.AH7])" office:value-type="float" office:value="1">
            <text:p>1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office:annotation draw:style-name="gr4" draw:text-style-name="P1" svg:width="1.1413in" svg:height="0.3902in" svg:x="10.3169in" svg:y="0.8441in" draw:caption-point-x="-0.2402in" draw:caption-point-y="0.602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0">
            <office:annotation draw:style-name="gr6" draw:text-style-name="P1" svg:width="1.1413in" svg:height="0.2346in" svg:x="12.9031in" svg:y="0.8476in" draw:caption-point-x="-0.2402in" draw:caption-point-y="0.5984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DuyNM</text:p>
          </table:table-cell>
          <table:table-cell table:style-name="ce82" table:formula="of:=SUM([.D8:.AH8])" office:value-type="float" office:value="1">
            <text:p>1</text:p>
          </table:table-cell>
          <table:table-cell table:style-name="ce86" table:number-columns-repeated="12"/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office:annotation draw:style-name="gr6" draw:text-style-name="P1" svg:width="1.1413in" svg:height="0.2346in" svg:x="11.4252in" svg:y="1.0933in" draw:caption-point-x="-0.2402in" draw:caption-point-y="0.6008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82" table:formula="of:=SUM([.D9:.AH9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82" table:formula="of:=SUM([.D10:.AH10])" office:value-type="float" office:value="0.5">
            <text:p>0.5</text:p>
          </table:table-cell>
          <table:table-cell table:style-name="ce86" table:number-columns-repeated="3"/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0.5">
            <office:annotation draw:style-name="gr2" draw:text-style-name="P1" svg:width="1.1413in" svg:height="0.5457in" svg:x="4.7752in" svg:y="1.5795in" draw:caption-point-x="-0.2402in" draw:caption-point-y="0.6098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82" table:formula="of:=SUM([.D11:.AH11])" office:value-type="float" office:value="2.5">
            <text:p>2.5</text:p>
          </table:table-cell>
          <table:table-cell table:style-name="ce86" table:number-columns-repeated="3"/>
          <table:table-cell table:style-name="ce86" office:value-type="float" office:value="1">
            <office:annotation draw:style-name="gr6" draw:text-style-name="P1" svg:width="1.1413in" svg:height="0.2346in" svg:x="3.6669in" svg:y="1.8343in" draw:caption-point-x="-0.2402in" draw:caption-point-y="0.602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">
            <office:annotation draw:style-name="gr4" draw:text-style-name="P1" svg:width="1.1413in" svg:height="0.3902in" svg:x="4.7752in" svg:y="1.8374in" draw:caption-point-x="-0.2402in" draw:caption-point-y="0.5996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office:annotation draw:style-name="gr8" draw:text-style-name="P1" svg:width="1.1413in" svg:height="0.8567in" svg:x="6.6224in" svg:y="1.8394in" draw:caption-point-x="-0.2402in" draw:caption-point-y="0.5976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office:annotation draw:style-name="gr4" draw:text-style-name="P1" svg:width="1.1413in" svg:height="0.3902in" svg:x="8.8394in" svg:y="1.8429in" draw:caption-point-x="-0.2402in" draw:caption-point-y="0.5941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82" table:formula="of:=SUM([.D12:.AH12])" office:value-type="float" office:value="1">
            <text:p>1</text:p>
          </table:table-cell>
          <table:table-cell table:style-name="ce86" table:number-columns-repeated="3"/>
          <table:table-cell table:style-name="ce86" office:value-type="float" office:value="1">
            <office:annotation draw:style-name="gr6" draw:text-style-name="P1" svg:width="1.1413in" svg:height="0.2346in" svg:x="3.6669in" svg:y="2.0819in" draw:caption-point-x="-0.2402in" draw:caption-point-y="0.6028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82" table:formula="of:=SUM([.D13:.AH13])" office:value-type="float" office:value="1">
            <text:p>1</text:p>
          </table:table-cell>
          <table:table-cell table:style-name="ce86" table:number-columns-repeated="3"/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0">
            <office:annotation draw:style-name="gr6" draw:text-style-name="P1" svg:width="1.1413in" svg:height="0.2346in" svg:x="4.7752in" svg:y="2.3331in" draw:caption-point-x="-0.2402in" draw:caption-point-y="0.5992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office:annotation draw:style-name="gr6" draw:text-style-name="P1" svg:width="1.1413in" svg:height="0.2346in" svg:x="6.2531in" svg:y="2.3343in" draw:caption-point-x="-0.2402in" draw:caption-point-y="0.598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82" table:formula="of:=SUM([.D14:.AH14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82" table:formula="of:=SUM([.D15:.AH15])" office:value-type="float" office:value="1.5">
            <text:p>1.5</text:p>
          </table:table-cell>
          <table:table-cell table:style-name="ce86" table:number-columns-repeated="3"/>
          <table:table-cell table:style-name="ce86" office:value-type="float" office:value="1">
            <office:annotation draw:style-name="gr6" draw:text-style-name="P1" svg:width="1.1413in" svg:height="0.2346in" svg:x="3.6669in" svg:y="2.8244in" draw:caption-point-x="-0.2402in" draw:caption-point-y="0.6031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office:annotation draw:style-name="gr2" draw:text-style-name="P1" svg:width="1.1413in" svg:height="0.5457in" svg:x="6.6224in" svg:y="2.8307in" draw:caption-point-x="-0.2402in" draw:caption-point-y="0.5969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MaiDTP</text:p>
          </table:table-cell>
          <table:table-cell table:style-name="ce82" table:formula="of:=SUM([.D16:.AH16])" office:value-type="float" office:value="1">
            <text:p>1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office:annotation draw:style-name="gr6" draw:text-style-name="P1" svg:width="1.1413in" svg:height="0.2346in" svg:x="11.4252in" svg:y="3.0843in" draw:caption-point-x="-0.2402in" draw:caption-point-y="0.5909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NamTV</text:p>
          </table:table-cell>
          <table:table-cell table:style-name="ce82" table:formula="of:=SUM([.D17:.AH17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NguyenHTT</text:p>
          </table:table-cell>
          <table:table-cell table:style-name="ce82" table:formula="of:=SUM([.D18:.AH18])" office:value-type="float" office:value="1">
            <text:p>1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office:annotation draw:style-name="gr6" draw:text-style-name="P1" svg:width="1.1413in" svg:height="0.2346in" svg:x="6.2531in" svg:y="3.5724in" draw:caption-point-x="-0.2402in" draw:caption-point-y="0.5984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NhanNM</text:p>
          </table:table-cell>
          <table:table-cell table:style-name="ce82" table:formula="of:=SUM([.D19:.AH19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ThachBK</text:p>
          </table:table-cell>
          <table:table-cell table:style-name="ce82" table:formula="of:=SUM([.D20:.AH20])" office:value-type="float" office:value="3">
            <text:p>3</text:p>
          </table:table-cell>
          <table:table-cell table:style-name="ce86" table:number-columns-repeated="3"/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1">
            <office:annotation draw:style-name="gr2" draw:text-style-name="P1" svg:width="1.1413in" svg:height="0.5457in" svg:x="4.7752in" svg:y="4.0669in" draw:caption-point-x="-0.2402in" draw:caption-point-y="0.5992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office:annotation draw:style-name="gr2" draw:text-style-name="P1" svg:width="1.1413in" svg:height="0.5457in" svg:x="7.7307in" svg:y="4.0713in" draw:caption-point-x="-0.2402in" draw:caption-point-y="0.5949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86" table:number-columns-repeated="2"/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0.5">
            <office:annotation draw:style-name="gr2" draw:text-style-name="P1" svg:width="1.1413in" svg:height="0.5457in" svg:x="9.9476in" svg:y="4.0748in" draw:caption-point-x="-0.2402in" draw:caption-point-y="0.5913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0.5">
            <office:annotation draw:style-name="gr4" draw:text-style-name="P1" svg:width="1.1413in" svg:height="0.3902in" svg:x="12.9031in" svg:y="4.0776in" draw:caption-point-x="-0.2402in" draw:caption-point-y="0.5886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ThaoDTH</text:p>
          </table:table-cell>
          <table:table-cell table:style-name="ce82" table:formula="of:=SUM([.D21:.AH21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ThamDT</text:p>
          </table:table-cell>
          <table:table-cell table:style-name="ce82" table:formula="of:=SUM([.D22:.AH22])" office:value-type="float" office:value="0.5">
            <text:p>0.5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.5">
            <office:annotation draw:style-name="gr4" draw:text-style-name="P1" svg:width="1.1413in" svg:height="0.3902in" svg:x="8.8394in" svg:y="4.5673in" draw:caption-point-x="-0.2402in" draw:caption-point-y="0.5941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19">
            <text:p>19</text:p>
          </table:table-cell>
          <table:table-cell table:style-name="ce43" office:value-type="string">
            <text:p>ThieuNV</text:p>
          </table:table-cell>
          <table:table-cell table:style-name="ce82" table:formula="of:=SUM([.D23:.AH23])" office:value-type="float" office:value="2.5">
            <text:p>2.5</text:p>
          </table:table-cell>
          <table:table-cell table:style-name="ce86" table:number-columns-repeated="3"/>
          <table:table-cell table:style-name="ce86" office:value-type="float" office:value="1">
            <office:annotation draw:style-name="gr6" draw:text-style-name="P1" svg:width="1.1413in" svg:height="0.2346in" svg:x="3.6669in" svg:y="4.8063in" draw:caption-point-x="-0.2402in" draw:caption-point-y="0.6028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office:annotation draw:style-name="gr4" draw:text-style-name="P1" svg:width="1.1413in" svg:height="0.3902in" svg:x="8.8394in" svg:y="4.815in" draw:caption-point-x="-0.2402in" draw:caption-point-y="0.5941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.5">
            <office:annotation draw:style-name="gr4" draw:text-style-name="P1" svg:width="1.1413in" svg:height="0.3902in" svg:x="11.4252in" svg:y="4.8185in" draw:caption-point-x="-0.2402in" draw:caption-point-y="0.5906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20">
            <text:p>20</text:p>
          </table:table-cell>
          <table:table-cell table:style-name="ce43" office:value-type="string">
            <text:p>ThinhT</text:p>
          </table:table-cell>
          <table:table-cell table:style-name="ce82" table:formula="of:=SUM([.D24:.AH24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21">
            <text:p>21</text:p>
          </table:table-cell>
          <table:table-cell table:style-name="ce43" office:value-type="string">
            <text:p>ThuyLTT</text:p>
          </table:table-cell>
          <table:table-cell table:style-name="ce82" table:formula="of:=SUM([.D25:.AH25])" office:value-type="float" office:value="2">
            <text:p>2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office:annotation draw:style-name="gr6" draw:text-style-name="P1" svg:width="1.1413in" svg:height="0.2346in" svg:x="6.6224in" svg:y="5.3079in" draw:caption-point-x="-0.2402in" draw:caption-point-y="0.5969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0.5">
            <office:annotation draw:style-name="gr6" draw:text-style-name="P1" svg:width="1.1413in" svg:height="0.2346in" svg:x="12.5335in" svg:y="5.3154in" draw:caption-point-x="-0.2402in" draw:caption-point-y="0.5894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22">
            <text:p>22</text:p>
          </table:table-cell>
          <table:table-cell table:style-name="ce43" office:value-type="string">
            <text:p>TuanND</text:p>
          </table:table-cell>
          <table:table-cell table:style-name="ce82" table:formula="of:=SUM([.D26:.AH26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23">
            <text:p>23</text:p>
          </table:table-cell>
          <table:table-cell table:style-name="ce43" office:value-type="string">
            <text:p>VietBA</text:p>
          </table:table-cell>
          <table:table-cell table:style-name="ce82" table:formula="of:=SUM([.D27:.AH27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7">
          <table:table-cell table:style-name="ce41" office:value-type="float" office:value="24">
            <text:p>24</text:p>
          </table:table-cell>
          <table:table-cell table:style-name="ce43" office:value-type="string">
            <text:p>VuNA</text:p>
          </table:table-cell>
          <table:table-cell table:style-name="ce82" table:formula="of:=SUM([.D28:.AH28])" office:value-type="float" office:value="0">
            <text:p>0</text:p>
          </table:table-cell>
          <table:table-cell table:style-name="ce86" table:number-columns-repeated="3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42" table:number-columns-repeated="952"/>
          <table:table-cell table:number-columns-repeated="8"/>
        </table:table-row>
        <table:table-row table:style-name="ro2" table:number-rows-repeated="65404">
          <table:table-cell table:style-name="ce42" table:number-columns-repeated="986"/>
          <table:table-cell table:number-columns-repeated="8"/>
        </table:table-row>
        <table:table-row table:style-name="ro2" table:number-rows-repeated="983142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23"/>
        <table:table-column table:style-name="co28" table:number-columns-repeated="7" table:default-cell-style-name="ce123"/>
        <table:table-column table:style-name="co27" table:number-columns-repeated="15" table:default-cell-style-name="ce123"/>
        <table:table-column table:style-name="co7" table:number-columns-repeated="949" table:default-cell-style-name="Default"/>
        <table:table-row table:style-name="ro2">
          <table:table-cell table:style-name="ce54"/>
          <table:table-cell table:style-name="ce116" table:number-columns-repeated="2"/>
          <table:table-cell table:style-name="ce118" table:number-columns-repeated="8"/>
          <table:table-cell table:style-name="ce124" office:value-type="string" table:number-columns-spanned="2" table:number-rows-spanned="1">
            <text:p>Month</text:p>
          </table:table-cell>
          <table:covered-table-cell table:style-name="ce125"/>
          <table:table-cell table:style-name="ce126" table:content-validation-name="val1" office:value-type="float" office:value="6" table:number-columns-spanned="2" table:number-rows-spanned="1">
            <text:p>6</text:p>
          </table:table-cell>
          <table:covered-table-cell table:style-name="ce125"/>
          <table:table-cell table:style-name="ce124" office:value-type="string" table:number-columns-spanned="2" table:number-rows-spanned="1">
            <text:p>Year</text:p>
          </table:table-cell>
          <table:covered-table-cell table:style-name="ce125"/>
          <table:table-cell table:style-name="ce124" office:value-type="float" office:value="2015" table:number-columns-spanned="2" table:number-rows-spanned="1">
            <text:p>2015</text:p>
          </table:table-cell>
          <table:covered-table-cell table:style-name="ce127"/>
          <table:table-cell table:style-name="ce118" table:number-columns-repeated="14"/>
          <table:table-cell table:style-name="ce61" table:number-columns-repeated="949"/>
        </table:table-row>
        <table:table-row table:style-name="ro2">
          <table:table-cell table:style-name="ce54" table:number-columns-repeated="3"/>
          <table:table-cell table:style-name="ce119" table:formula="of:=DATE([.$R$1];[.N1];1)" office:value-type="date" office:date-value="2015-06-01">
            <text:p>01</text:p>
          </table:table-cell>
          <table:table-cell table:style-name="ce119" table:formula="of:=[.D2]+1" office:value-type="date" office:date-value="2015-06-02">
            <text:p>02</text:p>
          </table:table-cell>
          <table:table-cell table:style-name="ce119" table:formula="of:=[.E2]+1" office:value-type="date" office:date-value="2015-06-03">
            <text:p>03</text:p>
          </table:table-cell>
          <table:table-cell table:style-name="ce119" table:formula="of:=[.F2]+1" office:value-type="date" office:date-value="2015-06-04">
            <text:p>04</text:p>
          </table:table-cell>
          <table:table-cell table:style-name="ce119" table:formula="of:=[.G2]+1" office:value-type="date" office:date-value="2015-06-05">
            <text:p>05</text:p>
          </table:table-cell>
          <table:table-cell table:style-name="ce119" table:formula="of:=[.H2]+1" office:value-type="date" office:date-value="2015-06-06">
            <text:p>06</text:p>
          </table:table-cell>
          <table:table-cell table:style-name="ce119" table:formula="of:=[.I2]+1" office:value-type="date" office:date-value="2015-06-07">
            <text:p>07</text:p>
          </table:table-cell>
          <table:table-cell table:style-name="ce119" table:formula="of:=[.J2]+1" office:value-type="date" office:date-value="2015-06-08">
            <text:p>08</text:p>
          </table:table-cell>
          <table:table-cell table:style-name="ce119" table:formula="of:=[.K2]+1" office:value-type="date" office:date-value="2015-06-09">
            <text:p>09</text:p>
          </table:table-cell>
          <table:table-cell table:style-name="ce119" table:formula="of:=[.L2]+1" office:value-type="date" office:date-value="2015-06-10">
            <text:p>10</text:p>
          </table:table-cell>
          <table:table-cell table:style-name="ce119" table:formula="of:=[.M2]+1" office:value-type="date" office:date-value="2015-06-11">
            <text:p>11</text:p>
          </table:table-cell>
          <table:table-cell table:style-name="ce119" table:formula="of:=[.N2]+1" office:value-type="date" office:date-value="2015-06-12">
            <text:p>12</text:p>
          </table:table-cell>
          <table:table-cell table:style-name="ce119" table:formula="of:=[.O2]+1" office:value-type="date" office:date-value="2015-06-13">
            <text:p>13</text:p>
          </table:table-cell>
          <table:table-cell table:style-name="ce119" table:formula="of:=[.P2]+1" office:value-type="date" office:date-value="2015-06-14">
            <text:p>14</text:p>
          </table:table-cell>
          <table:table-cell table:style-name="ce119" table:formula="of:=[.Q2]+1" office:value-type="date" office:date-value="2015-06-15">
            <text:p>15</text:p>
          </table:table-cell>
          <table:table-cell table:style-name="ce119" table:formula="of:=[.R2]+1" office:value-type="date" office:date-value="2015-06-16">
            <text:p>16</text:p>
          </table:table-cell>
          <table:table-cell table:style-name="ce119" table:formula="of:=[.S2]+1" office:value-type="date" office:date-value="2015-06-17">
            <text:p>17</text:p>
          </table:table-cell>
          <table:table-cell table:style-name="ce119" table:formula="of:=[.T2]+1" office:value-type="date" office:date-value="2015-06-18">
            <text:p>18</text:p>
          </table:table-cell>
          <table:table-cell table:style-name="ce119" table:formula="of:=[.U2]+1" office:value-type="date" office:date-value="2015-06-19">
            <text:p>19</text:p>
          </table:table-cell>
          <table:table-cell table:style-name="ce119" table:formula="of:=[.V2]+1" office:value-type="date" office:date-value="2015-06-20">
            <text:p>20</text:p>
          </table:table-cell>
          <table:table-cell table:style-name="ce119" table:formula="of:=[.W2]+1" office:value-type="date" office:date-value="2015-06-21">
            <text:p>21</text:p>
          </table:table-cell>
          <table:table-cell table:style-name="ce119" table:formula="of:=[.X2]+1" office:value-type="date" office:date-value="2015-06-22">
            <text:p>22</text:p>
          </table:table-cell>
          <table:table-cell table:style-name="ce119" table:formula="of:=[.Y2]+1" office:value-type="date" office:date-value="2015-06-23">
            <text:p>23</text:p>
          </table:table-cell>
          <table:table-cell table:style-name="ce119" table:formula="of:=[.Z2]+1" office:value-type="date" office:date-value="2015-06-24">
            <text:p>24</text:p>
          </table:table-cell>
          <table:table-cell table:style-name="ce119" table:formula="of:=[.AA2]+1" office:value-type="date" office:date-value="2015-06-25">
            <text:p>25</text:p>
          </table:table-cell>
          <table:table-cell table:style-name="ce119" table:formula="of:=[.AB2]+1" office:value-type="date" office:date-value="2015-06-26">
            <text:p>26</text:p>
          </table:table-cell>
          <table:table-cell table:style-name="ce119" table:formula="of:=[.AC2]+1" office:value-type="date" office:date-value="2015-06-27">
            <text:p>27</text:p>
          </table:table-cell>
          <table:table-cell table:style-name="ce119" table:formula="of:=[.AD2]+1" office:value-type="date" office:date-value="2015-06-28">
            <text:p>28</text:p>
          </table:table-cell>
          <table:table-cell table:style-name="ce119" table:formula="of:=[.AE2]+1" office:value-type="date" office:date-value="2015-06-29">
            <text:p>29</text:p>
          </table:table-cell>
          <table:table-cell table:style-name="ce119" table:formula="of:=[.AF2]+1" office:value-type="date" office:date-value="2015-06-30">
            <text:p>30</text:p>
          </table:table-cell>
          <table:table-cell table:style-name="ce61" table:number-columns-repeated="949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1" table:number-columns-repeated="949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17" table:formula="of:=SUM([.D4:.AG4])" office:value-type="float" office:value="1.5">
            <text:p>1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2" draw:text-style-name="P1" svg:width="1.1413in" svg:height="0.5457in" svg:x="3.5591in" svg:y="0.0992in" draw:caption-point-x="-0.2402in" draw:caption-point-y="0.6189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1.0925in" svg:y="0.1102in" draw:caption-point-x="-0.2402in" draw:caption-point-y="0.6079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17" table:formula="of:=SUM([.D5:.AG5])" office:value-type="float" office:value="1">
            <text:p>1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6.3311in" svg:y="0.3524in" draw:caption-point-x="-0.2402in" draw:caption-point-y="0.6134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6" draw:text-style-name="P1" svg:width="1.1413in" svg:height="0.2346in" svg:x="12.4622in" svg:y="0.3591in" draw:caption-point-x="-0.2402in" draw:caption-point-y="0.6067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DuongDN</text:p>
          </table:table-cell>
          <table:table-cell table:style-name="ce117" table:formula="of:=SUM([.D6:.AG6])" office:value-type="float" office:value="5">
            <text:p>5</text:p>
          </table:table-cell>
          <table:table-cell table:style-name="ce121" office:value-type="float" office:value="0">
            <office:annotation draw:style-name="gr6" draw:text-style-name="P1" svg:width="1.1413in" svg:height="0.2346in" svg:x="2.6457in" svg:y="0.6087in" draw:caption-point-x="-0.2402in" draw:caption-point-y="0.6047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346in" svg:x="4.472in" svg:y="0.6087in" draw:caption-point-x="-0.2402in" draw:caption-point-y="0.6047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346in" svg:x="5.8421in" svg:y="0.5996in" draw:caption-point-x="-0.2402in" draw:caption-point-y="0.6138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346in" svg:x="6.3311in" svg:y="0.5996in" draw:caption-point-x="-0.2402in" draw:caption-point-y="0.6138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346in" svg:x="6.8205in" svg:y="0.5996in" draw:caption-point-x="-0.2402in" draw:caption-point-y="0.6138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346in" svg:x="7.3094in" svg:y="0.5996in" draw:caption-point-x="-0.2402in" draw:caption-point-y="0.6138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346in" svg:x="7.7988in" svg:y="0.5996in" draw:caption-point-x="-0.2402in" draw:caption-point-y="0.6138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DuyNM</text:p>
          </table:table-cell>
          <table:table-cell table:style-name="ce117" table:formula="of:=SUM([.D7:.AG7])" office:value-type="float" office:value="1.5">
            <text:p>1.5</text:p>
          </table:table-cell>
          <table:table-cell table:style-name="ce121" office:value-type="float" office:value="0.5">
            <office:annotation draw:style-name="gr6" draw:text-style-name="P1" svg:width="1.1413in" svg:height="0.2346in" svg:x="2.6457in" svg:y="0.8406in" draw:caption-point-x="-0.2402in" draw:caption-point-y="0.6205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346in" svg:x="6.3311in" svg:y="0.8433in" draw:caption-point-x="-0.2402in" draw:caption-point-y="0.6177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3756in" svg:y="0.8555in" draw:caption-point-x="-0.2402in" draw:caption-point-y="0.6055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GiauNV</text:p>
          </table:table-cell>
          <table:table-cell table:style-name="ce117" table:formula="of:=SUM([.D8:.AG8])" office:value-type="float" office:value="1"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4.472in" svg:y="1.087in" draw:caption-point-x="-0.2402in" draw:caption-point-y="0.6217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HaTH</text:p>
          </table:table-cell>
          <table:table-cell table:style-name="ce117" table:formula="of:=SUM([.D9:.AG9])" office:value-type="float" office:value="1">
            <text:p>1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3.8323in" svg:y="1.3516in" draw:caption-point-x="-0.2402in" draw:caption-point-y="0.6051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aiNM</text:p>
          </table:table-cell>
          <table:table-cell table:style-name="ce117" table:formula="of:=SUM([.D10:.AG10])" office:value-type="float" office:value="2">
            <text:p>2</text:p>
          </table:table-cell>
          <table:table-cell table:style-name="ce121" office:value-type="float" office:value="0.5">
            <office:annotation draw:style-name="gr2" draw:text-style-name="P1" svg:width="1.1413in" svg:height="0.5457in" svg:x="2.6457in" svg:y="1.5846in" draw:caption-point-x="-0.2402in" draw:caption-point-y="0.6197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6.3311in" svg:y="1.5906in" draw:caption-point-x="-0.2402in" draw:caption-point-y="0.6138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346in" svg:x="9.2661in" svg:y="1.5937in" draw:caption-point-x="-0.2402in" draw:caption-point-y="0.6106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1.5961in" draw:caption-point-x="-0.2402in" draw:caption-point-y="0.6083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1.5961in" draw:caption-point-x="-0.2402in" draw:caption-point-y="0.6083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1.5992in" draw:caption-point-x="-0.2402in" draw:caption-point-y="0.6051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121" office:value-type="float" office:value="0">
            <office:annotation draw:style-name="gr3" draw:text-style-name="P1" svg:width="1.1413in" svg:height="0.7012in" svg:x="14.289in" svg:y="1.5992in" draw:caption-point-x="-0.2402in" draw:caption-point-y="0.6051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6.1154in" svg:y="1.6016in" draw:caption-point-x="-0.2402in" draw:caption-point-y="0.6028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HienNV</text:p>
          </table:table-cell>
          <table:table-cell table:style-name="ce117" table:formula="of:=SUM([.D11:.AG11])" office:value-type="float" office:value="0">
            <text:p>0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HiepNH</text:p>
          </table:table-cell>
          <table:table-cell table:style-name="ce117" table:formula="of:=SUM([.D12:.AG12])" office:value-type="float" office:value="1">
            <text:p>1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346in" svg:x="15.6587in" svg:y="2.0957in" draw:caption-point-x="-0.2402in" draw:caption-point-y="0.6039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HieuPT</text:p>
          </table:table-cell>
          <table:table-cell table:style-name="ce117" table:formula="of:=SUM([.D13:.AG13])" office:value-type="float" office:value="1.5">
            <text:p>1.5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2" draw:text-style-name="P1" svg:width="1.1413in" svg:height="0.5457in" svg:x="9.2661in" svg:y="2.3358in" draw:caption-point-x="-0.2402in" draw:caption-point-y="0.6114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21" office:value-type="float" office:value="0.5">
            <office:annotation draw:style-name="gr2" draw:text-style-name="P1" svg:width="1.1413in" svg:height="0.5457in" svg:x="9.7228in" svg:y="2.3358in" draw:caption-point-x="-0.2402in" draw:caption-point-y="0.6114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KhoiNLD</text:p>
          </table:table-cell>
          <table:table-cell table:style-name="ce117" table:formula="of:=SUM([.D14:.AG14])" office:value-type="float" office:value="1.5">
            <text:p>1.5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6.3311in" svg:y="2.5811in" draw:caption-point-x="-0.2402in" draw:caption-point-y="0.6138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8" draw:text-style-name="P1" svg:width="1.1413in" svg:height="0.8567in" svg:x="9.7228in" svg:y="2.5858in" draw:caption-point-x="-0.2402in" draw:caption-point-y="0.6091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4.289in" svg:y="2.589in" draw:caption-point-x="-0.2402in" draw:caption-point-y="0.6059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LuanNN</text:p>
          </table:table-cell>
          <table:table-cell table:style-name="ce117" table:formula="of:=SUM([.D15:.AG15])" office:value-type="float" office:value="0">
            <text:p>0</text:p>
          </table:table-cell>
          <table:table-cell table:style-name="ce121" table:number-columns-repeated="7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MaiDTP</text:p>
          </table:table-cell>
          <table:table-cell table:style-name="ce117" table:formula="of:=SUM([.D16:.AG16])" office:value-type="float" office:value="1">
            <text:p>1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346in" svg:x="15.6587in" svg:y="3.0862in" draw:caption-point-x="-0.2402in" draw:caption-point-y="0.6039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MinhTD</text:p>
          </table:table-cell>
          <table:table-cell table:style-name="ce117" table:formula="of:=SUM([.D17:.AG17])" office:value-type="float" office:value="0">
            <text:p>0</text:p>
          </table:table-cell>
          <table:table-cell table:style-name="ce121" table:number-columns-repeated="16"/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NamTV</text:p>
          </table:table-cell>
          <table:table-cell table:style-name="ce117" table:formula="of:=SUM([.D18:.AG18])" office:value-type="float" office:value="0.5">
            <text:p>0.5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4.472in" svg:y="3.5701in" draw:caption-point-x="-0.2402in" draw:caption-point-y="0.6157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NguyenHTT</text:p>
          </table:table-cell>
          <table:table-cell table:style-name="ce117" table:formula="of:=SUM([.D19:.AG19])" office:value-type="float" office:value="1">
            <text:p>1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346in" svg:x="13.8323in" svg:y="3.8283in" draw:caption-point-x="-0.2402in" draw:caption-point-y="0.6051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NhanNM</text:p>
          </table:table-cell>
          <table:table-cell table:style-name="ce117" table:formula="of:=SUM([.D20:.AG20])" office:value-type="float" office:value="0">
            <text:p>0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ThachBK</text:p>
          </table:table-cell>
          <table:table-cell table:style-name="ce117" table:formula="of:=SUM([.D21:.AG21])" office:value-type="float" office:value="2">
            <text:p>2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2" draw:text-style-name="P1" svg:width="1.1413in" svg:height="0.5457in" svg:x="5.8421in" svg:y="4.3138in" draw:caption-point-x="-0.2402in" draw:caption-point-y="0.615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346in" svg:x="11.0925in" svg:y="4.3213in" draw:caption-point-x="-0.2402in" draw:caption-point-y="0.6075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4" draw:text-style-name="P1" svg:width="1.1413in" svg:height="0.3902in" svg:x="12.4622in" svg:y="4.322in" draw:caption-point-x="-0.2402in" draw:caption-point-y="0.6067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3.3756in" svg:y="4.322in" draw:caption-point-x="-0.2402in" draw:caption-point-y="0.6067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9">
            <text:p>19</text:p>
          </table:table-cell>
          <table:table-cell table:style-name="ce43" office:value-type="string">
            <text:p>ThaoDTH</text:p>
          </table:table-cell>
          <table:table-cell table:style-name="ce117" table:formula="of:=SUM([.D22:.AG22])" office:value-type="float" office:value="0">
            <text:p>0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0">
            <text:p>20</text:p>
          </table:table-cell>
          <table:table-cell table:style-name="ce43" office:value-type="string">
            <text:p>ThamDT</text:p>
          </table:table-cell>
          <table:table-cell table:style-name="ce117" table:formula="of:=SUM([.D23:.AG23])" office:value-type="float" office:value="0.5">
            <text:p>0.5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1.0925in" svg:y="4.8169in" draw:caption-point-x="-0.2402in" draw:caption-point-y="0.6071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1">
            <text:p>21</text:p>
          </table:table-cell>
          <table:table-cell table:style-name="ce43" office:value-type="string">
            <text:p>ThieuNV</text:p>
          </table:table-cell>
          <table:table-cell table:style-name="ce117" table:formula="of:=SUM([.D24:.AG24])" office:value-type="float" office:value="0">
            <text:p>0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2">
            <text:p>22</text:p>
          </table:table-cell>
          <table:table-cell table:style-name="ce43" office:value-type="string">
            <text:p>ThinhT</text:p>
          </table:table-cell>
          <table:table-cell table:style-name="ce117" table:formula="of:=SUM([.D25:.AG25])" office:value-type="float" office:value="1.5">
            <text:p>1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0157in" svg:y="5.3035in" draw:caption-point-x="-0.2402in" draw:caption-point-y="0.6157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2" draw:text-style-name="P1" svg:width="1.1413in" svg:height="0.5457in" svg:x="6.8205in" svg:y="5.3028in" draw:caption-point-x="-0.2402in" draw:caption-point-y="0.6165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121" office:value-type="float" office:value="0.5">
            <office:annotation draw:style-name="gr2" draw:text-style-name="P1" svg:width="1.1413in" svg:height="0.5457in" svg:x="7.3094in" svg:y="5.3043in" draw:caption-point-x="-0.2402in" draw:caption-point-y="0.615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3">
            <text:p>23</text:p>
          </table:table-cell>
          <table:table-cell table:style-name="ce43" office:value-type="string">
            <text:p>ThuyLTT</text:p>
          </table:table-cell>
          <table:table-cell table:style-name="ce117" table:formula="of:=SUM([.D26:.AG26])" office:value-type="float" office:value="1.5">
            <text:p>1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346in" svg:x="3.1024in" svg:y="5.5496in" draw:caption-point-x="-0.2402in" draw:caption-point-y="0.6177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4">
            <text:p>24</text:p>
          </table:table-cell>
          <table:table-cell table:style-name="ce43" office:value-type="string">
            <text:p>TuanND</text:p>
          </table:table-cell>
          <table:table-cell table:style-name="ce117" table:formula="of:=SUM([.D27:.AG27])" office:value-type="float" office:value="0">
            <text:p>0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5">
            <text:p>25</text:p>
          </table:table-cell>
          <table:table-cell table:style-name="ce43" office:value-type="string">
            <text:p>VietBA</text:p>
          </table:table-cell>
          <table:table-cell table:style-name="ce117" table:formula="of:=SUM([.D28:.AG28])" office:value-type="float" office:value="0">
            <text:p>0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6">
            <text:p>26</text:p>
          </table:table-cell>
          <table:table-cell table:style-name="ce43" office:value-type="string">
            <text:p>VuNA</text:p>
          </table:table-cell>
          <table:table-cell table:style-name="ce117" table:formula="of:=SUM([.D29:.AG29])" office:value-type="float" office:value="1">
            <text:p>1</text:p>
          </table:table-cell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2" draw:text-style-name="P1" svg:width="1.1413in" svg:height="0.5457in" svg:x="10.6358in" svg:y="6.302in" draw:caption-point-x="-0.2402in" draw:caption-point-y="0.6083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2" table:number-columns-repeated="949"/>
        </table:table-row>
        <table:table-row table:style-name="ro2" table:number-rows-repeated="65404">
          <table:table-cell table:style-name="ce42" table:number-columns-repeated="3"/>
          <table:table-cell table:style-name="ce122" table:number-columns-repeated="30"/>
          <table:table-cell table:style-name="ce42" table:number-columns-repeated="949"/>
        </table:table-row>
        <table:table-row table:style-name="ro2" table:number-rows-repeated="983142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34"/>
        <table:table-column table:style-name="co28" table:number-columns-repeated="7" table:default-cell-style-name="ce134"/>
        <table:table-column table:style-name="co27" table:number-columns-repeated="16" table:default-cell-style-name="ce134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116" table:number-columns-repeated="2"/>
          <table:table-cell table:style-name="ce129" table:number-columns-repeated="8"/>
          <table:table-cell table:style-name="ce135" office:value-type="string" table:number-columns-spanned="2" table:number-rows-spanned="1">
            <text:p>Month</text:p>
          </table:table-cell>
          <table:covered-table-cell table:style-name="ce136"/>
          <table:table-cell table:style-name="ce137" table:content-validation-name="val1" office:value-type="float" office:value="7" table:number-columns-spanned="2" table:number-rows-spanned="1">
            <text:p>7</text:p>
          </table:table-cell>
          <table:covered-table-cell table:style-name="ce136"/>
          <table:table-cell table:style-name="ce135" office:value-type="string" table:number-columns-spanned="2" table:number-rows-spanned="1">
            <text:p>Year</text:p>
          </table:table-cell>
          <table:covered-table-cell table:style-name="ce136"/>
          <table:table-cell table:style-name="ce135" office:value-type="float" office:value="2015" table:number-columns-spanned="2" table:number-rows-spanned="1">
            <text:p>2015</text:p>
          </table:table-cell>
          <table:covered-table-cell table:style-name="ce138"/>
          <table:table-cell table:style-name="ce129" table:number-columns-repeated="15"/>
          <table:table-cell table:style-name="ce61" table:number-columns-repeated="952"/>
        </table:table-row>
        <table:table-row table:style-name="ro2">
          <table:table-cell table:style-name="ce54" table:number-columns-repeated="3"/>
          <table:table-cell table:style-name="ce130" table:formula="of:=DATE([.$R$1];[.N1];1)" office:value-type="date" office:date-value="2015-07-01">
            <text:p>01</text:p>
          </table:table-cell>
          <table:table-cell table:style-name="ce130" table:formula="of:=[.D2]+1" office:value-type="date" office:date-value="2015-07-02">
            <text:p>02</text:p>
          </table:table-cell>
          <table:table-cell table:style-name="ce130" table:formula="of:=[.E2]+1" office:value-type="date" office:date-value="2015-07-03">
            <text:p>03</text:p>
          </table:table-cell>
          <table:table-cell table:style-name="ce130" table:formula="of:=[.F2]+1" office:value-type="date" office:date-value="2015-07-04">
            <text:p>04</text:p>
          </table:table-cell>
          <table:table-cell table:style-name="ce130" table:formula="of:=[.G2]+1" office:value-type="date" office:date-value="2015-07-05">
            <text:p>05</text:p>
          </table:table-cell>
          <table:table-cell table:style-name="ce130" table:formula="of:=[.H2]+1" office:value-type="date" office:date-value="2015-07-06">
            <text:p>06</text:p>
          </table:table-cell>
          <table:table-cell table:style-name="ce130" table:formula="of:=[.I2]+1" office:value-type="date" office:date-value="2015-07-07">
            <text:p>07</text:p>
          </table:table-cell>
          <table:table-cell table:style-name="ce130" table:formula="of:=[.J2]+1" office:value-type="date" office:date-value="2015-07-08">
            <text:p>08</text:p>
          </table:table-cell>
          <table:table-cell table:style-name="ce130" table:formula="of:=[.K2]+1" office:value-type="date" office:date-value="2015-07-09">
            <text:p>09</text:p>
          </table:table-cell>
          <table:table-cell table:style-name="ce130" table:formula="of:=[.L2]+1" office:value-type="date" office:date-value="2015-07-10">
            <text:p>10</text:p>
          </table:table-cell>
          <table:table-cell table:style-name="ce130" table:formula="of:=[.M2]+1" office:value-type="date" office:date-value="2015-07-11">
            <text:p>11</text:p>
          </table:table-cell>
          <table:table-cell table:style-name="ce130" table:formula="of:=[.N2]+1" office:value-type="date" office:date-value="2015-07-12">
            <text:p>12</text:p>
          </table:table-cell>
          <table:table-cell table:style-name="ce130" table:formula="of:=[.O2]+1" office:value-type="date" office:date-value="2015-07-13">
            <text:p>13</text:p>
          </table:table-cell>
          <table:table-cell table:style-name="ce130" table:formula="of:=[.P2]+1" office:value-type="date" office:date-value="2015-07-14">
            <text:p>14</text:p>
          </table:table-cell>
          <table:table-cell table:style-name="ce130" table:formula="of:=[.Q2]+1" office:value-type="date" office:date-value="2015-07-15">
            <text:p>15</text:p>
          </table:table-cell>
          <table:table-cell table:style-name="ce130" table:formula="of:=[.R2]+1" office:value-type="date" office:date-value="2015-07-16">
            <text:p>16</text:p>
          </table:table-cell>
          <table:table-cell table:style-name="ce130" table:formula="of:=[.S2]+1" office:value-type="date" office:date-value="2015-07-17">
            <text:p>17</text:p>
          </table:table-cell>
          <table:table-cell table:style-name="ce130" table:formula="of:=[.T2]+1" office:value-type="date" office:date-value="2015-07-18">
            <text:p>18</text:p>
          </table:table-cell>
          <table:table-cell table:style-name="ce130" table:formula="of:=[.U2]+1" office:value-type="date" office:date-value="2015-07-19">
            <text:p>19</text:p>
          </table:table-cell>
          <table:table-cell table:style-name="ce130" table:formula="of:=[.V2]+1" office:value-type="date" office:date-value="2015-07-20">
            <text:p>20</text:p>
          </table:table-cell>
          <table:table-cell table:style-name="ce130" table:formula="of:=[.W2]+1" office:value-type="date" office:date-value="2015-07-21">
            <text:p>21</text:p>
          </table:table-cell>
          <table:table-cell table:style-name="ce130" table:formula="of:=[.X2]+1" office:value-type="date" office:date-value="2015-07-22">
            <text:p>22</text:p>
          </table:table-cell>
          <table:table-cell table:style-name="ce130" table:formula="of:=[.Y2]+1" office:value-type="date" office:date-value="2015-07-23">
            <text:p>23</text:p>
          </table:table-cell>
          <table:table-cell table:style-name="ce130" table:formula="of:=[.Z2]+1" office:value-type="date" office:date-value="2015-07-24">
            <text:p>24</text:p>
          </table:table-cell>
          <table:table-cell table:style-name="ce130" table:formula="of:=[.AA2]+1" office:value-type="date" office:date-value="2015-07-25">
            <text:p>25</text:p>
          </table:table-cell>
          <table:table-cell table:style-name="ce130" table:formula="of:=[.AB2]+1" office:value-type="date" office:date-value="2015-07-26">
            <text:p>26</text:p>
          </table:table-cell>
          <table:table-cell table:style-name="ce130" table:formula="of:=[.AC2]+1" office:value-type="date" office:date-value="2015-07-27">
            <text:p>27</text:p>
          </table:table-cell>
          <table:table-cell table:style-name="ce130" table:formula="of:=[.AD2]+1" office:value-type="date" office:date-value="2015-07-28">
            <text:p>28</text:p>
          </table:table-cell>
          <table:table-cell table:style-name="ce130" table:formula="of:=[.AE2]+1" office:value-type="date" office:date-value="2015-07-29">
            <text:p>29</text:p>
          </table:table-cell>
          <table:table-cell table:style-name="ce130" table:formula="of:=[.AF2]+1" office:value-type="date" office:date-value="2015-07-30">
            <text:p>30</text:p>
          </table:table-cell>
          <table:table-cell table:style-name="ce130" table:formula="of:=[.AG2]+1" office:value-type="date" office:date-value="2015-07-31">
            <text:p>31</text:p>
          </table:table-cell>
          <table:table-cell table:style-name="ce61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1" table:number-columns-repeated="952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28" table:formula="of:=SUM([.D4:.AH4])" office:value-type="float" office:value="0.5">
            <text:p>0.5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28" table:formula="of:=SUM([.D5:.AH5])" office:value-type="float" office:value="1.5">
            <text:p>1.5</text:p>
          </table:table-cell>
          <table:table-cell table:style-name="ce132" table:number-columns-repeated="5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1">
            <office:annotation draw:style-name="gr4" draw:text-style-name="P1" svg:width="1.1413in" svg:height="0.3902in" svg:x="6.3311in" svg:y="0.3543in" draw:caption-point-x="-0.2402in" draw:caption-point-y="0.6114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28" table:formula="of:=SUM([.D6:.AH6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16.1154in" svg:y="0.6114in" draw:caption-point-x="-0.2402in" draw:caption-point-y="0.602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28" table:formula="of:=SUM([.D7:.AH7])" office:value-type="float" office:value="2">
            <text:p>2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1">
            <office:annotation draw:style-name="gr4" draw:text-style-name="P1" svg:width="1.1413in" svg:height="0.3902in" svg:x="6.8205in" svg:y="0.8496in" draw:caption-point-x="-0.2402in" draw:caption-point-y="0.6114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8.7768in" svg:y="0.8512in" draw:caption-point-x="-0.2402in" draw:caption-point-y="0.6098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15.6587in" svg:y="0.8587in" draw:caption-point-x="-0.2402in" draw:caption-point-y="0.6024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6.572in" svg:y="0.8583in" draw:caption-point-x="-0.2402in" draw:caption-point-y="0.6028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28" table:formula="of:=SUM([.D8:.AH8])" office:value-type="float" office:value="1"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1">
            <office:annotation draw:style-name="gr4" draw:text-style-name="P1" svg:width="1.1413in" svg:height="0.3902in" svg:x="14.7457in" svg:y="1.1028in" draw:caption-point-x="-0.2402in" draw:caption-point-y="0.6059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128" table:formula="of:=SUM([.D9:.AH9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128" table:formula="of:=SUM([.D10:.AH10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128" table:formula="of:=SUM([.D11:.AH11])" office:value-type="float" office:value="2">
            <text:p>2</text:p>
          </table:table-cell>
          <table:table-cell table:style-name="ce132" office:value-type="float" office:value="1">
            <office:annotation draw:style-name="gr6" draw:text-style-name="P1" svg:width="1.1413in" svg:height="0.2346in" svg:x="2.6457in" svg:y="1.8354in" draw:caption-point-x="-0.2402in" draw:caption-point-y="0.6165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32" office:value-type="float" office:value="0.5">
            <office:annotation draw:style-name="gr4" draw:text-style-name="P1" svg:width="1.1413in" svg:height="0.3902in" svg:x="3.1024in" svg:y="1.8354in" draw:caption-point-x="-0.2402in" draw:caption-point-y="0.6165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9.2661in" svg:y="1.8429in" draw:caption-point-x="-0.2402in" draw:caption-point-y="0.6091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.5">
            <office:annotation draw:style-name="gr2" draw:text-style-name="P1" svg:width="1.1413in" svg:height="0.5457in" svg:x="14.7457in" svg:y="1.8488in" draw:caption-point-x="-0.2402in" draw:caption-point-y="0.6031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128" table:formula="of:=SUM([.D12:.AH12])" office:value-type="float" office:value="3">
            <text:p>3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128" table:formula="of:=SUM([.D13:.AH13])" office:value-type="float" office:value="5">
            <text:p>5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1">
            <text:p>1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128" table:formula="of:=SUM([.D14:.AH14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HungPN</text:p>
          </table:table-cell>
          <table:table-cell table:style-name="ce128" table:formula="of:=SUM([.D15:.AH15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128" table:formula="of:=SUM([.D16:.AH16])" office:value-type="float" office:value="1"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4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6.8205in" svg:y="3.0791in" draw:caption-point-x="-0.2402in" draw:caption-point-y="0.611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12.9189in" svg:y="3.085in" draw:caption-point-x="-0.2402in" draw:caption-point-y="0.6051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LuanNN</text:p>
          </table:table-cell>
          <table:table-cell table:style-name="ce128" table:formula="of:=SUM([.D17:.AH17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128" table:formula="of:=SUM([.D18:.AH18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5.3854in" svg:y="3.5728in" draw:caption-point-x="-0.2402in" draw:caption-point-y="0.613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2">
          <table:table-cell table:style-name="ce41" office:value-type="float" office:value="16">
            <text:p>16</text:p>
          </table:table-cell>
          <table:table-cell table:style-name="ce43" office:value-type="string">
            <text:p>MaiNTT</text:p>
          </table:table-cell>
          <table:table-cell table:style-name="ce128"/>
          <table:table-cell table:style-name="ce132" table:number-columns-repeated="19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MinhTD</text:p>
          </table:table-cell>
          <table:table-cell table:style-name="ce128" table:formula="of:=SUM([.D20:.AH20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202in" svg:y="4.0657in" draw:caption-point-x="-0.2402in" draw:caption-point-y="0.6008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NamTV</text:p>
          </table:table-cell>
          <table:table-cell table:style-name="ce128" table:formula="of:=SUM([.D21:.AH21])" office:value-type="float" office:value="1"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1">
            <office:annotation draw:style-name="gr2" draw:text-style-name="P1" svg:width="1.1413in" svg:height="0.5457in" svg:x="11.5492in" svg:y="4.3071in" draw:caption-point-x="-0.2402in" draw:caption-point-y="0.6071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9">
            <text:p>19</text:p>
          </table:table-cell>
          <table:table-cell table:style-name="ce43" office:value-type="string">
            <text:p>NguyenHTT</text:p>
          </table:table-cell>
          <table:table-cell table:style-name="ce128" table:formula="of:=SUM([.D22:.AH22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">
            <office:annotation draw:style-name="gr4" draw:text-style-name="P1" svg:width="1.1413in" svg:height="0.3902in" svg:x="5.8421in" svg:y="4.55in" draw:caption-point-x="-0.2402in" draw:caption-point-y="0.6118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4" draw:text-style-name="P1" svg:width="1.1413in" svg:height="0.3902in" svg:x="11.5492in" svg:y="4.5543in" draw:caption-point-x="-0.2402in" draw:caption-point-y="0.6075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">
            <office:annotation draw:style-name="gr3" draw:text-style-name="P1" svg:width="1.1413in" svg:height="0.7012in" svg:x="16.1154in" svg:y="4.5598in" draw:caption-point-x="-0.2402in" draw:caption-point-y="0.602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0">
            <text:p>20</text:p>
          </table:table-cell>
          <table:table-cell table:style-name="ce43" office:value-type="string">
            <text:p>NhanNM</text:p>
          </table:table-cell>
          <table:table-cell table:style-name="ce128" table:formula="of:=SUM([.D23:.AH23])" office:value-type="float" office:value="2">
            <text:p>2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1">
            <office:annotation draw:style-name="gr6" draw:text-style-name="P1" svg:width="1.1413in" svg:height="0.2346in" svg:x="4.9287in" svg:y="4.7937in" draw:caption-point-x="-0.2402in" draw:caption-point-y="0.6157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3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12.9189in" svg:y="4.8043in" draw:caption-point-x="-0.2402in" draw:caption-point-y="0.6051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.5">
            <office:annotation draw:style-name="gr7" draw:text-style-name="P1" svg:width="1.1413in" svg:height="0.2634in" svg:x="14.7457in" svg:y="4.8055in" draw:caption-point-x="-0.2402in" draw:caption-point-y="0.6039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128" table:formula="of:=SUM([.D24:.AH24])" office:value-type="float" office:value="2.5">
            <text:p>2.5</text:p>
          </table:table-cell>
          <table:table-cell table:style-name="ce132" office:value-type="float" office:value="0.5"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2" draw:text-style-name="P1" svg:width="1.1413in" svg:height="0.5457in" svg:x="5.8421in" svg:y="5.0457in" draw:caption-point-x="-0.2402in" draw:caption-point-y="0.6114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4" draw:text-style-name="P1" svg:width="1.1413in" svg:height="0.3902in" svg:x="9.2661in" svg:y="5.048in" draw:caption-point-x="-0.2402in" draw:caption-point-y="0.6091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7" draw:text-style-name="P1" svg:width="1.1413in" svg:height="0.2634in" svg:x="12.4622in" svg:y="5.0547in" draw:caption-point-x="-0.2402in" draw:caption-point-y="0.6024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2"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7" draw:text-style-name="P1" svg:width="1.1413in" svg:height="0.2634in" svg:x="15.6587in" svg:y="5.0547in" draw:caption-point-x="-0.2402in" draw:caption-point-y="0.6024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2">
            <text:p>22</text:p>
          </table:table-cell>
          <table:table-cell table:style-name="ce43" office:value-type="string">
            <text:p>ThaoTP</text:p>
          </table:table-cell>
          <table:table-cell table:style-name="ce128" table:formula="of:=SUM([.D25:.AH25])" office:value-type="float" office:value="1">
            <text:p>1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">
            <office:annotation draw:style-name="gr7" draw:text-style-name="P1" svg:width="1.1413in" svg:height="0.2634in" svg:x="15.202in" svg:y="5.3043in" draw:caption-point-x="-0.2402in" draw:caption-point-y="0.6008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32" office:value-type="float" office:value="1">
            <office:annotation draw:style-name="gr7" draw:text-style-name="P1" svg:width="1.1413in" svg:height="0.2634in" svg:x="15.6587in" svg:y="5.3028in" draw:caption-point-x="-0.2402in" draw:caption-point-y="0.6024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128" table:formula="of:=SUM([.D26:.AH26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6" draw:text-style-name="P1" svg:width="1.1413in" svg:height="0.2346in" svg:x="4.9287in" svg:y="5.5382in" draw:caption-point-x="-0.2402in" draw:caption-point-y="0.6146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128" table:formula="of:=SUM([.D27:.AH27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5">
            <text:p>25</text:p>
          </table:table-cell>
          <table:table-cell table:style-name="ce43" office:value-type="string">
            <text:p>ThinhT</text:p>
          </table:table-cell>
          <table:table-cell table:style-name="ce128" table:formula="of:=SUM([.D28:.AH28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-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6">
            <text:p>26</text:p>
          </table:table-cell>
          <table:table-cell table:style-name="ce43" office:value-type="string">
            <text:p>ThongDN</text:p>
          </table:table-cell>
          <table:table-cell table:style-name="ce128" table:formula="of:=SUM([.D29:.AH29])" office:value-type="float" office:value="1">
            <text:p>1</text:p>
          </table:table-cell>
          <table:table-cell table:style-name="ce132" table:number-columns-repeated="5"/>
          <table:table-cell table:style-name="ce132" office:value-type="float" office:value="0.5">
            <office:annotation draw:style-name="gr6" draw:text-style-name="P1" svg:width="1.1413in" svg:height="0.2346in" svg:x="4.9287in" svg:y="6.2827in" draw:caption-point-x="-0.2402in" draw:caption-point-y="0.613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32" office:value-type="float" office:value="0.5">
            <office:annotation draw:style-name="gr6" draw:text-style-name="P1" svg:width="1.1413in" svg:height="0.2346in" svg:x="5.3854in" svg:y="6.2827in" draw:caption-point-x="-0.2402in" draw:caption-point-y="0.613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128" table:formula="of:=SUM([.D30:.AH30])" office:value-type="float" office:value="1">
            <text:p>1</text:p>
          </table:table-cell>
          <table:table-cell table:style-name="ce132" office:value-type="float" office:value="0.5">
            <text:p>0.5</text:p>
          </table:table-cell>
          <table:table-cell table:number-columns-repeated="2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text:p>0</text:p>
          </table:table-cell>
          <table:table-cell table:style-name="ce132" office:value-type="float" office:value="0.5">
            <office:annotation draw:style-name="gr2" draw:text-style-name="P1" svg:width="1.1413in" svg:height="0.5457in" svg:x="5.3854in" svg:y="6.5315in" draw:caption-point-x="-0.2402in" draw:caption-point-y="0.6118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2">
          <table:table-cell table:style-name="ce41" office:value-type="float" office:value="28">
            <text:p>28</text:p>
          </table:table-cell>
          <table:table-cell table:style-name="ce43" office:value-type="string">
            <text:p>ToiDB</text:p>
          </table:table-cell>
          <table:table-cell table:style-name="ce128"/>
          <table:table-cell table:style-name="ce132" table:number-columns-repeated="20"/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9">
            <text:p>29</text:p>
          </table:table-cell>
          <table:table-cell table:style-name="ce43" office:value-type="string">
            <text:p>TuanND</text:p>
          </table:table-cell>
          <table:table-cell table:style-name="ce128" table:formula="of:=SUM([.D32:.AH32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style-name="ce132" office:value-type="float" office:value="0">
            <office:annotation draw:style-name="gr6" draw:text-style-name="P1" svg:width="1.1413in" svg:height="0.2346in" svg:x="4.9287in" svg:y="7.0094in" draw:caption-point-x="-0.2402in" draw:caption-point-y="0.6146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30">
            <text:p>30</text:p>
          </table:table-cell>
          <table:table-cell table:style-name="ce43" office:value-type="string">
            <text:p>VietBA</text:p>
          </table:table-cell>
          <table:table-cell table:style-name="ce128" table:formula="of:=SUM([.D33:.AH33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31">
            <text:p>31</text:p>
          </table:table-cell>
          <table:table-cell table:style-name="ce43" office:value-type="string">
            <text:p>VinhP</text:p>
          </table:table-cell>
          <table:table-cell table:style-name="ce128" table:formula="of:=SUM([.D34:.AH34])" office:value-type="float" office:value="0">
            <text:p>0</text:p>
          </table:table-cell>
          <table:table-cell table:style-name="ce132" table:number-columns-repeated="6"/>
          <table:table-cell table:number-columns-repeated="4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32">
            <text:p>32</text:p>
          </table:table-cell>
          <table:table-cell table:style-name="ce43" office:value-type="string">
            <text:p>VuNA</text:p>
          </table:table-cell>
          <table:table-cell table:style-name="ce128" table:formula="of:=SUM([.D35:.AH35])" office:value-type="float" office:value="0">
            <text:p>0</text:p>
          </table:table-cell>
          <table:table-cell table:number-columns-repeated="3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132" table:number-columns-repeated="2"/>
          <table:table-cell table:number-columns-repeated="5" table:style-name="ce132" office:value-type="float" office:value="0">
            <text:p>0</text:p>
          </table:table-cell>
          <table:table-cell table:style-name="ce42" table:number-columns-repeated="952"/>
        </table:table-row>
        <table:table-row table:style-name="ro2" table:number-rows-repeated="65404">
          <table:table-cell table:style-name="ce42" table:number-columns-repeated="3"/>
          <table:table-cell table:style-name="ce133" table:number-columns-repeated="31"/>
          <table:table-cell table:style-name="ce42" table:number-columns-repeated="952"/>
        </table:table-row>
        <table:table-row table:style-name="ro2" table:number-rows-repeated="98313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45"/>
        <table:table-column table:style-name="co28" table:number-columns-repeated="7" table:default-cell-style-name="ce145"/>
        <table:table-column table:style-name="co27" table:number-columns-repeated="16" table:default-cell-style-name="ce14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116" table:number-columns-repeated="2"/>
          <table:table-cell table:style-name="ce140" table:number-columns-repeated="8"/>
          <table:table-cell table:style-name="ce146" office:value-type="string" table:number-columns-spanned="2" table:number-rows-spanned="1">
            <text:p>Month</text:p>
          </table:table-cell>
          <table:covered-table-cell table:style-name="ce147"/>
          <table:table-cell table:style-name="ce148" table:content-validation-name="val1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string" table:number-columns-spanned="2" table:number-rows-spanned="1">
            <text:p>Year</text:p>
          </table:table-cell>
          <table:covered-table-cell table:style-name="ce147"/>
          <table:table-cell table:style-name="ce146" office:value-type="float" office:value="2015" table:number-columns-spanned="2" table:number-rows-spanned="1">
            <text:p>2015</text:p>
          </table:table-cell>
          <table:covered-table-cell table:style-name="ce149"/>
          <table:table-cell table:style-name="ce140" table:number-columns-repeated="15"/>
          <table:table-cell table:style-name="ce61" table:number-columns-repeated="952"/>
        </table:table-row>
        <table:table-row table:style-name="ro2">
          <table:table-cell table:style-name="ce54" table:number-columns-repeated="3"/>
          <table:table-cell table:style-name="ce141" table:formula="of:=DATE([.$R$1];[.N1];1)" office:value-type="date" office:date-value="2015-08-01">
            <text:p>01</text:p>
          </table:table-cell>
          <table:table-cell table:style-name="ce141" table:formula="of:=[.D2]+1" office:value-type="date" office:date-value="2015-08-02">
            <text:p>02</text:p>
          </table:table-cell>
          <table:table-cell table:style-name="ce141" table:formula="of:=[.E2]+1" office:value-type="date" office:date-value="2015-08-03">
            <text:p>03</text:p>
          </table:table-cell>
          <table:table-cell table:style-name="ce141" table:formula="of:=[.F2]+1" office:value-type="date" office:date-value="2015-08-04">
            <text:p>04</text:p>
          </table:table-cell>
          <table:table-cell table:style-name="ce141" table:formula="of:=[.G2]+1" office:value-type="date" office:date-value="2015-08-05">
            <text:p>05</text:p>
          </table:table-cell>
          <table:table-cell table:style-name="ce141" table:formula="of:=[.H2]+1" office:value-type="date" office:date-value="2015-08-06">
            <text:p>06</text:p>
          </table:table-cell>
          <table:table-cell table:style-name="ce141" table:formula="of:=[.I2]+1" office:value-type="date" office:date-value="2015-08-07">
            <text:p>07</text:p>
          </table:table-cell>
          <table:table-cell table:style-name="ce141" table:formula="of:=[.J2]+1" office:value-type="date" office:date-value="2015-08-08">
            <text:p>08</text:p>
          </table:table-cell>
          <table:table-cell table:style-name="ce141" table:formula="of:=[.K2]+1" office:value-type="date" office:date-value="2015-08-09">
            <text:p>09</text:p>
          </table:table-cell>
          <table:table-cell table:style-name="ce141" table:formula="of:=[.L2]+1" office:value-type="date" office:date-value="2015-08-10">
            <text:p>10</text:p>
          </table:table-cell>
          <table:table-cell table:style-name="ce141" table:formula="of:=[.M2]+1" office:value-type="date" office:date-value="2015-08-11">
            <text:p>11</text:p>
          </table:table-cell>
          <table:table-cell table:style-name="ce141" table:formula="of:=[.N2]+1" office:value-type="date" office:date-value="2015-08-12">
            <text:p>12</text:p>
          </table:table-cell>
          <table:table-cell table:style-name="ce141" table:formula="of:=[.O2]+1" office:value-type="date" office:date-value="2015-08-13">
            <text:p>13</text:p>
          </table:table-cell>
          <table:table-cell table:style-name="ce141" table:formula="of:=[.P2]+1" office:value-type="date" office:date-value="2015-08-14">
            <text:p>14</text:p>
          </table:table-cell>
          <table:table-cell table:style-name="ce141" table:formula="of:=[.Q2]+1" office:value-type="date" office:date-value="2015-08-15">
            <text:p>15</text:p>
          </table:table-cell>
          <table:table-cell table:style-name="ce141" table:formula="of:=[.R2]+1" office:value-type="date" office:date-value="2015-08-16">
            <text:p>16</text:p>
          </table:table-cell>
          <table:table-cell table:style-name="ce141" table:formula="of:=[.S2]+1" office:value-type="date" office:date-value="2015-08-17">
            <text:p>17</text:p>
          </table:table-cell>
          <table:table-cell table:style-name="ce141" table:formula="of:=[.T2]+1" office:value-type="date" office:date-value="2015-08-18">
            <text:p>18</text:p>
          </table:table-cell>
          <table:table-cell table:style-name="ce141" table:formula="of:=[.U2]+1" office:value-type="date" office:date-value="2015-08-19">
            <text:p>19</text:p>
          </table:table-cell>
          <table:table-cell table:style-name="ce141" table:formula="of:=[.V2]+1" office:value-type="date" office:date-value="2015-08-20">
            <text:p>20</text:p>
          </table:table-cell>
          <table:table-cell table:style-name="ce141" table:formula="of:=[.W2]+1" office:value-type="date" office:date-value="2015-08-21">
            <text:p>21</text:p>
          </table:table-cell>
          <table:table-cell table:style-name="ce141" table:formula="of:=[.X2]+1" office:value-type="date" office:date-value="2015-08-22">
            <text:p>22</text:p>
          </table:table-cell>
          <table:table-cell table:style-name="ce141" table:formula="of:=[.Y2]+1" office:value-type="date" office:date-value="2015-08-23">
            <text:p>23</text:p>
          </table:table-cell>
          <table:table-cell table:style-name="ce141" table:formula="of:=[.Z2]+1" office:value-type="date" office:date-value="2015-08-24">
            <text:p>24</text:p>
          </table:table-cell>
          <table:table-cell table:style-name="ce141" table:formula="of:=[.AA2]+1" office:value-type="date" office:date-value="2015-08-25">
            <text:p>25</text:p>
          </table:table-cell>
          <table:table-cell table:style-name="ce141" table:formula="of:=[.AB2]+1" office:value-type="date" office:date-value="2015-08-26">
            <text:p>26</text:p>
          </table:table-cell>
          <table:table-cell table:style-name="ce141" table:formula="of:=[.AC2]+1" office:value-type="date" office:date-value="2015-08-27">
            <text:p>27</text:p>
          </table:table-cell>
          <table:table-cell table:style-name="ce141" table:formula="of:=[.AD2]+1" office:value-type="date" office:date-value="2015-08-28">
            <text:p>28</text:p>
          </table:table-cell>
          <table:table-cell table:style-name="ce141" table:formula="of:=[.AE2]+1" office:value-type="date" office:date-value="2015-08-29">
            <text:p>29</text:p>
          </table:table-cell>
          <table:table-cell table:style-name="ce141" table:formula="of:=[.AF2]+1" office:value-type="date" office:date-value="2015-08-30">
            <text:p>30</text:p>
          </table:table-cell>
          <table:table-cell table:style-name="ce141" table:formula="of:=[.AG2]+1" office:value-type="date" office:date-value="2015-08-31">
            <text:p>31</text:p>
          </table:table-cell>
          <table:table-cell table:style-name="ce61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4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1" table:number-columns-repeated="952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39" table:formula="of:=SUM([.D4:.AH4])" office:value-type="float" office:value="0.5">
            <text:p>0.5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3.8323in" svg:y="0.1161in" draw:caption-point-x="-0.2402in" draw:caption-point-y="0.602in">
              <dc:date>2015-08-25T00:00:00</dc:date>
              <text:p text:style-name="P1"><text:span text:style-name="T1">Bị sốt nghỉ buổi sáng</text:span></text:p>
            </office:annotation>
            <text:p>0.5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39" table:formula="of:=SUM([.D5:.AH5])" office:value-type="float" office:value="1.5">
            <text:p>1.5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8.2878in" svg:y="0.3571in" draw:caption-point-x="-0.2402in" draw:caption-point-y="0.6087in">
              <dc:date>2015-08-13T00:00:00</dc:date>
              <text:p text:style-name="P1"><text:span text:style-name="T1">Ra ngân hàng, vô trễ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12.0059in" svg:y="0.3618in" draw:caption-point-x="-0.2402in" draw:caption-point-y="0.6039in">
              <dc:date>2015-08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3.8323in" svg:y="0.3638in" draw:caption-point-x="-0.2402in" draw:caption-point-y="0.602in">
              <dc:date>2015-08-25T00:00:00</dc:date>
              <text:p text:style-name="P1"><text:span text:style-name="T1">Bị trúng thực, nghỉ buổi sáng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14.7457in" svg:y="0.365in" draw:caption-point-x="-0.2402in" draw:caption-point-y="0.6008in">
              <dc:date>2015-08-27T00:00:00</dc:date>
              <text:p text:style-name="P1"><text:span text:style-name="T1">Đi trễ 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39" table:formula="of:=SUM([.D6:.AH6])" office:value-type="float" office:value="1">
            <text:p>1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1">
            <office:annotation draw:style-name="gr7" draw:text-style-name="P1" svg:width="1.1413in" svg:height="0.2634in" svg:x="6.8205in" svg:y="0.6031in" draw:caption-point-x="-0.2402in" draw:caption-point-y="0.6102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39" table:formula="of:=SUM([.D7:.AH7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39" table:formula="of:=SUM([.D8:.AH8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139" table:formula="of:=SUM([.D9:.AH9])" office:value-type="float" office:value="1">
            <text:p>1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2" draw:text-style-name="P1" svg:width="1.1413in" svg:height="0.5457in" svg:x="4.0157in" svg:y="1.3445in" draw:caption-point-x="-0.2402in" draw:caption-point-y="0.6122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1">
            <office:annotation draw:style-name="gr7" draw:text-style-name="P1" svg:width="1.1413in" svg:height="0.2634in" svg:x="6.8205in" svg:y="1.3465in" draw:caption-point-x="-0.2402in" draw:caption-point-y="0.6102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139" table:formula="of:=SUM([.D10:.AH10])" office:value-type="float" office:value="1.5">
            <text:p>1.5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4.0157in" svg:y="1.5933in" draw:caption-point-x="-0.2402in" draw:caption-point-y="0.611in">
              <dc:date>2015-08-17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12.0059in" svg:y="1.6016in" draw:caption-point-x="-0.2402in" draw:caption-point-y="0.6028in">
              <dc:date>2015-08-21T00:00:00</dc:date>
              <text:p text:style-name="P1"><text:span text:style-name="T1">Về quê</text:span></text:p>
            </office:annotation>
            <text:p>1</text:p>
          </table:table-cell>
          <table:table-cell table:style-name="ce143" table:number-columns-repeated="2"/>
          <table:table-cell table:style-name="ce143" office:value-type="float" office:value="0">
            <office:annotation draw:style-name="gr12" draw:text-style-name="P1" svg:width="1.1413in" svg:height="1.0122in" svg:x="13.3756in" svg:y="1.5933in" draw:caption-point-x="-0.2402in" draw:caption-point-y="0.611in">
              <dc:date>2015-09-01T00:00:00</dc:date>
              <text:p text:style-name="P1"><text:span text:style-name="T1">Về quê, nghỉ 1 ngày nhưng có làm bù nên ko trừ vào phép nữa (refer từ Chị Bình: 31/8)</text:span></text:p>
            </office:annotation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13.8323in" svg:y="1.6028in" draw:caption-point-x="-0.2402in" draw:caption-point-y="0.6016in">
              <dc:date>2015-08-25T00:00:00</dc:date>
              <text:p text:style-name="P1"><text:span text:style-name="T1">Bận việc riêng, vô trễ 2h</text:span></text:p>
            </office:annotation>
            <text:p>0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139" table:formula="of:=SUM([.D11:.AH11])" office:value-type="float" office:value="2">
            <text:p>2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7.7988in" svg:y="1.8425in" draw:caption-point-x="-0.2402in" draw:caption-point-y="0.6094in">
              <dc:date>2015-08-12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4" draw:text-style-name="P1" svg:width="1.1413in" svg:height="0.3902in" svg:x="10.1791in" svg:y="1.8449in" draw:caption-point-x="-0.2402in" draw:caption-point-y="0.6071in">
              <dc:date>2015-08-17T00:00:00</dc:date>
              <text:p text:style-name="P1"><text:span text:style-name="T1">Bận việc cơ quan cũ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2" draw:text-style-name="P1" svg:width="1.1413in" svg:height="0.5457in" svg:x="11.5492in" svg:y="1.8469in" draw:caption-point-x="-0.2402in" draw:caption-point-y="0.6051in">
              <dc:date>2015-08-20T00:00:00</dc:date>
              <text:p text:style-name="P1"><text:span text:style-name="T1">Bận việc nhà, nghỉ buổi sáng, nghỉ đột xuất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139" table:formula="of:=SUM([.D12:.AH12])" office:value-type="float" office:value="3">
            <text:p>3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1">
            <text:p>1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139" table:formula="of:=SUM([.D13:.AH13])" office:value-type="float" office:value="0.5">
            <text:p>0.5</text:p>
          </table:table-cell>
          <table:table-cell table:style-name="ce143" table:number-columns-repeated="2"/>
          <table:table-cell table:style-name="ce143" office:value-type="float" office:value="0">
            <office:annotation draw:style-name="gr7" draw:text-style-name="P1" svg:width="1.1413in" svg:height="0.2634in" svg:x="3.5591in" svg:y="2.3343in" draw:caption-point-x="-0.2402in" draw:caption-point-y="0.613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7" draw:text-style-name="P1" svg:width="1.1413in" svg:height="0.2634in" svg:x="10.1791in" svg:y="2.3402in" draw:caption-point-x="-0.2402in" draw:caption-point-y="0.6071in">
              <dc:date>2015-08-17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office:annotation draw:style-name="gr4" draw:text-style-name="P1" svg:width="1.1413in" svg:height="0.3902in" svg:x="13.3756in" svg:y="2.3449in" draw:caption-point-x="-0.2402in" draw:caption-point-y="0.6024in">
              <dc:date>2015-08-24T00:00:00</dc:date>
              <text:p text:style-name="P1"><text:span text:style-name="T1">Vao trễ ~ 1h, ra NH có việc</text:span></text:p>
            </office:annotation>
            <text:p>0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HieuPT</text:p>
          </table:table-cell>
          <table:table-cell table:style-name="ce139" table:formula="of:=SUM([.D14:.AH14])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4.9287in" svg:y="2.5839in" draw:caption-point-x="-0.2402in" draw:caption-point-y="0.611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HungPN</text:p>
          </table:table-cell>
          <table:table-cell table:style-name="ce139" table:formula="of:=SUM([.D15:.AH15])" office:value-type="float" office:value="1.5">
            <text:p>1.5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1">
            <office:annotation draw:style-name="gr4" draw:text-style-name="P1" svg:width="1.1413in" svg:height="0.3902in" svg:x="7.3094in" svg:y="2.8327in" draw:caption-point-x="-0.2402in" draw:caption-point-y="0.6098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2" draw:text-style-name="P1" svg:width="1.1413in" svg:height="0.5457in" svg:x="10.6358in" svg:y="2.8362in" draw:caption-point-x="-0.2402in" draw:caption-point-y="0.6063in">
              <dc:date>2015-08-17T00:00:00</dc:date>
              <text:p text:style-name="P1"><text:span text:style-name="T1">Nghỉ buổi sáng, chở mẹ đi khám bệnh</text:span></text:p>
            </office:annotation>
            <text:p>0.5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KhoiNLD</text:p>
          </table:table-cell>
          <table:table-cell table:style-name="ce139" table:formula="of:=SUM([.D16:.AH16])" office:value-type="float" office:value="1">
            <text:p>1</text:p>
          </table:table-cell>
          <table:table-cell table:style-name="ce143" table:number-columns-repeated="2"/>
          <table:table-cell table:style-name="ce143" office:value-type="float" office:value="1">
            <office:annotation draw:style-name="gr7" draw:text-style-name="P1" svg:width="1.1413in" svg:height="0.2634in" svg:x="3.5591in" svg:y="3.0772in" draw:caption-point-x="-0.2402in" draw:caption-point-y="0.613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43" office:value-type="float" office:value="0">
            <office:annotation draw:style-name="gr7" draw:text-style-name="P1" svg:width="1.1413in" svg:height="0.2634in" svg:x="4.0157in" svg:y="3.0783in" draw:caption-point-x="-0.2402in" draw:caption-point-y="0.6118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12" draw:text-style-name="P1" svg:width="1.1413in" svg:height="1.0122in" svg:x="4.9287in" svg:y="3.0791in" draw:caption-point-x="-0.2402in" draw:caption-point-y="0.611in">
              <dc:date>2015-09-01T00:00:00</dc:date>
              <text:p text:style-name="P1"><text:span text:style-name="T1">Bị ốm, nghỉ 1 ngày nhưng có làm bù nên ko trừ vào phép nữa (refer từ Chị Bình: 31/8)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LuanNN</text:p>
          </table:table-cell>
          <table:table-cell table:style-name="ce139" table:formula="of:=SUM([.D17:.AH17])" office:value-type="float" office:value="1">
            <text:p>1</text:p>
          </table:table-cell>
          <table:table-cell table:style-name="ce143" table:number-columns-repeated="2"/>
          <table:table-cell table:style-name="ce143" office:value-type="float" office:value="1">
            <office:annotation draw:style-name="gr4" draw:text-style-name="P1" svg:width="1.1413in" svg:height="0.3902in" svg:x="3.5591in" svg:y="3.3252in" draw:caption-point-x="-0.2402in" draw:caption-point-y="0.613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MaiDTP</text:p>
          </table:table-cell>
          <table:table-cell table:style-name="ce139" table:formula="of:=SUM([.D18:.AH18])" office:value-type="float" office:value="2">
            <text:p>2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.5"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7.3094in" svg:y="3.5756in" draw:caption-point-x="-0.2402in" draw:caption-point-y="0.6102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8.2878in" svg:y="3.5772in" draw:caption-point-x="-0.2402in" draw:caption-point-y="0.6087in">
              <dc:date>2015-08-13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MaiNTT</text:p>
          </table:table-cell>
          <table:table-cell table:style-name="ce139" table:formula="of:=SUM([.D19:.AH19])" office:value-type="float" office:value="1">
            <text:p>1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12.0059in" svg:y="3.8299in" draw:caption-point-x="-0.2402in" draw:caption-point-y="0.6035in">
              <dc:date>2015-08-21T00:00:00</dc:date>
              <text:p text:style-name="P1"><text:span text:style-name="T1">Bị bệnh, sốt</text:span></text:p>
            </office:annotation>
            <text:p>1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MinhTD</text:p>
          </table:table-cell>
          <table:table-cell table:style-name="ce139" table:formula="of:=SUM([.D20:.AH20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NamTV</text:p>
          </table:table-cell>
          <table:table-cell table:style-name="ce139" table:formula="of:=SUM([.D21:.AH21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19">
            <text:p>19</text:p>
          </table:table-cell>
          <table:table-cell table:style-name="ce43" office:value-type="string">
            <text:p>NguyenHTT</text:p>
          </table:table-cell>
          <table:table-cell table:style-name="ce139" table:formula="of:=SUM([.D22:.AH22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7.3094in" svg:y="4.5661in" draw:caption-point-x="-0.2402in" draw:caption-point-y="0.6102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11.5492in" svg:y="4.5713in" draw:caption-point-x="-0.2402in" draw:caption-point-y="0.6051in">
              <dc:date>2015-08-20T00:00:00</dc:date>
              <text:p text:style-name="P1"><text:span text:style-name="T1">Ra ngân hàng</text:span></text:p>
            </office:annotation>
            <text:p>0</text:p>
          </table:table-cell>
          <table:table-cell table:style-name="ce143">
            <office:annotation draw:style-name="gr4" draw:text-style-name="P1" svg:width="1.1413in" svg:height="0.3902in" svg:x="12.0059in" svg:y="4.5724in" draw:caption-point-x="-0.2402in" draw:caption-point-y="0.6039in">
              <dc:date>2015-08-20T00:00:00</dc:date>
              <text:p text:style-name="P1"><text:span text:style-name="T1">Bắt đầu thời gian <text:s/>nghỉ thai sản</text:span></text:p>
            </office:annotation>
          </table:table-cell>
          <table:table-cell table:style-name="ce143" table:number-columns-repeated="10"/>
          <table:table-cell table:style-name="ce42" table:number-columns-repeated="952"/>
        </table:table-row>
        <table:table-row table:style-name="ro7">
          <table:table-cell table:style-name="ce41" office:value-type="float" office:value="20">
            <text:p>20</text:p>
          </table:table-cell>
          <table:table-cell table:style-name="ce43" office:value-type="string">
            <text:p>NhanNM</text:p>
          </table:table-cell>
          <table:table-cell table:style-name="ce139" table:formula="of:=SUM([.D23:.AH23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13.8323in" svg:y="4.8224in" draw:caption-point-x="-0.2402in" draw:caption-point-y="0.6016in">
              <dc:date>2015-08-25T00:00:00</dc:date>
              <text:p text:style-name="P1"><text:span text:style-name="T1">Bận việc riêng, vô trễ 1h</text:span></text:p>
            </office:annotation>
            <text:p>0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office:annotation draw:style-name="gr4" draw:text-style-name="P1" svg:width="1.1413in" svg:height="0.3902in" svg:x="16.572in" svg:y="4.824in" draw:caption-point-x="-0.2402in" draw:caption-point-y="0.6in">
              <dc:date>2015-08-31T00:00:00</dc:date>
              <text:p text:style-name="P1"><text:span text:style-name="T1">Bận việc riêng, tới trễ ~ 1h</text:span></text:p>
            </office:annotation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1">
            <text:p>21</text:p>
          </table:table-cell>
          <table:table-cell table:style-name="ce43" office:value-type="string">
            <text:p>ThachBK</text:p>
          </table:table-cell>
          <table:table-cell table:style-name="ce139" table:formula="of:=SUM([.D24:.AH24])" office:value-type="float" office:value="2.5">
            <text:p>2.5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4.472in" svg:y="5.0598in" draw:caption-point-x="-0.2402in" draw:caption-point-y="0.6118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7.7988in" svg:y="5.0598in" draw:caption-point-x="-0.2402in" draw:caption-point-y="0.6118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11.0925in" svg:y="5.0598in" draw:caption-point-x="-0.2402in" draw:caption-point-y="0.6118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2.0059in" svg:y="5.0689in" draw:caption-point-x="-0.2402in" draw:caption-point-y="0.6028in">
              <dc:date>2015-08-21T00:00:00</dc:date>
              <text:p text:style-name="P1"><text:span text:style-name="T1">Nghỉ buổi chiều,có viẹc</text:span></text:p>
            </office:annotation>
            <text:p>0.5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15.202in" svg:y="5.072in" draw:caption-point-x="-0.2402in" draw:caption-point-y="0.5996in">
              <dc:date>2015-08-31T00:00:00</dc:date>
              <text:p text:style-name="P1"><text:span text:style-name="T1">Đi học <text:s/>lái xe</text:span></text:p>
            </office:annotation>
            <text:p>0.5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2">
            <text:p>22</text:p>
          </table:table-cell>
          <table:table-cell table:style-name="ce43" office:value-type="string">
            <text:p>ThaoDTH</text:p>
          </table:table-cell>
          <table:table-cell table:style-name="ce139" table:formula="of:=SUM([.D25:.AH25])" office:value-type="float" office:value="4">
            <text:p>4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4.472in" svg:y="5.3079in" draw:caption-point-x="-0.2402in" draw:caption-point-y="0.6114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4.9287in" svg:y="5.3067in" draw:caption-point-x="-0.2402in" draw:caption-point-y="0.6126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43" office:value-type="float" office:value="1">
            <office:annotation draw:style-name="gr7" draw:text-style-name="P1" svg:width="1.1413in" svg:height="0.2634in" svg:x="5.3854in" svg:y="5.3067in" draw:caption-point-x="-0.2402in" draw:caption-point-y="0.6126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43" table:number-columns-repeated="2"/>
          <table:table-cell table:style-name="ce143" office:value-type="float" office:value="1">
            <office:annotation draw:style-name="gr7" draw:text-style-name="P1" svg:width="1.1413in" svg:height="0.2634in" svg:x="6.8205in" svg:y="5.3091in" draw:caption-point-x="-0.2402in" draw:caption-point-y="0.6102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10.6358in" svg:y="5.313in" draw:caption-point-x="-0.2402in" draw:caption-point-y="0.6063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3">
            <text:p>23</text:p>
          </table:table-cell>
          <table:table-cell table:style-name="ce43" office:value-type="string">
            <text:p>ThamDT</text:p>
          </table:table-cell>
          <table:table-cell table:style-name="ce139" table:formula="of:=SUM([.D26:.AH26])" office:value-type="float" office:value="1">
            <text:p>1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1">
            <office:annotation draw:style-name="gr7" draw:text-style-name="P1" svg:width="1.1413in" svg:height="0.2634in" svg:x="6.8205in" svg:y="5.5571in" draw:caption-point-x="-0.2402in" draw:caption-point-y="0.6102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8.2878in" svg:y="5.5606in" draw:caption-point-x="-0.2402in" draw:caption-point-y="0.6067in">
              <dc:date>2015-08-13T00:00:00</dc:date>
              <text:p text:style-name="P1"><text:span text:style-name="T1">Xe hư, tới trễ ~ 45 phút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4">
            <text:p>24</text:p>
          </table:table-cell>
          <table:table-cell table:style-name="ce43" office:value-type="string">
            <text:p>ThieuNV</text:p>
          </table:table-cell>
          <table:table-cell table:style-name="ce139" table:formula="of:=SUM([.D27:.AH27])" office:value-type="float" office:value="0.5">
            <text:p>0.5</text:p>
          </table:table-cell>
          <table:table-cell table:style-name="ce143" table:number-columns-repeated="2"/>
          <table:table-cell table:style-name="ce143" office:value-type="float" office:value="0">
            <office:annotation draw:style-name="gr7" draw:text-style-name="P1" svg:width="1.1413in" svg:height="0.2634in" svg:x="3.5591in" svg:y="5.802in" draw:caption-point-x="-0.2402in" draw:caption-point-y="0.613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4.0157in" svg:y="5.8031in" draw:caption-point-x="-0.2402in" draw:caption-point-y="0.6118in">
              <dc:date>2015-08-04T00:00:00</dc:date>
              <text:p text:style-name="P1"><text:span text:style-name="T1">Đi trễ ~ 1h</text:span></text:p>
            </office:annotation>
            <text:p>0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4" draw:text-style-name="P1" svg:width="1.1413in" svg:height="0.3902in" svg:x="10.1791in" svg:y="5.8075in" draw:caption-point-x="-0.2402in" draw:caption-point-y="0.6075in">
              <dc:date>2015-08-17T00:00:00</dc:date>
              <text:p text:style-name="P1"><text:span text:style-name="T1">Bị ốm, xin nghỉ buổi sáng</text:span></text:p>
            </office:annotation>
            <text:p>0.5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office:annotation draw:style-name="gr2" draw:text-style-name="P1" svg:width="1.1413in" svg:height="0.5457in" svg:x="16.572in" svg:y="5.815in" draw:caption-point-x="-0.2402in" draw:caption-point-y="0.6in">
              <dc:date>2015-08-31T00:00:00</dc:date>
              <text:p text:style-name="P1"><text:span text:style-name="T1">Ra bên xe đón người nhà, đi trễ <text:s/>~ 1h</text:span></text:p>
            </office:annotation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5">
            <text:p>25</text:p>
          </table:table-cell>
          <table:table-cell table:style-name="ce43" office:value-type="string">
            <text:p>ThinhT</text:p>
          </table:table-cell>
          <table:table-cell table:style-name="ce139" table:formula="of:=SUM([.D28:.AH28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6">
            <text:p>26</text:p>
          </table:table-cell>
          <table:table-cell table:style-name="ce43" office:value-type="string">
            <text:p>ThongDN</text:p>
          </table:table-cell>
          <table:table-cell table:style-name="ce139" table:formula="of:=SUM([.D29:.AH29])" office:value-type="float" office:value="1">
            <text:p>1</text:p>
          </table:table-cell>
          <table:table-cell table:style-name="ce143" table:number-columns-repeated="2"/>
          <table:table-cell table:style-name="ce143" office:value-type="float" office:value="1">
            <office:annotation draw:style-name="gr4" draw:text-style-name="P1" svg:width="1.1413in" svg:height="0.3902in" svg:x="3.5591in" svg:y="6.2972in" draw:caption-point-x="-0.2402in" draw:caption-point-y="0.613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14.7457in" svg:y="6.3094in" draw:caption-point-x="-0.2402in" draw:caption-point-y="0.6008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139" table:formula="of:=SUM([.D30:.AH30])" office:value-type="float" office:value="1">
            <text:p>1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4" draw:text-style-name="P1" svg:width="1.1413in" svg:height="0.3902in" svg:x="10.1791in" svg:y="6.5504in" draw:caption-point-x="-0.2402in" draw:caption-point-y="0.6075in">
              <dc:date>2015-08-19T00:00:00</dc:date>
              <text:p text:style-name="P1"><text:span text:style-name="T1">Bị ốm, nghỉ buổi sớm</text:span></text:p>
            </office:annotation>
            <text:p>0.5</text:p>
          </table:table-cell>
          <table:table-cell table:style-name="ce143" office:value-type="float" office:value="0.5">
            <office:annotation draw:style-name="gr4" draw:text-style-name="P1" svg:width="1.1413in" svg:height="0.3902in" svg:x="10.6358in" svg:y="6.5504in" draw:caption-point-x="-0.2402in" draw:caption-point-y="0.6075in">
              <dc:date>2015-08-1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11.5492in" svg:y="6.5528in" draw:caption-point-x="-0.2402in" draw:caption-point-y="0.6051in">
              <dc:date>2015-08-20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8">
            <text:p>28</text:p>
          </table:table-cell>
          <table:table-cell table:style-name="ce43" office:value-type="string">
            <text:p>ToiDB</text:p>
          </table:table-cell>
          <table:table-cell table:style-name="ce139" table:formula="of:=SUM([.D31:.AH31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8.7768in" svg:y="6.7976in" draw:caption-point-x="-0.2402in" draw:caption-point-y="0.6079in">
              <dc:date>2015-08-14T00:00:00</dc:date>
              <text:p text:style-name="P1"><text:span text:style-name="T1">Đi trễ 1h (ngủ quên)</text:span></text:p>
            </office:annotation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">
            <office:annotation draw:style-name="gr2" draw:text-style-name="P1" svg:width="1.1413in" svg:height="0.5457in" svg:x="11.5492in" svg:y="6.8004in" draw:caption-point-x="-0.2402in" draw:caption-point-y="0.6051in">
              <dc:date>2015-08-20T00:00:00</dc:date>
              <text:p text:style-name="P1"><text:span text:style-name="T1"/></text:p>
              <text:p text:style-name="P1"><text:span text:style-name="T1">Xe bị hư, vào trễ 15'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13.8323in" svg:y="6.8039in" draw:caption-point-x="-0.2402in" draw:caption-point-y="0.6016in">
              <dc:date>2015-08-25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29">
            <text:p>29</text:p>
          </table:table-cell>
          <table:table-cell table:style-name="ce43" office:value-type="string">
            <text:p>TuanND</text:p>
          </table:table-cell>
          <table:table-cell table:style-name="ce139" table:formula="of:=SUM([.D32:.AH32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30">
            <text:p>30</text:p>
          </table:table-cell>
          <table:table-cell table:style-name="ce43" office:value-type="string">
            <text:p>VietBA</text:p>
          </table:table-cell>
          <table:table-cell table:style-name="ce139" table:formula="of:=SUM([.D33:.AH33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31">
            <text:p>31</text:p>
          </table:table-cell>
          <table:table-cell table:style-name="ce43" office:value-type="string">
            <text:p>VinhP</text:p>
          </table:table-cell>
          <table:table-cell table:style-name="ce139" table:formula="of:=SUM([.D34:.AH34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7">
          <table:table-cell table:style-name="ce41" office:value-type="float" office:value="32">
            <text:p>32</text:p>
          </table:table-cell>
          <table:table-cell table:style-name="ce43" office:value-type="string">
            <text:p>VuNA</text:p>
          </table:table-cell>
          <table:table-cell table:style-name="ce139" table:formula="of:=SUM([.D35:.AH35])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42" table:number-columns-repeated="952"/>
        </table:table-row>
        <table:table-row table:style-name="ro2" table:number-rows-repeated="65404">
          <table:table-cell table:style-name="ce42" table:number-columns-repeated="3"/>
          <table:table-cell table:style-name="ce144" table:number-columns-repeated="31"/>
          <table:table-cell table:style-name="ce42" table:number-columns-repeated="952"/>
        </table:table-row>
        <table:table-row table:style-name="ro2" table:number-rows-repeated="98313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9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56"/>
        <table:table-column table:style-name="co28" table:number-columns-repeated="7" table:default-cell-style-name="ce156"/>
        <table:table-column table:style-name="co27" table:number-columns-repeated="15" table:default-cell-style-name="ce156"/>
        <table:table-column table:style-name="co7" table:number-columns-repeated="949" table:default-cell-style-name="Default"/>
        <table:table-row table:style-name="ro2">
          <table:table-cell table:style-name="ce54"/>
          <table:table-cell table:style-name="ce116" table:number-columns-repeated="2"/>
          <table:table-cell table:style-name="ce151" table:number-columns-repeated="8"/>
          <table:table-cell table:style-name="ce159" office:value-type="string" table:number-columns-spanned="2" table:number-rows-spanned="1">
            <text:p>Month</text:p>
          </table:table-cell>
          <table:covered-table-cell table:style-name="ce160"/>
          <table:table-cell table:style-name="ce161" table:content-validation-name="val1" office:value-type="float" office:value="9" table:number-columns-spanned="2" table:number-rows-spanned="1">
            <text:p>9</text:p>
          </table:table-cell>
          <table:covered-table-cell table:style-name="ce160"/>
          <table:table-cell table:style-name="ce159" office:value-type="string" table:number-columns-spanned="2" table:number-rows-spanned="1">
            <text:p>Year</text:p>
          </table:table-cell>
          <table:covered-table-cell table:style-name="ce160"/>
          <table:table-cell table:style-name="ce159" office:value-type="float" office:value="2015" table:number-columns-spanned="2" table:number-rows-spanned="1">
            <text:p>2015</text:p>
          </table:table-cell>
          <table:covered-table-cell table:style-name="ce162"/>
          <table:table-cell table:style-name="ce151" table:number-columns-repeated="14"/>
          <table:table-cell table:style-name="ce61" table:number-columns-repeated="949"/>
        </table:table-row>
        <table:table-row table:style-name="ro2">
          <table:table-cell table:style-name="ce54" table:number-columns-repeated="3"/>
          <table:table-cell table:style-name="ce152" table:formula="of:=DATE([.$R$1];[.N1];1)" office:value-type="date" office:date-value="2015-09-01">
            <text:p>01</text:p>
          </table:table-cell>
          <table:table-cell table:style-name="ce152" table:formula="of:=[.D2]+1" office:value-type="date" office:date-value="2015-09-02">
            <office:annotation draw:style-name="gr4" draw:text-style-name="P1" svg:width="1.1413in" svg:height="0.3902in" svg:x="3.1024in" svg:y="0in" draw:caption-point-x="-0.2402in" draw:caption-point-y="0.2374in">
              <dc:date>2015-08-20T00:00:00</dc:date>
              <text:p text:style-name="P1"><text:span text:style-name="T1">Nghỉ lễ ngày Quốc Khánh</text:span></text:p>
            </office:annotation>
            <text:p>02</text:p>
          </table:table-cell>
          <table:table-cell table:style-name="ce152" table:formula="of:=[.E2]+1" office:value-type="date" office:date-value="2015-09-03">
            <text:p>03</text:p>
          </table:table-cell>
          <table:table-cell table:style-name="ce152" table:formula="of:=[.F2]+1" office:value-type="date" office:date-value="2015-09-04">
            <text:p>04</text:p>
          </table:table-cell>
          <table:table-cell table:style-name="ce152" table:formula="of:=[.G2]+1" office:value-type="date" office:date-value="2015-09-05">
            <text:p>05</text:p>
          </table:table-cell>
          <table:table-cell table:style-name="ce152" table:formula="of:=[.H2]+1" office:value-type="date" office:date-value="2015-09-06">
            <text:p>06</text:p>
          </table:table-cell>
          <table:table-cell table:style-name="ce152" table:formula="of:=[.I2]+1" office:value-type="date" office:date-value="2015-09-07">
            <text:p>07</text:p>
          </table:table-cell>
          <table:table-cell table:style-name="ce152" table:formula="of:=[.J2]+1" office:value-type="date" office:date-value="2015-09-08">
            <text:p>08</text:p>
          </table:table-cell>
          <table:table-cell table:style-name="ce152" table:formula="of:=[.K2]+1" office:value-type="date" office:date-value="2015-09-09">
            <text:p>09</text:p>
          </table:table-cell>
          <table:table-cell table:style-name="ce152" table:formula="of:=[.L2]+1" office:value-type="date" office:date-value="2015-09-10">
            <text:p>10</text:p>
          </table:table-cell>
          <table:table-cell table:style-name="ce152" table:formula="of:=[.M2]+1" office:value-type="date" office:date-value="2015-09-11">
            <text:p>11</text:p>
          </table:table-cell>
          <table:table-cell table:style-name="ce152" table:formula="of:=[.N2]+1" office:value-type="date" office:date-value="2015-09-12">
            <text:p>12</text:p>
          </table:table-cell>
          <table:table-cell table:style-name="ce152" table:formula="of:=[.O2]+1" office:value-type="date" office:date-value="2015-09-13">
            <text:p>13</text:p>
          </table:table-cell>
          <table:table-cell table:style-name="ce152" table:formula="of:=[.P2]+1" office:value-type="date" office:date-value="2015-09-14">
            <text:p>14</text:p>
          </table:table-cell>
          <table:table-cell table:style-name="ce152" table:formula="of:=[.Q2]+1" office:value-type="date" office:date-value="2015-09-15">
            <text:p>15</text:p>
          </table:table-cell>
          <table:table-cell table:style-name="ce152" table:formula="of:=[.R2]+1" office:value-type="date" office:date-value="2015-09-16">
            <text:p>16</text:p>
          </table:table-cell>
          <table:table-cell table:style-name="ce152" table:formula="of:=[.S2]+1" office:value-type="date" office:date-value="2015-09-17">
            <text:p>17</text:p>
          </table:table-cell>
          <table:table-cell table:style-name="ce152" table:formula="of:=[.T2]+1" office:value-type="date" office:date-value="2015-09-18">
            <text:p>18</text:p>
          </table:table-cell>
          <table:table-cell table:style-name="ce152" table:formula="of:=[.U2]+1" office:value-type="date" office:date-value="2015-09-19">
            <text:p>19</text:p>
          </table:table-cell>
          <table:table-cell table:style-name="ce152" table:formula="of:=[.V2]+1" office:value-type="date" office:date-value="2015-09-20">
            <text:p>20</text:p>
          </table:table-cell>
          <table:table-cell table:style-name="ce152" table:formula="of:=[.W2]+1" office:value-type="date" office:date-value="2015-09-21">
            <text:p>21</text:p>
          </table:table-cell>
          <table:table-cell table:style-name="ce152" table:formula="of:=[.X2]+1" office:value-type="date" office:date-value="2015-09-22">
            <text:p>22</text:p>
          </table:table-cell>
          <table:table-cell table:style-name="ce152" table:formula="of:=[.Y2]+1" office:value-type="date" office:date-value="2015-09-23">
            <text:p>23</text:p>
          </table:table-cell>
          <table:table-cell table:style-name="ce152" table:formula="of:=[.Z2]+1" office:value-type="date" office:date-value="2015-09-24">
            <text:p>24</text:p>
          </table:table-cell>
          <table:table-cell table:style-name="ce152" table:formula="of:=[.AA2]+1" office:value-type="date" office:date-value="2015-09-25">
            <text:p>25</text:p>
          </table:table-cell>
          <table:table-cell table:style-name="ce152" table:formula="of:=[.AB2]+1" office:value-type="date" office:date-value="2015-09-26">
            <text:p>26</text:p>
          </table:table-cell>
          <table:table-cell table:style-name="ce152" table:formula="of:=[.AC2]+1" office:value-type="date" office:date-value="2015-09-27">
            <text:p>27</text:p>
          </table:table-cell>
          <table:table-cell table:style-name="ce152" table:formula="of:=[.AD2]+1" office:value-type="date" office:date-value="2015-09-28">
            <text:p>28</text:p>
          </table:table-cell>
          <table:table-cell table:style-name="ce152" table:formula="of:=[.AE2]+1" office:value-type="date" office:date-value="2015-09-29">
            <text:p>29</text:p>
          </table:table-cell>
          <table:table-cell table:style-name="ce152" table:formula="of:=[.AF2]+1" office:value-type="date" office:date-value="2015-09-30">
            <text:p>30</text:p>
          </table:table-cell>
          <table:table-cell table:style-name="ce61" table:number-columns-repeated="949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1" table:number-columns-repeated="949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50" table:formula="of:=SUM([.D4:.AG4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50" table:formula="of:=SUM([.D5:.AG5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0">
            <office:annotation draw:style-name="gr4" draw:text-style-name="P1" svg:width="1.1413in" svg:height="0.3902in" svg:x="13.8323in" svg:y="0.3654in" draw:caption-point-x="-0.2402in" draw:caption-point-y="0.6004in">
              <dc:date>2015-09-25T00:00:00</dc:date>
              <text:p text:style-name="P1"><text:span text:style-name="T1">Qua trường lấy bằng tốt nghiệp</text:span></text:p>
            </office:annotation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50" table:formula="of:=SUM([.D6:.AG6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">
            <office:annotation draw:style-name="gr4" draw:text-style-name="P1" svg:width="1.1413in" svg:height="0.3902in" svg:x="9.7228in" svg:y="0.6087in" draw:caption-point-x="-0.2402in" draw:caption-point-y="0.6047in">
              <dc:date>2015-09-16T00:00:00</dc:date>
              <text:p text:style-name="P1"><text:span text:style-name="T1">Bận việc nhà, tới trễ </text:span></text:p>
            </office:annotation>
            <text:p>0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50" table:formula="of:=SUM([.D7:.AG7])" office:value-type="float" office:value="3.5">
            <text:p>3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4.0157in" svg:y="0.8488in" draw:caption-point-x="-0.2402in" draw:caption-point-y="0.6122in">
              <dc:date>2015-08-31T00:00:00</dc:date>
              <text:p text:style-name="P1"><text:span text:style-name="T1">Về quê vợ, nghỉ buổi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1">
            <office:annotation draw:style-name="gr7" draw:text-style-name="P1" svg:width="1.1413in" svg:height="0.2634in" svg:x="5.3854in" svg:y="0.8488in" draw:caption-point-x="-0.2402in" draw:caption-point-y="0.6122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5.8421in" svg:y="0.8488in" draw:caption-point-x="-0.2402in" draw:caption-point-y="0.6122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7" draw:text-style-name="P1" svg:width="1.1413in" svg:height="0.2634in" svg:x="10.1791in" svg:y="0.8563in" draw:caption-point-x="-0.2402in" draw:caption-point-y="0.6047in">
              <dc:date>2015-09-17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7" draw:text-style-name="P1" svg:width="1.1413in" svg:height="0.2634in" svg:x="12.0059in" svg:y="0.8579in" draw:caption-point-x="-0.2402in" draw:caption-point-y="0.6031in">
              <dc:date>2015-09-21T00:00:00</dc:date>
              <text:p text:style-name="P1"><text:span text:style-name="T1">Đi học</text:span></text:p>
            </office:annotation>
            <text:p>0.5</text:p>
          </table:table-cell>
          <table:table-cell table:style-name="ce154" office:value-type="float" office:value="0">
            <office:annotation draw:style-name="gr4" draw:text-style-name="P3" svg:width="1.1413in" svg:height="0.3902in" svg:x="12.4622in" svg:y="0.8583in" draw:caption-point-x="-0.2402in" draw:caption-point-y="0.6028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54" office:value-type="float" office:value="0">
            <office:annotation draw:style-name="gr4" draw:text-style-name="P3" svg:width="1.1413in" svg:height="0.3902in" svg:x="12.9189in" svg:y="0.8583in" draw:caption-point-x="-0.2402in" draw:caption-point-y="0.6028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54" office:value-type="float" office:value="0">
            <office:annotation draw:style-name="gr4" draw:text-style-name="P3" svg:width="1.1413in" svg:height="0.3902in" svg:x="13.3756in" svg:y="0.8583in" draw:caption-point-x="-0.2402in" draw:caption-point-y="0.6028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54" office:value-type="float" office:value="0">
            <office:annotation draw:style-name="gr4" draw:text-style-name="P3" svg:width="1.1413in" svg:height="0.3902in" svg:x="13.8323in" svg:y="0.8583in" draw:caption-point-x="-0.2402in" draw:caption-point-y="0.6028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">
            <office:annotation draw:style-name="gr4" draw:text-style-name="P1" svg:width="1.1413in" svg:height="0.3902in" svg:x="15.6587in" svg:y="0.8622in" draw:caption-point-x="-0.2402in" draw:caption-point-y="0.5988in">
              <dc:date>2015-10-05T00:00:00</dc:date>
              <text:p text:style-name="P1"><text:span text:style-name="T1">Đi học buổi chiều</text:span></text:p>
            </office:annotation>
            <text:p>0</text:p>
          </table:table-cell>
          <table:table-cell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50" table:formula="of:=SUM([.D8:.AG8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150" table:formula="of:=SUM([.D9:.AG9])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7" draw:text-style-name="P1" svg:width="1.1413in" svg:height="0.2634in" svg:x="12.9189in" svg:y="1.3555in" draw:caption-point-x="-0.2402in" draw:caption-point-y="0.6012in">
              <dc:date>2015-09-2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150" table:formula="of:=SUM([.D10:.AG10])" office:value-type="float" office:value="0.5">
            <text:p>0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style-name="ce154" office:value-type="float" office:value="0">
            <text:p>0</text:p>
          </table:table-cell>
          <table:table-cell table:style-name="ce154" office:value-type="float" office:value="0">
            <office:annotation draw:style-name="gr7" draw:text-style-name="P1" svg:width="1.1413in" svg:height="0.2634in" svg:x="4.0157in" svg:y="1.5945in" draw:caption-point-x="-0.2402in" draw:caption-point-y="0.6098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4" draw:text-style-name="P1" svg:width="1.1413in" svg:height="0.3902in" svg:x="5.3854in" svg:y="1.5957in" draw:caption-point-x="-0.2402in" draw:caption-point-y="0.6087in">
              <dc:date>2015-09-08T00:00:00</dc:date>
              <text:p text:style-name="P1"><text:span text:style-name="T1">Nghỉ buổi chiều, đi tái khám</text:span></text:p>
            </office:annotation>
            <text:p>0.5</text:p>
          </table:table-cell>
          <table:table-cell table:style-name="ce154" office:value-type="float" office:value="0">
            <office:annotation draw:style-name="gr7" draw:text-style-name="P1" svg:width="1.1413in" svg:height="0.2634in" svg:x="5.8421in" svg:y="1.5961in" draw:caption-point-x="-0.2402in" draw:caption-point-y="0.6083in">
              <dc:date>2015-09-08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150" table:formula="of:=SUM([.D11:.AG11])" office:value-type="float" office:value="1.5">
            <text:p>1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4" draw:text-style-name="P1" svg:width="1.1413in" svg:height="0.3902in" svg:x="5.3854in" svg:y="1.8429in" draw:caption-point-x="-0.2402in" draw:caption-point-y="0.6091in">
              <dc:date>2015-09-07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number-columns-repeated="4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1">
            <office:annotation draw:style-name="gr7" draw:text-style-name="P1" svg:width="1.1413in" svg:height="0.2634in" svg:x="15.6587in" svg:y="1.8528in" draw:caption-point-x="-0.2402in" draw:caption-point-y="0.5992in">
              <dc:date>2015-09-2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150" table:formula="of:=SUM([.D12:.AG12])" office:value-type="float" office:value="0.5">
            <text:p>0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0.5">
            <text:p>0.5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150" table:formula="of:=SUM([.D13:.AG13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style-name="ce154" office:value-type="float" office:value="0">
            <office:annotation draw:style-name="gr7" draw:text-style-name="P1" svg:width="1.1413in" svg:height="0.2634in" svg:x="3.5591in" svg:y="2.3366in" draw:caption-point-x="-0.2402in" draw:caption-point-y="0.6106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54" office:value-type="float" office:value="0">
            <office:annotation draw:style-name="gr7" draw:text-style-name="P1" svg:width="1.1413in" svg:height="0.2634in" svg:x="4.0157in" svg:y="2.3366in" draw:caption-point-x="-0.2402in" draw:caption-point-y="0.6106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54" table:number-columns-repeated="2"/>
          <table:table-cell table:style-name="ce154" office:value-type="float" office:value="0">
            <office:annotation draw:style-name="gr4" draw:text-style-name="P1" svg:width="1.1413in" svg:height="0.3902in" svg:x="5.3854in" svg:y="2.3382in" draw:caption-point-x="-0.2402in" draw:caption-point-y="0.6091in">
              <dc:date>2015-09-07T00:00:00</dc:date>
              <text:p text:style-name="P1"><text:span text:style-name="T1">Ra bưu điện nên vào trễ</text:span></text:p>
            </office:annotation>
            <text:p>0</text:p>
          </table:table-cell>
          <table:table-cell table:number-columns-repeated="4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HieuHT</text:p>
          </table:table-cell>
          <table:table-cell table:style-name="ce150" table:formula="of:=SUM([.D14:.AG14])" office:value-type="float" office:value="0.5">
            <text:p>0.5</text:p>
          </table:table-cell>
          <table:table-cell table:style-name="ce154" table:number-columns-repeated="15"/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16.1154in" svg:y="2.5969in" draw:caption-point-x="-0.2402in" draw:caption-point-y="0.598in">
              <dc:date>2015-09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150" table:formula="of:=SUM([.D15:.AG15])" office:value-type="float" office:value="1">
            <text:p>1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1">
            <office:annotation draw:style-name="gr7" draw:text-style-name="P1" svg:width="1.1413in" svg:height="0.2634in" svg:x="12.0059in" svg:y="2.8398in" draw:caption-point-x="-0.2402in" draw:caption-point-y="0.6028in">
              <dc:date>2015-09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HungPN</text:p>
          </table:table-cell>
          <table:table-cell table:style-name="ce150" table:formula="of:=SUM([.D16:.AG16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HuyenHT</text:p>
          </table:table-cell>
          <table:table-cell table:style-name="ce150" table:formula="of:=SUM([.D17:.AG17])" office:value-type="float" office:value="0">
            <text:p>0</text:p>
          </table:table-cell>
          <table:table-cell table:style-name="ce154" table:number-columns-repeated="6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0">
            <office:annotation draw:style-name="gr4" draw:text-style-name="P1" svg:width="1.1413in" svg:height="0.3902in" svg:x="13.8323in" svg:y="3.3374in" draw:caption-point-x="-0.2402in" draw:caption-point-y="0.6008in">
              <dc:date>2015-09-25T00:00:00</dc:date>
              <text:p text:style-name="P1"><text:span text:style-name="T1">Xe bị hư (đi trễ ~ 1h)</text:span></text:p>
            </office:annotation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KhoiNLD</text:p>
          </table:table-cell>
          <table:table-cell table:style-name="ce150" table:formula="of:=SUM([.D18:.AG18])" office:value-type="float" office:value="2">
            <text:p>2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style-name="ce154" office:value-type="float" office:value="1">
            <office:annotation draw:style-name="gr7" draw:text-style-name="P1" svg:width="1.1413in" svg:height="0.2634in" svg:x="3.5591in" svg:y="3.5748in" draw:caption-point-x="-0.2402in" draw:caption-point-y="0.611in">
              <dc:date>2015-09-03T00:00:00</dc:date>
              <text:p text:style-name="P1"><text:span text:style-name="T1">Bị trúng thực</text:span></text:p>
            </office:annotation>
            <text:p>1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">
            <office:annotation draw:style-name="gr7" draw:text-style-name="P1" svg:width="1.1413in" svg:height="0.2634in" svg:x="5.8421in" svg:y="3.5772in" draw:caption-point-x="-0.2402in" draw:caption-point-y="0.6087in">
              <dc:date>2015-09-08T00:00:00</dc:date>
              <text:p text:style-name="P1"><text:span text:style-name="T1">Đi trễ <text:s/>(8h30)</text:span></text:p>
            </office:annotation>
            <text:p>0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7" draw:text-style-name="P1" svg:width="1.1413in" svg:height="0.2634in" svg:x="7.3094in" svg:y="3.5772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LuanNN</text:p>
          </table:table-cell>
          <table:table-cell table:style-name="ce150" table:formula="of:=SUM([.D19:.AG19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">
            <office:annotation draw:style-name="gr7" draw:text-style-name="P1" svg:width="1.1413in" svg:height="0.2634in" svg:x="5.8421in" svg:y="3.8248in" draw:caption-point-x="-0.2402in" draw:caption-point-y="0.6087in">
              <dc:date>2015-09-08T00:00:00</dc:date>
              <text:p text:style-name="P1"><text:span text:style-name="T1">Đi trễ ~ 8h40</text:span></text:p>
            </office:annotation>
            <text:p>0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MaiDTP</text:p>
          </table:table-cell>
          <table:table-cell table:style-name="ce150" table:formula="of:=SUM([.D20:.AG20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office:annotation draw:style-name="gr4" draw:text-style-name="P1" svg:width="1.1413in" svg:height="0.3902in" svg:x="5.3854in" svg:y="4.072in" draw:caption-point-x="-0.2402in" draw:caption-point-y="0.6091in">
              <dc:date>2015-09-07T00:00:00</dc:date>
              <text:p text:style-name="P1"><text:span text:style-name="T1">Ra ngân hàng nên vào trễ</text:span></text:p>
            </office:annotation>
            <text:p>0</text:p>
          </table:table-cell>
          <table:table-cell table:number-columns-repeated="4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MaiNTT</text:p>
          </table:table-cell>
          <table:table-cell table:style-name="ce150" table:formula="of:=SUM([.D21:.AG21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">
            <office:annotation draw:style-name="gr4" draw:text-style-name="P1" svg:width="1.1413in" svg:height="0.3902in" svg:x="9.7228in" svg:y="4.3236in" draw:caption-point-x="-0.2402in" draw:caption-point-y="0.6051in">
              <dc:date>2015-09-16T00:00:00</dc:date>
              <text:p text:style-name="P1"><text:span text:style-name="T1">Xe bị hư, tới trẽ ~ 1h</text:span></text:p>
            </office:annotation>
            <text:p>0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">
            <office:annotation draw:style-name="gr7" draw:text-style-name="P1" svg:width="1.1413in" svg:height="0.2634in" svg:x="12.9189in" svg:y="4.3268in" draw:caption-point-x="-0.2402in" draw:caption-point-y="0.602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54" office:value-type="float" office:value="0">
            <office:annotation draw:style-name="gr7" draw:text-style-name="P1" svg:width="1.1413in" svg:height="0.2634in" svg:x="13.3756in" svg:y="4.3268in" draw:caption-point-x="-0.2402in" draw:caption-point-y="0.602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19">
            <text:p>19</text:p>
          </table:table-cell>
          <table:table-cell table:style-name="ce43" office:value-type="string">
            <text:p>MinhTD</text:p>
          </table:table-cell>
          <table:table-cell table:style-name="ce150" table:formula="of:=SUM([.D22:.AG22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150" table:formula="of:=SUM([.D23:.AG23])" office:value-type="float" office:value="0.5">
            <text:p>0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16.1154in" svg:y="4.8268in" draw:caption-point-x="-0.2402in" draw:caption-point-y="0.5972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150" table:formula="of:=SUM([.D24:.AG24])" office:value-type="float" office:value="0">
            <text:p>0</text:p>
          </table:table-cell>
          <table:table-cell table:style-name="ce154" table:number-columns-repeated="30"/>
          <table:table-cell table:style-name="ce42" table:number-columns-repeated="949"/>
        </table:table-row>
        <table:table-row table:style-name="ro7">
          <table:table-cell table:style-name="ce41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150" table:formula="of:=SUM([.D25:.AG25])" office:value-type="float" office:value="0.5">
            <text:p>0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7" draw:text-style-name="P1" svg:width="1.1413in" svg:height="0.2634in" svg:x="12.4622in" svg:y="5.3193in" draw:caption-point-x="-0.2402in" draw:caption-point-y="0.6in">
              <dc:date>2015-09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3">
            <text:p>23</text:p>
          </table:table-cell>
          <table:table-cell table:style-name="ce43" office:value-type="string">
            <text:p>PhuongTH</text:p>
          </table:table-cell>
          <table:table-cell table:style-name="ce150" table:formula="of:=SUM([.D26:.AG26])" office:value-type="float" office:value="0">
            <text:p>0</text:p>
          </table:table-cell>
          <table:table-cell table:style-name="ce154" table:number-columns-repeated="27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4">
            <text:p>24</text:p>
          </table:table-cell>
          <table:table-cell table:style-name="ce43" office:value-type="string">
            <text:p>SonPX</text:p>
          </table:table-cell>
          <table:table-cell table:style-name="ce150" table:formula="of:=SUM([.D27:.AG27])" office:value-type="float" office:value="0">
            <text:p>0</text:p>
          </table:table-cell>
          <table:table-cell table:style-name="ce154" table:number-columns-repeated="14"/>
          <table:table-cell table:number-columns-repeated="4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5">
            <text:p>25</text:p>
          </table:table-cell>
          <table:table-cell table:style-name="ce43" office:value-type="string">
            <text:p>ThachBK</text:p>
          </table:table-cell>
          <table:table-cell table:style-name="ce150" table:formula="of:=SUM([.D28:.AG28])" office:value-type="float" office:value="3.5">
            <text:p>3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style-name="ce154" office:value-type="float" office:value="1">
            <office:annotation draw:style-name="gr7" draw:text-style-name="P1" svg:width="1.1413in" svg:height="0.2634in" svg:x="3.5591in" svg:y="6.0492in" draw:caption-point-x="-0.2402in" draw:caption-point-y="0.6134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4.0157in" svg:y="6.0492in" draw:caption-point-x="-0.2402in" draw:caption-point-y="0.6134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7.3094in" svg:y="6.0559in" draw:caption-point-x="-0.2402in" draw:caption-point-y="0.6067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10.6358in" svg:y="6.0559in" draw:caption-point-x="-0.2402in" draw:caption-point-y="0.6067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13.8323in" svg:y="6.0559in" draw:caption-point-x="-0.2402in" draw:caption-point-y="0.6067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6">
            <text:p>26</text:p>
          </table:table-cell>
          <table:table-cell table:style-name="ce43" office:value-type="string">
            <text:p>ThaoDTH</text:p>
          </table:table-cell>
          <table:table-cell table:style-name="ce150" table:formula="of:=SUM([.D29:.AG29])" office:value-type="float" office:value="0.5">
            <text:p>0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5.8421in" svg:y="6.3016in" draw:caption-point-x="-0.2402in" draw:caption-point-y="0.6087in">
              <dc:date>2015-09-08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154" office:value-type="float" office:value="0">
            <office:annotation draw:style-name="gr2" draw:text-style-name="P1" svg:width="1.1413in" svg:height="0.5457in" svg:x="13.3756in" svg:y="6.3091in" draw:caption-point-x="-0.2402in" draw:caption-point-y="0.6012in">
              <dc:date>2015-09-24T00:00:00</dc:date>
              <text:p text:style-name="P1"><text:span text:style-name="T1">Tối trc OT trễ nên đi muộn ~ 1h</text:span></text:p>
            </office:annotation>
            <text:p>0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150" table:formula="of:=SUM([.D30:.AG30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8">
            <text:p>28</text:p>
          </table:table-cell>
          <table:table-cell table:style-name="ce43" office:value-type="string">
            <text:p>ThieuNV</text:p>
          </table:table-cell>
          <table:table-cell table:style-name="ce150" table:formula="of:=SUM([.D31:.AG31])" office:value-type="float" office:value="2.5">
            <text:p>2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4" draw:text-style-name="P1" svg:width="1.1413in" svg:height="0.3902in" svg:x="5.3854in" svg:y="6.7965in" draw:caption-point-x="-0.2402in" draw:caption-point-y="0.6091in">
              <dc:date>2015-09-07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54" office:value-type="float" office:value="0">
            <office:annotation draw:style-name="gr4" draw:text-style-name="P1" svg:width="1.1413in" svg:height="0.3902in" svg:x="5.8421in" svg:y="6.7969in" draw:caption-point-x="-0.2402in" draw:caption-point-y="0.6087in">
              <dc:date>2015-09-08T00:00:00</dc:date>
              <text:p text:style-name="P1"><text:span text:style-name="T1">Ngủ quên, tới trễ ~ 1h</text:span></text:p>
            </office:annotation>
            <text:p>0</text:p>
          </table:table-cell>
          <table:table-cell table:style-name="ce154" office:value-type="float" office:value="0">
            <office:annotation draw:style-name="gr4" draw:text-style-name="P1" svg:width="1.1413in" svg:height="0.3902in" svg:x="6.3311in" svg:y="6.7976in" draw:caption-point-x="-0.2402in" draw:caption-point-y="0.6079in">
              <dc:date>2015-09-09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0">
            <office:annotation draw:style-name="gr2" draw:text-style-name="P1" svg:width="1.1413in" svg:height="0.5457in" svg:x="10.6358in" svg:y="6.8012in" draw:caption-point-x="-0.2402in" draw:caption-point-y="0.6043in">
              <dc:date>2015-09-18T00:00:00</dc:date>
              <text:p text:style-name="P1"><text:span text:style-name="T1">Chở cháu đi khám bệnh, vào trễ ~ 1h</text:span></text:p>
            </office:annotation>
            <text:p>0</text:p>
          </table:table-cell>
          <table:table-cell table:style-name="ce154" table:number-columns-repeated="2"/>
          <table:table-cell table:style-name="ce154" office:value-type="float" office:value="1">
            <office:annotation draw:style-name="gr7" draw:text-style-name="P1" svg:width="1.1413in" svg:height="0.2634in" svg:x="12.0059in" svg:y="6.7921in" draw:caption-point-x="-0.2402in" draw:caption-point-y="0.6134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12.4622in" svg:y="6.7921in" draw:caption-point-x="-0.2402in" draw:caption-point-y="0.6134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29">
            <text:p>29</text:p>
          </table:table-cell>
          <table:table-cell table:style-name="ce43" office:value-type="string">
            <text:p>ThinhT</text:p>
          </table:table-cell>
          <table:table-cell table:style-name="ce150" table:formula="of:=SUM([.D32:.AG32])" office:value-type="float" office:value="2.5">
            <text:p>2.5</text:p>
          </table:table-cell>
          <table:table-cell table:style-name="ce154" office:value-type="float" office:value="0.5">
            <office:annotation draw:style-name="gr4" draw:text-style-name="P1" svg:width="1.1413in" svg:height="0.3902in" svg:x="2.6457in" svg:y="7.0409in" draw:caption-point-x="-0.2402in" draw:caption-point-y="0.6122in">
              <dc:date>2015-08-31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54"/>
          <table:table-cell table:style-name="ce154" office:value-type="float" office:value="1">
            <office:annotation draw:style-name="gr7" draw:text-style-name="P1" svg:width="1.1413in" svg:height="0.2634in" svg:x="3.5591in" svg:y="7.0398in" draw:caption-point-x="-0.2402in" draw:caption-point-y="0.6134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4.0157in" svg:y="7.0398in" draw:caption-point-x="-0.2402in" draw:caption-point-y="0.6134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0">
            <text:p>30</text:p>
          </table:table-cell>
          <table:table-cell table:style-name="ce43" office:value-type="string">
            <text:p>ThongDN</text:p>
          </table:table-cell>
          <table:table-cell table:style-name="ce150" table:formula="of:=SUM([.D33:.AG33])" office:value-type="float" office:value="1.5">
            <text:p>1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2" draw:text-style-name="P1" svg:width="1.1413in" svg:height="0.5457in" svg:x="5.8421in" svg:y="7.2921in" draw:caption-point-x="-0.2402in" draw:caption-point-y="0.6087in">
              <dc:date>2015-09-08T00:00:00</dc:date>
              <text:p text:style-name="P1"><text:span text:style-name="T1">Nghỉ buổi sáng, nộp hso nghĩa vụ quân sự</text:span></text:p>
            </office:annotation>
            <text:p>0.5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0">
            <office:annotation draw:style-name="gr7" draw:text-style-name="P1" svg:width="1.1413in" svg:height="0.2634in" svg:x="13.8323in" svg:y="7.3in" draw:caption-point-x="-0.2402in" draw:caption-point-y="0.6008in">
              <dc:date>2015-09-25T00:00:00</dc:date>
              <text:p text:style-name="P1"><text:span text:style-name="T1">Lên trường ~ 1h </text:span></text:p>
            </office:annotation>
            <text:p>0</text:p>
          </table:table-cell>
          <table:table-cell table:style-name="ce154" table:number-columns-repeated="2"/>
          <table:table-cell table:style-name="ce154" office:value-type="float" office:value="1">
            <office:annotation draw:style-name="gr7" draw:text-style-name="P1" svg:width="1.1413in" svg:height="0.2634in" svg:x="15.202in" svg:y="7.3008in" draw:caption-point-x="-0.2402in" draw:caption-point-y="0.6in">
              <dc:date>2015-09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1">
            <text:p>31</text:p>
          </table:table-cell>
          <table:table-cell table:style-name="ce43" office:value-type="string">
            <text:p>ThuyLTT</text:p>
          </table:table-cell>
          <table:table-cell table:style-name="ce150" table:formula="of:=SUM([.D34:.AG34])" office:value-type="float" office:value="2.5">
            <text:p>2.5</text:p>
          </table:table-cell>
          <table:table-cell table:style-name="ce154" office:value-type="float" office:value="0.5">
            <office:annotation draw:style-name="gr4" draw:text-style-name="P1" svg:width="1.1413in" svg:height="0.3902in" svg:x="2.6457in" svg:y="7.5366in" draw:caption-point-x="-0.2402in" draw:caption-point-y="0.6118in">
              <dc:date>2015-09-15T00:00:00</dc:date>
              <text:p text:style-name="P1"><text:span text:style-name="T1">Chở mẹ đi cv nghỉ buổi sáng</text:span></text:p>
            </office:annotation>
            <text:p>0.5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">
            <office:annotation draw:style-name="gr4" draw:text-style-name="P1" svg:width="1.1413in" svg:height="0.3902in" svg:x="6.3311in" svg:y="7.5406in" draw:caption-point-x="-0.2402in" draw:caption-point-y="0.6079in">
              <dc:date>2015-09-09T00:00:00</dc:date>
              <text:p text:style-name="P1"><text:span text:style-name="T1">Bận việc nhà, vào trẽ 1,5h</text:span></text:p>
            </office:annotation>
            <text:p>0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7" draw:text-style-name="P1" svg:width="1.1413in" svg:height="0.2634in" svg:x="10.1791in" svg:y="7.5441in" draw:caption-point-x="-0.2402in" draw:caption-point-y="0.6043in">
              <dc:date>2015-09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12.9189in" svg:y="7.5504in" draw:caption-point-x="-0.2402in" draw:caption-point-y="0.598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54" office:value-type="float" office:value="0.5">
            <office:annotation draw:style-name="gr4" draw:text-style-name="P1" svg:width="1.1413in" svg:height="0.3902in" svg:x="13.3756in" svg:y="7.5504in" draw:caption-point-x="-0.2402in" draw:caption-point-y="0.598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16.1154in" svg:y="7.5504in" draw:caption-point-x="-0.2402in" draw:caption-point-y="0.598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2">
            <text:p>32</text:p>
          </table:table-cell>
          <table:table-cell table:style-name="ce43" office:value-type="string">
            <text:p>ToiDB</text:p>
          </table:table-cell>
          <table:table-cell table:style-name="ce150" table:formula="of:=SUM([.D35:.AG35])" office:value-type="float" office:value="0.5">
            <text:p>0.5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4" draw:text-style-name="P1" svg:width="1.1413in" svg:height="0.3902in" svg:x="6.8205in" svg:y="7.789in" draw:caption-point-x="-0.2402in" draw:caption-point-y="0.6075in">
              <dc:date>2015-09-10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3">
            <text:p>33</text:p>
          </table:table-cell>
          <table:table-cell table:style-name="ce43" office:value-type="string">
            <text:p>TruyenLVC</text:p>
          </table:table-cell>
          <table:table-cell table:style-name="ce150" table:formula="of:=SUM([.D36:.AG36])" office:value-type="float" office:value="0">
            <text:p>0</text:p>
          </table:table-cell>
          <table:table-cell table:style-name="ce154" table:number-columns-repeated="27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4">
            <text:p>34</text:p>
          </table:table-cell>
          <table:table-cell table:style-name="ce43" office:value-type="string">
            <text:p>TuanND</text:p>
          </table:table-cell>
          <table:table-cell table:style-name="ce150" table:formula="of:=SUM([.D37:.AG37])" office:value-type="float" office:value="2">
            <text:p>2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style-name="ce154" office:value-type="float" office:value="1">
            <office:annotation draw:style-name="gr7" draw:text-style-name="P1" svg:width="1.1413in" svg:height="0.2634in" svg:x="3.5591in" svg:y="8.2783in" draw:caption-point-x="-0.2402in" draw:caption-point-y="0.6134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4.0157in" svg:y="8.2783in" draw:caption-point-x="-0.2402in" draw:caption-point-y="0.6134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154" office:value-type="float" office:value="0">
            <office:annotation draw:style-name="gr2" draw:text-style-name="P1" svg:width="1.1413in" svg:height="0.5457in" svg:x="13.3756in" svg:y="8.2906in" draw:caption-point-x="-0.2402in" draw:caption-point-y="0.6012in">
              <dc:date>2015-09-24T00:00:00</dc:date>
              <text:p text:style-name="P1"><text:span text:style-name="T1">Tối trc OT trễ nên đi muộn ~ 40'</text:span></text:p>
            </office:annotation>
            <text:p>0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5">
            <text:p>35</text:p>
          </table:table-cell>
          <table:table-cell table:style-name="ce43" office:value-type="string">
            <text:p>VietBA</text:p>
          </table:table-cell>
          <table:table-cell table:style-name="ce150" table:formula="of:=SUM([.D38:.AG38])" office:value-type="float" office:value="10">
            <text:p>1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1">
            <office:annotation draw:style-name="gr7" draw:text-style-name="P1" svg:width="1.1413in" svg:height="0.2634in" svg:x="5.3854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5.8421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6.3311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6.8205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7.3094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table:number-columns-repeated="2"/>
          <table:table-cell table:style-name="ce154" office:value-type="float" office:value="1">
            <office:annotation draw:style-name="gr7" draw:text-style-name="P1" svg:width="1.1413in" svg:height="0.2634in" svg:x="8.7768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9.2661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9.7228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10.1791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10.6358in" svg:y="8.5307in" draw:caption-point-x="-0.2402in" draw:caption-point-y="0.6087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6">
            <text:p>36</text:p>
          </table:table-cell>
          <table:table-cell table:style-name="ce43" office:value-type="string">
            <text:p>VinhP</text:p>
          </table:table-cell>
          <table:table-cell table:style-name="ce150" table:formula="of:=SUM([.D39:.AG39])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3" table:style-name="ce154" office:value-type="float" office:value="0">
            <text:p>0</text:p>
          </table:table-cell>
          <table:table-cell table:style-name="ce42" table:number-columns-repeated="949"/>
        </table:table-row>
        <table:table-row table:style-name="ro7">
          <table:table-cell table:style-name="ce41" office:value-type="float" office:value="37">
            <text:p>37</text:p>
          </table:table-cell>
          <table:table-cell table:style-name="ce43" office:value-type="string">
            <text:p>VuNA</text:p>
          </table:table-cell>
          <table:table-cell table:style-name="ce150" table:formula="of:=SUM([.D40:.AG40])" office:value-type="float" office:value="2">
            <text:p>2</text:p>
          </table:table-cell>
          <table:table-cell table:style-name="ce154" office:value-type="float" office:value="0">
            <text:p>0</text:p>
          </table:table-cell>
          <table:table-cell table:style-name="ce154"/>
          <table:table-cell table:number-columns-repeated="2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number-columns-repeated="5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1">
            <office:annotation draw:style-name="gr7" draw:text-style-name="P1" svg:width="1.1413in" svg:height="0.2634in" svg:x="15.6587in" svg:y="9.0362in" draw:caption-point-x="-0.2402in" draw:caption-point-y="0.5984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154" office:value-type="float" office:value="1">
            <office:annotation draw:style-name="gr7" draw:text-style-name="P1" svg:width="1.1413in" svg:height="0.2634in" svg:x="16.1154in" svg:y="9.0362in" draw:caption-point-x="-0.2402in" draw:caption-point-y="0.5984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42" table:number-columns-repeated="949"/>
        </table:table-row>
        <table:table-row table:style-name="ro2" table:number-rows-repeated="5">
          <table:table-cell table:style-name="ce42" table:number-columns-repeated="3"/>
          <table:table-cell table:style-name="ce155" table:number-columns-repeated="30"/>
          <table:table-cell table:style-name="ce42" table:number-columns-repeated="949"/>
        </table:table-row>
        <table:table-row table:style-name="ro2">
          <table:table-cell table:style-name="ce42" table:number-columns-repeated="3"/>
          <table:table-cell table:style-name="ce155" table:number-columns-repeated="4"/>
          <table:table-cell table:style-name="ce157"/>
          <table:table-cell table:style-name="ce155" table:number-columns-repeated="25"/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55" table:number-columns-repeated="30"/>
          <table:table-cell table:style-name="ce42" table:number-columns-repeated="949"/>
        </table:table-row>
        <table:table-row table:style-name="ro2">
          <table:table-cell table:style-name="ce42" table:number-columns-repeated="3"/>
          <table:table-cell table:style-name="ce155" table:number-columns-repeated="4"/>
          <table:table-cell table:style-name="ce158" table:number-columns-repeated="7"/>
          <table:table-cell table:style-name="ce155" table:number-columns-repeated="19"/>
          <table:table-cell table:style-name="ce42" table:number-columns-repeated="949"/>
        </table:table-row>
        <table:table-row table:style-name="ro2" table:number-rows-repeated="65393">
          <table:table-cell table:style-name="ce42" table:number-columns-repeated="3"/>
          <table:table-cell table:style-name="ce155" table:number-columns-repeated="30"/>
          <table:table-cell table:style-name="ce42" table:number-columns-repeated="949"/>
        </table:table-row>
        <table:table-row table:style-name="ro2" table:number-rows-repeated="983131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10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69"/>
        <table:table-column table:style-name="co28" table:number-columns-repeated="7" table:default-cell-style-name="ce169"/>
        <table:table-column table:style-name="co27" table:number-columns-repeated="14" table:default-cell-style-name="ce169"/>
        <table:table-column table:style-name="co29" table:number-columns-repeated="2" table:default-cell-style-name="ce16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116" table:number-columns-repeated="2"/>
          <table:table-cell table:style-name="ce164" table:number-columns-repeated="8"/>
          <table:table-cell table:style-name="ce172" office:value-type="string" table:number-columns-spanned="2" table:number-rows-spanned="1">
            <text:p>Month</text:p>
          </table:table-cell>
          <table:covered-table-cell table:style-name="ce173"/>
          <table:table-cell table:style-name="ce174" table:content-validation-name="val1" office:value-type="float" office:value="10" table:number-columns-spanned="2" table:number-rows-spanned="1">
            <text:p>10</text:p>
          </table:table-cell>
          <table:covered-table-cell table:style-name="ce173"/>
          <table:table-cell table:style-name="ce172" office:value-type="string" table:number-columns-spanned="2" table:number-rows-spanned="1">
            <text:p>Year</text:p>
          </table:table-cell>
          <table:covered-table-cell table:style-name="ce173"/>
          <table:table-cell table:style-name="ce172" office:value-type="float" office:value="2015" table:number-columns-spanned="2" table:number-rows-spanned="1">
            <text:p>2015</text:p>
          </table:table-cell>
          <table:covered-table-cell table:style-name="ce175"/>
          <table:table-cell table:style-name="ce164" table:number-columns-repeated="15"/>
          <table:table-cell table:style-name="ce61" table:number-columns-repeated="952"/>
        </table:table-row>
        <table:table-row table:style-name="ro2">
          <table:table-cell table:style-name="ce54" table:number-columns-repeated="3"/>
          <table:table-cell table:style-name="ce165" table:formula="of:=DATE([.$R$1];[.N1];1)" office:value-type="date" office:date-value="2015-10-01">
            <text:p>01</text:p>
          </table:table-cell>
          <table:table-cell table:style-name="ce165" table:formula="of:=[.D2]+1" office:value-type="date" office:date-value="2015-10-02">
            <text:p>02</text:p>
          </table:table-cell>
          <table:table-cell table:style-name="ce165" table:formula="of:=[.E2]+1" office:value-type="date" office:date-value="2015-10-03">
            <text:p>03</text:p>
          </table:table-cell>
          <table:table-cell table:style-name="ce165" table:formula="of:=[.F2]+1" office:value-type="date" office:date-value="2015-10-04">
            <text:p>04</text:p>
          </table:table-cell>
          <table:table-cell table:style-name="ce165" table:formula="of:=[.G2]+1" office:value-type="date" office:date-value="2015-10-05">
            <text:p>05</text:p>
          </table:table-cell>
          <table:table-cell table:style-name="ce165" table:formula="of:=[.H2]+1" office:value-type="date" office:date-value="2015-10-06">
            <text:p>06</text:p>
          </table:table-cell>
          <table:table-cell table:style-name="ce165" table:formula="of:=[.I2]+1" office:value-type="date" office:date-value="2015-10-07">
            <text:p>07</text:p>
          </table:table-cell>
          <table:table-cell table:style-name="ce165" table:formula="of:=[.J2]+1" office:value-type="date" office:date-value="2015-10-08">
            <text:p>08</text:p>
          </table:table-cell>
          <table:table-cell table:style-name="ce165" table:formula="of:=[.K2]+1" office:value-type="date" office:date-value="2015-10-09">
            <text:p>09</text:p>
          </table:table-cell>
          <table:table-cell table:style-name="ce165" table:formula="of:=[.L2]+1" office:value-type="date" office:date-value="2015-10-10">
            <text:p>10</text:p>
          </table:table-cell>
          <table:table-cell table:style-name="ce165" table:formula="of:=[.M2]+1" office:value-type="date" office:date-value="2015-10-11">
            <text:p>11</text:p>
          </table:table-cell>
          <table:table-cell table:style-name="ce165" table:formula="of:=[.N2]+1" office:value-type="date" office:date-value="2015-10-12">
            <text:p>12</text:p>
          </table:table-cell>
          <table:table-cell table:style-name="ce165" table:formula="of:=[.O2]+1" office:value-type="date" office:date-value="2015-10-13">
            <text:p>13</text:p>
          </table:table-cell>
          <table:table-cell table:style-name="ce165" table:formula="of:=[.P2]+1" office:value-type="date" office:date-value="2015-10-14">
            <text:p>14</text:p>
          </table:table-cell>
          <table:table-cell table:style-name="ce165" table:formula="of:=[.Q2]+1" office:value-type="date" office:date-value="2015-10-15">
            <text:p>15</text:p>
          </table:table-cell>
          <table:table-cell table:style-name="ce165" table:formula="of:=[.R2]+1" office:value-type="date" office:date-value="2015-10-16">
            <text:p>16</text:p>
          </table:table-cell>
          <table:table-cell table:style-name="ce165" table:formula="of:=[.S2]+1" office:value-type="date" office:date-value="2015-10-17">
            <text:p>17</text:p>
          </table:table-cell>
          <table:table-cell table:style-name="ce165" table:formula="of:=[.T2]+1" office:value-type="date" office:date-value="2015-10-18">
            <text:p>18</text:p>
          </table:table-cell>
          <table:table-cell table:style-name="ce165" table:formula="of:=[.U2]+1" office:value-type="date" office:date-value="2015-10-19">
            <text:p>19</text:p>
          </table:table-cell>
          <table:table-cell table:style-name="ce165" table:formula="of:=[.V2]+1" office:value-type="date" office:date-value="2015-10-20">
            <text:p>20</text:p>
          </table:table-cell>
          <table:table-cell table:style-name="ce165" table:formula="of:=[.W2]+1" office:value-type="date" office:date-value="2015-10-21">
            <text:p>21</text:p>
          </table:table-cell>
          <table:table-cell table:style-name="ce165" table:formula="of:=[.X2]+1" office:value-type="date" office:date-value="2015-10-22">
            <text:p>22</text:p>
          </table:table-cell>
          <table:table-cell table:style-name="ce165" table:formula="of:=[.Y2]+1" office:value-type="date" office:date-value="2015-10-23">
            <text:p>23</text:p>
          </table:table-cell>
          <table:table-cell table:style-name="ce165" table:formula="of:=[.Z2]+1" office:value-type="date" office:date-value="2015-10-24">
            <text:p>24</text:p>
          </table:table-cell>
          <table:table-cell table:style-name="ce165" table:formula="of:=[.AA2]+1" office:value-type="date" office:date-value="2015-10-25">
            <text:p>25</text:p>
          </table:table-cell>
          <table:table-cell table:style-name="ce165" table:formula="of:=[.AB2]+1" office:value-type="date" office:date-value="2015-10-26">
            <text:p>26</text:p>
          </table:table-cell>
          <table:table-cell table:style-name="ce165" table:formula="of:=[.AC2]+1" office:value-type="date" office:date-value="2015-10-27">
            <text:p>27</text:p>
          </table:table-cell>
          <table:table-cell table:style-name="ce165" table:formula="of:=[.AD2]+1" office:value-type="date" office:date-value="2015-10-28">
            <text:p>28</text:p>
          </table:table-cell>
          <table:table-cell table:style-name="ce165" table:formula="of:=[.AE2]+1" office:value-type="date" office:date-value="2015-10-29">
            <text:p>29</text:p>
          </table:table-cell>
          <table:table-cell table:style-name="ce165" table:formula="of:=[.AF2]+1" office:value-type="date" office:date-value="2015-10-30">
            <text:p>30</text:p>
          </table:table-cell>
          <table:table-cell table:style-name="ce165" table:formula="of:=[.AG2]+1" office:value-type="date" office:date-value="2015-10-31">
            <text:p>31</text:p>
          </table:table-cell>
          <table:table-cell table:style-name="ce61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1" table:number-columns-repeated="952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63" table:formula="of:=SUM([.D4:.AG4])" office:value-type="float" office:value="2.5">
            <text:p>2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3.1024in" svg:y="0.1067in" draw:caption-point-x="-0.2402in" draw:caption-point-y="0.6114in">
              <dc:date>2015-10-02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1098in" draw:caption-point-x="-0.2402in" draw:caption-point-y="0.6083in">
              <dc:date>2015-10-09T00:00:00</dc:date>
              <text:p text:style-name="P1"><text:span text:style-name="T1">Đi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2" draw:text-style-name="P1" svg:width="1.1413in" svg:height="0.5457in" svg:x="7.7988in" svg:y="0.1106in" draw:caption-point-x="-0.2402in" draw:caption-point-y="0.6075in">
              <dc:date>2015-10-12T00:00:00</dc:date>
              <text:p text:style-name="P1"><text:span text:style-name="T1">Bị mệt, đau đầu.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0.1193in" draw:caption-point-x="-0.2402in" draw:caption-point-y="0.5988in">
              <dc:date>2015-10-26T00:00:00</dc:date>
              <text:p text:style-name="P1"><text:span text:style-name="T1">Chở mẹ đi khám bệnh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6.1346in" svg:y="0.1209in" draw:caption-point-x="-0.2402in" draw:caption-point-y="0.5972in">
              <dc:date>2015-10-30T00:00:00</dc:date>
              <text:p text:style-name="P1"><text:span text:style-name="T1">Nghỉ buổi sáng, dự lễ tốt nghiệp của bạn</text:span></text:p>
            </office:annotation>
            <text:p>0.5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63" table:formula="of:=SUM([.D5:.AG5])" office:value-type="float" office:value="1.5">
            <text:p>1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text:p>0.5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0.3657in" draw:caption-point-x="-0.2402in" draw:caption-point-y="0.6in">
              <dc:date>2015-10-26T00:00:00</dc:date>
              <text:p text:style-name="P1"><text:span text:style-name="T1">Đi trễ</text:span></text:p>
            </office:annotation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4.7457in" svg:y="0.3657in" draw:caption-point-x="-0.2402in" draw:caption-point-y="0.6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63" table:formula="of:=SUM([.D6:.AG6])" office:value-type="float" office:value="2.5">
            <text:p>2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5.8421in" svg:y="0.6047in" draw:caption-point-x="-0.2402in" draw:caption-point-y="0.6087in">
              <dc:date>2015-10-08T00:00:00</dc:date>
              <text:p text:style-name="P1"><text:span text:style-name="T1">Bận việc, nghỉ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0.6087in" draw:caption-point-x="-0.2402in" draw:caption-point-y="0.6047in">
              <dc:date>2015-10-19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9.7228in" svg:y="0.6087in" draw:caption-point-x="-0.2402in" draw:caption-point-y="0.6047in">
              <dc:date>2015-10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2.0059in" svg:y="0.6114in" draw:caption-point-x="-0.2402in" draw:caption-point-y="0.602in">
              <dc:date>2015-10-21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4.289in" svg:y="0.6134in" draw:caption-point-x="-0.2402in" draw:caption-point-y="0.6in">
              <dc:date>2015-10-26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63" table:formula="of:=SUM([.D7:.AG7])" office:value-type="float" office:value="3">
            <text:p>3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0.8492in" draw:caption-point-x="-0.2402in" draw:caption-point-y="0.6118in">
              <dc:date>2015-10-01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5.8421in" svg:y="0.8524in" draw:caption-point-x="-0.2402in" draw:caption-point-y="0.6087in">
              <dc:date>2015-10-08T00:00:00</dc:date>
              <text:p text:style-name="P1"><text:span text:style-name="T1">Đi học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8.2878in" svg:y="0.8543in" draw:caption-point-x="-0.2402in" draw:caption-point-y="0.6067in">
              <dc:date>2015-10-13T00:00:00</dc:date>
              <text:p text:style-name="P1"><text:span text:style-name="T1">Đi học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9.2661in" svg:y="0.8555in" draw:caption-point-x="-0.2402in" draw:caption-point-y="0.6055in">
              <dc:date>2015-10-15T00:00:00</dc:date>
              <text:p text:style-name="P1"><text:span text:style-name="T1">Đi học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2.4622in" svg:y="0.8594in" draw:caption-point-x="-0.2402in" draw:caption-point-y="0.6016in">
              <dc:date>2015-10-22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0.863in" draw:caption-point-x="-0.2402in" draw:caption-point-y="0.598in">
              <dc:date>2015-10-27T00:00:00</dc:date>
              <text:p text:style-name="P1"><text:span text:style-name="T1">Đi học</text:span></text:p>
              <text:p text:style-name="P1"><text:span text:style-name="T1"/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5.6587in" svg:y="0.8634in" draw:caption-point-x="-0.2402in" draw:caption-point-y="0.5976in">
              <dc:date>2015-10-2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63" table:formula="of:=SUM([.D8:.AG8])" office:value-type="float" office:value="0.5"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4.472in" svg:y="1.1012in" draw:caption-point-x="-0.2402in" draw:caption-point-y="0.6075in">
              <dc:date>2015-10-1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GiauNV</text:p>
          </table:table-cell>
          <table:table-cell table:style-name="ce163" table:formula="of:=SUM([.D9:.AG9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0059in" svg:y="1.3539in" draw:caption-point-x="-0.2402in" draw:caption-point-y="0.6028in">
              <dc:date>2015-10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HaTH</text:p>
          </table:table-cell>
          <table:table-cell table:style-name="ce163" table:formula="of:=SUM([.D10:.AG10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1.6043in" draw:caption-point-x="-0.2402in" draw:caption-point-y="0.6in">
              <dc:date>2015-10-26T00:00:00</dc:date>
              <text:p text:style-name="P1"><text:span text:style-name="T1">Đi trễ (8h40 vào cty)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HaiNM</text:p>
          </table:table-cell>
          <table:table-cell table:style-name="ce163" table:formula="of:=SUM([.D11:.AG11])" office:value-type="float" office:value="2.5">
            <text:p>2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1.8425in" draw:caption-point-x="-0.2402in" draw:caption-point-y="0.6094in">
              <dc:date>2015-10-07T00:00:00</dc:date>
              <text:p text:style-name="P1"><text:span text:style-name="T1">Vào trễ 1,5h, bận việc nhà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5.8421in" svg:y="1.8433in" draw:caption-point-x="-0.2402in" draw:caption-point-y="0.6087in">
              <dc:date>2015-10-08T00:00:00</dc:date>
              <text:p text:style-name="P1"><text:span text:style-name="T1">Ngủ quên, đi trễ ` 40 phút</text:span></text:p>
              <text:p text:style-name="P1"><text:span text:style-name="T1"/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2" draw:text-style-name="P1" svg:width="1.1413in" svg:height="0.5457in" svg:x="7.7988in" svg:y="1.8441in" draw:caption-point-x="-0.2402in" draw:caption-point-y="0.6079in">
              <dc:date>2015-10-12T00:00:00</dc:date>
              <text:p text:style-name="P1"><text:span text:style-name="T1">Bận việc ở trường, nghỉ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8.7768in" svg:y="1.8472in" draw:caption-point-x="-0.2402in" draw:caption-point-y="0.6047in">
              <dc:date>2015-10-19T00:00:00</dc:date>
              <text:p text:style-name="P1"><text:span text:style-name="T1">Bậnở trường 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1.8484in" draw:caption-point-x="-0.2402in" draw:caption-point-y="0.6035in">
              <dc:date>2015-10-20T00:00:00</dc:date>
              <text:p text:style-name="P1"><text:span text:style-name="T1">Bận việc nhà, tới trễ `1h</text:span></text:p>
            </office:annotation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2.0059in" svg:y="1.8504in" draw:caption-point-x="-0.2402in" draw:caption-point-y="0.6016in">
              <dc:date>2015-11-02T00:00:00</dc:date>
              <text:p text:style-name="P1"><text:span text:style-name="T1">Nghỉ buổi chiều, bận việc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1.8555in" draw:caption-point-x="-0.2402in" draw:caption-point-y="0.5965in">
              <dc:date>2015-11-02T00:00:00</dc:date>
              <text:p text:style-name="P1"><text:span text:style-name="T1">Có việc bận, off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6.1346in" svg:y="1.8547in" draw:caption-point-x="-0.2402in" draw:caption-point-y="0.5972in">
              <dc:date>2015-10-30T00:00:00</dc:date>
              <text:p text:style-name="P1"><text:span text:style-name="T1">Có việc bận, off buổi sáng</text:span></text:p>
            </office:annotation>
            <text:p>0.5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HienNV</text:p>
          </table:table-cell>
          <table:table-cell table:style-name="ce163" table:formula="of:=SUM([.D12:.AG12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HiepNH</text:p>
          </table:table-cell>
          <table:table-cell table:style-name="ce163" table:formula="of:=SUM([.D13:.AG13])" office:value-type="float" office:value="1.5">
            <text:p>1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5.3854in" svg:y="2.3382in" draw:caption-point-x="-0.2402in" draw:caption-point-y="0.6091in">
              <dc:date>2015-10-07T00:00:00</dc:date>
              <text:p text:style-name="P1"><text:span text:style-name="T1">Lên bệnh viện thăm bạn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9.7228in" svg:y="2.3358in" draw:caption-point-x="-0.2402in" draw:caption-point-y="0.6114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2.3476in" draw:caption-point-x="-0.2402in" draw:caption-point-y="0.5996in">
              <dc:date>2015-10-26T00:00:00</dc:date>
              <text:p text:style-name="P1"><text:span text:style-name="T1">Ngủ quên, đi trễ &gt;1h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HieuHT</text:p>
          </table:table-cell>
          <table:table-cell table:style-name="ce163" table:formula="of:=SUM([.D14:.AG14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12.9189in" svg:y="2.5941in" draw:caption-point-x="-0.2402in" draw:caption-point-y="0.6008in">
              <dc:date>2015-10-23T00:00:00</dc:date>
              <text:p text:style-name="P1"><text:span text:style-name="T1">Về dự đám cưới ở quê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163" table:formula="of:=SUM([.D15:.AG15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HungPN</text:p>
          </table:table-cell>
          <table:table-cell table:style-name="ce163" table:formula="of:=SUM([.D16:.AG16])" office:value-type="float" office:value="2.5">
            <text:p>2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167" office:value-type="string">
            <text:p>s</text:p>
          </table:table-cell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9.2661in" svg:y="3.0787in" draw:caption-point-x="-0.2402in" draw:caption-point-y="0.6114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9.7228in" svg:y="3.0787in" draw:caption-point-x="-0.2402in" draw:caption-point-y="0.6114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1.0925in" svg:y="3.0858in" draw:caption-point-x="-0.2402in" draw:caption-point-y="0.6043in">
              <dc:date>2015-10-19T00:00:00</dc:date>
              <text:p text:style-name="P1"><text:span text:style-name="T1">Về quê, vào trễ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HuyenHT</text:p>
          </table:table-cell>
          <table:table-cell table:style-name="ce163" table:formula="of:=SUM([.D17:.AG17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KhoiNLD</text:p>
          </table:table-cell>
          <table:table-cell table:style-name="ce163" table:formula="of:=SUM([.D18:.AG18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LuanNN</text:p>
          </table:table-cell>
          <table:table-cell table:style-name="ce163" table:formula="of:=SUM([.D19:.AG19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9189in" svg:y="3.8327in" draw:caption-point-x="-0.2402in" draw:caption-point-y="0.6008in">
              <dc:date>2015-10-23T00:00:00</dc:date>
              <text:p text:style-name="P1"><text:span text:style-name="T1">Đi trễ (8h30 vào Công ty)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MaiDTP</text:p>
          </table:table-cell>
          <table:table-cell table:style-name="ce163" table:formula="of:=SUM([.D20:.AG20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4.9287in" svg:y="4.0709in" draw:caption-point-x="-0.2402in" draw:caption-point-y="0.6102in">
              <dc:date>2015-10-06T00:00:00</dc:date>
              <text:p text:style-name="P1"><text:span text:style-name="T1">Bị ốm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8421in" svg:y="4.0724in" draw:caption-point-x="-0.2402in" draw:caption-point-y="0.6087in">
              <dc:date>2015-10-08T00:00:00</dc:date>
              <text:p text:style-name="P1"><text:span text:style-name="T1">Bị nhốt trong nhà, tới trễ ~40'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MaiNTT</text:p>
          </table:table-cell>
          <table:table-cell table:style-name="ce163" table:formula="of:=SUM([.D21:.AG21])" office:value-type="float" office:value="2">
            <text:p>2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5.6587in" svg:y="4.3165in" draw:caption-point-x="-0.2402in" draw:caption-point-y="0.6122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16.1346in" svg:y="4.3165in" draw:caption-point-x="-0.2402in" draw:caption-point-y="0.6122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19">
            <text:p>19</text:p>
          </table:table-cell>
          <table:table-cell table:style-name="ce43" office:value-type="string">
            <text:p>MinhTD</text:p>
          </table:table-cell>
          <table:table-cell table:style-name="ce163" table:formula="of:=SUM([.D22:.AG22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163" table:formula="of:=SUM([.D23:.AG23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5.3854in" svg:y="4.8146in" draw:caption-point-x="-0.2402in" draw:caption-point-y="0.6094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8.7768in" svg:y="4.8189in" draw:caption-point-x="-0.2402in" draw:caption-point-y="0.6051in">
              <dc:date>2015-10-14T00:00:00</dc:date>
              <text:p text:style-name="P1"><text:span text:style-name="T1">Chở vợ đi khám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4.8268in" draw:caption-point-x="-0.2402in" draw:caption-point-y="0.5972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4.8268in" draw:caption-point-x="-0.2402in" draw:caption-point-y="0.5972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4.8268in" draw:caption-point-x="-0.2402in" draw:caption-point-y="0.5972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163" table:formula="of:=SUM([.D24:.AG24])" office:value-type="float" office:value="0">
            <text:p>0</text:p>
          </table:table-cell>
          <table:table-cell table:style-name="ce167" table:number-columns-repeated="31"/>
          <table:table-cell table:style-name="ce42" table:number-columns-repeated="952"/>
        </table:table-row>
        <table:table-row table:style-name="ro7">
          <table:table-cell table:style-name="ce41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163" table:formula="of:=SUM([.D25:.AG25])" office:value-type="float" office:value="0.5"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7.7988in" svg:y="5.3118in" draw:caption-point-x="-0.2402in" draw:caption-point-y="0.6075in">
              <dc:date>2015-10-12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3">
            <text:p>23</text:p>
          </table:table-cell>
          <table:table-cell table:style-name="ce43" office:value-type="string">
            <text:p>PhuongTH</text:p>
          </table:table-cell>
          <table:table-cell table:style-name="ce163" table:formula="of:=SUM([.D26:.AG26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4">
            <text:p>24</text:p>
          </table:table-cell>
          <table:table-cell table:style-name="ce43" office:value-type="string">
            <text:p>SonPX</text:p>
          </table:table-cell>
          <table:table-cell table:style-name="ce163" table:formula="of:=SUM([.D27:.AG27])" office:value-type="float" office:value="0.5">
            <text:p>0.5</text:p>
          </table:table-cell>
          <table:table-cell table:style-name="ce167" office:value-type="float" office:value="0.5">
            <office:annotation draw:style-name="gr2" draw:text-style-name="P1" svg:width="1.1413in" svg:height="0.5457in" svg:x="2.6457in" svg:y="5.8031in" draw:caption-point-x="-0.2402in" draw:caption-point-y="0.6118in">
              <dc:date>2015-10-01T00:00:00</dc:date>
              <text:p text:style-name="P1"><text:span text:style-name="T1">Bận việc nhà (vợ bị tai nạn), nghỉ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6.1346in" svg:y="5.8181in" draw:caption-point-x="-0.2402in" draw:caption-point-y="0.5969in">
              <dc:date>2015-10-30T00:00:00</dc:date>
              <text:p text:style-name="P1"><text:span text:style-name="T1">Đi trễ &gt; 1h, ra ngân hàng làm thẻ ATM</text:span></text:p>
            </office:annotation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5">
            <text:p>25</text:p>
          </table:table-cell>
          <table:table-cell table:style-name="ce43" office:value-type="string">
            <text:p>ThachBK</text:p>
          </table:table-cell>
          <table:table-cell table:style-name="ce163" table:formula="of:=SUM([.D28:.AG28])" office:value-type="float" office:value="4">
            <text:p>4</text:p>
          </table:table-cell>
          <table:table-cell table:style-name="ce167" office:value-type="float" office:value="0">
            <office:annotation draw:style-name="gr2" draw:text-style-name="P1" svg:width="1.1413in" svg:height="0.5457in" svg:x="2.6457in" svg:y="6.0508in" draw:caption-point-x="-0.2402in" draw:caption-point-y="0.6118in">
              <dc:date>2015-10-20T00:00:00</dc:date>
              <text:p text:style-name="P1"><text:span text:style-name="T1"><text:s/></text:span><text:span text:style-name="T1">ngủ quên, vào trễ &gt; 2h, đã làm bù</text:span></text:p>
            </office:annotation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3.1024in" svg:y="6.0543in" draw:caption-point-x="-0.2402in" draw:caption-point-y="0.6083in">
              <dc:date>2015-10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4.9287in" svg:y="6.0508in" draw:caption-point-x="-0.2402in" draw:caption-point-y="0.6118in">
              <dc:date>2015-10-01T00:00:00</dc:date>
              <text:p text:style-name="P1"><text:span text:style-name="T1">Nghỉ buổi sáng, ngủ quên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6.0547in" draw:caption-point-x="-0.2402in" draw:caption-point-y="0.6079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6.0547in" draw:caption-point-x="-0.2402in" draw:caption-point-y="0.6079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7768in" svg:y="6.0547in" draw:caption-point-x="-0.2402in" draw:caption-point-y="0.6079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9.2661in" svg:y="6.0571in" draw:caption-point-x="-0.2402in" draw:caption-point-y="0.6055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9.7228in" svg:y="6.0571in" draw:caption-point-x="-0.2402in" draw:caption-point-y="0.6055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2.9189in" svg:y="6.0634in" draw:caption-point-x="-0.2402in" draw:caption-point-y="0.5992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6.1346in" svg:y="6.0634in" draw:caption-point-x="-0.2402in" draw:caption-point-y="0.5992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6">
            <text:p>26</text:p>
          </table:table-cell>
          <table:table-cell table:style-name="ce43" office:value-type="string">
            <text:p>ThaoDTH</text:p>
          </table:table-cell>
          <table:table-cell table:style-name="ce163" table:formula="of:=SUM([.D29:.AG29])" office:value-type="float" office:value="1.5">
            <text:p>1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3.1024in" svg:y="6.2988in" draw:caption-point-x="-0.2402in" draw:caption-point-y="0.6114in">
              <dc:date>2015-10-02T00:00:00</dc:date>
              <text:p text:style-name="P1"><text:span text:style-name="T1">Bị đau bụng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6.3031in" draw:caption-point-x="-0.2402in" draw:caption-point-y="0.6071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6.1346in" svg:y="6.3138in" draw:caption-point-x="-0.2402in" draw:caption-point-y="0.5965in">
              <dc:date>2015-11-02T00:00:00</dc:date>
              <text:p text:style-name="P1"><text:span text:style-name="T1">Bị đau bụng</text:span></text:p>
            </office:annotation>
            <text:p>0.5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163" table:formula="of:=SUM([.D30:.AG30])" office:value-type="float" office:value="0.5"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2.4622in" svg:y="6.5571in" draw:caption-point-x="-0.2402in" draw:caption-point-y="0.6008in">
              <dc:date>2015-10-23T00:00:00</dc:date>
              <text:p text:style-name="P1"><text:span text:style-name="T1">Bị ốm,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8">
            <text:p>28</text:p>
          </table:table-cell>
          <table:table-cell table:style-name="ce43" office:value-type="string">
            <text:p>ThieuNV</text:p>
          </table:table-cell>
          <table:table-cell table:style-name="ce163" table:formula="of:=SUM([.D31:.AG31])" office:value-type="float" office:value="1.5">
            <text:p>1.5</text:p>
          </table:table-cell>
          <table:table-cell table:style-name="ce167" office:value-type="float" office:value="0">
            <office:annotation draw:style-name="gr4" draw:text-style-name="P1" svg:width="1.1413in" svg:height="0.3902in" svg:x="2.6457in" svg:y="6.7937in" draw:caption-point-x="-0.2402in" draw:caption-point-y="0.6118in">
              <dc:date>2015-10-01T00:00:00</dc:date>
              <text:p text:style-name="P1"><text:span text:style-name="T1">Ngủ quên, đi trễ ~1h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5.3854in" svg:y="6.7961in" draw:caption-point-x="-0.2402in" draw:caption-point-y="0.6094in">
              <dc:date>2015-10-0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6.7984in" draw:caption-point-x="-0.2402in" draw:caption-point-y="0.6071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7228in" svg:y="6.8004in" draw:caption-point-x="-0.2402in" draw:caption-point-y="0.6051in">
              <dc:date>2015-10-16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14.289in" svg:y="6.8055in" draw:caption-point-x="-0.2402in" draw:caption-point-y="0.6in">
              <dc:date>2015-10-26T00:00:00</dc:date>
              <text:p text:style-name="P1"><text:span text:style-name="T1">Nghỉ buổi chiều, đi làm giấy tờ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29">
            <text:p>29</text:p>
          </table:table-cell>
          <table:table-cell table:style-name="ce43" office:value-type="string">
            <text:p>ThinhT</text:p>
          </table:table-cell>
          <table:table-cell table:style-name="ce163" table:formula="of:=SUM([.D32:.AG32])" office:value-type="float" office:value="0.5"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2.6457in" svg:y="7.0417in" draw:caption-point-x="-0.2402in" draw:caption-point-y="0.6114in">
              <dc:date>2015-10-01T00:00:00</dc:date>
              <text:p text:style-name="P1"><text:span text:style-name="T1">Đi khám ră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30">
            <text:p>30</text:p>
          </table:table-cell>
          <table:table-cell table:style-name="ce43" office:value-type="string">
            <text:p>ThongDN</text:p>
          </table:table-cell>
          <table:table-cell table:style-name="ce163" table:formula="of:=SUM([.D33:.AG33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4.7457in" svg:y="7.3008in" draw:caption-point-x="-0.2402in" draw:caption-point-y="0.6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31">
            <text:p>31</text:p>
          </table:table-cell>
          <table:table-cell table:style-name="ce43" office:value-type="string">
            <text:p>ThuyLTT</text:p>
          </table:table-cell>
          <table:table-cell table:style-name="ce163" table:formula="of:=SUM([.D34:.AG34])" office:value-type="float" office:value="3.5">
            <text:p>3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3.1024in" svg:y="7.5374in" draw:caption-point-x="-0.2402in" draw:caption-point-y="0.611in">
              <dc:date>2015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4.472in" svg:y="7.5445in" draw:caption-point-x="-0.2402in" draw:caption-point-y="0.6039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7.5445in" draw:caption-point-x="-0.2402in" draw:caption-point-y="0.6039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8.2878in" svg:y="7.5445in" draw:caption-point-x="-0.2402in" draw:caption-point-y="0.6039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4.289in" svg:y="7.5488in" draw:caption-point-x="-0.2402in" draw:caption-point-y="0.5996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14.7457in" svg:y="7.5488in" draw:caption-point-x="-0.2402in" draw:caption-point-y="0.5996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32">
            <text:p>32</text:p>
          </table:table-cell>
          <table:table-cell table:style-name="ce43" office:value-type="string">
            <text:p>ToiDB</text:p>
          </table:table-cell>
          <table:table-cell table:style-name="ce163" table:formula="of:=SUM([.D35:.AG35])" office:value-type="float" office:value="0.5"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4.472in" svg:y="7.7858in" draw:caption-point-x="-0.2402in" draw:caption-point-y="0.6106in">
              <dc:date>2015-10-05T00:00:00</dc:date>
              <text:p text:style-name="P1"><text:span text:style-name="T1">Bị đau đầu, sốt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33">
            <text:p>33</text:p>
          </table:table-cell>
          <table:table-cell table:style-name="ce43" office:value-type="string">
            <text:p>TruyenLVC</text:p>
          </table:table-cell>
          <table:table-cell table:style-name="ce163" table:formula="of:=SUM([.D36:.AG36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34">
            <text:p>34</text:p>
          </table:table-cell>
          <table:table-cell table:style-name="ce43" office:value-type="string">
            <text:p>TuanND</text:p>
          </table:table-cell>
          <table:table-cell table:style-name="ce163" table:formula="of:=SUM([.D37:.AG37])" office:value-type="float" office:value="0.5"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9.7228in" svg:y="8.2866in" draw:caption-point-x="-0.2402in" draw:caption-point-y="0.6051in">
              <dc:date>2015-10-16T00:00:00</dc:date>
              <text:p text:style-name="P1"><text:span text:style-name="T1">Bị mệt, đau đầu</text:span></text:p>
            </office:annotation>
            <text:p>0.5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35">
            <text:p>35</text:p>
          </table:table-cell>
          <table:table-cell table:style-name="ce43" office:value-type="string">
            <text:p>VietBA</text:p>
          </table:table-cell>
          <table:table-cell table:style-name="ce163" table:formula="of:=SUM([.D38:.AG38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36">
            <text:p>36</text:p>
          </table:table-cell>
          <table:table-cell table:style-name="ce43" office:value-type="string">
            <text:p>VinhP</text:p>
          </table:table-cell>
          <table:table-cell table:style-name="ce163" table:formula="of:=SUM([.D39:.AG39])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4.472in" svg:y="8.776in" draw:caption-point-x="-0.2402in" draw:caption-point-y="0.611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7">
          <table:table-cell table:style-name="ce41" office:value-type="float" office:value="37">
            <text:p>37</text:p>
          </table:table-cell>
          <table:table-cell table:style-name="ce43" office:value-type="string">
            <text:p>VuNA</text:p>
          </table:table-cell>
          <table:table-cell table:style-name="ce163" table:formula="of:=SUM([.D40:.AG40])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2" table:number-columns-repeated="952"/>
        </table:table-row>
        <table:table-row table:style-name="ro2" table:number-rows-repeated="5">
          <table:table-cell table:style-name="ce42" table:number-columns-repeated="3"/>
          <table:table-cell table:style-name="ce168" table:number-columns-repeated="31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168" table:number-columns-repeated="4"/>
          <table:table-cell table:style-name="ce170"/>
          <table:table-cell table:style-name="ce168" table:number-columns-repeated="26"/>
          <table:table-cell table:style-name="ce42" table:number-columns-repeated="952"/>
        </table:table-row>
        <table:table-row table:style-name="ro2" table:number-rows-repeated="4">
          <table:table-cell table:style-name="ce42" table:number-columns-repeated="3"/>
          <table:table-cell table:style-name="ce168" table:number-columns-repeated="31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168" table:number-columns-repeated="4"/>
          <table:table-cell table:style-name="ce171" table:number-columns-repeated="7"/>
          <table:table-cell table:style-name="ce168" table:number-columns-repeated="20"/>
          <table:table-cell table:style-name="ce42" table:number-columns-repeated="952"/>
        </table:table-row>
        <table:table-row table:style-name="ro2" table:number-rows-repeated="65393">
          <table:table-cell table:style-name="ce42" table:number-columns-repeated="3"/>
          <table:table-cell table:style-name="ce168" table:number-columns-repeated="31"/>
          <table:table-cell table:style-name="ce42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1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7" table:number-columns-repeated="8" table:default-cell-style-name="ce182"/>
        <table:table-column table:style-name="co28" table:number-columns-repeated="7" table:default-cell-style-name="ce182"/>
        <table:table-column table:style-name="co27" table:number-columns-repeated="14" table:default-cell-style-name="ce182"/>
        <table:table-column table:style-name="co29" table:default-cell-style-name="ce18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116" table:number-columns-repeated="2"/>
          <table:table-cell table:style-name="ce177" table:number-columns-repeated="8"/>
          <table:table-cell table:style-name="ce185" office:value-type="string" table:number-columns-spanned="2" table:number-rows-spanned="1">
            <text:p>Month</text:p>
          </table:table-cell>
          <table:covered-table-cell table:style-name="ce186"/>
          <table:table-cell table:style-name="ce187" table:content-validation-name="val1" office:value-type="float" office:value="11" table:number-columns-spanned="2" table:number-rows-spanned="1">
            <text:p>11</text:p>
          </table:table-cell>
          <table:covered-table-cell table:style-name="ce186"/>
          <table:table-cell table:style-name="ce185" office:value-type="string" table:number-columns-spanned="2" table:number-rows-spanned="1">
            <text:p>Year</text:p>
          </table:table-cell>
          <table:covered-table-cell table:style-name="ce186"/>
          <table:table-cell table:style-name="ce185" office:value-type="float" office:value="2015" table:number-columns-spanned="2" table:number-rows-spanned="1">
            <text:p>2015</text:p>
          </table:table-cell>
          <table:covered-table-cell table:style-name="ce188"/>
          <table:table-cell table:style-name="ce177" table:number-columns-repeated="14"/>
          <table:table-cell table:style-name="ce61" table:number-columns-repeated="952"/>
        </table:table-row>
        <table:table-row table:style-name="ro2">
          <table:table-cell table:style-name="ce54" table:number-columns-repeated="3"/>
          <table:table-cell table:style-name="ce178" table:formula="of:=DATE([.$R$1];[.N1];1)" office:value-type="date" office:date-value="2015-11-01">
            <text:p>01</text:p>
          </table:table-cell>
          <table:table-cell table:style-name="ce178" table:formula="of:=[.D2]+1" office:value-type="date" office:date-value="2015-11-02">
            <text:p>02</text:p>
          </table:table-cell>
          <table:table-cell table:style-name="ce178" table:formula="of:=[.E2]+1" office:value-type="date" office:date-value="2015-11-03">
            <text:p>03</text:p>
          </table:table-cell>
          <table:table-cell table:style-name="ce178" table:formula="of:=[.F2]+1" office:value-type="date" office:date-value="2015-11-04">
            <text:p>04</text:p>
          </table:table-cell>
          <table:table-cell table:style-name="ce178" table:formula="of:=[.G2]+1" office:value-type="date" office:date-value="2015-11-05">
            <text:p>05</text:p>
          </table:table-cell>
          <table:table-cell table:style-name="ce178" table:formula="of:=[.H2]+1" office:value-type="date" office:date-value="2015-11-06">
            <text:p>06</text:p>
          </table:table-cell>
          <table:table-cell table:style-name="ce178" table:formula="of:=[.I2]+1" office:value-type="date" office:date-value="2015-11-07">
            <text:p>07</text:p>
          </table:table-cell>
          <table:table-cell table:style-name="ce178" table:formula="of:=[.J2]+1" office:value-type="date" office:date-value="2015-11-08">
            <text:p>08</text:p>
          </table:table-cell>
          <table:table-cell table:style-name="ce178" table:formula="of:=[.K2]+1" office:value-type="date" office:date-value="2015-11-09">
            <text:p>09</text:p>
          </table:table-cell>
          <table:table-cell table:style-name="ce178" table:formula="of:=[.L2]+1" office:value-type="date" office:date-value="2015-11-10">
            <text:p>10</text:p>
          </table:table-cell>
          <table:table-cell table:style-name="ce178" table:formula="of:=[.M2]+1" office:value-type="date" office:date-value="2015-11-11">
            <text:p>11</text:p>
          </table:table-cell>
          <table:table-cell table:style-name="ce178" table:formula="of:=[.N2]+1" office:value-type="date" office:date-value="2015-11-12">
            <text:p>12</text:p>
          </table:table-cell>
          <table:table-cell table:style-name="ce178" table:formula="of:=[.O2]+1" office:value-type="date" office:date-value="2015-11-13">
            <text:p>13</text:p>
          </table:table-cell>
          <table:table-cell table:style-name="ce178" table:formula="of:=[.P2]+1" office:value-type="date" office:date-value="2015-11-14">
            <text:p>14</text:p>
          </table:table-cell>
          <table:table-cell table:style-name="ce178" table:formula="of:=[.Q2]+1" office:value-type="date" office:date-value="2015-11-15">
            <text:p>15</text:p>
          </table:table-cell>
          <table:table-cell table:style-name="ce178" table:formula="of:=[.R2]+1" office:value-type="date" office:date-value="2015-11-16">
            <text:p>16</text:p>
          </table:table-cell>
          <table:table-cell table:style-name="ce178" table:formula="of:=[.S2]+1" office:value-type="date" office:date-value="2015-11-17">
            <text:p>17</text:p>
          </table:table-cell>
          <table:table-cell table:style-name="ce178" table:formula="of:=[.T2]+1" office:value-type="date" office:date-value="2015-11-18">
            <text:p>18</text:p>
          </table:table-cell>
          <table:table-cell table:style-name="ce178" table:formula="of:=[.U2]+1" office:value-type="date" office:date-value="2015-11-19">
            <text:p>19</text:p>
          </table:table-cell>
          <table:table-cell table:style-name="ce178" table:formula="of:=[.V2]+1" office:value-type="date" office:date-value="2015-11-20">
            <text:p>20</text:p>
          </table:table-cell>
          <table:table-cell table:style-name="ce178" table:formula="of:=[.W2]+1" office:value-type="date" office:date-value="2015-11-21">
            <text:p>21</text:p>
          </table:table-cell>
          <table:table-cell table:style-name="ce178" table:formula="of:=[.X2]+1" office:value-type="date" office:date-value="2015-11-22">
            <text:p>22</text:p>
          </table:table-cell>
          <table:table-cell table:style-name="ce178" table:formula="of:=[.Y2]+1" office:value-type="date" office:date-value="2015-11-23">
            <text:p>23</text:p>
          </table:table-cell>
          <table:table-cell table:style-name="ce178" table:formula="of:=[.Z2]+1" office:value-type="date" office:date-value="2015-11-24">
            <text:p>24</text:p>
          </table:table-cell>
          <table:table-cell table:style-name="ce178" table:formula="of:=[.AA2]+1" office:value-type="date" office:date-value="2015-11-25">
            <text:p>25</text:p>
          </table:table-cell>
          <table:table-cell table:style-name="ce178" table:formula="of:=[.AB2]+1" office:value-type="date" office:date-value="2015-11-26">
            <text:p>26</text:p>
          </table:table-cell>
          <table:table-cell table:style-name="ce178" table:formula="of:=[.AC2]+1" office:value-type="date" office:date-value="2015-11-27">
            <text:p>27</text:p>
          </table:table-cell>
          <table:table-cell table:style-name="ce178" table:formula="of:=[.AD2]+1" office:value-type="date" office:date-value="2015-11-28">
            <text:p>28</text:p>
          </table:table-cell>
          <table:table-cell table:style-name="ce178" table:formula="of:=[.AE2]+1" office:value-type="date" office:date-value="2015-11-29">
            <text:p>29</text:p>
          </table:table-cell>
          <table:table-cell table:style-name="ce178" table:formula="of:=[.AF2]+1" office:value-type="date" office:date-value="2015-11-30">
            <text:p>30</text:p>
          </table:table-cell>
          <table:table-cell table:style-name="ce61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7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1" table:number-columns-repeated="952"/>
        </table:table-row>
        <table:table-row table:style-name="ro7">
          <table:table-cell table:style-name="ce41" office:value-type="float" office:value="1">
            <text:p>1</text:p>
          </table:table-cell>
          <table:table-cell table:style-name="ce43" office:value-type="string">
            <text:p>AnBD</text:p>
          </table:table-cell>
          <table:table-cell table:style-name="ce176" table:formula="of:=SUM([.D4:.AG4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76" table:formula="of:=SUM([.D5:.AG5])" office:value-type="float" office:value="0.5">
            <text:p>0.5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8.2878in" svg:y="0.3693in" draw:caption-point-x="-0.2402in" draw:caption-point-y="0.5965in">
              <dc:date>2015-11-13T00:00:00</dc:date>
              <text:p text:style-name="P1"><text:span text:style-name="T1">Bị ốm</text:span></text:p>
            </office:annotation>
            <text:p>0.5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76" table:formula="of:=SUM([.D6:.AG6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2">
          <table:table-cell table:style-name="ce41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176"/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76" table:formula="of:=SUM([.D8:.AG8])" office:value-type="float" office:value="1.5">
            <text:p>1.5</text:p>
          </table:table-cell>
          <table:table-cell table:style-name="ce180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4.472in" svg:y="1.0949in" draw:caption-point-x="-0.2402in" draw:caption-point-y="0.5996in">
              <dc:date>2015-11-05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4" draw:text-style-name="P1" svg:width="1.1413in" svg:height="0.3902in" svg:x="6.8205in" svg:y="1.0965in" draw:caption-point-x="-0.2402in" draw:caption-point-y="0.598in">
              <dc:date>2015-11-10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7.7988in" svg:y="1.0949in" draw:caption-point-x="-0.2402in" draw:caption-point-y="0.5996in">
              <dc:date>2015-11-05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76" table:formula="of:=SUM([.D9:.AG9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176" table:formula="of:=SUM([.D10:.AG10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176" table:formula="of:=SUM([.D11:.AG11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176" table:formula="of:=SUM([.D12:.AG12])" office:value-type="float" office:value="0.5">
            <text:p>0.5</text:p>
          </table:table-cell>
          <table:table-cell table:style-name="ce180"/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4.472in" svg:y="2.0854in" draw:caption-point-x="-0.2402in" draw:caption-point-y="0.5996in">
              <dc:date>2015-11-05T00:00:00</dc:date>
              <text:p text:style-name="P1"><text:span text:style-name="T1">Có việc bận đi trễ</text:span></text:p>
            </office:annotation>
            <text:p>0</text:p>
          </table:table-cell>
          <table:table-cell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.5">
            <office:annotation draw:style-name="gr4" draw:text-style-name="P1" svg:width="1.1413in" svg:height="0.3902in" svg:x="6.3311in" svg:y="2.0866in" draw:caption-point-x="-0.2402in" draw:caption-point-y="0.5984in">
              <dc:date>2015-11-09T00:00:00</dc:date>
              <text:p text:style-name="P1"><text:span text:style-name="T1">Bận việc trên trường</text:span></text:p>
            </office:annotation>
            <text:p>0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176" table:formula="of:=SUM([.D13:.AG13])" office:value-type="float" office:value="2">
            <text:p>2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3" table:style-name="ce180" office:value-type="float" office:value="0">
            <text:p>0</text:p>
          </table:table-cell>
          <table:table-cell table:number-columns-repeated="2" table:style-name="ce180" office:value-type="float" office:value="1">
            <text:p>1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176" table:formula="of:=SUM([.D14:.AG14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2">
            <text:p>12</text:p>
          </table:table-cell>
          <table:table-cell table:style-name="ce43" office:value-type="string">
            <text:p>HieuHT</text:p>
          </table:table-cell>
          <table:table-cell table:style-name="ce176" table:formula="of:=SUM([.D15:.AG15])" office:value-type="float" office:value="0.5">
            <text:p>0.5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8.2878in" svg:y="2.8323in" draw:caption-point-x="-0.2402in" draw:caption-point-y="0.5957in">
              <dc:date>2015-11-13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176" table:formula="of:=SUM([.D16:.AG16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4">
            <text:p>14</text:p>
          </table:table-cell>
          <table:table-cell table:style-name="ce43" office:value-type="string">
            <text:p>HungPN</text:p>
          </table:table-cell>
          <table:table-cell table:style-name="ce176" table:formula="of:=SUM([.D17:.AG17])" office:value-type="float" office:value="0.5">
            <text:p>0.5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6.8205in" svg:y="3.3252in" draw:caption-point-x="-0.2402in" draw:caption-point-y="0.5984in">
              <dc:date>2015-11-09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5">
            <text:p>15</text:p>
          </table:table-cell>
          <table:table-cell table:style-name="ce43" office:value-type="string">
            <text:p>HuyenHT</text:p>
          </table:table-cell>
          <table:table-cell table:style-name="ce176" table:formula="of:=SUM([.D18:.AG18])" office:value-type="float" office:value="1">
            <text:p>1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1">
            <text:p>1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6">
            <text:p>16</text:p>
          </table:table-cell>
          <table:table-cell table:style-name="ce43" office:value-type="string">
            <text:p>KhoiNLD</text:p>
          </table:table-cell>
          <table:table-cell table:style-name="ce176" table:formula="of:=SUM([.D19:.AG19])" office:value-type="float" office:value="0.5">
            <text:p>0.5</text:p>
          </table:table-cell>
          <table:table-cell table:style-name="ce180"/>
          <table:table-cell table:style-name="ce180" office:value-type="float" office:value="0">
            <office:annotation draw:style-name="gr7" draw:text-style-name="P1" svg:width="1.1413in" svg:height="0.2634in" svg:x="3.1024in" svg:y="3.8181in" draw:caption-point-x="-0.2402in" draw:caption-point-y="0.6008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6.8205in" svg:y="3.8209in" draw:caption-point-x="-0.2402in" draw:caption-point-y="0.598in">
              <dc:date>2015-11-10T00:00:00</dc:date>
              <text:p text:style-name="P1"><text:span text:style-name="T1">Đi trễ</text:span></text:p>
            </office:annotation>
            <text:p>0</text:p>
          </table:table-cell>
          <table:table-cell table:style-name="ce180" office:value-type="float" office:value="0.5">
            <text:p>0.5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7">
            <text:p>17</text:p>
          </table:table-cell>
          <table:table-cell table:style-name="ce43" office:value-type="string">
            <text:p>KienPT</text:p>
          </table:table-cell>
          <table:table-cell table:style-name="ce176" table:formula="of:=SUM([.D20:.AG20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8">
            <text:p>18</text:p>
          </table:table-cell>
          <table:table-cell table:style-name="ce43" office:value-type="string">
            <text:p>LuanNN</text:p>
          </table:table-cell>
          <table:table-cell table:style-name="ce176" table:formula="of:=SUM([.D21:.AG21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19">
            <text:p>19</text:p>
          </table:table-cell>
          <table:table-cell table:style-name="ce43" office:value-type="string">
            <text:p>MaiDTP</text:p>
          </table:table-cell>
          <table:table-cell table:style-name="ce176" table:formula="of:=SUM([.D22:.AG22])" office:value-type="float" office:value="3.5">
            <text:p>3.5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1">
            <text:p>1</text:p>
          </table:table-cell>
          <table:table-cell table:style-name="ce180" table:number-columns-repeated="5"/>
          <table:table-cell table:style-name="ce180" office:value-type="float" office:value="0.5">
            <text:p>0.5</text:p>
          </table:table-cell>
          <table:table-cell table:style-name="ce180" office:value-type="float" office:value="1">
            <text:p>1</text:p>
          </table:table-cell>
          <table:table-cell table:style-name="ce180" table:number-columns-repeated="2"/>
          <table:table-cell table:style-name="ce180" office:value-type="float" office:value="1">
            <text:p>1</text:p>
          </table:table-cell>
          <table:table-cell table:style-name="ce180" table:number-columns-repeated="7"/>
          <table:table-cell table:style-name="ce42" table:number-columns-repeated="952"/>
        </table:table-row>
        <table:table-row table:style-name="ro7">
          <table:table-cell table:style-name="ce41" office:value-type="float" office:value="20">
            <text:p>20</text:p>
          </table:table-cell>
          <table:table-cell table:style-name="ce43" office:value-type="string">
            <text:p>MaiNTT</text:p>
          </table:table-cell>
          <table:table-cell table:style-name="ce176" table:formula="of:=SUM([.D23:.AG23])" office:value-type="float" office:value="0">
            <text:p>0</text:p>
          </table:table-cell>
          <table:table-cell table:style-name="ce180"/>
          <table:table-cell table:style-name="ce180" office:value-type="float" office:value="0">
            <office:annotation draw:style-name="gr7" draw:text-style-name="P1" svg:width="1.1413in" svg:height="0.2634in" svg:x="3.1024in" svg:y="4.8087in" draw:caption-point-x="-0.2402in" draw:caption-point-y="0.6008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21">
            <text:p>21</text:p>
          </table:table-cell>
          <table:table-cell table:style-name="ce43" office:value-type="string">
            <text:p>MinhTD</text:p>
          </table:table-cell>
          <table:table-cell table:style-name="ce176" table:formula="of:=SUM([.D24:.AG24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22">
            <text:p>22</text:p>
          </table:table-cell>
          <table:table-cell table:style-name="ce43" office:value-type="string">
            <text:p>NamTV</text:p>
          </table:table-cell>
          <table:table-cell table:style-name="ce176" table:formula="of:=SUM([.D25:.AG25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23">
            <text:p>23</text:p>
          </table:table-cell>
          <table:table-cell table:style-name="ce43" office:value-type="string">
            <text:p>NguyenHTT</text:p>
          </table:table-cell>
          <table:table-cell table:style-name="ce176" table:formula="of:=SUM([.D26:.AG26])" office:value-type="float" office:value="0">
            <text:p>0</text:p>
          </table:table-cell>
          <table:table-cell table:style-name="ce180" table:number-columns-repeated="30"/>
          <table:table-cell table:style-name="ce42" table:number-columns-repeated="952"/>
        </table:table-row>
        <table:table-row table:style-name="ro7">
          <table:table-cell table:style-name="ce41" office:value-type="float" office:value="24">
            <text:p>24</text:p>
          </table:table-cell>
          <table:table-cell table:style-name="ce43" office:value-type="string">
            <text:p>NhanNM</text:p>
          </table:table-cell>
          <table:table-cell table:style-name="ce176" table:formula="of:=SUM([.D27:.AG27])" office:value-type="float" office:value="0">
            <text:p>0</text:p>
          </table:table-cell>
          <table:table-cell table:style-name="ce180"/>
          <table:table-cell table:style-name="ce180" office:value-type="float" office:value="0">
            <office:annotation draw:style-name="gr4" draw:text-style-name="P1" svg:width="1.1413in" svg:height="0.3902in" svg:x="3.1024in" svg:y="5.7996in" draw:caption-point-x="-0.2402in" draw:caption-point-y="0.6008in">
              <dc:date>2015-11-02T00:00:00</dc:date>
              <text:p text:style-name="P1"><text:span text:style-name="T1">Bận việc riêng. Đi trễ</text:span></text:p>
            </office:annotation>
            <text:p>0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6.8205in" svg:y="5.8024in" draw:caption-point-x="-0.2402in" draw:caption-point-y="0.598in">
              <dc:date>2015-11-10T00:00:00</dc:date>
              <text:p text:style-name="P1"><text:span text:style-name="T1">Bận việc riêng, vào trẽ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25">
            <text:p>25</text:p>
          </table:table-cell>
          <table:table-cell table:style-name="ce43" office:value-type="string">
            <text:p>PhuongTH</text:p>
          </table:table-cell>
          <table:table-cell table:style-name="ce176" table:formula="of:=SUM([.D28:.AG28])" office:value-type="float" office:value="0">
            <text:p>0</text:p>
          </table:table-cell>
          <table:table-cell table:style-name="ce180"/>
          <table:table-cell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3.5591in" svg:y="6.048in" draw:caption-point-x="-0.2402in" draw:caption-point-y="0.6in">
              <dc:date>2015-11-03T00:00:00</dc:date>
              <text:p text:style-name="P1"><text:span text:style-name="T1">Vào trễ, đi lấy thẻ ngân hàng</text:span></text:p>
            </office:annotation>
            <text:p>0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26">
            <text:p>26</text:p>
          </table:table-cell>
          <table:table-cell table:style-name="ce43" office:value-type="string">
            <text:p>SonPX</text:p>
          </table:table-cell>
          <table:table-cell table:style-name="ce176" table:formula="of:=SUM([.D29:.AG29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27">
            <text:p>27</text:p>
          </table:table-cell>
          <table:table-cell table:style-name="ce43" office:value-type="string">
            <text:p>ThachBK</text:p>
          </table:table-cell>
          <table:table-cell table:style-name="ce176" table:formula="of:=SUM([.D30:.AG30])" office:value-type="float" office:value="4">
            <text:p>4</text:p>
          </table:table-cell>
          <table:table-cell table:style-name="ce180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4.9287in" svg:y="6.5449in" draw:caption-point-x="-0.2402in" draw:caption-point-y="0.5984in">
              <dc:date>2015-11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80" table:number-columns-repeated="2"/>
          <table:table-cell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6.8205in" svg:y="6.5453in" draw:caption-point-x="-0.2402in" draw:caption-point-y="0.598in">
              <dc:date>2015-11-10T00:00:00</dc:date>
              <text:p text:style-name="P1"><text:span text:style-name="T1">Thi lái xe</text:span></text:p>
            </office:annotation>
            <text:p>0.5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1">
            <text:p>1</text:p>
          </table:table-cell>
          <table:table-cell table:style-name="ce180" table:number-columns-repeated="9"/>
          <table:table-cell table:number-columns-repeated="2" table:style-name="ce180" office:value-type="float" office:value="0.5">
            <text:p>0.5</text:p>
          </table:table-cell>
          <table:table-cell table:style-name="ce180"/>
          <table:table-cell table:style-name="ce180" office:value-type="float" office:value="1">
            <text:p>1</text:p>
          </table:table-cell>
          <table:table-cell table:style-name="ce180" table:number-columns-repeated="4"/>
          <table:table-cell table:style-name="ce42" table:number-columns-repeated="952"/>
        </table:table-row>
        <table:table-row table:style-name="ro7">
          <table:table-cell table:style-name="ce41" office:value-type="float" office:value="28">
            <text:p>28</text:p>
          </table:table-cell>
          <table:table-cell table:style-name="ce43" office:value-type="string">
            <text:p>ThanhBTN</text:p>
          </table:table-cell>
          <table:table-cell table:style-name="ce176"/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2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4" draw:text-style-name="P1" svg:width="1.1413in" svg:height="0.3902in" svg:x="7.3094in" svg:y="6.7933in" draw:caption-point-x="-0.2402in" draw:caption-point-y="0.5976in">
              <dc:date>2015-11-11T00:00:00</dc:date>
              <text:p text:style-name="P1"><text:span text:style-name="T1">Nghỉ buổi chiều, qua trường</text:span></text:p>
            </office:annotation>
            <text:p>0.5</text:p>
          </table:table-cell>
          <table:table-cell table:style-name="ce180" office:value-type="float" office:value="0.5">
            <office:annotation draw:style-name="gr4" draw:text-style-name="P1" svg:width="1.1413in" svg:height="0.3902in" svg:x="7.7988in" svg:y="6.7937in" draw:caption-point-x="-0.2402in" draw:caption-point-y="0.5972in">
              <dc:date>2015-11-11T00:00:00</dc:date>
              <text:p text:style-name="P1"><text:span text:style-name="T1">Lên trường làm lễ tốt nghiệp</text:span></text:p>
            </office:annotation>
            <text:p>0.5</text:p>
          </table:table-cell>
          <table:table-cell table:style-name="ce180" office:value-type="float" office:value="1">
            <office:annotation draw:style-name="gr7" draw:text-style-name="P1" svg:width="1.1413in" svg:height="0.2634in" svg:x="8.2878in" svg:y="6.7925in" draw:caption-point-x="-0.2402in" draw:caption-point-y="0.5984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29">
            <text:p>29</text:p>
          </table:table-cell>
          <table:table-cell table:style-name="ce43" office:value-type="string">
            <text:p>ThaoDTH</text:p>
          </table:table-cell>
          <table:table-cell table:style-name="ce176" table:formula="of:=SUM([.D32:.AG32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0">
            <text:p>30</text:p>
          </table:table-cell>
          <table:table-cell table:style-name="ce43" office:value-type="string">
            <text:p>ThamDT</text:p>
          </table:table-cell>
          <table:table-cell table:style-name="ce176" table:formula="of:=SUM([.D33:.AG33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1">
            <text:p>31</text:p>
          </table:table-cell>
          <table:table-cell table:style-name="ce43" office:value-type="string">
            <text:p>ThieuNV</text:p>
          </table:table-cell>
          <table:table-cell table:style-name="ce176" table:formula="of:=SUM([.D34:.AG34])" office:value-type="float" office:value="0.5">
            <text:p>0.5</text:p>
          </table:table-cell>
          <table:table-cell table:style-name="ce180"/>
          <table:table-cell table:style-name="ce180" office:value-type="float" office:value="0.5">
            <office:annotation draw:style-name="gr4" draw:text-style-name="P1" svg:width="1.1413in" svg:height="0.3902in" svg:x="3.1024in" svg:y="7.5335in" draw:caption-point-x="-0.2402in" draw:caption-point-y="0.6008in">
              <dc:date>2015-11-02T00:00:00</dc:date>
              <text:p text:style-name="P1"><text:span text:style-name="T1">Nghỉ buổi sáng, đi làm giấy tờ</text:span></text:p>
            </office:annotation>
            <text:p>0.5</text:p>
          </table:table-cell>
          <table:table-cell table:number-columns-repeated="4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2">
            <text:p>32</text:p>
          </table:table-cell>
          <table:table-cell table:style-name="ce43" office:value-type="string">
            <text:p>ThinhT</text:p>
          </table:table-cell>
          <table:table-cell table:style-name="ce176" table:formula="of:=SUM([.D35:.AG35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3">
            <text:p>33</text:p>
          </table:table-cell>
          <table:table-cell table:style-name="ce43" office:value-type="string">
            <text:p>ThongDN</text:p>
          </table:table-cell>
          <table:table-cell table:style-name="ce176" table:formula="of:=SUM([.D36:.AG36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4">
            <text:p>34</text:p>
          </table:table-cell>
          <table:table-cell table:style-name="ce43" office:value-type="string">
            <text:p>ThuyLTT</text:p>
          </table:table-cell>
          <table:table-cell table:style-name="ce176" table:formula="of:=SUM([.D37:.AG37])" office:value-type="float" office:value="2.5">
            <text:p>2.5</text:p>
          </table:table-cell>
          <table:table-cell table:style-name="ce180"/>
          <table:table-cell table:style-name="ce180" office:value-type="float" office:value="1">
            <office:annotation draw:style-name="gr4" draw:text-style-name="P1" svg:width="1.1413in" svg:height="0.3902in" svg:x="3.1024in" svg:y="8.2764in" draw:caption-point-x="-0.2402in" draw:caption-point-y="0.6008in">
              <dc:date>2015-11-02T00:00:00</dc:date>
              <text:p text:style-name="P1"><text:span text:style-name="T1">Bị ốm, nghỉ nguyên ngày</text:span></text:p>
            </office:annotation>
            <text:p>1</text:p>
          </table:table-cell>
          <table:table-cell table:style-name="ce180" office:value-type="float" office:value="0">
            <office:annotation draw:style-name="gr4" draw:text-style-name="P1" svg:width="1.1413in" svg:height="0.3902in" svg:x="3.5591in" svg:y="8.2772in" draw:caption-point-x="-0.2402in" draw:caption-point-y="0.6in">
              <dc:date>2015-11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80" office:value-type="float" office:value="0.5">
            <text:p>0.5</text:p>
          </table:table-cell>
          <table:table-cell table:number-columns-repeated="2" table:style-name="ce180" office:value-type="float" office:value="0">
            <text:p>0</text:p>
          </table:table-cell>
          <table:table-cell table:style-name="ce180" table:number-columns-repeated="2"/>
          <table:table-cell table:style-name="ce180" office:value-type="float" office:value="0.5">
            <office:annotation draw:style-name="gr7" draw:text-style-name="P1" svg:width="1.1413in" svg:height="0.2634in" svg:x="6.3311in" svg:y="8.2787in" draw:caption-point-x="-0.2402in" draw:caption-point-y="0.5984in">
              <dc:date>2015-11-09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8.2878in" svg:y="8.2819in" draw:caption-point-x="-0.2402in" draw:caption-point-y="0.5953in">
              <dc:date>2015-11-13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5">
            <text:p>35</text:p>
          </table:table-cell>
          <table:table-cell table:style-name="ce43" office:value-type="string">
            <text:p>ToiDB</text:p>
          </table:table-cell>
          <table:table-cell table:style-name="ce176" table:formula="of:=SUM([.D38:.AG38])" office:value-type="float" office:value="0.5">
            <text:p>0.5</text:p>
          </table:table-cell>
          <table:table-cell table:style-name="ce180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">
            <office:annotation draw:style-name="gr4" draw:text-style-name="P1" svg:width="1.1413in" svg:height="0.3902in" svg:x="4.9287in" svg:y="8.5256in" draw:caption-point-x="-0.2402in" draw:caption-point-y="0.5992in">
              <dc:creator>Tl</dc:creator>
              <dc:date>2015-11-06T00:00:00</dc:date>
              <text:p text:style-name="P1"><text:span text:style-name="T1">Có việc đi trễ 30' (có báo admin).</text:span></text:p>
            </office:annotation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.5">
            <office:annotation draw:style-name="gr7" draw:text-style-name="P1" svg:width="1.1413in" svg:height="0.2634in" svg:x="8.2878in" svg:y="8.5283in" draw:caption-point-x="-0.2402in" draw:caption-point-y="0.5965in">
              <dc:date>2015-11-13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6">
            <text:p>36</text:p>
          </table:table-cell>
          <table:table-cell table:style-name="ce43" office:value-type="string">
            <text:p>TruyenLVC</text:p>
          </table:table-cell>
          <table:table-cell table:style-name="ce176" table:formula="of:=SUM([.D39:.AG39])" office:value-type="float" office:value="1">
            <text:p>1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1">
            <office:annotation draw:style-name="gr7" draw:text-style-name="P1" svg:width="1.1413in" svg:height="0.2634in" svg:x="8.2878in" svg:y="8.774in" draw:caption-point-x="-0.2402in" draw:caption-point-y="0.5984in">
              <dc:date>2015-11-09T00:00:00</dc:date>
              <text:p text:style-name="P1"><text:span text:style-name="T1">Đi du lịch</text:span></text:p>
            </office:annotation>
            <text:p>1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7">
            <text:p>37</text:p>
          </table:table-cell>
          <table:table-cell table:style-name="ce43" office:value-type="string">
            <text:p>TuanDV</text:p>
          </table:table-cell>
          <table:table-cell table:style-name="ce176" table:formula="of:=SUM([.D40:.AG40])" office:value-type="float" office:value="0">
            <text:p>0</text:p>
          </table:table-cell>
          <table:table-cell table:style-name="ce180" table:number-columns-repeated="30"/>
          <table:table-cell table:style-name="ce42" table:number-columns-repeated="952"/>
        </table:table-row>
        <table:table-row table:style-name="ro7">
          <table:table-cell table:style-name="ce41" office:value-type="float" office:value="38">
            <text:p>38</text:p>
          </table:table-cell>
          <table:table-cell table:style-name="ce43" office:value-type="string">
            <text:p>TuanND</text:p>
          </table:table-cell>
          <table:table-cell table:style-name="ce176" table:formula="of:=SUM([.D41:.AG41])" office:value-type="float" office:value="1">
            <text:p>1</text:p>
          </table:table-cell>
          <table:table-cell table:style-name="ce180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0">
            <office:annotation draw:style-name="gr7" draw:text-style-name="P1" svg:width="1.1413in" svg:height="0.2634in" svg:x="4.9287in" svg:y="9.2685in" draw:caption-point-x="-0.2402in" draw:caption-point-y="0.5992in">
              <dc:creator>Tl</dc:creator>
              <dc:date>2015-11-06T00:00:00</dc:date>
              <text:p text:style-name="P1"><text:span text:style-name="T1">Đi trễ 8.30 </text:span></text:p>
            </office:annotation>
            <text:p>0</text:p>
          </table:table-cell>
          <table:table-cell table:style-name="ce180" table:number-columns-repeated="2"/>
          <table:table-cell table:number-columns-repeated="4" table:style-name="ce180" office:value-type="float" office:value="0">
            <text:p>0</text:p>
          </table:table-cell>
          <table:table-cell table:style-name="ce180" office:value-type="float" office:value="1">
            <office:annotation draw:style-name="gr7" draw:text-style-name="P1" svg:width="1.1413in" svg:height="0.2634in" svg:x="8.2878in" svg:y="9.2713in" draw:caption-point-x="-0.2402in" draw:caption-point-y="0.5965in">
              <dc:date>2015-11-12T00:00:00</dc:date>
              <text:p text:style-name="P1"><text:span text:style-name="T1">Về quê</text:span></text:p>
            </office:annotation>
            <text:p>1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39">
            <text:p>39</text:p>
          </table:table-cell>
          <table:table-cell table:style-name="ce43" office:value-type="string">
            <text:p>VietBA</text:p>
          </table:table-cell>
          <table:table-cell table:style-name="ce176" table:formula="of:=SUM([.D42:.AG42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40">
            <text:p>40</text:p>
          </table:table-cell>
          <table:table-cell table:style-name="ce43" office:value-type="string">
            <text:p>VinhP</text:p>
          </table:table-cell>
          <table:table-cell table:style-name="ce176" table:formula="of:=SUM([.D43:.AG43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7">
          <table:table-cell table:style-name="ce41" office:value-type="float" office:value="41">
            <text:p>41</text:p>
          </table:table-cell>
          <table:table-cell table:style-name="ce43" office:value-type="string">
            <text:p>VuNA</text:p>
          </table:table-cell>
          <table:table-cell table:style-name="ce176" table:formula="of:=SUM([.D44:.AG44])" office:value-type="float" office:value="0">
            <text:p>0</text:p>
          </table:table-cell>
          <table:table-cell table:style-name="ce180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2"/>
          <table:table-cell table:number-columns-repeated="5" table:style-name="ce180" office:value-type="float" office:value="0">
            <text:p>0</text:p>
          </table:table-cell>
          <table:table-cell table:style-name="ce180" table:number-columns-repeated="17"/>
          <table:table-cell table:style-name="ce42" table:number-columns-repeated="952"/>
        </table:table-row>
        <table:table-row table:style-name="ro2" table:number-rows-repeated="5">
          <table:table-cell table:style-name="ce42" table:number-columns-repeated="3"/>
          <table:table-cell table:style-name="ce181" table:number-columns-repeated="30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181" table:number-columns-repeated="4"/>
          <table:table-cell table:style-name="ce183"/>
          <table:table-cell table:style-name="ce181" table:number-columns-repeated="25"/>
          <table:table-cell table:style-name="ce42" table:number-columns-repeated="952"/>
        </table:table-row>
        <table:table-row table:style-name="ro2" table:number-rows-repeated="4">
          <table:table-cell table:style-name="ce42" table:number-columns-repeated="3"/>
          <table:table-cell table:style-name="ce181" table:number-columns-repeated="30"/>
          <table:table-cell table:style-name="ce42" table:number-columns-repeated="952"/>
        </table:table-row>
        <table:table-row table:style-name="ro2">
          <table:table-cell table:style-name="ce42" table:number-columns-repeated="3"/>
          <table:table-cell table:style-name="ce181" table:number-columns-repeated="4"/>
          <table:table-cell table:style-name="ce184" table:number-columns-repeated="7"/>
          <table:table-cell table:style-name="ce181" table:number-columns-repeated="19"/>
          <table:table-cell table:style-name="ce42" table:number-columns-repeated="952"/>
        </table:table-row>
        <table:table-row table:style-name="ro2" table:number-rows-repeated="65393">
          <table:table-cell table:style-name="ce42" table:number-columns-repeated="3"/>
          <table:table-cell table:style-name="ce181" table:number-columns-repeated="30"/>
          <table:table-cell table:style-name="ce42" table:number-columns-repeated="952"/>
        </table:table-row>
        <table:table-row table:style-name="ro2" table:number-rows-repeated="983127">
          <table:table-cell table:number-columns-repeated="985"/>
        </table:table-row>
        <table:table-row table:style-name="ro2">
          <table:table-cell table:number-columns-repeated="98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11/16/2015</text:date>, <text:time>09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11-16">11/16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510</meta:editing-cycles>
    <meta:editing-duration>P10DT11H44M31S</meta:editing-duration>
    <meta:generator>OpenOffice/4.1.1$Win32 OpenOffice.org_project/411m6$Build-9775</meta:generator>
    <dc:date>2015-11-16T09:58:45.53</dc:date>
    <meta:document-statistic meta:table-count="14" meta:cell-count="8045" meta:object-count="0"/>
    <meta:user-defined meta:name="Info 1"/>
    <meta:user-defined meta:name="Info 2"/>
    <meta:user-defined meta:name="Info 3"/>
    <meta:user-defined meta:name="Info 4"/>
  </office:meta>
</office:document-meta>
</file>